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1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°F</text:p>
          </table:table-cell>
          <table:table-cell office:value-type="float" office:value="-10">
            <text:p>-10</text:p>
          </table:table-cell>
          <table:table-cell office:value-type="float" office:value="-9">
            <text:p>-9</text:p>
          </table:table-cell>
          <table:table-cell office:value-type="float" office:value="-8">
            <text:p>-8</text:p>
          </table:table-cell>
          <table:table-cell office:value-type="float" office:value="-7">
            <text:p>-7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450">
            <text:p>-450</text:p>
          </table:table-cell>
          <table:table-cell table:number-columns-repeated="6"/>
          <table:table-cell office:value-type="float" office:value="-6.458">
            <text:p>-6.458</text:p>
          </table:table-cell>
          <table:table-cell table:number-columns-repeated="2" office:value-type="float" office:value="-6.457">
            <text:p>-6.457</text:p>
          </table:table-cell>
          <table:table-cell table:number-columns-repeated="2" office:value-type="float" office:value="-6.456">
            <text:p>-6.456</text:p>
          </table:table-cell>
        </table:table-row>
        <table:table-row table:style-name="ro1">
          <table:table-cell office:value-type="float" office:value="-440">
            <text:p>-440</text:p>
          </table:table-cell>
          <table:table-cell office:value-type="float" office:value="-6.456">
            <text:p>-6.456</text:p>
          </table:table-cell>
          <table:table-cell office:value-type="float" office:value="-6.455">
            <text:p>-6.455</text:p>
          </table:table-cell>
          <table:table-cell table:number-columns-repeated="2" office:value-type="float" office:value="-6.454">
            <text:p>-6.454</text:p>
          </table:table-cell>
          <table:table-cell office:value-type="float" office:value="-6.453">
            <text:p>-6.453</text:p>
          </table:table-cell>
          <table:table-cell office:value-type="float" office:value="-6.452">
            <text:p>-6.452</text:p>
          </table:table-cell>
          <table:table-cell office:value-type="float" office:value="-6.451">
            <text:p>-6.451</text:p>
          </table:table-cell>
          <table:table-cell office:value-type="float" office:value="-6.45">
            <text:p>-6.45</text:p>
          </table:table-cell>
          <table:table-cell office:value-type="float" office:value="-6.449">
            <text:p>-6.449</text:p>
          </table:table-cell>
          <table:table-cell office:value-type="float" office:value="-6.448">
            <text:p>-6.448</text:p>
          </table:table-cell>
          <table:table-cell office:value-type="float" office:value="-6.446">
            <text:p>-6.446</text:p>
          </table:table-cell>
        </table:table-row>
        <table:table-row table:style-name="ro1">
          <table:table-cell office:value-type="float" office:value="-430">
            <text:p>-430</text:p>
          </table:table-cell>
          <table:table-cell office:value-type="float" office:value="-6.446">
            <text:p>-6.446</text:p>
          </table:table-cell>
          <table:table-cell office:value-type="float" office:value="-6.445">
            <text:p>-6.445</text:p>
          </table:table-cell>
          <table:table-cell office:value-type="float" office:value="-6.444">
            <text:p>-6.444</text:p>
          </table:table-cell>
          <table:table-cell office:value-type="float" office:value="-6.443">
            <text:p>-6.443</text:p>
          </table:table-cell>
          <table:table-cell office:value-type="float" office:value="-6.441">
            <text:p>-6.441</text:p>
          </table:table-cell>
          <table:table-cell office:value-type="float" office:value="-6.44">
            <text:p>-6.44</text:p>
          </table:table-cell>
          <table:table-cell office:value-type="float" office:value="-6.438">
            <text:p>-6.438</text:p>
          </table:table-cell>
          <table:table-cell office:value-type="float" office:value="-6.436">
            <text:p>-6.436</text:p>
          </table:table-cell>
          <table:table-cell office:value-type="float" office:value="-6.435">
            <text:p>-6.435</text:p>
          </table:table-cell>
          <table:table-cell office:value-type="float" office:value="-6.433">
            <text:p>-6.433</text:p>
          </table:table-cell>
          <table:table-cell office:value-type="float" office:value="-6.431">
            <text:p>-6.431</text:p>
          </table:table-cell>
        </table:table-row>
        <table:table-row table:style-name="ro1">
          <table:table-cell office:value-type="float" office:value="-420">
            <text:p>-420</text:p>
          </table:table-cell>
          <table:table-cell office:value-type="float" office:value="-6.431">
            <text:p>-6.431</text:p>
          </table:table-cell>
          <table:table-cell office:value-type="float" office:value="-6.429">
            <text:p>-6.429</text:p>
          </table:table-cell>
          <table:table-cell office:value-type="float" office:value="-6.427">
            <text:p>-6.427</text:p>
          </table:table-cell>
          <table:table-cell office:value-type="float" office:value="-6.425">
            <text:p>-6.425</text:p>
          </table:table-cell>
          <table:table-cell office:value-type="float" office:value="-6.423">
            <text:p>-6.423</text:p>
          </table:table-cell>
          <table:table-cell office:value-type="float" office:value="-6.421">
            <text:p>-6.421</text:p>
          </table:table-cell>
          <table:table-cell office:value-type="float" office:value="-6.419">
            <text:p>-6.419</text:p>
          </table:table-cell>
          <table:table-cell office:value-type="float" office:value="-6.416">
            <text:p>-6.416</text:p>
          </table:table-cell>
          <table:table-cell office:value-type="float" office:value="-6.414">
            <text:p>-6.414</text:p>
          </table:table-cell>
          <table:table-cell office:value-type="float" office:value="-6.411">
            <text:p>-6.411</text:p>
          </table:table-cell>
          <table:table-cell office:value-type="float" office:value="-6.409">
            <text:p>-6.409</text:p>
          </table:table-cell>
        </table:table-row>
        <table:table-row table:style-name="ro1">
          <table:table-cell office:value-type="float" office:value="-410">
            <text:p>-410</text:p>
          </table:table-cell>
          <table:table-cell office:value-type="float" office:value="-6.409">
            <text:p>-6.409</text:p>
          </table:table-cell>
          <table:table-cell office:value-type="float" office:value="-6.406">
            <text:p>-6.406</text:p>
          </table:table-cell>
          <table:table-cell office:value-type="float" office:value="-6.404">
            <text:p>-6.404</text:p>
          </table:table-cell>
          <table:table-cell office:value-type="float" office:value="-6.401">
            <text:p>-6.401</text:p>
          </table:table-cell>
          <table:table-cell office:value-type="float" office:value="-6.398">
            <text:p>-6.398</text:p>
          </table:table-cell>
          <table:table-cell office:value-type="float" office:value="-6.395">
            <text:p>-6.395</text:p>
          </table:table-cell>
          <table:table-cell office:value-type="float" office:value="-6.392">
            <text:p>-6.392</text:p>
          </table:table-cell>
          <table:table-cell office:value-type="float" office:value="-6.389">
            <text:p>-6.389</text:p>
          </table:table-cell>
          <table:table-cell office:value-type="float" office:value="-6.386">
            <text:p>-6.386</text:p>
          </table:table-cell>
          <table:table-cell office:value-type="float" office:value="-6.383">
            <text:p>-6.383</text:p>
          </table:table-cell>
          <table:table-cell office:value-type="float" office:value="-6.38">
            <text:p>-6.38</text:p>
          </table:table-cell>
        </table:table-row>
        <table:table-row table:style-name="ro1">
          <table:table-cell office:value-type="float" office:value="-400">
            <text:p>-400</text:p>
          </table:table-cell>
          <table:table-cell office:value-type="float" office:value="-6.38">
            <text:p>-6.38</text:p>
          </table:table-cell>
          <table:table-cell office:value-type="float" office:value="-6.377">
            <text:p>-6.377</text:p>
          </table:table-cell>
          <table:table-cell office:value-type="float" office:value="-6.373">
            <text:p>-6.373</text:p>
          </table:table-cell>
          <table:table-cell office:value-type="float" office:value="-6.37">
            <text:p>-6.37</text:p>
          </table:table-cell>
          <table:table-cell office:value-type="float" office:value="-6.366">
            <text:p>-6.366</text:p>
          </table:table-cell>
          <table:table-cell office:value-type="float" office:value="-6.363">
            <text:p>-6.363</text:p>
          </table:table-cell>
          <table:table-cell office:value-type="float" office:value="-6.359">
            <text:p>-6.359</text:p>
          </table:table-cell>
          <table:table-cell office:value-type="float" office:value="-6.355">
            <text:p>-6.355</text:p>
          </table:table-cell>
          <table:table-cell office:value-type="float" office:value="-6.352">
            <text:p>-6.352</text:p>
          </table:table-cell>
          <table:table-cell office:value-type="float" office:value="-6.348">
            <text:p>-6.348</text:p>
          </table:table-cell>
          <table:table-cell office:value-type="float" office:value="-6.344">
            <text:p>-6.344</text:p>
          </table:table-cell>
        </table:table-row>
        <table:table-row table:style-name="ro1">
          <table:table-cell office:value-type="float" office:value="-390">
            <text:p>-390</text:p>
          </table:table-cell>
          <table:table-cell office:value-type="float" office:value="-6.344">
            <text:p>-6.344</text:p>
          </table:table-cell>
          <table:table-cell office:value-type="float" office:value="-6.34">
            <text:p>-6.34</text:p>
          </table:table-cell>
          <table:table-cell office:value-type="float" office:value="-6.336">
            <text:p>-6.336</text:p>
          </table:table-cell>
          <table:table-cell office:value-type="float" office:value="-6.332">
            <text:p>-6.332</text:p>
          </table:table-cell>
          <table:table-cell office:value-type="float" office:value="-6.328">
            <text:p>-6.328</text:p>
          </table:table-cell>
          <table:table-cell office:value-type="float" office:value="-6.323">
            <text:p>-6.323</text:p>
          </table:table-cell>
          <table:table-cell office:value-type="float" office:value="-6.319">
            <text:p>-6.319</text:p>
          </table:table-cell>
          <table:table-cell office:value-type="float" office:value="-6.315">
            <text:p>-6.315</text:p>
          </table:table-cell>
          <table:table-cell office:value-type="float" office:value="-6.31">
            <text:p>-6.31</text:p>
          </table:table-cell>
          <table:table-cell office:value-type="float" office:value="-6.306">
            <text:p>-6.306</text:p>
          </table:table-cell>
          <table:table-cell office:value-type="float" office:value="-6.301">
            <text:p>-6.301</text:p>
          </table:table-cell>
        </table:table-row>
        <table:table-row table:style-name="ro1">
          <table:table-cell office:value-type="float" office:value="-380">
            <text:p>-380</text:p>
          </table:table-cell>
          <table:table-cell office:value-type="float" office:value="-6.301">
            <text:p>-6.301</text:p>
          </table:table-cell>
          <table:table-cell office:value-type="float" office:value="-6.296">
            <text:p>-6.296</text:p>
          </table:table-cell>
          <table:table-cell office:value-type="float" office:value="-6.292">
            <text:p>-6.292</text:p>
          </table:table-cell>
          <table:table-cell office:value-type="float" office:value="-6.287">
            <text:p>-6.287</text:p>
          </table:table-cell>
          <table:table-cell office:value-type="float" office:value="-6.282">
            <text:p>-6.282</text:p>
          </table:table-cell>
          <table:table-cell office:value-type="float" office:value="-6.277">
            <text:p>-6.277</text:p>
          </table:table-cell>
          <table:table-cell office:value-type="float" office:value="-6.272">
            <text:p>-6.272</text:p>
          </table:table-cell>
          <table:table-cell office:value-type="float" office:value="-6.267">
            <text:p>-6.267</text:p>
          </table:table-cell>
          <table:table-cell office:value-type="float" office:value="-6.262">
            <text:p>-6.262</text:p>
          </table:table-cell>
          <table:table-cell office:value-type="float" office:value="-6.257">
            <text:p>-6.257</text:p>
          </table:table-cell>
          <table:table-cell office:value-type="float" office:value="-6.251">
            <text:p>-6.251</text:p>
          </table:table-cell>
        </table:table-row>
        <table:table-row table:style-name="ro1">
          <table:table-cell office:value-type="float" office:value="-370">
            <text:p>-370</text:p>
          </table:table-cell>
          <table:table-cell office:value-type="float" office:value="-6.251">
            <text:p>-6.251</text:p>
          </table:table-cell>
          <table:table-cell office:value-type="float" office:value="-6.246">
            <text:p>-6.246</text:p>
          </table:table-cell>
          <table:table-cell office:value-type="float" office:value="-6.241">
            <text:p>-6.241</text:p>
          </table:table-cell>
          <table:table-cell office:value-type="float" office:value="-6.235">
            <text:p>-6.235</text:p>
          </table:table-cell>
          <table:table-cell office:value-type="float" office:value="-6.23">
            <text:p>-6.23</text:p>
          </table:table-cell>
          <table:table-cell office:value-type="float" office:value="-6.224">
            <text:p>-6.224</text:p>
          </table:table-cell>
          <table:table-cell office:value-type="float" office:value="-6.218">
            <text:p>-6.218</text:p>
          </table:table-cell>
          <table:table-cell office:value-type="float" office:value="-6.213">
            <text:p>-6.213</text:p>
          </table:table-cell>
          <table:table-cell office:value-type="float" office:value="-6.207">
            <text:p>-6.207</text:p>
          </table:table-cell>
          <table:table-cell office:value-type="float" office:value="-6.201">
            <text:p>-6.201</text:p>
          </table:table-cell>
          <table:table-cell office:value-type="float" office:value="-6.195">
            <text:p>-6.195</text:p>
          </table:table-cell>
        </table:table-row>
        <table:table-row table:style-name="ro1">
          <table:table-cell office:value-type="float" office:value="-360">
            <text:p>-360</text:p>
          </table:table-cell>
          <table:table-cell office:value-type="float" office:value="-6.195">
            <text:p>-6.195</text:p>
          </table:table-cell>
          <table:table-cell office:value-type="float" office:value="-6.189">
            <text:p>-6.189</text:p>
          </table:table-cell>
          <table:table-cell office:value-type="float" office:value="-6.183">
            <text:p>-6.183</text:p>
          </table:table-cell>
          <table:table-cell office:value-type="float" office:value="-6.177">
            <text:p>-6.177</text:p>
          </table:table-cell>
          <table:table-cell office:value-type="float" office:value="-6.171">
            <text:p>-6.171</text:p>
          </table:table-cell>
          <table:table-cell office:value-type="float" office:value="-6.165">
            <text:p>-6.165</text:p>
          </table:table-cell>
          <table:table-cell office:value-type="float" office:value="-6.158">
            <text:p>-6.158</text:p>
          </table:table-cell>
          <table:table-cell office:value-type="float" office:value="-6.152">
            <text:p>-6.152</text:p>
          </table:table-cell>
          <table:table-cell office:value-type="float" office:value="-6.146">
            <text:p>-6.146</text:p>
          </table:table-cell>
          <table:table-cell office:value-type="float" office:value="-6.139">
            <text:p>-6.139</text:p>
          </table:table-cell>
          <table:table-cell office:value-type="float" office:value="-6.133">
            <text:p>-6.133</text:p>
          </table:table-cell>
        </table:table-row>
        <table:table-row table:style-name="ro1">
          <table:table-cell office:value-type="float" office:value="-350">
            <text:p>-350</text:p>
          </table:table-cell>
          <table:table-cell office:value-type="float" office:value="-6.133">
            <text:p>-6.133</text:p>
          </table:table-cell>
          <table:table-cell office:value-type="float" office:value="-6.126">
            <text:p>-6.126</text:p>
          </table:table-cell>
          <table:table-cell office:value-type="float" office:value="-6.119">
            <text:p>-6.119</text:p>
          </table:table-cell>
          <table:table-cell office:value-type="float" office:value="-6.113">
            <text:p>-6.113</text:p>
          </table:table-cell>
          <table:table-cell office:value-type="float" office:value="-6.106">
            <text:p>-6.106</text:p>
          </table:table-cell>
          <table:table-cell office:value-type="float" office:value="-6.099">
            <text:p>-6.099</text:p>
          </table:table-cell>
          <table:table-cell office:value-type="float" office:value="-6.092">
            <text:p>-6.092</text:p>
          </table:table-cell>
          <table:table-cell office:value-type="float" office:value="-6.085">
            <text:p>-6.085</text:p>
          </table:table-cell>
          <table:table-cell office:value-type="float" office:value="-6.078">
            <text:p>-6.078</text:p>
          </table:table-cell>
          <table:table-cell office:value-type="float" office:value="-6.071">
            <text:p>-6.071</text:p>
          </table:table-cell>
          <table:table-cell office:value-type="float" office:value="-6.064">
            <text:p>-6.064</text:p>
          </table:table-cell>
        </table:table-row>
        <table:table-row table:style-name="ro1">
          <table:table-cell office:value-type="float" office:value="-340">
            <text:p>-340</text:p>
          </table:table-cell>
          <table:table-cell office:value-type="float" office:value="-6.064">
            <text:p>-6.064</text:p>
          </table:table-cell>
          <table:table-cell office:value-type="float" office:value="-6.057">
            <text:p>-6.057</text:p>
          </table:table-cell>
          <table:table-cell office:value-type="float" office:value="-6.049">
            <text:p>-6.049</text:p>
          </table:table-cell>
          <table:table-cell office:value-type="float" office:value="-6.042">
            <text:p>-6.042</text:p>
          </table:table-cell>
          <table:table-cell office:value-type="float" office:value="-6.035">
            <text:p>-6.035</text:p>
          </table:table-cell>
          <table:table-cell office:value-type="float" office:value="-6.027">
            <text:p>-6.027</text:p>
          </table:table-cell>
          <table:table-cell office:value-type="float" office:value="-6.02">
            <text:p>-6.02</text:p>
          </table:table-cell>
          <table:table-cell office:value-type="float" office:value="-6.012">
            <text:p>-6.012</text:p>
          </table:table-cell>
          <table:table-cell office:value-type="float" office:value="-6.004">
            <text:p>-6.004</text:p>
          </table:table-cell>
          <table:table-cell office:value-type="float" office:value="-5.997">
            <text:p>-5.997</text:p>
          </table:table-cell>
          <table:table-cell office:value-type="float" office:value="-5.989">
            <text:p>-5.989</text:p>
          </table:table-cell>
        </table:table-row>
        <table:table-row table:style-name="ro1">
          <table:table-cell office:value-type="float" office:value="-330">
            <text:p>-330</text:p>
          </table:table-cell>
          <table:table-cell office:value-type="float" office:value="-5.989">
            <text:p>-5.989</text:p>
          </table:table-cell>
          <table:table-cell office:value-type="float" office:value="-5.981">
            <text:p>-5.981</text:p>
          </table:table-cell>
          <table:table-cell office:value-type="float" office:value="-5.973">
            <text:p>-5.973</text:p>
          </table:table-cell>
          <table:table-cell office:value-type="float" office:value="-5.965">
            <text:p>-5.965</text:p>
          </table:table-cell>
          <table:table-cell office:value-type="float" office:value="-5.957">
            <text:p>-5.957</text:p>
          </table:table-cell>
          <table:table-cell office:value-type="float" office:value="-5.949">
            <text:p>-5.949</text:p>
          </table:table-cell>
          <table:table-cell office:value-type="float" office:value="-5.941">
            <text:p>-5.941</text:p>
          </table:table-cell>
          <table:table-cell office:value-type="float" office:value="-5.933">
            <text:p>-5.933</text:p>
          </table:table-cell>
          <table:table-cell office:value-type="float" office:value="-5.925">
            <text:p>-5.925</text:p>
          </table:table-cell>
          <table:table-cell office:value-type="float" office:value="-5.917">
            <text:p>-5.917</text:p>
          </table:table-cell>
          <table:table-cell office:value-type="float" office:value="-5.908">
            <text:p>-5.908</text:p>
          </table:table-cell>
        </table:table-row>
        <table:table-row table:style-name="ro1">
          <table:table-cell office:value-type="float" office:value="-320">
            <text:p>-320</text:p>
          </table:table-cell>
          <table:table-cell office:value-type="float" office:value="-5.908">
            <text:p>-5.908</text:p>
          </table:table-cell>
          <table:table-cell office:value-type="float" office:value="-5.9">
            <text:p>-5.9</text:p>
          </table:table-cell>
          <table:table-cell office:value-type="float" office:value="-5.891">
            <text:p>-5.891</text:p>
          </table:table-cell>
          <table:table-cell office:value-type="float" office:value="-5.883">
            <text:p>-5.883</text:p>
          </table:table-cell>
          <table:table-cell office:value-type="float" office:value="-5.874">
            <text:p>-5.874</text:p>
          </table:table-cell>
          <table:table-cell office:value-type="float" office:value="-5.866">
            <text:p>-5.866</text:p>
          </table:table-cell>
          <table:table-cell office:value-type="float" office:value="-5.857">
            <text:p>-5.857</text:p>
          </table:table-cell>
          <table:table-cell office:value-type="float" office:value="-5.848">
            <text:p>-5.848</text:p>
          </table:table-cell>
          <table:table-cell office:value-type="float" office:value="-5.84">
            <text:p>-5.84</text:p>
          </table:table-cell>
          <table:table-cell office:value-type="float" office:value="-5.831">
            <text:p>-5.831</text:p>
          </table:table-cell>
          <table:table-cell office:value-type="float" office:value="-5.822">
            <text:p>-5.822</text:p>
          </table:table-cell>
        </table:table-row>
        <table:table-row table:style-name="ro1">
          <table:table-cell office:value-type="float" office:value="-310">
            <text:p>-310</text:p>
          </table:table-cell>
          <table:table-cell office:value-type="float" office:value="-5.822">
            <text:p>-5.822</text:p>
          </table:table-cell>
          <table:table-cell office:value-type="float" office:value="-5.813">
            <text:p>-5.813</text:p>
          </table:table-cell>
          <table:table-cell office:value-type="float" office:value="-5.804">
            <text:p>-5.804</text:p>
          </table:table-cell>
          <table:table-cell office:value-type="float" office:value="-5.795">
            <text:p>-5.795</text:p>
          </table:table-cell>
          <table:table-cell office:value-type="float" office:value="-5.786">
            <text:p>-5.786</text:p>
          </table:table-cell>
          <table:table-cell office:value-type="float" office:value="-5.776">
            <text:p>-5.776</text:p>
          </table:table-cell>
          <table:table-cell office:value-type="float" office:value="-5.767">
            <text:p>-5.767</text:p>
          </table:table-cell>
          <table:table-cell office:value-type="float" office:value="-5.758">
            <text:p>-5.758</text:p>
          </table:table-cell>
          <table:table-cell office:value-type="float" office:value="-5.749">
            <text:p>-5.749</text:p>
          </table:table-cell>
          <table:table-cell office:value-type="float" office:value="-5.739">
            <text:p>-5.739</text:p>
          </table:table-cell>
          <table:table-cell office:value-type="float" office:value="-5.73">
            <text:p>-5.73</text:p>
          </table:table-cell>
        </table:table-row>
        <table:table-row table:style-name="ro1">
          <table:table-cell office:value-type="float" office:value="-300">
            <text:p>-300</text:p>
          </table:table-cell>
          <table:table-cell office:value-type="float" office:value="-5.73">
            <text:p>-5.73</text:p>
          </table:table-cell>
          <table:table-cell office:value-type="float" office:value="-5.72">
            <text:p>-5.72</text:p>
          </table:table-cell>
          <table:table-cell office:value-type="float" office:value="-5.711">
            <text:p>-5.711</text:p>
          </table:table-cell>
          <table:table-cell office:value-type="float" office:value="-5.701">
            <text:p>-5.701</text:p>
          </table:table-cell>
          <table:table-cell office:value-type="float" office:value="-5.691">
            <text:p>-5.691</text:p>
          </table:table-cell>
          <table:table-cell office:value-type="float" office:value="-5.682">
            <text:p>-5.682</text:p>
          </table:table-cell>
          <table:table-cell office:value-type="float" office:value="-5.672">
            <text:p>-5.672</text:p>
          </table:table-cell>
          <table:table-cell office:value-type="float" office:value="-5.662">
            <text:p>-5.662</text:p>
          </table:table-cell>
          <table:table-cell office:value-type="float" office:value="-5.652">
            <text:p>-5.652</text:p>
          </table:table-cell>
          <table:table-cell office:value-type="float" office:value="-5.642">
            <text:p>-5.642</text:p>
          </table:table-cell>
          <table:table-cell office:value-type="float" office:value="-5.632">
            <text:p>-5.632</text:p>
          </table:table-cell>
        </table:table-row>
        <table:table-row table:style-name="ro1">
          <table:table-cell office:value-type="float" office:value="-290">
            <text:p>-290</text:p>
          </table:table-cell>
          <table:table-cell office:value-type="float" office:value="-5.632">
            <text:p>-5.632</text:p>
          </table:table-cell>
          <table:table-cell office:value-type="float" office:value="-5.622">
            <text:p>-5.622</text:p>
          </table:table-cell>
          <table:table-cell office:value-type="float" office:value="-5.612">
            <text:p>-5.612</text:p>
          </table:table-cell>
          <table:table-cell office:value-type="float" office:value="-5.602">
            <text:p>-5.602</text:p>
          </table:table-cell>
          <table:table-cell office:value-type="float" office:value="-5.592">
            <text:p>-5.592</text:p>
          </table:table-cell>
          <table:table-cell office:value-type="float" office:value="-5.581">
            <text:p>-5.581</text:p>
          </table:table-cell>
          <table:table-cell office:value-type="float" office:value="-5.571">
            <text:p>-5.571</text:p>
          </table:table-cell>
          <table:table-cell office:value-type="float" office:value="-5.561">
            <text:p>-5.561</text:p>
          </table:table-cell>
          <table:table-cell office:value-type="float" office:value="-5.55">
            <text:p>-5.55</text:p>
          </table:table-cell>
          <table:table-cell office:value-type="float" office:value="-5.54">
            <text:p>-5.54</text:p>
          </table:table-cell>
          <table:table-cell office:value-type="float" office:value="-5.529">
            <text:p>-5.529</text:p>
          </table:table-cell>
        </table:table-row>
        <table:table-row table:style-name="ro1">
          <table:table-cell office:value-type="float" office:value="-280">
            <text:p>-280</text:p>
          </table:table-cell>
          <table:table-cell office:value-type="float" office:value="-5.529">
            <text:p>-5.529</text:p>
          </table:table-cell>
          <table:table-cell office:value-type="float" office:value="-5.519">
            <text:p>-5.519</text:p>
          </table:table-cell>
          <table:table-cell office:value-type="float" office:value="-5.508">
            <text:p>-5.508</text:p>
          </table:table-cell>
          <table:table-cell office:value-type="float" office:value="-5.497">
            <text:p>-5.497</text:p>
          </table:table-cell>
          <table:table-cell office:value-type="float" office:value="-5.487">
            <text:p>-5.487</text:p>
          </table:table-cell>
          <table:table-cell office:value-type="float" office:value="-5.476">
            <text:p>-5.476</text:p>
          </table:table-cell>
          <table:table-cell office:value-type="float" office:value="-5.465">
            <text:p>-5.465</text:p>
          </table:table-cell>
          <table:table-cell office:value-type="float" office:value="-5.454">
            <text:p>-5.454</text:p>
          </table:table-cell>
          <table:table-cell office:value-type="float" office:value="-5.443">
            <text:p>-5.443</text:p>
          </table:table-cell>
          <table:table-cell office:value-type="float" office:value="-5.432">
            <text:p>-5.432</text:p>
          </table:table-cell>
          <table:table-cell office:value-type="float" office:value="-5.421">
            <text:p>-5.421</text:p>
          </table:table-cell>
        </table:table-row>
        <table:table-row table:style-name="ro1">
          <table:table-cell office:value-type="float" office:value="-270">
            <text:p>-270</text:p>
          </table:table-cell>
          <table:table-cell office:value-type="float" office:value="-5.421">
            <text:p>-5.421</text:p>
          </table:table-cell>
          <table:table-cell office:value-type="float" office:value="-5.41">
            <text:p>-5.41</text:p>
          </table:table-cell>
          <table:table-cell office:value-type="float" office:value="-5.399">
            <text:p>-5.399</text:p>
          </table:table-cell>
          <table:table-cell office:value-type="float" office:value="-5.388">
            <text:p>-5.388</text:p>
          </table:table-cell>
          <table:table-cell office:value-type="float" office:value="-5.377">
            <text:p>-5.377</text:p>
          </table:table-cell>
          <table:table-cell office:value-type="float" office:value="-5.365">
            <text:p>-5.365</text:p>
          </table:table-cell>
          <table:table-cell office:value-type="float" office:value="-5.354">
            <text:p>-5.354</text:p>
          </table:table-cell>
          <table:table-cell office:value-type="float" office:value="-5.343">
            <text:p>-5.343</text:p>
          </table:table-cell>
          <table:table-cell office:value-type="float" office:value="-5.331">
            <text:p>-5.331</text:p>
          </table:table-cell>
          <table:table-cell office:value-type="float" office:value="-5.32">
            <text:p>-5.32</text:p>
          </table:table-cell>
          <table:table-cell office:value-type="float" office:value="-5.308">
            <text:p>-5.308</text:p>
          </table:table-cell>
        </table:table-row>
        <table:table-row table:style-name="ro1">
          <table:table-cell office:value-type="float" office:value="-260">
            <text:p>-260</text:p>
          </table:table-cell>
          <table:table-cell office:value-type="float" office:value="-5.308">
            <text:p>-5.308</text:p>
          </table:table-cell>
          <table:table-cell office:value-type="float" office:value="-5.296">
            <text:p>-5.296</text:p>
          </table:table-cell>
          <table:table-cell office:value-type="float" office:value="-5.285">
            <text:p>-5.285</text:p>
          </table:table-cell>
          <table:table-cell office:value-type="float" office:value="-5.273">
            <text:p>-5.273</text:p>
          </table:table-cell>
          <table:table-cell office:value-type="float" office:value="-5.261">
            <text:p>-5.261</text:p>
          </table:table-cell>
          <table:table-cell office:value-type="float" office:value="-5.25">
            <text:p>-5.25</text:p>
          </table:table-cell>
          <table:table-cell office:value-type="float" office:value="-5.238">
            <text:p>-5.238</text:p>
          </table:table-cell>
          <table:table-cell office:value-type="float" office:value="-5.226">
            <text:p>-5.226</text:p>
          </table:table-cell>
          <table:table-cell office:value-type="float" office:value="-5.214">
            <text:p>-5.214</text:p>
          </table:table-cell>
          <table:table-cell office:value-type="float" office:value="-5.202">
            <text:p>-5.202</text:p>
          </table:table-cell>
          <table:table-cell office:value-type="float" office:value="-5.19">
            <text:p>-5.19</text:p>
          </table:table-cell>
        </table:table-row>
        <table:table-row table:style-name="ro1">
          <table:table-cell office:value-type="float" office:value="-250">
            <text:p>-250</text:p>
          </table:table-cell>
          <table:table-cell office:value-type="float" office:value="-5.19">
            <text:p>-5.19</text:p>
          </table:table-cell>
          <table:table-cell office:value-type="float" office:value="-5.178">
            <text:p>-5.178</text:p>
          </table:table-cell>
          <table:table-cell office:value-type="float" office:value="-5.166">
            <text:p>-5.166</text:p>
          </table:table-cell>
          <table:table-cell office:value-type="float" office:value="-5.153">
            <text:p>-5.153</text:p>
          </table:table-cell>
          <table:table-cell office:value-type="float" office:value="-5.141">
            <text:p>-5.141</text:p>
          </table:table-cell>
          <table:table-cell office:value-type="float" office:value="-5.129">
            <text:p>-5.129</text:p>
          </table:table-cell>
          <table:table-cell office:value-type="float" office:value="-5.117">
            <text:p>-5.117</text:p>
          </table:table-cell>
          <table:table-cell office:value-type="float" office:value="-5.104">
            <text:p>-5.104</text:p>
          </table:table-cell>
          <table:table-cell office:value-type="float" office:value="-5.092">
            <text:p>-5.092</text:p>
          </table:table-cell>
          <table:table-cell office:value-type="float" office:value="-5.079">
            <text:p>-5.079</text:p>
          </table:table-cell>
          <table:table-cell office:value-type="float" office:value="-5.067">
            <text:p>-5.067</text:p>
          </table:table-cell>
        </table:table-row>
        <table:table-row table:style-name="ro1">
          <table:table-cell office:value-type="float" office:value="-240">
            <text:p>-240</text:p>
          </table:table-cell>
          <table:table-cell office:value-type="float" office:value="-5.067">
            <text:p>-5.067</text:p>
          </table:table-cell>
          <table:table-cell office:value-type="float" office:value="-5.054">
            <text:p>-5.054</text:p>
          </table:table-cell>
          <table:table-cell office:value-type="float" office:value="-5.042">
            <text:p>-5.042</text:p>
          </table:table-cell>
          <table:table-cell office:value-type="float" office:value="-5.029">
            <text:p>-5.029</text:p>
          </table:table-cell>
          <table:table-cell office:value-type="float" office:value="-5.016">
            <text:p>-5.016</text:p>
          </table:table-cell>
          <table:table-cell office:value-type="float" office:value="-5.003">
            <text:p>-5.003</text:p>
          </table:table-cell>
          <table:table-cell office:value-type="float" office:value="-4.991">
            <text:p>-4.991</text:p>
          </table:table-cell>
          <table:table-cell office:value-type="float" office:value="-4.978">
            <text:p>-4.978</text:p>
          </table:table-cell>
          <table:table-cell office:value-type="float" office:value="-4.965">
            <text:p>-4.965</text:p>
          </table:table-cell>
          <table:table-cell office:value-type="float" office:value="-4.952">
            <text:p>-4.952</text:p>
          </table:table-cell>
          <table:table-cell office:value-type="float" office:value="-4.939">
            <text:p>-4.939</text:p>
          </table:table-cell>
        </table:table-row>
        <table:table-row table:style-name="ro1">
          <table:table-cell office:value-type="float" office:value="-230">
            <text:p>-230</text:p>
          </table:table-cell>
          <table:table-cell office:value-type="float" office:value="-4.939">
            <text:p>-4.939</text:p>
          </table:table-cell>
          <table:table-cell office:value-type="float" office:value="-4.926">
            <text:p>-4.926</text:p>
          </table:table-cell>
          <table:table-cell office:value-type="float" office:value="-4.913">
            <text:p>-4.913</text:p>
          </table:table-cell>
          <table:table-cell office:value-type="float" office:value="-4.9">
            <text:p>-4.9</text:p>
          </table:table-cell>
          <table:table-cell office:value-type="float" office:value="-4.886">
            <text:p>-4.886</text:p>
          </table:table-cell>
          <table:table-cell office:value-type="float" office:value="-4.873">
            <text:p>-4.873</text:p>
          </table:table-cell>
          <table:table-cell office:value-type="float" office:value="-4.86">
            <text:p>-4.86</text:p>
          </table:table-cell>
          <table:table-cell office:value-type="float" office:value="-4.847">
            <text:p>-4.847</text:p>
          </table:table-cell>
          <table:table-cell office:value-type="float" office:value="-4.833">
            <text:p>-4.833</text:p>
          </table:table-cell>
          <table:table-cell office:value-type="float" office:value="-4.82">
            <text:p>-4.82</text:p>
          </table:table-cell>
          <table:table-cell office:value-type="float" office:value="-4.806">
            <text:p>-4.806</text:p>
          </table:table-cell>
        </table:table-row>
        <table:table-row table:style-name="ro1">
          <table:table-cell office:value-type="float" office:value="-220">
            <text:p>-220</text:p>
          </table:table-cell>
          <table:table-cell office:value-type="float" office:value="-4.806">
            <text:p>-4.806</text:p>
          </table:table-cell>
          <table:table-cell office:value-type="float" office:value="-4.793">
            <text:p>-4.793</text:p>
          </table:table-cell>
          <table:table-cell office:value-type="float" office:value="-4.779">
            <text:p>-4.779</text:p>
          </table:table-cell>
          <table:table-cell office:value-type="float" office:value="-4.766">
            <text:p>-4.766</text:p>
          </table:table-cell>
          <table:table-cell office:value-type="float" office:value="-4.752">
            <text:p>-4.752</text:p>
          </table:table-cell>
          <table:table-cell office:value-type="float" office:value="-4.738">
            <text:p>-4.738</text:p>
          </table:table-cell>
          <table:table-cell office:value-type="float" office:value="-4.724">
            <text:p>-4.724</text:p>
          </table:table-cell>
          <table:table-cell office:value-type="float" office:value="-4.711">
            <text:p>-4.711</text:p>
          </table:table-cell>
          <table:table-cell office:value-type="float" office:value="-4.697">
            <text:p>-4.697</text:p>
          </table:table-cell>
          <table:table-cell office:value-type="float" office:value="-4.683">
            <text:p>-4.683</text:p>
          </table:table-cell>
          <table:table-cell office:value-type="float" office:value="-4.669">
            <text:p>-4.669</text:p>
          </table:table-cell>
        </table:table-row>
        <table:table-row table:style-name="ro1">
          <table:table-cell office:value-type="float" office:value="-210">
            <text:p>-210</text:p>
          </table:table-cell>
          <table:table-cell office:value-type="float" office:value="-4.669">
            <text:p>-4.669</text:p>
          </table:table-cell>
          <table:table-cell office:value-type="float" office:value="-4.655">
            <text:p>-4.655</text:p>
          </table:table-cell>
          <table:table-cell office:value-type="float" office:value="-4.641">
            <text:p>-4.641</text:p>
          </table:table-cell>
          <table:table-cell office:value-type="float" office:value="-4.627">
            <text:p>-4.627</text:p>
          </table:table-cell>
          <table:table-cell office:value-type="float" office:value="-4.613">
            <text:p>-4.613</text:p>
          </table:table-cell>
          <table:table-cell office:value-type="float" office:value="-4.599">
            <text:p>-4.599</text:p>
          </table:table-cell>
          <table:table-cell office:value-type="float" office:value="-4.584">
            <text:p>-4.584</text:p>
          </table:table-cell>
          <table:table-cell office:value-type="float" office:value="-4.57">
            <text:p>-4.57</text:p>
          </table:table-cell>
          <table:table-cell office:value-type="float" office:value="-4.556">
            <text:p>-4.556</text:p>
          </table:table-cell>
          <table:table-cell office:value-type="float" office:value="-4.542">
            <text:p>-4.542</text:p>
          </table:table-cell>
          <table:table-cell office:value-type="float" office:value="-4.527">
            <text:p>-4.527</text:p>
          </table:table-cell>
        </table:table-row>
        <table:table-row table:style-name="ro1">
          <table:table-cell office:value-type="float" office:value="-200">
            <text:p>-200</text:p>
          </table:table-cell>
          <table:table-cell office:value-type="float" office:value="-4.527">
            <text:p>-4.527</text:p>
          </table:table-cell>
          <table:table-cell office:value-type="float" office:value="-4.513">
            <text:p>-4.513</text:p>
          </table:table-cell>
          <table:table-cell office:value-type="float" office:value="-4.498">
            <text:p>-4.498</text:p>
          </table:table-cell>
          <table:table-cell office:value-type="float" office:value="-4.484">
            <text:p>-4.484</text:p>
          </table:table-cell>
          <table:table-cell office:value-type="float" office:value="-4.469">
            <text:p>-4.469</text:p>
          </table:table-cell>
          <table:table-cell office:value-type="float" office:value="-4.455">
            <text:p>-4.455</text:p>
          </table:table-cell>
          <table:table-cell office:value-type="float" office:value="-4.44">
            <text:p>-4.44</text:p>
          </table:table-cell>
          <table:table-cell office:value-type="float" office:value="-4.425">
            <text:p>-4.425</text:p>
          </table:table-cell>
          <table:table-cell office:value-type="float" office:value="-4.411">
            <text:p>-4.411</text:p>
          </table:table-cell>
          <table:table-cell office:value-type="float" office:value="-4.396">
            <text:p>-4.396</text:p>
          </table:table-cell>
          <table:table-cell office:value-type="float" office:value="-4.381">
            <text:p>-4.381</text:p>
          </table:table-cell>
        </table:table-row>
        <table:table-row table:style-name="ro1">
          <table:table-cell office:value-type="float" office:value="-190">
            <text:p>-190</text:p>
          </table:table-cell>
          <table:table-cell office:value-type="float" office:value="-4.381">
            <text:p>-4.381</text:p>
          </table:table-cell>
          <table:table-cell office:value-type="float" office:value="-4.366">
            <text:p>-4.366</text:p>
          </table:table-cell>
          <table:table-cell office:value-type="float" office:value="-4.351">
            <text:p>-4.351</text:p>
          </table:table-cell>
          <table:table-cell office:value-type="float" office:value="-4.336">
            <text:p>-4.336</text:p>
          </table:table-cell>
          <table:table-cell office:value-type="float" office:value="-4.321">
            <text:p>-4.321</text:p>
          </table:table-cell>
          <table:table-cell office:value-type="float" office:value="-4.306">
            <text:p>-4.306</text:p>
          </table:table-cell>
          <table:table-cell office:value-type="float" office:value="-4.291">
            <text:p>-4.291</text:p>
          </table:table-cell>
          <table:table-cell office:value-type="float" office:value="-4.276">
            <text:p>-4.276</text:p>
          </table:table-cell>
          <table:table-cell office:value-type="float" office:value="-4.261">
            <text:p>-4.261</text:p>
          </table:table-cell>
          <table:table-cell office:value-type="float" office:value="-4.246">
            <text:p>-4.246</text:p>
          </table:table-cell>
          <table:table-cell office:value-type="float" office:value="-4.231">
            <text:p>-4.231</text:p>
          </table:table-cell>
        </table:table-row>
        <table:table-row table:style-name="ro1">
          <table:table-cell office:value-type="float" office:value="-180">
            <text:p>-180</text:p>
          </table:table-cell>
          <table:table-cell office:value-type="float" office:value="-4.231">
            <text:p>-4.231</text:p>
          </table:table-cell>
          <table:table-cell office:value-type="float" office:value="-4.215">
            <text:p>-4.215</text:p>
          </table:table-cell>
          <table:table-cell office:value-type="float" office:value="-4.2">
            <text:p>-4.2</text:p>
          </table:table-cell>
          <table:table-cell office:value-type="float" office:value="-4.185">
            <text:p>-4.185</text:p>
          </table:table-cell>
          <table:table-cell office:value-type="float" office:value="-4.169">
            <text:p>-4.169</text:p>
          </table:table-cell>
          <table:table-cell office:value-type="float" office:value="-4.154">
            <text:p>-4.154</text:p>
          </table:table-cell>
          <table:table-cell office:value-type="float" office:value="-4.138">
            <text:p>-4.138</text:p>
          </table:table-cell>
          <table:table-cell office:value-type="float" office:value="-4.123">
            <text:p>-4.123</text:p>
          </table:table-cell>
          <table:table-cell office:value-type="float" office:value="-4.107">
            <text:p>-4.107</text:p>
          </table:table-cell>
          <table:table-cell office:value-type="float" office:value="-4.091">
            <text:p>-4.091</text:p>
          </table:table-cell>
          <table:table-cell office:value-type="float" office:value="-4.076">
            <text:p>-4.076</text:p>
          </table:table-cell>
        </table:table-row>
        <table:table-row table:style-name="ro1">
          <table:table-cell office:value-type="float" office:value="-170">
            <text:p>-170</text:p>
          </table:table-cell>
          <table:table-cell office:value-type="float" office:value="-4.076">
            <text:p>-4.076</text:p>
          </table:table-cell>
          <table:table-cell office:value-type="float" office:value="-4.06">
            <text:p>-4.06</text:p>
          </table:table-cell>
          <table:table-cell office:value-type="float" office:value="-4.044">
            <text:p>-4.044</text:p>
          </table:table-cell>
          <table:table-cell office:value-type="float" office:value="-4.029">
            <text:p>-4.029</text:p>
          </table:table-cell>
          <table:table-cell office:value-type="float" office:value="-4.013">
            <text:p>-4.013</text:p>
          </table:table-cell>
          <table:table-cell office:value-type="float" office:value="-3.997">
            <text:p>-3.997</text:p>
          </table:table-cell>
          <table:table-cell office:value-type="float" office:value="-3.981">
            <text:p>-3.981</text:p>
          </table:table-cell>
          <table:table-cell office:value-type="float" office:value="-3.965">
            <text:p>-3.965</text:p>
          </table:table-cell>
          <table:table-cell office:value-type="float" office:value="-3.949">
            <text:p>-3.949</text:p>
          </table:table-cell>
          <table:table-cell office:value-type="float" office:value="-3.933">
            <text:p>-3.933</text:p>
          </table:table-cell>
          <table:table-cell office:value-type="float" office:value="-3.917">
            <text:p>-3.917</text:p>
          </table:table-cell>
        </table:table-row>
        <table:table-row table:style-name="ro1">
          <table:table-cell office:value-type="float" office:value="-160">
            <text:p>-160</text:p>
          </table:table-cell>
          <table:table-cell office:value-type="float" office:value="-3.917">
            <text:p>-3.917</text:p>
          </table:table-cell>
          <table:table-cell office:value-type="float" office:value="-3.901">
            <text:p>-3.901</text:p>
          </table:table-cell>
          <table:table-cell office:value-type="float" office:value="-3.885">
            <text:p>-3.885</text:p>
          </table:table-cell>
          <table:table-cell office:value-type="float" office:value="-3.869">
            <text:p>-3.869</text:p>
          </table:table-cell>
          <table:table-cell office:value-type="float" office:value="-3.852">
            <text:p>-3.852</text:p>
          </table:table-cell>
          <table:table-cell office:value-type="float" office:value="-3.836">
            <text:p>-3.836</text:p>
          </table:table-cell>
          <table:table-cell office:value-type="float" office:value="-3.82">
            <text:p>-3.82</text:p>
          </table:table-cell>
          <table:table-cell office:value-type="float" office:value="-3.803">
            <text:p>-3.803</text:p>
          </table:table-cell>
          <table:table-cell office:value-type="float" office:value="-3.787">
            <text:p>-3.787</text:p>
          </table:table-cell>
          <table:table-cell office:value-type="float" office:value="-3.771">
            <text:p>-3.771</text:p>
          </table:table-cell>
          <table:table-cell office:value-type="float" office:value="-3.754">
            <text:p>-3.754</text:p>
          </table:table-cell>
        </table:table-row>
        <table:table-row table:style-name="ro1">
          <table:table-cell office:value-type="float" office:value="-150">
            <text:p>-150</text:p>
          </table:table-cell>
          <table:table-cell office:value-type="float" office:value="-3.754">
            <text:p>-3.754</text:p>
          </table:table-cell>
          <table:table-cell office:value-type="float" office:value="-3.738">
            <text:p>-3.738</text:p>
          </table:table-cell>
          <table:table-cell office:value-type="float" office:value="-3.721">
            <text:p>-3.721</text:p>
          </table:table-cell>
          <table:table-cell office:value-type="float" office:value="-3.705">
            <text:p>-3.705</text:p>
          </table:table-cell>
          <table:table-cell office:value-type="float" office:value="-3.688">
            <text:p>-3.688</text:p>
          </table:table-cell>
          <table:table-cell office:value-type="float" office:value="-3.671">
            <text:p>-3.671</text:p>
          </table:table-cell>
          <table:table-cell office:value-type="float" office:value="-3.655">
            <text:p>-3.655</text:p>
          </table:table-cell>
          <table:table-cell office:value-type="float" office:value="-3.638">
            <text:p>-3.638</text:p>
          </table:table-cell>
          <table:table-cell office:value-type="float" office:value="-3.621">
            <text:p>-3.621</text:p>
          </table:table-cell>
          <table:table-cell office:value-type="float" office:value="-3.604">
            <text:p>-3.604</text:p>
          </table:table-cell>
          <table:table-cell office:value-type="float" office:value="-3.587">
            <text:p>-3.587</text:p>
          </table:table-cell>
        </table:table-row>
        <table:table-row table:style-name="ro1">
          <table:table-cell office:value-type="float" office:value="-140">
            <text:p>-140</text:p>
          </table:table-cell>
          <table:table-cell office:value-type="float" office:value="-3.587">
            <text:p>-3.587</text:p>
          </table:table-cell>
          <table:table-cell office:value-type="float" office:value="-3.571">
            <text:p>-3.571</text:p>
          </table:table-cell>
          <table:table-cell office:value-type="float" office:value="-3.554">
            <text:p>-3.554</text:p>
          </table:table-cell>
          <table:table-cell office:value-type="float" office:value="-3.537">
            <text:p>-3.537</text:p>
          </table:table-cell>
          <table:table-cell office:value-type="float" office:value="-3.52">
            <text:p>-3.52</text:p>
          </table:table-cell>
          <table:table-cell office:value-type="float" office:value="-3.503">
            <text:p>-3.503</text:p>
          </table:table-cell>
          <table:table-cell office:value-type="float" office:value="-3.486">
            <text:p>-3.486</text:p>
          </table:table-cell>
          <table:table-cell office:value-type="float" office:value="-3.468">
            <text:p>-3.468</text:p>
          </table:table-cell>
          <table:table-cell office:value-type="float" office:value="-3.451">
            <text:p>-3.451</text:p>
          </table:table-cell>
          <table:table-cell office:value-type="float" office:value="-3.434">
            <text:p>-3.434</text:p>
          </table:table-cell>
          <table:table-cell office:value-type="float" office:value="-3.417">
            <text:p>-3.417</text:p>
          </table:table-cell>
        </table:table-row>
        <table:table-row table:style-name="ro1">
          <table:table-cell office:value-type="float" office:value="-130">
            <text:p>-130</text:p>
          </table:table-cell>
          <table:table-cell office:value-type="float" office:value="-3.417">
            <text:p>-3.417</text:p>
          </table:table-cell>
          <table:table-cell office:value-type="float" office:value="-3.4">
            <text:p>-3.4</text:p>
          </table:table-cell>
          <table:table-cell office:value-type="float" office:value="-3.382">
            <text:p>-3.382</text:p>
          </table:table-cell>
          <table:table-cell office:value-type="float" office:value="-3.365">
            <text:p>-3.365</text:p>
          </table:table-cell>
          <table:table-cell office:value-type="float" office:value="-3.348">
            <text:p>-3.348</text:p>
          </table:table-cell>
          <table:table-cell office:value-type="float" office:value="-3.33">
            <text:p>-3.33</text:p>
          </table:table-cell>
          <table:table-cell office:value-type="float" office:value="-3.313">
            <text:p>-3.313</text:p>
          </table:table-cell>
          <table:table-cell office:value-type="float" office:value="-3.295">
            <text:p>-3.295</text:p>
          </table:table-cell>
          <table:table-cell office:value-type="float" office:value="-3.278">
            <text:p>-3.278</text:p>
          </table:table-cell>
          <table:table-cell office:value-type="float" office:value="-3.26">
            <text:p>-3.26</text:p>
          </table:table-cell>
          <table:table-cell office:value-type="float" office:value="-3.243">
            <text:p>-3.243</text:p>
          </table:table-cell>
        </table:table-row>
        <table:table-row table:style-name="ro1">
          <table:table-cell office:value-type="float" office:value="-120">
            <text:p>-120</text:p>
          </table:table-cell>
          <table:table-cell office:value-type="float" office:value="-3.243">
            <text:p>-3.243</text:p>
          </table:table-cell>
          <table:table-cell office:value-type="float" office:value="-3.225">
            <text:p>-3.225</text:p>
          </table:table-cell>
          <table:table-cell office:value-type="float" office:value="-3.207">
            <text:p>-3.207</text:p>
          </table:table-cell>
          <table:table-cell office:value-type="float" office:value="-3.19">
            <text:p>-3.19</text:p>
          </table:table-cell>
          <table:table-cell office:value-type="float" office:value="-3.172">
            <text:p>-3.172</text:p>
          </table:table-cell>
          <table:table-cell office:value-type="float" office:value="-3.154">
            <text:p>-3.154</text:p>
          </table:table-cell>
          <table:table-cell office:value-type="float" office:value="-3.136">
            <text:p>-3.136</text:p>
          </table:table-cell>
          <table:table-cell office:value-type="float" office:value="-3.119">
            <text:p>-3.119</text:p>
          </table:table-cell>
          <table:table-cell office:value-type="float" office:value="-3.101">
            <text:p>-3.101</text:p>
          </table:table-cell>
          <table:table-cell office:value-type="float" office:value="-3.083">
            <text:p>-3.083</text:p>
          </table:table-cell>
          <table:table-cell office:value-type="float" office:value="-3.065">
            <text:p>-3.065</text:p>
          </table:table-cell>
        </table:table-row>
        <table:table-row table:style-name="ro1">
          <table:table-cell office:value-type="float" office:value="-110">
            <text:p>-110</text:p>
          </table:table-cell>
          <table:table-cell office:value-type="float" office:value="-3.065">
            <text:p>-3.065</text:p>
          </table:table-cell>
          <table:table-cell office:value-type="float" office:value="-3.047">
            <text:p>-3.047</text:p>
          </table:table-cell>
          <table:table-cell office:value-type="float" office:value="-3.029">
            <text:p>-3.029</text:p>
          </table:table-cell>
          <table:table-cell office:value-type="float" office:value="-3.011">
            <text:p>-3.011</text:p>
          </table:table-cell>
          <table:table-cell office:value-type="float" office:value="-2.993">
            <text:p>-2.993</text:p>
          </table:table-cell>
          <table:table-cell office:value-type="float" office:value="-2.975">
            <text:p>-2.975</text:p>
          </table:table-cell>
          <table:table-cell office:value-type="float" office:value="-2.957">
            <text:p>-2.957</text:p>
          </table:table-cell>
          <table:table-cell office:value-type="float" office:value="-2.938">
            <text:p>-2.938</text:p>
          </table:table-cell>
          <table:table-cell office:value-type="float" office:value="-2.92">
            <text:p>-2.92</text:p>
          </table:table-cell>
          <table:table-cell office:value-type="float" office:value="-2.902">
            <text:p>-2.902</text:p>
          </table:table-cell>
          <table:table-cell office:value-type="float" office:value="-2.884">
            <text:p>-2.884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-2.884">
            <text:p>-2.884</text:p>
          </table:table-cell>
          <table:table-cell office:value-type="float" office:value="-2.865">
            <text:p>-2.865</text:p>
          </table:table-cell>
          <table:table-cell office:value-type="float" office:value="-2.847">
            <text:p>-2.847</text:p>
          </table:table-cell>
          <table:table-cell office:value-type="float" office:value="-2.829">
            <text:p>-2.829</text:p>
          </table:table-cell>
          <table:table-cell office:value-type="float" office:value="-2.81">
            <text:p>-2.81</text:p>
          </table:table-cell>
          <table:table-cell office:value-type="float" office:value="-2.792">
            <text:p>-2.792</text:p>
          </table:table-cell>
          <table:table-cell office:value-type="float" office:value="-2.773">
            <text:p>-2.773</text:p>
          </table:table-cell>
          <table:table-cell office:value-type="float" office:value="-2.755">
            <text:p>-2.755</text:p>
          </table:table-cell>
          <table:table-cell office:value-type="float" office:value="-2.736">
            <text:p>-2.736</text:p>
          </table:table-cell>
          <table:table-cell office:value-type="float" office:value="-2.718">
            <text:p>-2.718</text:p>
          </table:table-cell>
          <table:table-cell office:value-type="float" office:value="-2.699">
            <text:p>-2.699</text:p>
          </table:table-cell>
        </table:table-row>
        <table:table-row table:style-name="ro1">
          <table:table-cell office:value-type="float" office:value="-90">
            <text:p>-90</text:p>
          </table:table-cell>
          <table:table-cell office:value-type="float" office:value="-2.699">
            <text:p>-2.699</text:p>
          </table:table-cell>
          <table:table-cell office:value-type="float" office:value="-2.68">
            <text:p>-2.68</text:p>
          </table:table-cell>
          <table:table-cell office:value-type="float" office:value="-2.662">
            <text:p>-2.662</text:p>
          </table:table-cell>
          <table:table-cell office:value-type="float" office:value="-2.643">
            <text:p>-2.643</text:p>
          </table:table-cell>
          <table:table-cell office:value-type="float" office:value="-2.624">
            <text:p>-2.624</text:p>
          </table:table-cell>
          <table:table-cell office:value-type="float" office:value="-2.605">
            <text:p>-2.605</text:p>
          </table:table-cell>
          <table:table-cell office:value-type="float" office:value="-2.587">
            <text:p>-2.587</text:p>
          </table:table-cell>
          <table:table-cell office:value-type="float" office:value="-2.568">
            <text:p>-2.568</text:p>
          </table:table-cell>
          <table:table-cell office:value-type="float" office:value="-2.549">
            <text:p>-2.549</text:p>
          </table:table-cell>
          <table:table-cell office:value-type="float" office:value="-2.53">
            <text:p>-2.53</text:p>
          </table:table-cell>
          <table:table-cell office:value-type="float" office:value="-2.511">
            <text:p>-2.511</text:p>
          </table:table-cell>
        </table:table-row>
        <table:table-row table:style-name="ro1">
          <table:table-cell office:value-type="float" office:value="-80">
            <text:p>-80</text:p>
          </table:table-cell>
          <table:table-cell office:value-type="float" office:value="-2.511">
            <text:p>-2.511</text:p>
          </table:table-cell>
          <table:table-cell office:value-type="float" office:value="-2.492">
            <text:p>-2.492</text:p>
          </table:table-cell>
          <table:table-cell office:value-type="float" office:value="-2.473">
            <text:p>-2.473</text:p>
          </table:table-cell>
          <table:table-cell office:value-type="float" office:value="-2.454">
            <text:p>-2.454</text:p>
          </table:table-cell>
          <table:table-cell office:value-type="float" office:value="-2.435">
            <text:p>-2.435</text:p>
          </table:table-cell>
          <table:table-cell office:value-type="float" office:value="-2.416">
            <text:p>-2.416</text:p>
          </table:table-cell>
          <table:table-cell office:value-type="float" office:value="-2.397">
            <text:p>-2.397</text:p>
          </table:table-cell>
          <table:table-cell office:value-type="float" office:value="-2.378">
            <text:p>-2.378</text:p>
          </table:table-cell>
          <table:table-cell office:value-type="float" office:value="-2.359">
            <text:p>-2.359</text:p>
          </table:table-cell>
          <table:table-cell office:value-type="float" office:value="-2.339">
            <text:p>-2.339</text:p>
          </table:table-cell>
          <table:table-cell office:value-type="float" office:value="-2.32">
            <text:p>-2.32</text:p>
          </table:table-cell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-2.32">
            <text:p>-2.32</text:p>
          </table:table-cell>
          <table:table-cell office:value-type="float" office:value="-2.301">
            <text:p>-2.301</text:p>
          </table:table-cell>
          <table:table-cell office:value-type="float" office:value="-2.282">
            <text:p>-2.282</text:p>
          </table:table-cell>
          <table:table-cell office:value-type="float" office:value="-2.262">
            <text:p>-2.262</text:p>
          </table:table-cell>
          <table:table-cell office:value-type="float" office:value="-2.243">
            <text:p>-2.243</text:p>
          </table:table-cell>
          <table:table-cell office:value-type="float" office:value="-2.223">
            <text:p>-2.223</text:p>
          </table:table-cell>
          <table:table-cell office:value-type="float" office:value="-2.204">
            <text:p>-2.204</text:p>
          </table:table-cell>
          <table:table-cell office:value-type="float" office:value="-2.185">
            <text:p>-2.185</text:p>
          </table:table-cell>
          <table:table-cell office:value-type="float" office:value="-2.165">
            <text:p>-2.165</text:p>
          </table:table-cell>
          <table:table-cell office:value-type="float" office:value="-2.146">
            <text:p>-2.146</text:p>
          </table:table-cell>
          <table:table-cell office:value-type="float" office:value="-2.126">
            <text:p>-2.126</text:p>
          </table:table-cell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-2.126">
            <text:p>-2.126</text:p>
          </table:table-cell>
          <table:table-cell office:value-type="float" office:value="-2.106">
            <text:p>-2.106</text:p>
          </table:table-cell>
          <table:table-cell office:value-type="float" office:value="-2.087">
            <text:p>-2.087</text:p>
          </table:table-cell>
          <table:table-cell office:value-type="float" office:value="-2.067">
            <text:p>-2.067</text:p>
          </table:table-cell>
          <table:table-cell office:value-type="float" office:value="-2.048">
            <text:p>-2.048</text:p>
          </table:table-cell>
          <table:table-cell office:value-type="float" office:value="-2.028">
            <text:p>-2.028</text:p>
          </table:table-cell>
          <table:table-cell office:value-type="float" office:value="-2.008">
            <text:p>-2.008</text:p>
          </table:table-cell>
          <table:table-cell office:value-type="float" office:value="-1.988">
            <text:p>-1.988</text:p>
          </table:table-cell>
          <table:table-cell office:value-type="float" office:value="-1.969">
            <text:p>-1.969</text:p>
          </table:table-cell>
          <table:table-cell office:value-type="float" office:value="-1.949">
            <text:p>-1.949</text:p>
          </table:table-cell>
          <table:table-cell office:value-type="float" office:value="-1.929">
            <text:p>-1.929</text:p>
          </table:table-cell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-1.929">
            <text:p>-1.929</text:p>
          </table:table-cell>
          <table:table-cell office:value-type="float" office:value="-1.909">
            <text:p>-1.909</text:p>
          </table:table-cell>
          <table:table-cell office:value-type="float" office:value="-1.889">
            <text:p>-1.889</text:p>
          </table:table-cell>
          <table:table-cell office:value-type="float" office:value="-1.869">
            <text:p>-1.869</text:p>
          </table:table-cell>
          <table:table-cell office:value-type="float" office:value="-1.85">
            <text:p>-1.85</text:p>
          </table:table-cell>
          <table:table-cell office:value-type="float" office:value="-1.83">
            <text:p>-1.83</text:p>
          </table:table-cell>
          <table:table-cell office:value-type="float" office:value="-1.81">
            <text:p>-1.81</text:p>
          </table:table-cell>
          <table:table-cell office:value-type="float" office:value="-1.79">
            <text:p>-1.79</text:p>
          </table:table-cell>
          <table:table-cell office:value-type="float" office:value="-1.77">
            <text:p>-1.77</text:p>
          </table:table-cell>
          <table:table-cell office:value-type="float" office:value="-1.749">
            <text:p>-1.749</text:p>
          </table:table-cell>
          <table:table-cell office:value-type="float" office:value="-1.729">
            <text:p>-1.729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-1.729">
            <text:p>-1.729</text:p>
          </table:table-cell>
          <table:table-cell office:value-type="float" office:value="-1.709">
            <text:p>-1.709</text:p>
          </table:table-cell>
          <table:table-cell office:value-type="float" office:value="-1.689">
            <text:p>-1.689</text:p>
          </table:table-cell>
          <table:table-cell office:value-type="float" office:value="-1.669">
            <text:p>-1.669</text:p>
          </table:table-cell>
          <table:table-cell office:value-type="float" office:value="-1.649">
            <text:p>-1.649</text:p>
          </table:table-cell>
          <table:table-cell office:value-type="float" office:value="-1.628">
            <text:p>-1.628</text:p>
          </table:table-cell>
          <table:table-cell office:value-type="float" office:value="-1.608">
            <text:p>-1.608</text:p>
          </table:table-cell>
          <table:table-cell office:value-type="float" office:value="-1.588">
            <text:p>-1.588</text:p>
          </table:table-cell>
          <table:table-cell office:value-type="float" office:value="-1.568">
            <text:p>-1.568</text:p>
          </table:table-cell>
          <table:table-cell office:value-type="float" office:value="-1.547">
            <text:p>-1.547</text:p>
          </table:table-cell>
          <table:table-cell office:value-type="float" office:value="-1.527">
            <text:p>-1.527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-1.527">
            <text:p>-1.527</text:p>
          </table:table-cell>
          <table:table-cell office:value-type="float" office:value="-1.507">
            <text:p>-1.507</text:p>
          </table:table-cell>
          <table:table-cell office:value-type="float" office:value="-1.486">
            <text:p>-1.486</text:p>
          </table:table-cell>
          <table:table-cell office:value-type="float" office:value="-1.466">
            <text:p>-1.466</text:p>
          </table:table-cell>
          <table:table-cell office:value-type="float" office:value="-1.445">
            <text:p>-1.445</text:p>
          </table:table-cell>
          <table:table-cell office:value-type="float" office:value="-1.425">
            <text:p>-1.425</text:p>
          </table:table-cell>
          <table:table-cell office:value-type="float" office:value="-1.404">
            <text:p>-1.404</text:p>
          </table:table-cell>
          <table:table-cell office:value-type="float" office:value="-1.384">
            <text:p>-1.384</text:p>
          </table:table-cell>
          <table:table-cell office:value-type="float" office:value="-1.363">
            <text:p>-1.363</text:p>
          </table:table-cell>
          <table:table-cell office:value-type="float" office:value="-1.343">
            <text:p>-1.343</text:p>
          </table:table-cell>
          <table:table-cell office:value-type="float" office:value="-1.322">
            <text:p>-1.322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-1.322">
            <text:p>-1.322</text:p>
          </table:table-cell>
          <table:table-cell office:value-type="float" office:value="-1.301">
            <text:p>-1.301</text:p>
          </table:table-cell>
          <table:table-cell office:value-type="float" office:value="-1.281">
            <text:p>-1.281</text:p>
          </table:table-cell>
          <table:table-cell office:value-type="float" office:value="-1.26">
            <text:p>-1.26</text:p>
          </table:table-cell>
          <table:table-cell office:value-type="float" office:value="-1.239">
            <text:p>-1.239</text:p>
          </table:table-cell>
          <table:table-cell office:value-type="float" office:value="-1.218">
            <text:p>-1.218</text:p>
          </table:table-cell>
          <table:table-cell office:value-type="float" office:value="-1.198">
            <text:p>-1.198</text:p>
          </table:table-cell>
          <table:table-cell office:value-type="float" office:value="-1.177">
            <text:p>-1.177</text:p>
          </table:table-cell>
          <table:table-cell office:value-type="float" office:value="-1.156">
            <text:p>-1.156</text:p>
          </table:table-cell>
          <table:table-cell office:value-type="float" office:value="-1.135">
            <text:p>-1.135</text:p>
          </table:table-cell>
          <table:table-cell office:value-type="float" office:value="-1.114">
            <text:p>-1.114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1.114">
            <text:p>-1.114</text:p>
          </table:table-cell>
          <table:table-cell office:value-type="float" office:value="-1.094">
            <text:p>-1.094</text:p>
          </table:table-cell>
          <table:table-cell office:value-type="float" office:value="-1.073">
            <text:p>-1.073</text:p>
          </table:table-cell>
          <table:table-cell office:value-type="float" office:value="-1.052">
            <text:p>-1.052</text:p>
          </table:table-cell>
          <table:table-cell office:value-type="float" office:value="-1.031">
            <text:p>-1.031</text:p>
          </table:table-cell>
          <table:table-cell office:value-type="float" office:value="-1.01">
            <text:p>-1.01</text:p>
          </table:table-cell>
          <table:table-cell office:value-type="float" office:value="-0.989">
            <text:p>-0.989</text:p>
          </table:table-cell>
          <table:table-cell office:value-type="float" office:value="-0.968">
            <text:p>-0.968</text:p>
          </table:table-cell>
          <table:table-cell office:value-type="float" office:value="-0.947">
            <text:p>-0.947</text:p>
          </table:table-cell>
          <table:table-cell office:value-type="float" office:value="-0.926">
            <text:p>-0.926</text:p>
          </table:table-cell>
          <table:table-cell office:value-type="float" office:value="-0.905">
            <text:p>-0.9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905">
            <text:p>-0.905</text:p>
          </table:table-cell>
          <table:table-cell office:value-type="float" office:value="-0.883">
            <text:p>-0.883</text:p>
          </table:table-cell>
          <table:table-cell office:value-type="float" office:value="-0.862">
            <text:p>-0.862</text:p>
          </table:table-cell>
          <table:table-cell office:value-type="float" office:value="-0.841">
            <text:p>-0.841</text:p>
          </table:table-cell>
          <table:table-cell office:value-type="float" office:value="-0.82">
            <text:p>-0.82</text:p>
          </table:table-cell>
          <table:table-cell office:value-type="float" office:value="-0.799">
            <text:p>-0.799</text:p>
          </table:table-cell>
          <table:table-cell office:value-type="float" office:value="-0.778">
            <text:p>-0.778</text:p>
          </table:table-cell>
          <table:table-cell office:value-type="float" office:value="-0.756">
            <text:p>-0.756</text:p>
          </table:table-cell>
          <table:table-cell office:value-type="float" office:value="-0.735">
            <text:p>-0.735</text:p>
          </table:table-cell>
          <table:table-cell office:value-type="float" office:value="-0.714">
            <text:p>-0.714</text:p>
          </table:table-cell>
          <table:table-cell office:value-type="float" office:value="-0.692">
            <text:p>-0.69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692">
            <text:p>-0.692</text:p>
          </table:table-cell>
          <table:table-cell office:value-type="float" office:value="-0.671">
            <text:p>-0.671</text:p>
          </table:table-cell>
          <table:table-cell office:value-type="float" office:value="-0.65">
            <text:p>-0.65</text:p>
          </table:table-cell>
          <table:table-cell office:value-type="float" office:value="-0.628">
            <text:p>-0.628</text:p>
          </table:table-cell>
          <table:table-cell office:value-type="float" office:value="-0.607">
            <text:p>-0.607</text:p>
          </table:table-cell>
          <table:table-cell office:value-type="float" office:value="-0.586">
            <text:p>-0.586</text:p>
          </table:table-cell>
          <table:table-cell office:value-type="float" office:value="-0.564">
            <text:p>-0.564</text:p>
          </table:table-cell>
          <table:table-cell office:value-type="float" office:value="-0.543">
            <text:p>-0.543</text:p>
          </table:table-cell>
          <table:table-cell office:value-type="float" office:value="-0.521">
            <text:p>-0.521</text:p>
          </table:table-cell>
          <table:table-cell office:value-type="float" office:value="-0.5">
            <text:p>-0.5</text:p>
          </table:table-cell>
          <table:table-cell office:value-type="float" office:value="-0.478">
            <text:p>-0.47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478">
            <text:p>-0.478</text:p>
          </table:table-cell>
          <table:table-cell office:value-type="float" office:value="-0.457">
            <text:p>-0.457</text:p>
          </table:table-cell>
          <table:table-cell office:value-type="float" office:value="-0.435">
            <text:p>-0.435</text:p>
          </table:table-cell>
          <table:table-cell office:value-type="float" office:value="-0.413">
            <text:p>-0.413</text:p>
          </table:table-cell>
          <table:table-cell office:value-type="float" office:value="-0.392">
            <text:p>-0.392</text:p>
          </table:table-cell>
          <table:table-cell office:value-type="float" office:value="-0.37">
            <text:p>-0.37</text:p>
          </table:table-cell>
          <table:table-cell office:value-type="float" office:value="-0.349">
            <text:p>-0.349</text:p>
          </table:table-cell>
          <table:table-cell office:value-type="float" office:value="-0.327">
            <text:p>-0.327</text:p>
          </table:table-cell>
          <table:table-cell office:value-type="float" office:value="-0.305">
            <text:p>-0.305</text:p>
          </table:table-cell>
          <table:table-cell office:value-type="float" office:value="-0.284">
            <text:p>-0.284</text:p>
          </table:table-cell>
          <table:table-cell office:value-type="float" office:value="-0.262">
            <text:p>-0.26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262">
            <text:p>-0.262</text:p>
          </table:table-cell>
          <table:table-cell office:value-type="float" office:value="-0.24">
            <text:p>-0.24</text:p>
          </table:table-cell>
          <table:table-cell office:value-type="float" office:value="-0.218">
            <text:p>-0.218</text:p>
          </table:table-cell>
          <table:table-cell office:value-type="float" office:value="-0.197">
            <text:p>-0.197</text:p>
          </table:table-cell>
          <table:table-cell office:value-type="float" office:value="-0.175">
            <text:p>-0.175</text:p>
          </table:table-cell>
          <table:table-cell office:value-type="float" office:value="-0.153">
            <text:p>-0.153</text:p>
          </table:table-cell>
          <table:table-cell office:value-type="float" office:value="-0.131">
            <text:p>-0.131</text:p>
          </table:table-cell>
          <table:table-cell office:value-type="float" office:value="-0.109">
            <text:p>-0.109</text:p>
          </table:table-cell>
          <table:table-cell office:value-type="float" office:value="-0.088">
            <text:p>-0.088</text:p>
          </table:table-cell>
          <table:table-cell office:value-type="float" office:value="-0.066">
            <text:p>-0.066</text:p>
          </table:table-cell>
          <table:table-cell office:value-type="float" office:value="-0.044">
            <text:p>-0.04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0.044">
            <text:p>-0.044</text:p>
          </table:table-cell>
          <table:table-cell office:value-type="float" office:value="-0.022">
            <text:p>-0.022</text:p>
          </table:table-cell>
          <table:table-cell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0.044">
            <text:p>0.044</text:p>
          </table:table-cell>
          <table:table-cell office:value-type="float" office:value="0.066">
            <text:p>0.066</text:p>
          </table:table-cell>
          <table:table-cell office:value-type="float" office:value="0.088">
            <text:p>0.088</text:p>
          </table:table-cell>
          <table:table-cell office:value-type="float" office:value="0.11">
            <text:p>0.11</text:p>
          </table:table-cell>
          <table:table-cell office:value-type="float" office:value="0.132">
            <text:p>0.132</text:p>
          </table:table-cell>
          <table:table-cell office:value-type="float" office:value="0.154">
            <text:p>0.154</text:p>
          </table:table-cell>
          <table:table-cell office:value-type="float" office:value="0.176">
            <text:p>0.17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176">
            <text:p>0.176</text:p>
          </table:table-cell>
          <table:table-cell office:value-type="float" office:value="0.198">
            <text:p>0.198</text:p>
          </table:table-cell>
          <table:table-cell office:value-type="float" office:value="0.22">
            <text:p>0.22</text:p>
          </table:table-cell>
          <table:table-cell office:value-type="float" office:value="0.242">
            <text:p>0.242</text:p>
          </table:table-cell>
          <table:table-cell office:value-type="float" office:value="0.264">
            <text:p>0.264</text:p>
          </table:table-cell>
          <table:table-cell office:value-type="float" office:value="0.286">
            <text:p>0.286</text:p>
          </table:table-cell>
          <table:table-cell office:value-type="float" office:value="0.308">
            <text:p>0.308</text:p>
          </table:table-cell>
          <table:table-cell office:value-type="float" office:value="0.33">
            <text:p>0.33</text:p>
          </table:table-cell>
          <table:table-cell office:value-type="float" office:value="0.353">
            <text:p>0.353</text:p>
          </table:table-cell>
          <table:table-cell office:value-type="float" office:value="0.375">
            <text:p>0.375</text:p>
          </table:table-cell>
          <table:table-cell office:value-type="float" office:value="0.397">
            <text:p>0.39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397">
            <text:p>0.397</text:p>
          </table:table-cell>
          <table:table-cell office:value-type="float" office:value="0.419">
            <text:p>0.419</text:p>
          </table:table-cell>
          <table:table-cell office:value-type="float" office:value="0.441">
            <text:p>0.441</text:p>
          </table:table-cell>
          <table:table-cell office:value-type="float" office:value="0.463">
            <text:p>0.463</text:p>
          </table:table-cell>
          <table:table-cell office:value-type="float" office:value="0.486">
            <text:p>0.486</text:p>
          </table:table-cell>
          <table:table-cell office:value-type="float" office:value="0.508">
            <text:p>0.508</text:p>
          </table:table-cell>
          <table:table-cell office:value-type="float" office:value="0.53">
            <text:p>0.53</text:p>
          </table:table-cell>
          <table:table-cell office:value-type="float" office:value="0.552">
            <text:p>0.552</text:p>
          </table:table-cell>
          <table:table-cell office:value-type="float" office:value="0.575">
            <text:p>0.575</text:p>
          </table:table-cell>
          <table:table-cell office:value-type="float" office:value="0.597">
            <text:p>0.597</text:p>
          </table:table-cell>
          <table:table-cell office:value-type="float" office:value="0.619">
            <text:p>0.61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619">
            <text:p>0.619</text:p>
          </table:table-cell>
          <table:table-cell office:value-type="float" office:value="0.642">
            <text:p>0.642</text:p>
          </table:table-cell>
          <table:table-cell office:value-type="float" office:value="0.664">
            <text:p>0.664</text:p>
          </table:table-cell>
          <table:table-cell office:value-type="float" office:value="0.686">
            <text:p>0.686</text:p>
          </table:table-cell>
          <table:table-cell office:value-type="float" office:value="0.709">
            <text:p>0.709</text:p>
          </table:table-cell>
          <table:table-cell office:value-type="float" office:value="0.731">
            <text:p>0.731</text:p>
          </table:table-cell>
          <table:table-cell office:value-type="float" office:value="0.753">
            <text:p>0.753</text:p>
          </table:table-cell>
          <table:table-cell office:value-type="float" office:value="0.776">
            <text:p>0.776</text:p>
          </table:table-cell>
          <table:table-cell office:value-type="float" office:value="0.798">
            <text:p>0.798</text:p>
          </table:table-cell>
          <table:table-cell office:value-type="float" office:value="0.821">
            <text:p>0.821</text:p>
          </table:table-cell>
          <table:table-cell office:value-type="float" office:value="0.843">
            <text:p>0.84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43">
            <text:p>0.843</text:p>
          </table:table-cell>
          <table:table-cell office:value-type="float" office:value="0.865">
            <text:p>0.865</text:p>
          </table:table-cell>
          <table:table-cell office:value-type="float" office:value="0.888">
            <text:p>0.888</text:p>
          </table:table-cell>
          <table:table-cell office:value-type="float" office:value="0.91">
            <text:p>0.91</text:p>
          </table:table-cell>
          <table:table-cell office:value-type="float" office:value="0.933">
            <text:p>0.933</text:p>
          </table:table-cell>
          <table:table-cell office:value-type="float" office:value="0.955">
            <text:p>0.955</text:p>
          </table:table-cell>
          <table:table-cell office:value-type="float" office:value="0.978">
            <text:p>0.978</text:p>
          </table:table-cell>
          <table:table-cell office:value-type="float" office:value="1">
            <text:p>1</text:p>
          </table:table-cell>
          <table:table-cell office:value-type="float" office:value="1.023">
            <text:p>1.023</text:p>
          </table:table-cell>
          <table:table-cell office:value-type="float" office:value="1.045">
            <text:p>1.045</text:p>
          </table:table-cell>
          <table:table-cell office:value-type="float" office:value="1.068">
            <text:p>1.06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.068">
            <text:p>1.068</text:p>
          </table:table-cell>
          <table:table-cell office:value-type="float" office:value="1.09">
            <text:p>1.09</text:p>
          </table:table-cell>
          <table:table-cell office:value-type="float" office:value="1.113">
            <text:p>1.113</text:p>
          </table:table-cell>
          <table:table-cell office:value-type="float" office:value="1.136">
            <text:p>1.136</text:p>
          </table:table-cell>
          <table:table-cell office:value-type="float" office:value="1.158">
            <text:p>1.158</text:p>
          </table:table-cell>
          <table:table-cell office:value-type="float" office:value="1.181">
            <text:p>1.181</text:p>
          </table:table-cell>
          <table:table-cell office:value-type="float" office:value="1.203">
            <text:p>1.203</text:p>
          </table:table-cell>
          <table:table-cell office:value-type="float" office:value="1.226">
            <text:p>1.226</text:p>
          </table:table-cell>
          <table:table-cell office:value-type="float" office:value="1.249">
            <text:p>1.249</text:p>
          </table:table-cell>
          <table:table-cell office:value-type="float" office:value="1.271">
            <text:p>1.271</text:p>
          </table:table-cell>
          <table:table-cell office:value-type="float" office:value="1.294">
            <text:p>1.29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.294">
            <text:p>1.294</text:p>
          </table:table-cell>
          <table:table-cell office:value-type="float" office:value="1.316">
            <text:p>1.316</text:p>
          </table:table-cell>
          <table:table-cell office:value-type="float" office:value="1.339">
            <text:p>1.339</text:p>
          </table:table-cell>
          <table:table-cell office:value-type="float" office:value="1.362">
            <text:p>1.362</text:p>
          </table:table-cell>
          <table:table-cell office:value-type="float" office:value="1.384">
            <text:p>1.384</text:p>
          </table:table-cell>
          <table:table-cell office:value-type="float" office:value="1.407">
            <text:p>1.407</text:p>
          </table:table-cell>
          <table:table-cell office:value-type="float" office:value="1.43">
            <text:p>1.43</text:p>
          </table:table-cell>
          <table:table-cell office:value-type="float" office:value="1.453">
            <text:p>1.453</text:p>
          </table:table-cell>
          <table:table-cell office:value-type="float" office:value="1.475">
            <text:p>1.475</text:p>
          </table:table-cell>
          <table:table-cell office:value-type="float" office:value="1.498">
            <text:p>1.498</text:p>
          </table:table-cell>
          <table:table-cell office:value-type="float" office:value="1.521">
            <text:p>1.52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521">
            <text:p>1.521</text:p>
          </table:table-cell>
          <table:table-cell office:value-type="float" office:value="1.543">
            <text:p>1.543</text:p>
          </table:table-cell>
          <table:table-cell office:value-type="float" office:value="1.566">
            <text:p>1.566</text:p>
          </table:table-cell>
          <table:table-cell office:value-type="float" office:value="1.589">
            <text:p>1.589</text:p>
          </table:table-cell>
          <table:table-cell office:value-type="float" office:value="1.612">
            <text:p>1.612</text:p>
          </table:table-cell>
          <table:table-cell office:value-type="float" office:value="1.635">
            <text:p>1.635</text:p>
          </table:table-cell>
          <table:table-cell office:value-type="float" office:value="1.657">
            <text:p>1.657</text:p>
          </table:table-cell>
          <table:table-cell office:value-type="float" office:value="1.68">
            <text:p>1.68</text:p>
          </table:table-cell>
          <table:table-cell office:value-type="float" office:value="1.703">
            <text:p>1.703</text:p>
          </table:table-cell>
          <table:table-cell office:value-type="float" office:value="1.726">
            <text:p>1.726</text:p>
          </table:table-cell>
          <table:table-cell office:value-type="float" office:value="1.749">
            <text:p>1.749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.749">
            <text:p>1.749</text:p>
          </table:table-cell>
          <table:table-cell office:value-type="float" office:value="1.771">
            <text:p>1.771</text:p>
          </table:table-cell>
          <table:table-cell office:value-type="float" office:value="1.794">
            <text:p>1.794</text:p>
          </table:table-cell>
          <table:table-cell office:value-type="float" office:value="1.817">
            <text:p>1.817</text:p>
          </table:table-cell>
          <table:table-cell office:value-type="float" office:value="1.84">
            <text:p>1.84</text:p>
          </table:table-cell>
          <table:table-cell office:value-type="float" office:value="1.863">
            <text:p>1.863</text:p>
          </table:table-cell>
          <table:table-cell office:value-type="float" office:value="1.886">
            <text:p>1.886</text:p>
          </table:table-cell>
          <table:table-cell office:value-type="float" office:value="1.909">
            <text:p>1.909</text:p>
          </table:table-cell>
          <table:table-cell office:value-type="float" office:value="1.931">
            <text:p>1.931</text:p>
          </table:table-cell>
          <table:table-cell office:value-type="float" office:value="1.954">
            <text:p>1.954</text:p>
          </table:table-cell>
          <table:table-cell office:value-type="float" office:value="1.977">
            <text:p>1.97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.977">
            <text:p>1.977</text:p>
          </table:table-cell>
          <table:table-cell office:value-type="float" office:value="2">
            <text:p>2</text:p>
          </table:table-cell>
          <table:table-cell office:value-type="float" office:value="2.023">
            <text:p>2.023</text:p>
          </table:table-cell>
          <table:table-cell office:value-type="float" office:value="2.046">
            <text:p>2.046</text:p>
          </table:table-cell>
          <table:table-cell office:value-type="float" office:value="2.069">
            <text:p>2.069</text:p>
          </table:table-cell>
          <table:table-cell office:value-type="float" office:value="2.092">
            <text:p>2.092</text:p>
          </table:table-cell>
          <table:table-cell office:value-type="float" office:value="2.115">
            <text:p>2.115</text:p>
          </table:table-cell>
          <table:table-cell office:value-type="float" office:value="2.138">
            <text:p>2.138</text:p>
          </table:table-cell>
          <table:table-cell office:value-type="float" office:value="2.161">
            <text:p>2.161</text:p>
          </table:table-cell>
          <table:table-cell office:value-type="float" office:value="2.184">
            <text:p>2.184</text:p>
          </table:table-cell>
          <table:table-cell office:value-type="float" office:value="2.207">
            <text:p>2.20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.207">
            <text:p>2.207</text:p>
          </table:table-cell>
          <table:table-cell office:value-type="float" office:value="2.23">
            <text:p>2.23</text:p>
          </table:table-cell>
          <table:table-cell office:value-type="float" office:value="2.253">
            <text:p>2.253</text:p>
          </table:table-cell>
          <table:table-cell office:value-type="float" office:value="2.276">
            <text:p>2.276</text:p>
          </table:table-cell>
          <table:table-cell office:value-type="float" office:value="2.298">
            <text:p>2.298</text:p>
          </table:table-cell>
          <table:table-cell office:value-type="float" office:value="2.321">
            <text:p>2.321</text:p>
          </table:table-cell>
          <table:table-cell office:value-type="float" office:value="2.344">
            <text:p>2.344</text:p>
          </table:table-cell>
          <table:table-cell office:value-type="float" office:value="2.367">
            <text:p>2.367</text:p>
          </table:table-cell>
          <table:table-cell office:value-type="float" office:value="2.39">
            <text:p>2.39</text:p>
          </table:table-cell>
          <table:table-cell office:value-type="float" office:value="2.413">
            <text:p>2.413</text:p>
          </table:table-cell>
          <table:table-cell office:value-type="float" office:value="2.436">
            <text:p>2.43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.436">
            <text:p>2.436</text:p>
          </table:table-cell>
          <table:table-cell office:value-type="float" office:value="2.459">
            <text:p>2.459</text:p>
          </table:table-cell>
          <table:table-cell office:value-type="float" office:value="2.483">
            <text:p>2.483</text:p>
          </table:table-cell>
          <table:table-cell office:value-type="float" office:value="2.506">
            <text:p>2.506</text:p>
          </table:table-cell>
          <table:table-cell office:value-type="float" office:value="2.529">
            <text:p>2.529</text:p>
          </table:table-cell>
          <table:table-cell office:value-type="float" office:value="2.552">
            <text:p>2.552</text:p>
          </table:table-cell>
          <table:table-cell office:value-type="float" office:value="2.575">
            <text:p>2.575</text:p>
          </table:table-cell>
          <table:table-cell office:value-type="float" office:value="2.598">
            <text:p>2.598</text:p>
          </table:table-cell>
          <table:table-cell office:value-type="float" office:value="2.621">
            <text:p>2.621</text:p>
          </table:table-cell>
          <table:table-cell office:value-type="float" office:value="2.644">
            <text:p>2.644</text:p>
          </table:table-cell>
          <table:table-cell office:value-type="float" office:value="2.667">
            <text:p>2.66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.667">
            <text:p>2.667</text:p>
          </table:table-cell>
          <table:table-cell office:value-type="float" office:value="2.69">
            <text:p>2.69</text:p>
          </table:table-cell>
          <table:table-cell office:value-type="float" office:value="2.713">
            <text:p>2.713</text:p>
          </table:table-cell>
          <table:table-cell office:value-type="float" office:value="2.736">
            <text:p>2.736</text:p>
          </table:table-cell>
          <table:table-cell office:value-type="float" office:value="2.759">
            <text:p>2.759</text:p>
          </table:table-cell>
          <table:table-cell office:value-type="float" office:value="2.782">
            <text:p>2.782</text:p>
          </table:table-cell>
          <table:table-cell office:value-type="float" office:value="2.805">
            <text:p>2.805</text:p>
          </table:table-cell>
          <table:table-cell office:value-type="float" office:value="2.828">
            <text:p>2.828</text:p>
          </table:table-cell>
          <table:table-cell office:value-type="float" office:value="2.851">
            <text:p>2.851</text:p>
          </table:table-cell>
          <table:table-cell office:value-type="float" office:value="2.874">
            <text:p>2.874</text:p>
          </table:table-cell>
          <table:table-cell office:value-type="float" office:value="2.897">
            <text:p>2.897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.897">
            <text:p>2.897</text:p>
          </table:table-cell>
          <table:table-cell office:value-type="float" office:value="2.92">
            <text:p>2.92</text:p>
          </table:table-cell>
          <table:table-cell office:value-type="float" office:value="2.944">
            <text:p>2.944</text:p>
          </table:table-cell>
          <table:table-cell office:value-type="float" office:value="2.967">
            <text:p>2.967</text:p>
          </table:table-cell>
          <table:table-cell office:value-type="float" office:value="2.99">
            <text:p>2.99</text:p>
          </table:table-cell>
          <table:table-cell office:value-type="float" office:value="3.013">
            <text:p>3.013</text:p>
          </table:table-cell>
          <table:table-cell office:value-type="float" office:value="3.036">
            <text:p>3.036</text:p>
          </table:table-cell>
          <table:table-cell office:value-type="float" office:value="3.059">
            <text:p>3.059</text:p>
          </table:table-cell>
          <table:table-cell office:value-type="float" office:value="3.082">
            <text:p>3.082</text:p>
          </table:table-cell>
          <table:table-cell office:value-type="float" office:value="3.105">
            <text:p>3.105</text:p>
          </table:table-cell>
          <table:table-cell office:value-type="float" office:value="3.128">
            <text:p>3.12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.128">
            <text:p>3.128</text:p>
          </table:table-cell>
          <table:table-cell office:value-type="float" office:value="3.151">
            <text:p>3.151</text:p>
          </table:table-cell>
          <table:table-cell office:value-type="float" office:value="3.174">
            <text:p>3.174</text:p>
          </table:table-cell>
          <table:table-cell office:value-type="float" office:value="3.197">
            <text:p>3.197</text:p>
          </table:table-cell>
          <table:table-cell office:value-type="float" office:value="3.22">
            <text:p>3.22</text:p>
          </table:table-cell>
          <table:table-cell office:value-type="float" office:value="3.244">
            <text:p>3.244</text:p>
          </table:table-cell>
          <table:table-cell office:value-type="float" office:value="3.267">
            <text:p>3.267</text:p>
          </table:table-cell>
          <table:table-cell office:value-type="float" office:value="3.29">
            <text:p>3.29</text:p>
          </table:table-cell>
          <table:table-cell office:value-type="float" office:value="3.313">
            <text:p>3.313</text:p>
          </table:table-cell>
          <table:table-cell office:value-type="float" office:value="3.336">
            <text:p>3.336</text:p>
          </table:table-cell>
          <table:table-cell office:value-type="float" office:value="3.359">
            <text:p>3.35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.359">
            <text:p>3.359</text:p>
          </table:table-cell>
          <table:table-cell office:value-type="float" office:value="3.382">
            <text:p>3.382</text:p>
          </table:table-cell>
          <table:table-cell office:value-type="float" office:value="3.405">
            <text:p>3.405</text:p>
          </table:table-cell>
          <table:table-cell office:value-type="float" office:value="3.428">
            <text:p>3.428</text:p>
          </table:table-cell>
          <table:table-cell office:value-type="float" office:value="3.451">
            <text:p>3.451</text:p>
          </table:table-cell>
          <table:table-cell office:value-type="float" office:value="3.474">
            <text:p>3.474</text:p>
          </table:table-cell>
          <table:table-cell office:value-type="float" office:value="3.497">
            <text:p>3.497</text:p>
          </table:table-cell>
          <table:table-cell office:value-type="float" office:value="3.52">
            <text:p>3.52</text:p>
          </table:table-cell>
          <table:table-cell office:value-type="float" office:value="3.544">
            <text:p>3.544</text:p>
          </table:table-cell>
          <table:table-cell office:value-type="float" office:value="3.567">
            <text:p>3.567</text:p>
          </table:table-cell>
          <table:table-cell office:value-type="float" office:value="3.59">
            <text:p>3.5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.59">
            <text:p>3.59</text:p>
          </table:table-cell>
          <table:table-cell office:value-type="float" office:value="3.613">
            <text:p>3.613</text:p>
          </table:table-cell>
          <table:table-cell office:value-type="float" office:value="3.636">
            <text:p>3.636</text:p>
          </table:table-cell>
          <table:table-cell office:value-type="float" office:value="3.659">
            <text:p>3.659</text:p>
          </table:table-cell>
          <table:table-cell office:value-type="float" office:value="3.682">
            <text:p>3.682</text:p>
          </table:table-cell>
          <table:table-cell office:value-type="float" office:value="3.705">
            <text:p>3.705</text:p>
          </table:table-cell>
          <table:table-cell office:value-type="float" office:value="3.728">
            <text:p>3.728</text:p>
          </table:table-cell>
          <table:table-cell office:value-type="float" office:value="3.751">
            <text:p>3.751</text:p>
          </table:table-cell>
          <table:table-cell office:value-type="float" office:value="3.774">
            <text:p>3.774</text:p>
          </table:table-cell>
          <table:table-cell office:value-type="float" office:value="3.797">
            <text:p>3.797</text:p>
          </table:table-cell>
          <table:table-cell office:value-type="float" office:value="3.82">
            <text:p>3.8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.82">
            <text:p>3.82</text:p>
          </table:table-cell>
          <table:table-cell office:value-type="float" office:value="3.843">
            <text:p>3.843</text:p>
          </table:table-cell>
          <table:table-cell office:value-type="float" office:value="3.866">
            <text:p>3.866</text:p>
          </table:table-cell>
          <table:table-cell office:value-type="float" office:value="3.889">
            <text:p>3.889</text:p>
          </table:table-cell>
          <table:table-cell office:value-type="float" office:value="3.912">
            <text:p>3.912</text:p>
          </table:table-cell>
          <table:table-cell office:value-type="float" office:value="3.935">
            <text:p>3.935</text:p>
          </table:table-cell>
          <table:table-cell office:value-type="float" office:value="3.958">
            <text:p>3.958</text:p>
          </table:table-cell>
          <table:table-cell office:value-type="float" office:value="3.981">
            <text:p>3.981</text:p>
          </table:table-cell>
          <table:table-cell office:value-type="float" office:value="4.004">
            <text:p>4.004</text:p>
          </table:table-cell>
          <table:table-cell office:value-type="float" office:value="4.027">
            <text:p>4.027</text:p>
          </table:table-cell>
          <table:table-cell office:value-type="float" office:value="4.05">
            <text:p>4.0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4.05">
            <text:p>4.05</text:p>
          </table:table-cell>
          <table:table-cell office:value-type="float" office:value="4.073">
            <text:p>4.073</text:p>
          </table:table-cell>
          <table:table-cell office:value-type="float" office:value="4.096">
            <text:p>4.096</text:p>
          </table:table-cell>
          <table:table-cell office:value-type="float" office:value="4.119">
            <text:p>4.119</text:p>
          </table:table-cell>
          <table:table-cell office:value-type="float" office:value="4.142">
            <text:p>4.142</text:p>
          </table:table-cell>
          <table:table-cell office:value-type="float" office:value="4.165">
            <text:p>4.165</text:p>
          </table:table-cell>
          <table:table-cell office:value-type="float" office:value="4.188">
            <text:p>4.188</text:p>
          </table:table-cell>
          <table:table-cell office:value-type="float" office:value="4.211">
            <text:p>4.211</text:p>
          </table:table-cell>
          <table:table-cell office:value-type="float" office:value="4.234">
            <text:p>4.234</text:p>
          </table:table-cell>
          <table:table-cell office:value-type="float" office:value="4.257">
            <text:p>4.257</text:p>
          </table:table-cell>
          <table:table-cell office:value-type="float" office:value="4.28">
            <text:p>4.2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.28">
            <text:p>4.28</text:p>
          </table:table-cell>
          <table:table-cell office:value-type="float" office:value="4.303">
            <text:p>4.303</text:p>
          </table:table-cell>
          <table:table-cell office:value-type="float" office:value="4.326">
            <text:p>4.326</text:p>
          </table:table-cell>
          <table:table-cell office:value-type="float" office:value="4.349">
            <text:p>4.349</text:p>
          </table:table-cell>
          <table:table-cell office:value-type="float" office:value="4.372">
            <text:p>4.372</text:p>
          </table:table-cell>
          <table:table-cell office:value-type="float" office:value="4.395">
            <text:p>4.395</text:p>
          </table:table-cell>
          <table:table-cell office:value-type="float" office:value="4.417">
            <text:p>4.417</text:p>
          </table:table-cell>
          <table:table-cell office:value-type="float" office:value="4.44">
            <text:p>4.44</text:p>
          </table:table-cell>
          <table:table-cell office:value-type="float" office:value="4.463">
            <text:p>4.463</text:p>
          </table:table-cell>
          <table:table-cell office:value-type="float" office:value="4.486">
            <text:p>4.486</text:p>
          </table:table-cell>
          <table:table-cell office:value-type="float" office:value="4.509">
            <text:p>4.509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4.509">
            <text:p>4.509</text:p>
          </table:table-cell>
          <table:table-cell office:value-type="float" office:value="4.532">
            <text:p>4.532</text:p>
          </table:table-cell>
          <table:table-cell office:value-type="float" office:value="4.555">
            <text:p>4.555</text:p>
          </table:table-cell>
          <table:table-cell office:value-type="float" office:value="4.578">
            <text:p>4.578</text:p>
          </table:table-cell>
          <table:table-cell office:value-type="float" office:value="4.601">
            <text:p>4.601</text:p>
          </table:table-cell>
          <table:table-cell office:value-type="float" office:value="4.623">
            <text:p>4.623</text:p>
          </table:table-cell>
          <table:table-cell office:value-type="float" office:value="4.646">
            <text:p>4.646</text:p>
          </table:table-cell>
          <table:table-cell office:value-type="float" office:value="4.669">
            <text:p>4.669</text:p>
          </table:table-cell>
          <table:table-cell office:value-type="float" office:value="4.692">
            <text:p>4.692</text:p>
          </table:table-cell>
          <table:table-cell office:value-type="float" office:value="4.715">
            <text:p>4.715</text:p>
          </table:table-cell>
          <table:table-cell office:value-type="float" office:value="4.738">
            <text:p>4.738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.738">
            <text:p>4.738</text:p>
          </table:table-cell>
          <table:table-cell office:value-type="float" office:value="4.76">
            <text:p>4.76</text:p>
          </table:table-cell>
          <table:table-cell office:value-type="float" office:value="4.783">
            <text:p>4.783</text:p>
          </table:table-cell>
          <table:table-cell office:value-type="float" office:value="4.806">
            <text:p>4.806</text:p>
          </table:table-cell>
          <table:table-cell office:value-type="float" office:value="4.829">
            <text:p>4.829</text:p>
          </table:table-cell>
          <table:table-cell office:value-type="float" office:value="4.852">
            <text:p>4.852</text:p>
          </table:table-cell>
          <table:table-cell office:value-type="float" office:value="4.874">
            <text:p>4.874</text:p>
          </table:table-cell>
          <table:table-cell office:value-type="float" office:value="4.897">
            <text:p>4.897</text:p>
          </table:table-cell>
          <table:table-cell office:value-type="float" office:value="4.92">
            <text:p>4.92</text:p>
          </table:table-cell>
          <table:table-cell office:value-type="float" office:value="4.943">
            <text:p>4.943</text:p>
          </table:table-cell>
          <table:table-cell office:value-type="float" office:value="4.965">
            <text:p>4.96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.965">
            <text:p>4.965</text:p>
          </table:table-cell>
          <table:table-cell office:value-type="float" office:value="4.988">
            <text:p>4.988</text:p>
          </table:table-cell>
          <table:table-cell office:value-type="float" office:value="5.011">
            <text:p>5.011</text:p>
          </table:table-cell>
          <table:table-cell office:value-type="float" office:value="5.034">
            <text:p>5.034</text:p>
          </table:table-cell>
          <table:table-cell office:value-type="float" office:value="5.056">
            <text:p>5.056</text:p>
          </table:table-cell>
          <table:table-cell office:value-type="float" office:value="5.079">
            <text:p>5.079</text:p>
          </table:table-cell>
          <table:table-cell office:value-type="float" office:value="5.102">
            <text:p>5.102</text:p>
          </table:table-cell>
          <table:table-cell office:value-type="float" office:value="5.124">
            <text:p>5.124</text:p>
          </table:table-cell>
          <table:table-cell office:value-type="float" office:value="5.147">
            <text:p>5.147</text:p>
          </table:table-cell>
          <table:table-cell office:value-type="float" office:value="5.17">
            <text:p>5.17</text:p>
          </table:table-cell>
          <table:table-cell office:value-type="float" office:value="5.192">
            <text:p>5.192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.192">
            <text:p>5.192</text:p>
          </table:table-cell>
          <table:table-cell office:value-type="float" office:value="5.215">
            <text:p>5.215</text:p>
          </table:table-cell>
          <table:table-cell office:value-type="float" office:value="5.238">
            <text:p>5.238</text:p>
          </table:table-cell>
          <table:table-cell office:value-type="float" office:value="5.26">
            <text:p>5.26</text:p>
          </table:table-cell>
          <table:table-cell office:value-type="float" office:value="5.283">
            <text:p>5.283</text:p>
          </table:table-cell>
          <table:table-cell office:value-type="float" office:value="5.306">
            <text:p>5.306</text:p>
          </table:table-cell>
          <table:table-cell office:value-type="float" office:value="5.328">
            <text:p>5.328</text:p>
          </table:table-cell>
          <table:table-cell office:value-type="float" office:value="5.351">
            <text:p>5.351</text:p>
          </table:table-cell>
          <table:table-cell office:value-type="float" office:value="5.374">
            <text:p>5.374</text:p>
          </table:table-cell>
          <table:table-cell office:value-type="float" office:value="5.396">
            <text:p>5.396</text:p>
          </table:table-cell>
          <table:table-cell office:value-type="float" office:value="5.419">
            <text:p>5.419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5.419">
            <text:p>5.419</text:p>
          </table:table-cell>
          <table:table-cell office:value-type="float" office:value="5.441">
            <text:p>5.441</text:p>
          </table:table-cell>
          <table:table-cell office:value-type="float" office:value="5.464">
            <text:p>5.464</text:p>
          </table:table-cell>
          <table:table-cell office:value-type="float" office:value="5.487">
            <text:p>5.487</text:p>
          </table:table-cell>
          <table:table-cell office:value-type="float" office:value="5.509">
            <text:p>5.509</text:p>
          </table:table-cell>
          <table:table-cell office:value-type="float" office:value="5.532">
            <text:p>5.532</text:p>
          </table:table-cell>
          <table:table-cell office:value-type="float" office:value="5.554">
            <text:p>5.554</text:p>
          </table:table-cell>
          <table:table-cell office:value-type="float" office:value="5.577">
            <text:p>5.577</text:p>
          </table:table-cell>
          <table:table-cell office:value-type="float" office:value="5.599">
            <text:p>5.599</text:p>
          </table:table-cell>
          <table:table-cell office:value-type="float" office:value="5.622">
            <text:p>5.622</text:p>
          </table:table-cell>
          <table:table-cell office:value-type="float" office:value="5.644">
            <text:p>5.644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.644">
            <text:p>5.644</text:p>
          </table:table-cell>
          <table:table-cell office:value-type="float" office:value="5.667">
            <text:p>5.667</text:p>
          </table:table-cell>
          <table:table-cell office:value-type="float" office:value="5.69">
            <text:p>5.69</text:p>
          </table:table-cell>
          <table:table-cell office:value-type="float" office:value="5.712">
            <text:p>5.712</text:p>
          </table:table-cell>
          <table:table-cell office:value-type="float" office:value="5.735">
            <text:p>5.735</text:p>
          </table:table-cell>
          <table:table-cell office:value-type="float" office:value="5.757">
            <text:p>5.757</text:p>
          </table:table-cell>
          <table:table-cell office:value-type="float" office:value="5.779">
            <text:p>5.779</text:p>
          </table:table-cell>
          <table:table-cell office:value-type="float" office:value="5.802">
            <text:p>5.802</text:p>
          </table:table-cell>
          <table:table-cell office:value-type="float" office:value="5.824">
            <text:p>5.824</text:p>
          </table:table-cell>
          <table:table-cell office:value-type="float" office:value="5.847">
            <text:p>5.847</text:p>
          </table:table-cell>
          <table:table-cell office:value-type="float" office:value="5.869">
            <text:p>5.869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5.869">
            <text:p>5.869</text:p>
          </table:table-cell>
          <table:table-cell office:value-type="float" office:value="5.892">
            <text:p>5.892</text:p>
          </table:table-cell>
          <table:table-cell office:value-type="float" office:value="5.914">
            <text:p>5.914</text:p>
          </table:table-cell>
          <table:table-cell office:value-type="float" office:value="5.937">
            <text:p>5.937</text:p>
          </table:table-cell>
          <table:table-cell office:value-type="float" office:value="5.959">
            <text:p>5.959</text:p>
          </table:table-cell>
          <table:table-cell office:value-type="float" office:value="5.982">
            <text:p>5.982</text:p>
          </table:table-cell>
          <table:table-cell office:value-type="float" office:value="6.004">
            <text:p>6.004</text:p>
          </table:table-cell>
          <table:table-cell office:value-type="float" office:value="6.026">
            <text:p>6.026</text:p>
          </table:table-cell>
          <table:table-cell office:value-type="float" office:value="6.049">
            <text:p>6.049</text:p>
          </table:table-cell>
          <table:table-cell office:value-type="float" office:value="6.071">
            <text:p>6.071</text:p>
          </table:table-cell>
          <table:table-cell office:value-type="float" office:value="6.094">
            <text:p>6.094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6.094">
            <text:p>6.094</text:p>
          </table:table-cell>
          <table:table-cell office:value-type="float" office:value="6.116">
            <text:p>6.116</text:p>
          </table:table-cell>
          <table:table-cell office:value-type="float" office:value="6.138">
            <text:p>6.138</text:p>
          </table:table-cell>
          <table:table-cell office:value-type="float" office:value="6.161">
            <text:p>6.161</text:p>
          </table:table-cell>
          <table:table-cell office:value-type="float" office:value="6.183">
            <text:p>6.183</text:p>
          </table:table-cell>
          <table:table-cell office:value-type="float" office:value="6.205">
            <text:p>6.205</text:p>
          </table:table-cell>
          <table:table-cell office:value-type="float" office:value="6.228">
            <text:p>6.228</text:p>
          </table:table-cell>
          <table:table-cell office:value-type="float" office:value="6.25">
            <text:p>6.25</text:p>
          </table:table-cell>
          <table:table-cell office:value-type="float" office:value="6.272">
            <text:p>6.272</text:p>
          </table:table-cell>
          <table:table-cell office:value-type="float" office:value="6.295">
            <text:p>6.295</text:p>
          </table:table-cell>
          <table:table-cell office:value-type="float" office:value="6.317">
            <text:p>6.317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6.317">
            <text:p>6.317</text:p>
          </table:table-cell>
          <table:table-cell office:value-type="float" office:value="6.339">
            <text:p>6.339</text:p>
          </table:table-cell>
          <table:table-cell office:value-type="float" office:value="6.362">
            <text:p>6.362</text:p>
          </table:table-cell>
          <table:table-cell office:value-type="float" office:value="6.384">
            <text:p>6.384</text:p>
          </table:table-cell>
          <table:table-cell office:value-type="float" office:value="6.406">
            <text:p>6.406</text:p>
          </table:table-cell>
          <table:table-cell office:value-type="float" office:value="6.429">
            <text:p>6.429</text:p>
          </table:table-cell>
          <table:table-cell office:value-type="float" office:value="6.451">
            <text:p>6.451</text:p>
          </table:table-cell>
          <table:table-cell office:value-type="float" office:value="6.473">
            <text:p>6.473</text:p>
          </table:table-cell>
          <table:table-cell office:value-type="float" office:value="6.496">
            <text:p>6.496</text:p>
          </table:table-cell>
          <table:table-cell office:value-type="float" office:value="6.518">
            <text:p>6.518</text:p>
          </table:table-cell>
          <table:table-cell office:value-type="float" office:value="6.54">
            <text:p>6.54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6.54">
            <text:p>6.54</text:p>
          </table:table-cell>
          <table:table-cell office:value-type="float" office:value="6.562">
            <text:p>6.562</text:p>
          </table:table-cell>
          <table:table-cell office:value-type="float" office:value="6.585">
            <text:p>6.585</text:p>
          </table:table-cell>
          <table:table-cell office:value-type="float" office:value="6.607">
            <text:p>6.607</text:p>
          </table:table-cell>
          <table:table-cell office:value-type="float" office:value="6.629">
            <text:p>6.629</text:p>
          </table:table-cell>
          <table:table-cell office:value-type="float" office:value="6.652">
            <text:p>6.652</text:p>
          </table:table-cell>
          <table:table-cell office:value-type="float" office:value="6.674">
            <text:p>6.674</text:p>
          </table:table-cell>
          <table:table-cell office:value-type="float" office:value="6.696">
            <text:p>6.696</text:p>
          </table:table-cell>
          <table:table-cell office:value-type="float" office:value="6.718">
            <text:p>6.718</text:p>
          </table:table-cell>
          <table:table-cell office:value-type="float" office:value="6.741">
            <text:p>6.741</text:p>
          </table:table-cell>
          <table:table-cell office:value-type="float" office:value="6.763">
            <text:p>6.76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6.763">
            <text:p>6.763</text:p>
          </table:table-cell>
          <table:table-cell office:value-type="float" office:value="6.785">
            <text:p>6.785</text:p>
          </table:table-cell>
          <table:table-cell office:value-type="float" office:value="6.807">
            <text:p>6.807</text:p>
          </table:table-cell>
          <table:table-cell office:value-type="float" office:value="6.829">
            <text:p>6.829</text:p>
          </table:table-cell>
          <table:table-cell office:value-type="float" office:value="6.852">
            <text:p>6.852</text:p>
          </table:table-cell>
          <table:table-cell office:value-type="float" office:value="6.874">
            <text:p>6.874</text:p>
          </table:table-cell>
          <table:table-cell office:value-type="float" office:value="6.896">
            <text:p>6.896</text:p>
          </table:table-cell>
          <table:table-cell office:value-type="float" office:value="6.918">
            <text:p>6.918</text:p>
          </table:table-cell>
          <table:table-cell office:value-type="float" office:value="6.941">
            <text:p>6.941</text:p>
          </table:table-cell>
          <table:table-cell office:value-type="float" office:value="6.963">
            <text:p>6.963</text:p>
          </table:table-cell>
          <table:table-cell office:value-type="float" office:value="6.985">
            <text:p>6.985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6.985">
            <text:p>6.985</text:p>
          </table:table-cell>
          <table:table-cell office:value-type="float" office:value="7.007">
            <text:p>7.007</text:p>
          </table:table-cell>
          <table:table-cell office:value-type="float" office:value="7.029">
            <text:p>7.029</text:p>
          </table:table-cell>
          <table:table-cell office:value-type="float" office:value="7.052">
            <text:p>7.052</text:p>
          </table:table-cell>
          <table:table-cell office:value-type="float" office:value="7.074">
            <text:p>7.074</text:p>
          </table:table-cell>
          <table:table-cell office:value-type="float" office:value="7.096">
            <text:p>7.096</text:p>
          </table:table-cell>
          <table:table-cell office:value-type="float" office:value="7.118">
            <text:p>7.118</text:p>
          </table:table-cell>
          <table:table-cell office:value-type="float" office:value="7.14">
            <text:p>7.14</text:p>
          </table:table-cell>
          <table:table-cell office:value-type="float" office:value="7.163">
            <text:p>7.163</text:p>
          </table:table-cell>
          <table:table-cell office:value-type="float" office:value="7.185">
            <text:p>7.185</text:p>
          </table:table-cell>
          <table:table-cell office:value-type="float" office:value="7.207">
            <text:p>7.207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7.207">
            <text:p>7.207</text:p>
          </table:table-cell>
          <table:table-cell office:value-type="float" office:value="7.229">
            <text:p>7.229</text:p>
          </table:table-cell>
          <table:table-cell office:value-type="float" office:value="7.251">
            <text:p>7.251</text:p>
          </table:table-cell>
          <table:table-cell office:value-type="float" office:value="7.273">
            <text:p>7.273</text:p>
          </table:table-cell>
          <table:table-cell office:value-type="float" office:value="7.296">
            <text:p>7.296</text:p>
          </table:table-cell>
          <table:table-cell office:value-type="float" office:value="7.318">
            <text:p>7.318</text:p>
          </table:table-cell>
          <table:table-cell office:value-type="float" office:value="7.34">
            <text:p>7.34</text:p>
          </table:table-cell>
          <table:table-cell office:value-type="float" office:value="7.362">
            <text:p>7.362</text:p>
          </table:table-cell>
          <table:table-cell office:value-type="float" office:value="7.384">
            <text:p>7.384</text:p>
          </table:table-cell>
          <table:table-cell office:value-type="float" office:value="7.407">
            <text:p>7.407</text:p>
          </table:table-cell>
          <table:table-cell office:value-type="float" office:value="7.429">
            <text:p>7.429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7.429">
            <text:p>7.429</text:p>
          </table:table-cell>
          <table:table-cell office:value-type="float" office:value="7.451">
            <text:p>7.451</text:p>
          </table:table-cell>
          <table:table-cell office:value-type="float" office:value="7.473">
            <text:p>7.473</text:p>
          </table:table-cell>
          <table:table-cell office:value-type="float" office:value="7.495">
            <text:p>7.495</text:p>
          </table:table-cell>
          <table:table-cell office:value-type="float" office:value="7.517">
            <text:p>7.517</text:p>
          </table:table-cell>
          <table:table-cell office:value-type="float" office:value="7.54">
            <text:p>7.54</text:p>
          </table:table-cell>
          <table:table-cell office:value-type="float" office:value="7.562">
            <text:p>7.562</text:p>
          </table:table-cell>
          <table:table-cell office:value-type="float" office:value="7.584">
            <text:p>7.584</text:p>
          </table:table-cell>
          <table:table-cell office:value-type="float" office:value="7.606">
            <text:p>7.606</text:p>
          </table:table-cell>
          <table:table-cell office:value-type="float" office:value="7.628">
            <text:p>7.628</text:p>
          </table:table-cell>
          <table:table-cell office:value-type="float" office:value="7.65">
            <text:p>7.65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7.65">
            <text:p>7.65</text:p>
          </table:table-cell>
          <table:table-cell office:value-type="float" office:value="7.673">
            <text:p>7.673</text:p>
          </table:table-cell>
          <table:table-cell office:value-type="float" office:value="7.695">
            <text:p>7.695</text:p>
          </table:table-cell>
          <table:table-cell office:value-type="float" office:value="7.717">
            <text:p>7.717</text:p>
          </table:table-cell>
          <table:table-cell office:value-type="float" office:value="7.739">
            <text:p>7.739</text:p>
          </table:table-cell>
          <table:table-cell office:value-type="float" office:value="7.761">
            <text:p>7.761</text:p>
          </table:table-cell>
          <table:table-cell office:value-type="float" office:value="7.783">
            <text:p>7.783</text:p>
          </table:table-cell>
          <table:table-cell office:value-type="float" office:value="7.806">
            <text:p>7.806</text:p>
          </table:table-cell>
          <table:table-cell office:value-type="float" office:value="7.828">
            <text:p>7.828</text:p>
          </table:table-cell>
          <table:table-cell office:value-type="float" office:value="7.85">
            <text:p>7.85</text:p>
          </table:table-cell>
          <table:table-cell office:value-type="float" office:value="7.872">
            <text:p>7.872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7.872">
            <text:p>7.872</text:p>
          </table:table-cell>
          <table:table-cell office:value-type="float" office:value="7.894">
            <text:p>7.894</text:p>
          </table:table-cell>
          <table:table-cell office:value-type="float" office:value="7.917">
            <text:p>7.917</text:p>
          </table:table-cell>
          <table:table-cell office:value-type="float" office:value="7.939">
            <text:p>7.939</text:p>
          </table:table-cell>
          <table:table-cell office:value-type="float" office:value="7.961">
            <text:p>7.961</text:p>
          </table:table-cell>
          <table:table-cell office:value-type="float" office:value="7.983">
            <text:p>7.983</text:p>
          </table:table-cell>
          <table:table-cell office:value-type="float" office:value="8.005">
            <text:p>8.005</text:p>
          </table:table-cell>
          <table:table-cell office:value-type="float" office:value="8.027">
            <text:p>8.027</text:p>
          </table:table-cell>
          <table:table-cell office:value-type="float" office:value="8.05">
            <text:p>8.05</text:p>
          </table:table-cell>
          <table:table-cell office:value-type="float" office:value="8.072">
            <text:p>8.072</text:p>
          </table:table-cell>
          <table:table-cell office:value-type="float" office:value="8.094">
            <text:p>8.094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8.094">
            <text:p>8.094</text:p>
          </table:table-cell>
          <table:table-cell office:value-type="float" office:value="8.116">
            <text:p>8.116</text:p>
          </table:table-cell>
          <table:table-cell office:value-type="float" office:value="8.138">
            <text:p>8.138</text:p>
          </table:table-cell>
          <table:table-cell office:value-type="float" office:value="8.161">
            <text:p>8.161</text:p>
          </table:table-cell>
          <table:table-cell office:value-type="float" office:value="8.183">
            <text:p>8.183</text:p>
          </table:table-cell>
          <table:table-cell office:value-type="float" office:value="8.205">
            <text:p>8.205</text:p>
          </table:table-cell>
          <table:table-cell office:value-type="float" office:value="8.227">
            <text:p>8.227</text:p>
          </table:table-cell>
          <table:table-cell office:value-type="float" office:value="8.25">
            <text:p>8.25</text:p>
          </table:table-cell>
          <table:table-cell office:value-type="float" office:value="8.272">
            <text:p>8.272</text:p>
          </table:table-cell>
          <table:table-cell office:value-type="float" office:value="8.294">
            <text:p>8.294</text:p>
          </table:table-cell>
          <table:table-cell office:value-type="float" office:value="8.316">
            <text:p>8.316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8.316">
            <text:p>8.316</text:p>
          </table:table-cell>
          <table:table-cell office:value-type="float" office:value="8.338">
            <text:p>8.338</text:p>
          </table:table-cell>
          <table:table-cell office:value-type="float" office:value="8.361">
            <text:p>8.361</text:p>
          </table:table-cell>
          <table:table-cell office:value-type="float" office:value="8.383">
            <text:p>8.383</text:p>
          </table:table-cell>
          <table:table-cell office:value-type="float" office:value="8.405">
            <text:p>8.405</text:p>
          </table:table-cell>
          <table:table-cell office:value-type="float" office:value="8.427">
            <text:p>8.427</text:p>
          </table:table-cell>
          <table:table-cell office:value-type="float" office:value="8.45">
            <text:p>8.45</text:p>
          </table:table-cell>
          <table:table-cell office:value-type="float" office:value="8.472">
            <text:p>8.472</text:p>
          </table:table-cell>
          <table:table-cell office:value-type="float" office:value="8.494">
            <text:p>8.494</text:p>
          </table:table-cell>
          <table:table-cell office:value-type="float" office:value="8.516">
            <text:p>8.516</text:p>
          </table:table-cell>
          <table:table-cell office:value-type="float" office:value="8.539">
            <text:p>8.539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8.539">
            <text:p>8.539</text:p>
          </table:table-cell>
          <table:table-cell office:value-type="float" office:value="8.561">
            <text:p>8.561</text:p>
          </table:table-cell>
          <table:table-cell office:value-type="float" office:value="8.583">
            <text:p>8.583</text:p>
          </table:table-cell>
          <table:table-cell office:value-type="float" office:value="8.605">
            <text:p>8.605</text:p>
          </table:table-cell>
          <table:table-cell office:value-type="float" office:value="8.628">
            <text:p>8.628</text:p>
          </table:table-cell>
          <table:table-cell office:value-type="float" office:value="8.65">
            <text:p>8.65</text:p>
          </table:table-cell>
          <table:table-cell office:value-type="float" office:value="8.672">
            <text:p>8.672</text:p>
          </table:table-cell>
          <table:table-cell office:value-type="float" office:value="8.694">
            <text:p>8.694</text:p>
          </table:table-cell>
          <table:table-cell office:value-type="float" office:value="8.717">
            <text:p>8.717</text:p>
          </table:table-cell>
          <table:table-cell office:value-type="float" office:value="8.739">
            <text:p>8.739</text:p>
          </table:table-cell>
          <table:table-cell office:value-type="float" office:value="8.761">
            <text:p>8.761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8.761">
            <text:p>8.761</text:p>
          </table:table-cell>
          <table:table-cell office:value-type="float" office:value="8.784">
            <text:p>8.784</text:p>
          </table:table-cell>
          <table:table-cell office:value-type="float" office:value="8.806">
            <text:p>8.806</text:p>
          </table:table-cell>
          <table:table-cell office:value-type="float" office:value="8.828">
            <text:p>8.828</text:p>
          </table:table-cell>
          <table:table-cell office:value-type="float" office:value="8.851">
            <text:p>8.851</text:p>
          </table:table-cell>
          <table:table-cell office:value-type="float" office:value="8.873">
            <text:p>8.873</text:p>
          </table:table-cell>
          <table:table-cell office:value-type="float" office:value="8.895">
            <text:p>8.895</text:p>
          </table:table-cell>
          <table:table-cell office:value-type="float" office:value="8.918">
            <text:p>8.918</text:p>
          </table:table-cell>
          <table:table-cell office:value-type="float" office:value="8.94">
            <text:p>8.94</text:p>
          </table:table-cell>
          <table:table-cell office:value-type="float" office:value="8.962">
            <text:p>8.962</text:p>
          </table:table-cell>
          <table:table-cell office:value-type="float" office:value="8.985">
            <text:p>8.985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8.985">
            <text:p>8.985</text:p>
          </table:table-cell>
          <table:table-cell office:value-type="float" office:value="9.007">
            <text:p>9.007</text:p>
          </table:table-cell>
          <table:table-cell office:value-type="float" office:value="9.029">
            <text:p>9.029</text:p>
          </table:table-cell>
          <table:table-cell office:value-type="float" office:value="9.052">
            <text:p>9.052</text:p>
          </table:table-cell>
          <table:table-cell office:value-type="float" office:value="9.074">
            <text:p>9.074</text:p>
          </table:table-cell>
          <table:table-cell office:value-type="float" office:value="9.096">
            <text:p>9.096</text:p>
          </table:table-cell>
          <table:table-cell office:value-type="float" office:value="9.119">
            <text:p>9.119</text:p>
          </table:table-cell>
          <table:table-cell office:value-type="float" office:value="9.141">
            <text:p>9.141</text:p>
          </table:table-cell>
          <table:table-cell office:value-type="float" office:value="9.163">
            <text:p>9.163</text:p>
          </table:table-cell>
          <table:table-cell office:value-type="float" office:value="9.186">
            <text:p>9.186</text:p>
          </table:table-cell>
          <table:table-cell office:value-type="float" office:value="9.208">
            <text:p>9.208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9.208">
            <text:p>9.208</text:p>
          </table:table-cell>
          <table:table-cell office:value-type="float" office:value="9.231">
            <text:p>9.231</text:p>
          </table:table-cell>
          <table:table-cell office:value-type="float" office:value="9.253">
            <text:p>9.253</text:p>
          </table:table-cell>
          <table:table-cell office:value-type="float" office:value="9.275">
            <text:p>9.275</text:p>
          </table:table-cell>
          <table:table-cell office:value-type="float" office:value="9.298">
            <text:p>9.298</text:p>
          </table:table-cell>
          <table:table-cell office:value-type="float" office:value="9.32">
            <text:p>9.32</text:p>
          </table:table-cell>
          <table:table-cell office:value-type="float" office:value="9.343">
            <text:p>9.343</text:p>
          </table:table-cell>
          <table:table-cell office:value-type="float" office:value="9.365">
            <text:p>9.365</text:p>
          </table:table-cell>
          <table:table-cell office:value-type="float" office:value="9.388">
            <text:p>9.388</text:p>
          </table:table-cell>
          <table:table-cell office:value-type="float" office:value="9.41">
            <text:p>9.41</text:p>
          </table:table-cell>
          <table:table-cell office:value-type="float" office:value="9.432">
            <text:p>9.432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9.432">
            <text:p>9.432</text:p>
          </table:table-cell>
          <table:table-cell office:value-type="float" office:value="9.455">
            <text:p>9.455</text:p>
          </table:table-cell>
          <table:table-cell office:value-type="float" office:value="9.477">
            <text:p>9.477</text:p>
          </table:table-cell>
          <table:table-cell office:value-type="float" office:value="9.5">
            <text:p>9.5</text:p>
          </table:table-cell>
          <table:table-cell office:value-type="float" office:value="9.522">
            <text:p>9.522</text:p>
          </table:table-cell>
          <table:table-cell office:value-type="float" office:value="9.545">
            <text:p>9.545</text:p>
          </table:table-cell>
          <table:table-cell office:value-type="float" office:value="9.567">
            <text:p>9.567</text:p>
          </table:table-cell>
          <table:table-cell office:value-type="float" office:value="9.59">
            <text:p>9.59</text:p>
          </table:table-cell>
          <table:table-cell office:value-type="float" office:value="9.612">
            <text:p>9.612</text:p>
          </table:table-cell>
          <table:table-cell office:value-type="float" office:value="9.635">
            <text:p>9.635</text:p>
          </table:table-cell>
          <table:table-cell office:value-type="float" office:value="9.657">
            <text:p>9.657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9.657">
            <text:p>9.657</text:p>
          </table:table-cell>
          <table:table-cell office:value-type="float" office:value="9.68">
            <text:p>9.68</text:p>
          </table:table-cell>
          <table:table-cell office:value-type="float" office:value="9.702">
            <text:p>9.702</text:p>
          </table:table-cell>
          <table:table-cell office:value-type="float" office:value="9.725">
            <text:p>9.725</text:p>
          </table:table-cell>
          <table:table-cell office:value-type="float" office:value="9.747">
            <text:p>9.747</text:p>
          </table:table-cell>
          <table:table-cell office:value-type="float" office:value="9.77">
            <text:p>9.77</text:p>
          </table:table-cell>
          <table:table-cell office:value-type="float" office:value="9.792">
            <text:p>9.792</text:p>
          </table:table-cell>
          <table:table-cell office:value-type="float" office:value="9.815">
            <text:p>9.815</text:p>
          </table:table-cell>
          <table:table-cell office:value-type="float" office:value="9.837">
            <text:p>9.837</text:p>
          </table:table-cell>
          <table:table-cell office:value-type="float" office:value="9.86">
            <text:p>9.86</text:p>
          </table:table-cell>
          <table:table-cell office:value-type="float" office:value="9.882">
            <text:p>9.882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9.882">
            <text:p>9.882</text:p>
          </table:table-cell>
          <table:table-cell office:value-type="float" office:value="9.905">
            <text:p>9.905</text:p>
          </table:table-cell>
          <table:table-cell office:value-type="float" office:value="9.927">
            <text:p>9.927</text:p>
          </table:table-cell>
          <table:table-cell office:value-type="float" office:value="9.95">
            <text:p>9.95</text:p>
          </table:table-cell>
          <table:table-cell office:value-type="float" office:value="9.973">
            <text:p>9.973</text:p>
          </table:table-cell>
          <table:table-cell office:value-type="float" office:value="9.995">
            <text:p>9.995</text:p>
          </table:table-cell>
          <table:table-cell office:value-type="float" office:value="10.018">
            <text:p>10.018</text:p>
          </table:table-cell>
          <table:table-cell office:value-type="float" office:value="10.04">
            <text:p>10.04</text:p>
          </table:table-cell>
          <table:table-cell office:value-type="float" office:value="10.063">
            <text:p>10.063</text:p>
          </table:table-cell>
          <table:table-cell office:value-type="float" office:value="10.086">
            <text:p>10.086</text:p>
          </table:table-cell>
          <table:table-cell office:value-type="float" office:value="10.108">
            <text:p>10.108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0.108">
            <text:p>10.108</text:p>
          </table:table-cell>
          <table:table-cell office:value-type="float" office:value="10.131">
            <text:p>10.131</text:p>
          </table:table-cell>
          <table:table-cell office:value-type="float" office:value="10.153">
            <text:p>10.153</text:p>
          </table:table-cell>
          <table:table-cell office:value-type="float" office:value="10.176">
            <text:p>10.176</text:p>
          </table:table-cell>
          <table:table-cell office:value-type="float" office:value="10.199">
            <text:p>10.199</text:p>
          </table:table-cell>
          <table:table-cell office:value-type="float" office:value="10.221">
            <text:p>10.221</text:p>
          </table:table-cell>
          <table:table-cell office:value-type="float" office:value="10.244">
            <text:p>10.244</text:p>
          </table:table-cell>
          <table:table-cell office:value-type="float" office:value="10.267">
            <text:p>10.267</text:p>
          </table:table-cell>
          <table:table-cell office:value-type="float" office:value="10.289">
            <text:p>10.289</text:p>
          </table:table-cell>
          <table:table-cell office:value-type="float" office:value="10.312">
            <text:p>10.312</text:p>
          </table:table-cell>
          <table:table-cell office:value-type="float" office:value="10.334">
            <text:p>10.334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0.334">
            <text:p>10.334</text:p>
          </table:table-cell>
          <table:table-cell office:value-type="float" office:value="10.357">
            <text:p>10.357</text:p>
          </table:table-cell>
          <table:table-cell office:value-type="float" office:value="10.38">
            <text:p>10.38</text:p>
          </table:table-cell>
          <table:table-cell office:value-type="float" office:value="10.402">
            <text:p>10.402</text:p>
          </table:table-cell>
          <table:table-cell office:value-type="float" office:value="10.425">
            <text:p>10.425</text:p>
          </table:table-cell>
          <table:table-cell office:value-type="float" office:value="10.448">
            <text:p>10.448</text:p>
          </table:table-cell>
          <table:table-cell office:value-type="float" office:value="10.471">
            <text:p>10.471</text:p>
          </table:table-cell>
          <table:table-cell office:value-type="float" office:value="10.493">
            <text:p>10.493</text:p>
          </table:table-cell>
          <table:table-cell office:value-type="float" office:value="10.516">
            <text:p>10.516</text:p>
          </table:table-cell>
          <table:table-cell office:value-type="float" office:value="10.539">
            <text:p>10.539</text:p>
          </table:table-cell>
          <table:table-cell office:value-type="float" office:value="10.561">
            <text:p>10.561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0.561">
            <text:p>10.561</text:p>
          </table:table-cell>
          <table:table-cell office:value-type="float" office:value="10.584">
            <text:p>10.584</text:p>
          </table:table-cell>
          <table:table-cell office:value-type="float" office:value="10.607">
            <text:p>10.607</text:p>
          </table:table-cell>
          <table:table-cell office:value-type="float" office:value="10.629">
            <text:p>10.629</text:p>
          </table:table-cell>
          <table:table-cell office:value-type="float" office:value="10.652">
            <text:p>10.652</text:p>
          </table:table-cell>
          <table:table-cell office:value-type="float" office:value="10.675">
            <text:p>10.675</text:p>
          </table:table-cell>
          <table:table-cell office:value-type="float" office:value="10.698">
            <text:p>10.698</text:p>
          </table:table-cell>
          <table:table-cell office:value-type="float" office:value="10.72">
            <text:p>10.72</text:p>
          </table:table-cell>
          <table:table-cell office:value-type="float" office:value="10.743">
            <text:p>10.743</text:p>
          </table:table-cell>
          <table:table-cell office:value-type="float" office:value="10.766">
            <text:p>10.766</text:p>
          </table:table-cell>
          <table:table-cell office:value-type="float" office:value="10.789">
            <text:p>10.789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10.789">
            <text:p>10.789</text:p>
          </table:table-cell>
          <table:table-cell office:value-type="float" office:value="10.811">
            <text:p>10.811</text:p>
          </table:table-cell>
          <table:table-cell office:value-type="float" office:value="10.834">
            <text:p>10.834</text:p>
          </table:table-cell>
          <table:table-cell office:value-type="float" office:value="10.857">
            <text:p>10.857</text:p>
          </table:table-cell>
          <table:table-cell office:value-type="float" office:value="10.88">
            <text:p>10.88</text:p>
          </table:table-cell>
          <table:table-cell office:value-type="float" office:value="10.903">
            <text:p>10.903</text:p>
          </table:table-cell>
          <table:table-cell office:value-type="float" office:value="10.925">
            <text:p>10.925</text:p>
          </table:table-cell>
          <table:table-cell office:value-type="float" office:value="10.948">
            <text:p>10.948</text:p>
          </table:table-cell>
          <table:table-cell office:value-type="float" office:value="10.971">
            <text:p>10.971</text:p>
          </table:table-cell>
          <table:table-cell office:value-type="float" office:value="10.994">
            <text:p>10.994</text:p>
          </table:table-cell>
          <table:table-cell office:value-type="float" office:value="11.017">
            <text:p>11.017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1.017">
            <text:p>11.017</text:p>
          </table:table-cell>
          <table:table-cell office:value-type="float" office:value="11.039">
            <text:p>11.039</text:p>
          </table:table-cell>
          <table:table-cell office:value-type="float" office:value="11.062">
            <text:p>11.062</text:p>
          </table:table-cell>
          <table:table-cell office:value-type="float" office:value="11.085">
            <text:p>11.085</text:p>
          </table:table-cell>
          <table:table-cell office:value-type="float" office:value="11.108">
            <text:p>11.108</text:p>
          </table:table-cell>
          <table:table-cell office:value-type="float" office:value="11.131">
            <text:p>11.131</text:p>
          </table:table-cell>
          <table:table-cell office:value-type="float" office:value="11.154">
            <text:p>11.154</text:p>
          </table:table-cell>
          <table:table-cell office:value-type="float" office:value="11.176">
            <text:p>11.176</text:p>
          </table:table-cell>
          <table:table-cell office:value-type="float" office:value="11.199">
            <text:p>11.199</text:p>
          </table:table-cell>
          <table:table-cell office:value-type="float" office:value="11.222">
            <text:p>11.222</text:p>
          </table:table-cell>
          <table:table-cell office:value-type="float" office:value="11.245">
            <text:p>11.245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11.245">
            <text:p>11.245</text:p>
          </table:table-cell>
          <table:table-cell office:value-type="float" office:value="11.268">
            <text:p>11.268</text:p>
          </table:table-cell>
          <table:table-cell office:value-type="float" office:value="11.291">
            <text:p>11.291</text:p>
          </table:table-cell>
          <table:table-cell office:value-type="float" office:value="11.313">
            <text:p>11.313</text:p>
          </table:table-cell>
          <table:table-cell office:value-type="float" office:value="11.336">
            <text:p>11.336</text:p>
          </table:table-cell>
          <table:table-cell office:value-type="float" office:value="11.359">
            <text:p>11.359</text:p>
          </table:table-cell>
          <table:table-cell office:value-type="float" office:value="11.382">
            <text:p>11.382</text:p>
          </table:table-cell>
          <table:table-cell office:value-type="float" office:value="11.405">
            <text:p>11.405</text:p>
          </table:table-cell>
          <table:table-cell office:value-type="float" office:value="11.428">
            <text:p>11.428</text:p>
          </table:table-cell>
          <table:table-cell office:value-type="float" office:value="11.451">
            <text:p>11.451</text:p>
          </table:table-cell>
          <table:table-cell office:value-type="float" office:value="11.474">
            <text:p>11.474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11.474">
            <text:p>11.474</text:p>
          </table:table-cell>
          <table:table-cell office:value-type="float" office:value="11.497">
            <text:p>11.497</text:p>
          </table:table-cell>
          <table:table-cell office:value-type="float" office:value="11.519">
            <text:p>11.519</text:p>
          </table:table-cell>
          <table:table-cell office:value-type="float" office:value="11.542">
            <text:p>11.542</text:p>
          </table:table-cell>
          <table:table-cell office:value-type="float" office:value="11.565">
            <text:p>11.565</text:p>
          </table:table-cell>
          <table:table-cell office:value-type="float" office:value="11.588">
            <text:p>11.588</text:p>
          </table:table-cell>
          <table:table-cell office:value-type="float" office:value="11.611">
            <text:p>11.611</text:p>
          </table:table-cell>
          <table:table-cell office:value-type="float" office:value="11.634">
            <text:p>11.634</text:p>
          </table:table-cell>
          <table:table-cell office:value-type="float" office:value="11.657">
            <text:p>11.657</text:p>
          </table:table-cell>
          <table:table-cell office:value-type="float" office:value="11.68">
            <text:p>11.68</text:p>
          </table:table-cell>
          <table:table-cell office:value-type="float" office:value="11.703">
            <text:p>11.703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11.703">
            <text:p>11.703</text:p>
          </table:table-cell>
          <table:table-cell office:value-type="float" office:value="11.726">
            <text:p>11.726</text:p>
          </table:table-cell>
          <table:table-cell office:value-type="float" office:value="11.749">
            <text:p>11.749</text:p>
          </table:table-cell>
          <table:table-cell office:value-type="float" office:value="11.772">
            <text:p>11.772</text:p>
          </table:table-cell>
          <table:table-cell office:value-type="float" office:value="11.795">
            <text:p>11.795</text:p>
          </table:table-cell>
          <table:table-cell office:value-type="float" office:value="11.818">
            <text:p>11.818</text:p>
          </table:table-cell>
          <table:table-cell office:value-type="float" office:value="11.841">
            <text:p>11.841</text:p>
          </table:table-cell>
          <table:table-cell office:value-type="float" office:value="11.864">
            <text:p>11.864</text:p>
          </table:table-cell>
          <table:table-cell office:value-type="float" office:value="11.887">
            <text:p>11.887</text:p>
          </table:table-cell>
          <table:table-cell office:value-type="float" office:value="11.91">
            <text:p>11.91</text:p>
          </table:table-cell>
          <table:table-cell office:value-type="float" office:value="11.933">
            <text:p>11.933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1.933">
            <text:p>11.933</text:p>
          </table:table-cell>
          <table:table-cell office:value-type="float" office:value="11.956">
            <text:p>11.956</text:p>
          </table:table-cell>
          <table:table-cell office:value-type="float" office:value="11.978">
            <text:p>11.978</text:p>
          </table:table-cell>
          <table:table-cell office:value-type="float" office:value="12.001">
            <text:p>12.001</text:p>
          </table:table-cell>
          <table:table-cell office:value-type="float" office:value="12.024">
            <text:p>12.024</text:p>
          </table:table-cell>
          <table:table-cell office:value-type="float" office:value="12.047">
            <text:p>12.047</text:p>
          </table:table-cell>
          <table:table-cell office:value-type="float" office:value="12.07">
            <text:p>12.07</text:p>
          </table:table-cell>
          <table:table-cell office:value-type="float" office:value="12.093">
            <text:p>12.093</text:p>
          </table:table-cell>
          <table:table-cell office:value-type="float" office:value="12.116">
            <text:p>12.116</text:p>
          </table:table-cell>
          <table:table-cell office:value-type="float" office:value="12.14">
            <text:p>12.14</text:p>
          </table:table-cell>
          <table:table-cell office:value-type="float" office:value="12.163">
            <text:p>12.163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2.163">
            <text:p>12.163</text:p>
          </table:table-cell>
          <table:table-cell office:value-type="float" office:value="12.186">
            <text:p>12.186</text:p>
          </table:table-cell>
          <table:table-cell office:value-type="float" office:value="12.209">
            <text:p>12.209</text:p>
          </table:table-cell>
          <table:table-cell office:value-type="float" office:value="12.232">
            <text:p>12.232</text:p>
          </table:table-cell>
          <table:table-cell office:value-type="float" office:value="12.255">
            <text:p>12.255</text:p>
          </table:table-cell>
          <table:table-cell office:value-type="float" office:value="12.278">
            <text:p>12.278</text:p>
          </table:table-cell>
          <table:table-cell office:value-type="float" office:value="12.301">
            <text:p>12.301</text:p>
          </table:table-cell>
          <table:table-cell office:value-type="float" office:value="12.324">
            <text:p>12.324</text:p>
          </table:table-cell>
          <table:table-cell office:value-type="float" office:value="12.347">
            <text:p>12.347</text:p>
          </table:table-cell>
          <table:table-cell office:value-type="float" office:value="12.37">
            <text:p>12.37</text:p>
          </table:table-cell>
          <table:table-cell office:value-type="float" office:value="12.393">
            <text:p>12.393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12.393">
            <text:p>12.393</text:p>
          </table:table-cell>
          <table:table-cell office:value-type="float" office:value="12.416">
            <text:p>12.416</text:p>
          </table:table-cell>
          <table:table-cell office:value-type="float" office:value="12.439">
            <text:p>12.439</text:p>
          </table:table-cell>
          <table:table-cell office:value-type="float" office:value="12.462">
            <text:p>12.462</text:p>
          </table:table-cell>
          <table:table-cell office:value-type="float" office:value="12.485">
            <text:p>12.485</text:p>
          </table:table-cell>
          <table:table-cell office:value-type="float" office:value="12.508">
            <text:p>12.508</text:p>
          </table:table-cell>
          <table:table-cell office:value-type="float" office:value="12.531">
            <text:p>12.531</text:p>
          </table:table-cell>
          <table:table-cell office:value-type="float" office:value="12.554">
            <text:p>12.554</text:p>
          </table:table-cell>
          <table:table-cell office:value-type="float" office:value="12.577">
            <text:p>12.577</text:p>
          </table:table-cell>
          <table:table-cell office:value-type="float" office:value="12.6">
            <text:p>12.6</text:p>
          </table:table-cell>
          <table:table-cell office:value-type="float" office:value="12.624">
            <text:p>12.624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2.624">
            <text:p>12.624</text:p>
          </table:table-cell>
          <table:table-cell office:value-type="float" office:value="12.647">
            <text:p>12.647</text:p>
          </table:table-cell>
          <table:table-cell office:value-type="float" office:value="12.67">
            <text:p>12.67</text:p>
          </table:table-cell>
          <table:table-cell office:value-type="float" office:value="12.693">
            <text:p>12.693</text:p>
          </table:table-cell>
          <table:table-cell office:value-type="float" office:value="12.716">
            <text:p>12.716</text:p>
          </table:table-cell>
          <table:table-cell office:value-type="float" office:value="12.739">
            <text:p>12.739</text:p>
          </table:table-cell>
          <table:table-cell office:value-type="float" office:value="12.762">
            <text:p>12.762</text:p>
          </table:table-cell>
          <table:table-cell office:value-type="float" office:value="12.785">
            <text:p>12.785</text:p>
          </table:table-cell>
          <table:table-cell office:value-type="float" office:value="12.808">
            <text:p>12.808</text:p>
          </table:table-cell>
          <table:table-cell office:value-type="float" office:value="12.831">
            <text:p>12.831</text:p>
          </table:table-cell>
          <table:table-cell office:value-type="float" office:value="12.855">
            <text:p>12.855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2.855">
            <text:p>12.855</text:p>
          </table:table-cell>
          <table:table-cell office:value-type="float" office:value="12.878">
            <text:p>12.878</text:p>
          </table:table-cell>
          <table:table-cell office:value-type="float" office:value="12.901">
            <text:p>12.901</text:p>
          </table:table-cell>
          <table:table-cell office:value-type="float" office:value="12.924">
            <text:p>12.924</text:p>
          </table:table-cell>
          <table:table-cell office:value-type="float" office:value="12.947">
            <text:p>12.947</text:p>
          </table:table-cell>
          <table:table-cell office:value-type="float" office:value="12.97">
            <text:p>12.97</text:p>
          </table:table-cell>
          <table:table-cell office:value-type="float" office:value="12.993">
            <text:p>12.993</text:p>
          </table:table-cell>
          <table:table-cell office:value-type="float" office:value="13.016">
            <text:p>13.016</text:p>
          </table:table-cell>
          <table:table-cell office:value-type="float" office:value="13.04">
            <text:p>13.04</text:p>
          </table:table-cell>
          <table:table-cell office:value-type="float" office:value="13.063">
            <text:p>13.063</text:p>
          </table:table-cell>
          <table:table-cell office:value-type="float" office:value="13.086">
            <text:p>13.086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3.086">
            <text:p>13.086</text:p>
          </table:table-cell>
          <table:table-cell office:value-type="float" office:value="13.109">
            <text:p>13.109</text:p>
          </table:table-cell>
          <table:table-cell office:value-type="float" office:value="13.132">
            <text:p>13.132</text:p>
          </table:table-cell>
          <table:table-cell office:value-type="float" office:value="13.155">
            <text:p>13.155</text:p>
          </table:table-cell>
          <table:table-cell office:value-type="float" office:value="13.179">
            <text:p>13.179</text:p>
          </table:table-cell>
          <table:table-cell office:value-type="float" office:value="13.202">
            <text:p>13.202</text:p>
          </table:table-cell>
          <table:table-cell office:value-type="float" office:value="13.225">
            <text:p>13.225</text:p>
          </table:table-cell>
          <table:table-cell office:value-type="float" office:value="13.248">
            <text:p>13.248</text:p>
          </table:table-cell>
          <table:table-cell office:value-type="float" office:value="13.271">
            <text:p>13.271</text:p>
          </table:table-cell>
          <table:table-cell office:value-type="float" office:value="13.294">
            <text:p>13.294</text:p>
          </table:table-cell>
          <table:table-cell office:value-type="float" office:value="13.318">
            <text:p>13.318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13.318">
            <text:p>13.318</text:p>
          </table:table-cell>
          <table:table-cell office:value-type="float" office:value="13.341">
            <text:p>13.341</text:p>
          </table:table-cell>
          <table:table-cell office:value-type="float" office:value="13.364">
            <text:p>13.364</text:p>
          </table:table-cell>
          <table:table-cell office:value-type="float" office:value="13.387">
            <text:p>13.387</text:p>
          </table:table-cell>
          <table:table-cell office:value-type="float" office:value="13.41">
            <text:p>13.41</text:p>
          </table:table-cell>
          <table:table-cell office:value-type="float" office:value="13.433">
            <text:p>13.433</text:p>
          </table:table-cell>
          <table:table-cell office:value-type="float" office:value="13.457">
            <text:p>13.457</text:p>
          </table:table-cell>
          <table:table-cell office:value-type="float" office:value="13.48">
            <text:p>13.48</text:p>
          </table:table-cell>
          <table:table-cell office:value-type="float" office:value="13.503">
            <text:p>13.503</text:p>
          </table:table-cell>
          <table:table-cell office:value-type="float" office:value="13.526">
            <text:p>13.526</text:p>
          </table:table-cell>
          <table:table-cell office:value-type="float" office:value="13.549">
            <text:p>13.549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13.549">
            <text:p>13.549</text:p>
          </table:table-cell>
          <table:table-cell office:value-type="float" office:value="13.573">
            <text:p>13.573</text:p>
          </table:table-cell>
          <table:table-cell office:value-type="float" office:value="13.596">
            <text:p>13.596</text:p>
          </table:table-cell>
          <table:table-cell office:value-type="float" office:value="13.619">
            <text:p>13.619</text:p>
          </table:table-cell>
          <table:table-cell office:value-type="float" office:value="13.642">
            <text:p>13.642</text:p>
          </table:table-cell>
          <table:table-cell office:value-type="float" office:value="13.665">
            <text:p>13.665</text:p>
          </table:table-cell>
          <table:table-cell office:value-type="float" office:value="13.689">
            <text:p>13.689</text:p>
          </table:table-cell>
          <table:table-cell office:value-type="float" office:value="13.712">
            <text:p>13.712</text:p>
          </table:table-cell>
          <table:table-cell office:value-type="float" office:value="13.735">
            <text:p>13.735</text:p>
          </table:table-cell>
          <table:table-cell office:value-type="float" office:value="13.758">
            <text:p>13.758</text:p>
          </table:table-cell>
          <table:table-cell office:value-type="float" office:value="13.782">
            <text:p>13.782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3.782">
            <text:p>13.782</text:p>
          </table:table-cell>
          <table:table-cell office:value-type="float" office:value="13.805">
            <text:p>13.805</text:p>
          </table:table-cell>
          <table:table-cell office:value-type="float" office:value="13.828">
            <text:p>13.828</text:p>
          </table:table-cell>
          <table:table-cell office:value-type="float" office:value="13.851">
            <text:p>13.851</text:p>
          </table:table-cell>
          <table:table-cell office:value-type="float" office:value="13.874">
            <text:p>13.874</text:p>
          </table:table-cell>
          <table:table-cell office:value-type="float" office:value="13.898">
            <text:p>13.898</text:p>
          </table:table-cell>
          <table:table-cell office:value-type="float" office:value="13.921">
            <text:p>13.921</text:p>
          </table:table-cell>
          <table:table-cell office:value-type="float" office:value="13.944">
            <text:p>13.944</text:p>
          </table:table-cell>
          <table:table-cell office:value-type="float" office:value="13.967">
            <text:p>13.967</text:p>
          </table:table-cell>
          <table:table-cell office:value-type="float" office:value="13.991">
            <text:p>13.991</text:p>
          </table:table-cell>
          <table:table-cell office:value-type="float" office:value="14.014">
            <text:p>14.014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4.014">
            <text:p>14.014</text:p>
          </table:table-cell>
          <table:table-cell office:value-type="float" office:value="14.037">
            <text:p>14.037</text:p>
          </table:table-cell>
          <table:table-cell office:value-type="float" office:value="14.06">
            <text:p>14.06</text:p>
          </table:table-cell>
          <table:table-cell office:value-type="float" office:value="14.084">
            <text:p>14.084</text:p>
          </table:table-cell>
          <table:table-cell office:value-type="float" office:value="14.107">
            <text:p>14.107</text:p>
          </table:table-cell>
          <table:table-cell office:value-type="float" office:value="14.13">
            <text:p>14.13</text:p>
          </table:table-cell>
          <table:table-cell office:value-type="float" office:value="14.154">
            <text:p>14.154</text:p>
          </table:table-cell>
          <table:table-cell office:value-type="float" office:value="14.177">
            <text:p>14.177</text:p>
          </table:table-cell>
          <table:table-cell office:value-type="float" office:value="14.2">
            <text:p>14.2</text:p>
          </table:table-cell>
          <table:table-cell office:value-type="float" office:value="14.223">
            <text:p>14.223</text:p>
          </table:table-cell>
          <table:table-cell office:value-type="float" office:value="14.247">
            <text:p>14.24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4.247">
            <text:p>14.247</text:p>
          </table:table-cell>
          <table:table-cell office:value-type="float" office:value="14.27">
            <text:p>14.27</text:p>
          </table:table-cell>
          <table:table-cell office:value-type="float" office:value="14.293">
            <text:p>14.293</text:p>
          </table:table-cell>
          <table:table-cell office:value-type="float" office:value="14.316">
            <text:p>14.316</text:p>
          </table:table-cell>
          <table:table-cell office:value-type="float" office:value="14.34">
            <text:p>14.34</text:p>
          </table:table-cell>
          <table:table-cell office:value-type="float" office:value="14.363">
            <text:p>14.363</text:p>
          </table:table-cell>
          <table:table-cell office:value-type="float" office:value="14.386">
            <text:p>14.386</text:p>
          </table:table-cell>
          <table:table-cell office:value-type="float" office:value="14.41">
            <text:p>14.41</text:p>
          </table:table-cell>
          <table:table-cell office:value-type="float" office:value="14.433">
            <text:p>14.433</text:p>
          </table:table-cell>
          <table:table-cell office:value-type="float" office:value="14.456">
            <text:p>14.456</text:p>
          </table:table-cell>
          <table:table-cell office:value-type="float" office:value="14.479">
            <text:p>14.479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4.479">
            <text:p>14.479</text:p>
          </table:table-cell>
          <table:table-cell office:value-type="float" office:value="14.503">
            <text:p>14.503</text:p>
          </table:table-cell>
          <table:table-cell office:value-type="float" office:value="14.526">
            <text:p>14.526</text:p>
          </table:table-cell>
          <table:table-cell office:value-type="float" office:value="14.549">
            <text:p>14.549</text:p>
          </table:table-cell>
          <table:table-cell office:value-type="float" office:value="14.573">
            <text:p>14.573</text:p>
          </table:table-cell>
          <table:table-cell office:value-type="float" office:value="14.596">
            <text:p>14.596</text:p>
          </table:table-cell>
          <table:table-cell office:value-type="float" office:value="14.619">
            <text:p>14.619</text:p>
          </table:table-cell>
          <table:table-cell office:value-type="float" office:value="14.643">
            <text:p>14.643</text:p>
          </table:table-cell>
          <table:table-cell office:value-type="float" office:value="14.666">
            <text:p>14.666</text:p>
          </table:table-cell>
          <table:table-cell office:value-type="float" office:value="14.689">
            <text:p>14.689</text:p>
          </table:table-cell>
          <table:table-cell office:value-type="float" office:value="14.713">
            <text:p>14.713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4.713">
            <text:p>14.713</text:p>
          </table:table-cell>
          <table:table-cell office:value-type="float" office:value="14.736">
            <text:p>14.736</text:p>
          </table:table-cell>
          <table:table-cell office:value-type="float" office:value="14.759">
            <text:p>14.759</text:p>
          </table:table-cell>
          <table:table-cell office:value-type="float" office:value="14.783">
            <text:p>14.783</text:p>
          </table:table-cell>
          <table:table-cell office:value-type="float" office:value="14.806">
            <text:p>14.806</text:p>
          </table:table-cell>
          <table:table-cell office:value-type="float" office:value="14.829">
            <text:p>14.829</text:p>
          </table:table-cell>
          <table:table-cell office:value-type="float" office:value="14.853">
            <text:p>14.853</text:p>
          </table:table-cell>
          <table:table-cell office:value-type="float" office:value="14.876">
            <text:p>14.876</text:p>
          </table:table-cell>
          <table:table-cell office:value-type="float" office:value="14.899">
            <text:p>14.899</text:p>
          </table:table-cell>
          <table:table-cell office:value-type="float" office:value="14.923">
            <text:p>14.923</text:p>
          </table:table-cell>
          <table:table-cell office:value-type="float" office:value="14.946">
            <text:p>14.946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4.946">
            <text:p>14.946</text:p>
          </table:table-cell>
          <table:table-cell office:value-type="float" office:value="14.969">
            <text:p>14.969</text:p>
          </table:table-cell>
          <table:table-cell office:value-type="float" office:value="14.993">
            <text:p>14.993</text:p>
          </table:table-cell>
          <table:table-cell office:value-type="float" office:value="15.016">
            <text:p>15.016</text:p>
          </table:table-cell>
          <table:table-cell office:value-type="float" office:value="15.039">
            <text:p>15.039</text:p>
          </table:table-cell>
          <table:table-cell office:value-type="float" office:value="15.063">
            <text:p>15.063</text:p>
          </table:table-cell>
          <table:table-cell office:value-type="float" office:value="15.086">
            <text:p>15.086</text:p>
          </table:table-cell>
          <table:table-cell office:value-type="float" office:value="15.109">
            <text:p>15.109</text:p>
          </table:table-cell>
          <table:table-cell office:value-type="float" office:value="15.133">
            <text:p>15.133</text:p>
          </table:table-cell>
          <table:table-cell office:value-type="float" office:value="15.156">
            <text:p>15.156</text:p>
          </table:table-cell>
          <table:table-cell office:value-type="float" office:value="15.179">
            <text:p>15.179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5.179">
            <text:p>15.179</text:p>
          </table:table-cell>
          <table:table-cell office:value-type="float" office:value="15.203">
            <text:p>15.203</text:p>
          </table:table-cell>
          <table:table-cell office:value-type="float" office:value="15.226">
            <text:p>15.226</text:p>
          </table:table-cell>
          <table:table-cell office:value-type="float" office:value="15.25">
            <text:p>15.25</text:p>
          </table:table-cell>
          <table:table-cell office:value-type="float" office:value="15.273">
            <text:p>15.273</text:p>
          </table:table-cell>
          <table:table-cell office:value-type="float" office:value="15.296">
            <text:p>15.296</text:p>
          </table:table-cell>
          <table:table-cell office:value-type="float" office:value="15.32">
            <text:p>15.32</text:p>
          </table:table-cell>
          <table:table-cell office:value-type="float" office:value="15.343">
            <text:p>15.343</text:p>
          </table:table-cell>
          <table:table-cell office:value-type="float" office:value="15.366">
            <text:p>15.366</text:p>
          </table:table-cell>
          <table:table-cell office:value-type="float" office:value="15.39">
            <text:p>15.39</text:p>
          </table:table-cell>
          <table:table-cell office:value-type="float" office:value="15.413">
            <text:p>15.413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5.413">
            <text:p>15.413</text:p>
          </table:table-cell>
          <table:table-cell office:value-type="float" office:value="15.437">
            <text:p>15.437</text:p>
          </table:table-cell>
          <table:table-cell office:value-type="float" office:value="15.46">
            <text:p>15.46</text:p>
          </table:table-cell>
          <table:table-cell office:value-type="float" office:value="15.483">
            <text:p>15.483</text:p>
          </table:table-cell>
          <table:table-cell office:value-type="float" office:value="15.507">
            <text:p>15.507</text:p>
          </table:table-cell>
          <table:table-cell office:value-type="float" office:value="15.53">
            <text:p>15.53</text:p>
          </table:table-cell>
          <table:table-cell office:value-type="float" office:value="15.554">
            <text:p>15.554</text:p>
          </table:table-cell>
          <table:table-cell office:value-type="float" office:value="15.577">
            <text:p>15.577</text:p>
          </table:table-cell>
          <table:table-cell office:value-type="float" office:value="15.6">
            <text:p>15.6</text:p>
          </table:table-cell>
          <table:table-cell office:value-type="float" office:value="15.624">
            <text:p>15.624</text:p>
          </table:table-cell>
          <table:table-cell office:value-type="float" office:value="15.647">
            <text:p>15.647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15.647">
            <text:p>15.647</text:p>
          </table:table-cell>
          <table:table-cell office:value-type="float" office:value="15.671">
            <text:p>15.671</text:p>
          </table:table-cell>
          <table:table-cell office:value-type="float" office:value="15.694">
            <text:p>15.694</text:p>
          </table:table-cell>
          <table:table-cell office:value-type="float" office:value="15.717">
            <text:p>15.717</text:p>
          </table:table-cell>
          <table:table-cell office:value-type="float" office:value="15.741">
            <text:p>15.741</text:p>
          </table:table-cell>
          <table:table-cell office:value-type="float" office:value="15.764">
            <text:p>15.764</text:p>
          </table:table-cell>
          <table:table-cell office:value-type="float" office:value="15.788">
            <text:p>15.788</text:p>
          </table:table-cell>
          <table:table-cell office:value-type="float" office:value="15.811">
            <text:p>15.811</text:p>
          </table:table-cell>
          <table:table-cell office:value-type="float" office:value="15.834">
            <text:p>15.834</text:p>
          </table:table-cell>
          <table:table-cell office:value-type="float" office:value="15.858">
            <text:p>15.858</text:p>
          </table:table-cell>
          <table:table-cell office:value-type="float" office:value="15.881">
            <text:p>15.881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15.881">
            <text:p>15.881</text:p>
          </table:table-cell>
          <table:table-cell office:value-type="float" office:value="15.905">
            <text:p>15.905</text:p>
          </table:table-cell>
          <table:table-cell office:value-type="float" office:value="15.928">
            <text:p>15.928</text:p>
          </table:table-cell>
          <table:table-cell office:value-type="float" office:value="15.952">
            <text:p>15.952</text:p>
          </table:table-cell>
          <table:table-cell office:value-type="float" office:value="15.975">
            <text:p>15.975</text:p>
          </table:table-cell>
          <table:table-cell office:value-type="float" office:value="15.998">
            <text:p>15.998</text:p>
          </table:table-cell>
          <table:table-cell office:value-type="float" office:value="16.022">
            <text:p>16.022</text:p>
          </table:table-cell>
          <table:table-cell office:value-type="float" office:value="16.045">
            <text:p>16.045</text:p>
          </table:table-cell>
          <table:table-cell office:value-type="float" office:value="16.069">
            <text:p>16.069</text:p>
          </table:table-cell>
          <table:table-cell office:value-type="float" office:value="16.092">
            <text:p>16.092</text:p>
          </table:table-cell>
          <table:table-cell office:value-type="float" office:value="16.116">
            <text:p>16.116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16.116">
            <text:p>16.116</text:p>
          </table:table-cell>
          <table:table-cell office:value-type="float" office:value="16.139">
            <text:p>16.139</text:p>
          </table:table-cell>
          <table:table-cell office:value-type="float" office:value="16.163">
            <text:p>16.163</text:p>
          </table:table-cell>
          <table:table-cell office:value-type="float" office:value="16.186">
            <text:p>16.186</text:p>
          </table:table-cell>
          <table:table-cell office:value-type="float" office:value="16.209">
            <text:p>16.209</text:p>
          </table:table-cell>
          <table:table-cell office:value-type="float" office:value="16.233">
            <text:p>16.233</text:p>
          </table:table-cell>
          <table:table-cell office:value-type="float" office:value="16.256">
            <text:p>16.256</text:p>
          </table:table-cell>
          <table:table-cell office:value-type="float" office:value="16.28">
            <text:p>16.28</text:p>
          </table:table-cell>
          <table:table-cell office:value-type="float" office:value="16.303">
            <text:p>16.303</text:p>
          </table:table-cell>
          <table:table-cell office:value-type="float" office:value="16.327">
            <text:p>16.327</text:p>
          </table:table-cell>
          <table:table-cell office:value-type="float" office:value="16.35">
            <text:p>16.35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6.35">
            <text:p>16.35</text:p>
          </table:table-cell>
          <table:table-cell office:value-type="float" office:value="16.374">
            <text:p>16.374</text:p>
          </table:table-cell>
          <table:table-cell office:value-type="float" office:value="16.397">
            <text:p>16.397</text:p>
          </table:table-cell>
          <table:table-cell office:value-type="float" office:value="16.421">
            <text:p>16.421</text:p>
          </table:table-cell>
          <table:table-cell office:value-type="float" office:value="16.444">
            <text:p>16.444</text:p>
          </table:table-cell>
          <table:table-cell office:value-type="float" office:value="16.468">
            <text:p>16.468</text:p>
          </table:table-cell>
          <table:table-cell office:value-type="float" office:value="16.491">
            <text:p>16.491</text:p>
          </table:table-cell>
          <table:table-cell office:value-type="float" office:value="16.514">
            <text:p>16.514</text:p>
          </table:table-cell>
          <table:table-cell office:value-type="float" office:value="16.538">
            <text:p>16.538</text:p>
          </table:table-cell>
          <table:table-cell office:value-type="float" office:value="16.561">
            <text:p>16.561</text:p>
          </table:table-cell>
          <table:table-cell office:value-type="float" office:value="16.585">
            <text:p>16.585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6.585">
            <text:p>16.585</text:p>
          </table:table-cell>
          <table:table-cell office:value-type="float" office:value="16.608">
            <text:p>16.608</text:p>
          </table:table-cell>
          <table:table-cell office:value-type="float" office:value="16.632">
            <text:p>16.632</text:p>
          </table:table-cell>
          <table:table-cell office:value-type="float" office:value="16.655">
            <text:p>16.655</text:p>
          </table:table-cell>
          <table:table-cell office:value-type="float" office:value="16.679">
            <text:p>16.679</text:p>
          </table:table-cell>
          <table:table-cell office:value-type="float" office:value="16.702">
            <text:p>16.702</text:p>
          </table:table-cell>
          <table:table-cell office:value-type="float" office:value="16.726">
            <text:p>16.726</text:p>
          </table:table-cell>
          <table:table-cell office:value-type="float" office:value="16.749">
            <text:p>16.749</text:p>
          </table:table-cell>
          <table:table-cell office:value-type="float" office:value="16.773">
            <text:p>16.773</text:p>
          </table:table-cell>
          <table:table-cell office:value-type="float" office:value="16.796">
            <text:p>16.796</text:p>
          </table:table-cell>
          <table:table-cell office:value-type="float" office:value="16.82">
            <text:p>16.82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16.82">
            <text:p>16.82</text:p>
          </table:table-cell>
          <table:table-cell office:value-type="float" office:value="16.843">
            <text:p>16.843</text:p>
          </table:table-cell>
          <table:table-cell office:value-type="float" office:value="16.867">
            <text:p>16.867</text:p>
          </table:table-cell>
          <table:table-cell office:value-type="float" office:value="16.89">
            <text:p>16.89</text:p>
          </table:table-cell>
          <table:table-cell office:value-type="float" office:value="16.914">
            <text:p>16.914</text:p>
          </table:table-cell>
          <table:table-cell office:value-type="float" office:value="16.937">
            <text:p>16.937</text:p>
          </table:table-cell>
          <table:table-cell office:value-type="float" office:value="16.961">
            <text:p>16.961</text:p>
          </table:table-cell>
          <table:table-cell office:value-type="float" office:value="16.984">
            <text:p>16.984</text:p>
          </table:table-cell>
          <table:table-cell office:value-type="float" office:value="17.008">
            <text:p>17.008</text:p>
          </table:table-cell>
          <table:table-cell office:value-type="float" office:value="17.031">
            <text:p>17.031</text:p>
          </table:table-cell>
          <table:table-cell office:value-type="float" office:value="17.055">
            <text:p>17.055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17.055">
            <text:p>17.055</text:p>
          </table:table-cell>
          <table:table-cell office:value-type="float" office:value="17.078">
            <text:p>17.078</text:p>
          </table:table-cell>
          <table:table-cell office:value-type="float" office:value="17.102">
            <text:p>17.102</text:p>
          </table:table-cell>
          <table:table-cell office:value-type="float" office:value="17.125">
            <text:p>17.125</text:p>
          </table:table-cell>
          <table:table-cell office:value-type="float" office:value="17.149">
            <text:p>17.149</text:p>
          </table:table-cell>
          <table:table-cell office:value-type="float" office:value="17.173">
            <text:p>17.173</text:p>
          </table:table-cell>
          <table:table-cell office:value-type="float" office:value="17.196">
            <text:p>17.196</text:p>
          </table:table-cell>
          <table:table-cell office:value-type="float" office:value="17.22">
            <text:p>17.22</text:p>
          </table:table-cell>
          <table:table-cell office:value-type="float" office:value="17.243">
            <text:p>17.243</text:p>
          </table:table-cell>
          <table:table-cell office:value-type="float" office:value="17.267">
            <text:p>17.267</text:p>
          </table:table-cell>
          <table:table-cell office:value-type="float" office:value="17.29">
            <text:p>17.29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17.29">
            <text:p>17.29</text:p>
          </table:table-cell>
          <table:table-cell office:value-type="float" office:value="17.314">
            <text:p>17.314</text:p>
          </table:table-cell>
          <table:table-cell office:value-type="float" office:value="17.337">
            <text:p>17.337</text:p>
          </table:table-cell>
          <table:table-cell office:value-type="float" office:value="17.361">
            <text:p>17.361</text:p>
          </table:table-cell>
          <table:table-cell office:value-type="float" office:value="17.384">
            <text:p>17.384</text:p>
          </table:table-cell>
          <table:table-cell office:value-type="float" office:value="17.408">
            <text:p>17.408</text:p>
          </table:table-cell>
          <table:table-cell office:value-type="float" office:value="17.431">
            <text:p>17.431</text:p>
          </table:table-cell>
          <table:table-cell office:value-type="float" office:value="17.455">
            <text:p>17.455</text:p>
          </table:table-cell>
          <table:table-cell office:value-type="float" office:value="17.478">
            <text:p>17.478</text:p>
          </table:table-cell>
          <table:table-cell office:value-type="float" office:value="17.502">
            <text:p>17.502</text:p>
          </table:table-cell>
          <table:table-cell office:value-type="float" office:value="17.526">
            <text:p>17.526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7.526">
            <text:p>17.526</text:p>
          </table:table-cell>
          <table:table-cell office:value-type="float" office:value="17.549">
            <text:p>17.549</text:p>
          </table:table-cell>
          <table:table-cell office:value-type="float" office:value="17.573">
            <text:p>17.573</text:p>
          </table:table-cell>
          <table:table-cell office:value-type="float" office:value="17.596">
            <text:p>17.596</text:p>
          </table:table-cell>
          <table:table-cell office:value-type="float" office:value="17.62">
            <text:p>17.62</text:p>
          </table:table-cell>
          <table:table-cell office:value-type="float" office:value="17.643">
            <text:p>17.643</text:p>
          </table:table-cell>
          <table:table-cell office:value-type="float" office:value="17.667">
            <text:p>17.667</text:p>
          </table:table-cell>
          <table:table-cell office:value-type="float" office:value="17.69">
            <text:p>17.69</text:p>
          </table:table-cell>
          <table:table-cell office:value-type="float" office:value="17.714">
            <text:p>17.714</text:p>
          </table:table-cell>
          <table:table-cell office:value-type="float" office:value="17.738">
            <text:p>17.738</text:p>
          </table:table-cell>
          <table:table-cell office:value-type="float" office:value="17.761">
            <text:p>17.761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17.761">
            <text:p>17.761</text:p>
          </table:table-cell>
          <table:table-cell office:value-type="float" office:value="17.785">
            <text:p>17.785</text:p>
          </table:table-cell>
          <table:table-cell office:value-type="float" office:value="17.808">
            <text:p>17.808</text:p>
          </table:table-cell>
          <table:table-cell office:value-type="float" office:value="17.832">
            <text:p>17.832</text:p>
          </table:table-cell>
          <table:table-cell office:value-type="float" office:value="17.855">
            <text:p>17.855</text:p>
          </table:table-cell>
          <table:table-cell office:value-type="float" office:value="17.879">
            <text:p>17.879</text:p>
          </table:table-cell>
          <table:table-cell office:value-type="float" office:value="17.902">
            <text:p>17.902</text:p>
          </table:table-cell>
          <table:table-cell office:value-type="float" office:value="17.926">
            <text:p>17.926</text:p>
          </table:table-cell>
          <table:table-cell office:value-type="float" office:value="17.95">
            <text:p>17.95</text:p>
          </table:table-cell>
          <table:table-cell office:value-type="float" office:value="17.973">
            <text:p>17.973</text:p>
          </table:table-cell>
          <table:table-cell office:value-type="float" office:value="17.997">
            <text:p>17.997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17.997">
            <text:p>17.997</text:p>
          </table:table-cell>
          <table:table-cell office:value-type="float" office:value="18.02">
            <text:p>18.02</text:p>
          </table:table-cell>
          <table:table-cell office:value-type="float" office:value="18.044">
            <text:p>18.044</text:p>
          </table:table-cell>
          <table:table-cell office:value-type="float" office:value="18.068">
            <text:p>18.068</text:p>
          </table:table-cell>
          <table:table-cell office:value-type="float" office:value="18.091">
            <text:p>18.091</text:p>
          </table:table-cell>
          <table:table-cell office:value-type="float" office:value="18.115">
            <text:p>18.115</text:p>
          </table:table-cell>
          <table:table-cell office:value-type="float" office:value="18.138">
            <text:p>18.138</text:p>
          </table:table-cell>
          <table:table-cell office:value-type="float" office:value="18.162">
            <text:p>18.162</text:p>
          </table:table-cell>
          <table:table-cell office:value-type="float" office:value="18.185">
            <text:p>18.185</text:p>
          </table:table-cell>
          <table:table-cell office:value-type="float" office:value="18.209">
            <text:p>18.209</text:p>
          </table:table-cell>
          <table:table-cell office:value-type="float" office:value="18.233">
            <text:p>18.233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18.233">
            <text:p>18.233</text:p>
          </table:table-cell>
          <table:table-cell office:value-type="float" office:value="18.256">
            <text:p>18.256</text:p>
          </table:table-cell>
          <table:table-cell office:value-type="float" office:value="18.28">
            <text:p>18.28</text:p>
          </table:table-cell>
          <table:table-cell office:value-type="float" office:value="18.303">
            <text:p>18.303</text:p>
          </table:table-cell>
          <table:table-cell office:value-type="float" office:value="18.327">
            <text:p>18.327</text:p>
          </table:table-cell>
          <table:table-cell office:value-type="float" office:value="18.351">
            <text:p>18.351</text:p>
          </table:table-cell>
          <table:table-cell office:value-type="float" office:value="18.374">
            <text:p>18.374</text:p>
          </table:table-cell>
          <table:table-cell office:value-type="float" office:value="18.398">
            <text:p>18.398</text:p>
          </table:table-cell>
          <table:table-cell office:value-type="float" office:value="18.421">
            <text:p>18.421</text:p>
          </table:table-cell>
          <table:table-cell office:value-type="float" office:value="18.445">
            <text:p>18.445</text:p>
          </table:table-cell>
          <table:table-cell office:value-type="float" office:value="18.469">
            <text:p>18.469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18.469">
            <text:p>18.469</text:p>
          </table:table-cell>
          <table:table-cell office:value-type="float" office:value="18.492">
            <text:p>18.492</text:p>
          </table:table-cell>
          <table:table-cell office:value-type="float" office:value="18.516">
            <text:p>18.516</text:p>
          </table:table-cell>
          <table:table-cell office:value-type="float" office:value="18.539">
            <text:p>18.539</text:p>
          </table:table-cell>
          <table:table-cell office:value-type="float" office:value="18.563">
            <text:p>18.563</text:p>
          </table:table-cell>
          <table:table-cell office:value-type="float" office:value="18.587">
            <text:p>18.587</text:p>
          </table:table-cell>
          <table:table-cell office:value-type="float" office:value="18.61">
            <text:p>18.61</text:p>
          </table:table-cell>
          <table:table-cell office:value-type="float" office:value="18.634">
            <text:p>18.634</text:p>
          </table:table-cell>
          <table:table-cell office:value-type="float" office:value="18.657">
            <text:p>18.657</text:p>
          </table:table-cell>
          <table:table-cell office:value-type="float" office:value="18.681">
            <text:p>18.681</text:p>
          </table:table-cell>
          <table:table-cell office:value-type="float" office:value="18.705">
            <text:p>18.705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18.705">
            <text:p>18.705</text:p>
          </table:table-cell>
          <table:table-cell office:value-type="float" office:value="18.728">
            <text:p>18.728</text:p>
          </table:table-cell>
          <table:table-cell office:value-type="float" office:value="18.752">
            <text:p>18.752</text:p>
          </table:table-cell>
          <table:table-cell office:value-type="float" office:value="18.776">
            <text:p>18.776</text:p>
          </table:table-cell>
          <table:table-cell office:value-type="float" office:value="18.799">
            <text:p>18.799</text:p>
          </table:table-cell>
          <table:table-cell office:value-type="float" office:value="18.823">
            <text:p>18.823</text:p>
          </table:table-cell>
          <table:table-cell office:value-type="float" office:value="18.846">
            <text:p>18.846</text:p>
          </table:table-cell>
          <table:table-cell office:value-type="float" office:value="18.87">
            <text:p>18.87</text:p>
          </table:table-cell>
          <table:table-cell office:value-type="float" office:value="18.894">
            <text:p>18.894</text:p>
          </table:table-cell>
          <table:table-cell office:value-type="float" office:value="18.917">
            <text:p>18.917</text:p>
          </table:table-cell>
          <table:table-cell office:value-type="float" office:value="18.941">
            <text:p>18.941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18.941">
            <text:p>18.941</text:p>
          </table:table-cell>
          <table:table-cell office:value-type="float" office:value="18.965">
            <text:p>18.965</text:p>
          </table:table-cell>
          <table:table-cell office:value-type="float" office:value="18.988">
            <text:p>18.988</text:p>
          </table:table-cell>
          <table:table-cell office:value-type="float" office:value="19.012">
            <text:p>19.012</text:p>
          </table:table-cell>
          <table:table-cell office:value-type="float" office:value="19.035">
            <text:p>19.035</text:p>
          </table:table-cell>
          <table:table-cell office:value-type="float" office:value="19.059">
            <text:p>19.059</text:p>
          </table:table-cell>
          <table:table-cell office:value-type="float" office:value="19.083">
            <text:p>19.083</text:p>
          </table:table-cell>
          <table:table-cell office:value-type="float" office:value="19.106">
            <text:p>19.106</text:p>
          </table:table-cell>
          <table:table-cell office:value-type="float" office:value="19.13">
            <text:p>19.13</text:p>
          </table:table-cell>
          <table:table-cell office:value-type="float" office:value="19.154">
            <text:p>19.154</text:p>
          </table:table-cell>
          <table:table-cell office:value-type="float" office:value="19.177">
            <text:p>19.177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19.177">
            <text:p>19.177</text:p>
          </table:table-cell>
          <table:table-cell office:value-type="float" office:value="19.201">
            <text:p>19.201</text:p>
          </table:table-cell>
          <table:table-cell office:value-type="float" office:value="19.224">
            <text:p>19.224</text:p>
          </table:table-cell>
          <table:table-cell office:value-type="float" office:value="19.248">
            <text:p>19.248</text:p>
          </table:table-cell>
          <table:table-cell office:value-type="float" office:value="19.272">
            <text:p>19.272</text:p>
          </table:table-cell>
          <table:table-cell office:value-type="float" office:value="19.295">
            <text:p>19.295</text:p>
          </table:table-cell>
          <table:table-cell office:value-type="float" office:value="19.319">
            <text:p>19.319</text:p>
          </table:table-cell>
          <table:table-cell office:value-type="float" office:value="19.343">
            <text:p>19.343</text:p>
          </table:table-cell>
          <table:table-cell office:value-type="float" office:value="19.366">
            <text:p>19.366</text:p>
          </table:table-cell>
          <table:table-cell office:value-type="float" office:value="19.39">
            <text:p>19.39</text:p>
          </table:table-cell>
          <table:table-cell office:value-type="float" office:value="19.414">
            <text:p>19.414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19.414">
            <text:p>19.414</text:p>
          </table:table-cell>
          <table:table-cell office:value-type="float" office:value="19.437">
            <text:p>19.437</text:p>
          </table:table-cell>
          <table:table-cell office:value-type="float" office:value="19.461">
            <text:p>19.461</text:p>
          </table:table-cell>
          <table:table-cell office:value-type="float" office:value="19.485">
            <text:p>19.485</text:p>
          </table:table-cell>
          <table:table-cell office:value-type="float" office:value="19.508">
            <text:p>19.508</text:p>
          </table:table-cell>
          <table:table-cell office:value-type="float" office:value="19.532">
            <text:p>19.532</text:p>
          </table:table-cell>
          <table:table-cell office:value-type="float" office:value="19.556">
            <text:p>19.556</text:p>
          </table:table-cell>
          <table:table-cell office:value-type="float" office:value="19.579">
            <text:p>19.579</text:p>
          </table:table-cell>
          <table:table-cell office:value-type="float" office:value="19.603">
            <text:p>19.603</text:p>
          </table:table-cell>
          <table:table-cell office:value-type="float" office:value="19.626">
            <text:p>19.626</text:p>
          </table:table-cell>
          <table:table-cell office:value-type="float" office:value="19.65">
            <text:p>19.65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19.65">
            <text:p>19.65</text:p>
          </table:table-cell>
          <table:table-cell office:value-type="float" office:value="19.674">
            <text:p>19.674</text:p>
          </table:table-cell>
          <table:table-cell office:value-type="float" office:value="19.697">
            <text:p>19.697</text:p>
          </table:table-cell>
          <table:table-cell office:value-type="float" office:value="19.721">
            <text:p>19.721</text:p>
          </table:table-cell>
          <table:table-cell office:value-type="float" office:value="19.745">
            <text:p>19.745</text:p>
          </table:table-cell>
          <table:table-cell office:value-type="float" office:value="19.768">
            <text:p>19.768</text:p>
          </table:table-cell>
          <table:table-cell office:value-type="float" office:value="19.792">
            <text:p>19.792</text:p>
          </table:table-cell>
          <table:table-cell office:value-type="float" office:value="19.816">
            <text:p>19.816</text:p>
          </table:table-cell>
          <table:table-cell office:value-type="float" office:value="19.839">
            <text:p>19.839</text:p>
          </table:table-cell>
          <table:table-cell office:value-type="float" office:value="19.863">
            <text:p>19.863</text:p>
          </table:table-cell>
          <table:table-cell office:value-type="float" office:value="19.887">
            <text:p>19.887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9.887">
            <text:p>19.887</text:p>
          </table:table-cell>
          <table:table-cell office:value-type="float" office:value="19.91">
            <text:p>19.91</text:p>
          </table:table-cell>
          <table:table-cell office:value-type="float" office:value="19.934">
            <text:p>19.934</text:p>
          </table:table-cell>
          <table:table-cell office:value-type="float" office:value="19.958">
            <text:p>19.958</text:p>
          </table:table-cell>
          <table:table-cell office:value-type="float" office:value="19.981">
            <text:p>19.981</text:p>
          </table:table-cell>
          <table:table-cell office:value-type="float" office:value="20.005">
            <text:p>20.005</text:p>
          </table:table-cell>
          <table:table-cell office:value-type="float" office:value="20.029">
            <text:p>20.029</text:p>
          </table:table-cell>
          <table:table-cell office:value-type="float" office:value="20.052">
            <text:p>20.052</text:p>
          </table:table-cell>
          <table:table-cell office:value-type="float" office:value="20.076">
            <text:p>20.076</text:p>
          </table:table-cell>
          <table:table-cell office:value-type="float" office:value="20.1">
            <text:p>20.1</text:p>
          </table:table-cell>
          <table:table-cell office:value-type="float" office:value="20.123">
            <text:p>20.123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20.123">
            <text:p>20.123</text:p>
          </table:table-cell>
          <table:table-cell office:value-type="float" office:value="20.147">
            <text:p>20.147</text:p>
          </table:table-cell>
          <table:table-cell office:value-type="float" office:value="20.171">
            <text:p>20.171</text:p>
          </table:table-cell>
          <table:table-cell office:value-type="float" office:value="20.194">
            <text:p>20.194</text:p>
          </table:table-cell>
          <table:table-cell office:value-type="float" office:value="20.218">
            <text:p>20.218</text:p>
          </table:table-cell>
          <table:table-cell office:value-type="float" office:value="20.242">
            <text:p>20.242</text:p>
          </table:table-cell>
          <table:table-cell office:value-type="float" office:value="20.265">
            <text:p>20.265</text:p>
          </table:table-cell>
          <table:table-cell office:value-type="float" office:value="20.289">
            <text:p>20.289</text:p>
          </table:table-cell>
          <table:table-cell office:value-type="float" office:value="20.313">
            <text:p>20.313</text:p>
          </table:table-cell>
          <table:table-cell office:value-type="float" office:value="20.336">
            <text:p>20.336</text:p>
          </table:table-cell>
          <table:table-cell office:value-type="float" office:value="20.36">
            <text:p>20.36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20.36">
            <text:p>20.36</text:p>
          </table:table-cell>
          <table:table-cell office:value-type="float" office:value="20.384">
            <text:p>20.384</text:p>
          </table:table-cell>
          <table:table-cell office:value-type="float" office:value="20.407">
            <text:p>20.407</text:p>
          </table:table-cell>
          <table:table-cell office:value-type="float" office:value="20.431">
            <text:p>20.431</text:p>
          </table:table-cell>
          <table:table-cell office:value-type="float" office:value="20.455">
            <text:p>20.455</text:p>
          </table:table-cell>
          <table:table-cell office:value-type="float" office:value="20.479">
            <text:p>20.479</text:p>
          </table:table-cell>
          <table:table-cell office:value-type="float" office:value="20.502">
            <text:p>20.502</text:p>
          </table:table-cell>
          <table:table-cell office:value-type="float" office:value="20.526">
            <text:p>20.526</text:p>
          </table:table-cell>
          <table:table-cell office:value-type="float" office:value="20.55">
            <text:p>20.55</text:p>
          </table:table-cell>
          <table:table-cell office:value-type="float" office:value="20.573">
            <text:p>20.573</text:p>
          </table:table-cell>
          <table:table-cell office:value-type="float" office:value="20.597">
            <text:p>20.597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20.597">
            <text:p>20.597</text:p>
          </table:table-cell>
          <table:table-cell office:value-type="float" office:value="20.621">
            <text:p>20.621</text:p>
          </table:table-cell>
          <table:table-cell office:value-type="float" office:value="20.644">
            <text:p>20.644</text:p>
          </table:table-cell>
          <table:table-cell office:value-type="float" office:value="20.668">
            <text:p>20.668</text:p>
          </table:table-cell>
          <table:table-cell office:value-type="float" office:value="20.692">
            <text:p>20.692</text:p>
          </table:table-cell>
          <table:table-cell office:value-type="float" office:value="20.715">
            <text:p>20.715</text:p>
          </table:table-cell>
          <table:table-cell office:value-type="float" office:value="20.739">
            <text:p>20.739</text:p>
          </table:table-cell>
          <table:table-cell office:value-type="float" office:value="20.763">
            <text:p>20.763</text:p>
          </table:table-cell>
          <table:table-cell office:value-type="float" office:value="20.786">
            <text:p>20.786</text:p>
          </table:table-cell>
          <table:table-cell office:value-type="float" office:value="20.81">
            <text:p>20.81</text:p>
          </table:table-cell>
          <table:table-cell office:value-type="float" office:value="20.834">
            <text:p>20.834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20.834">
            <text:p>20.834</text:p>
          </table:table-cell>
          <table:table-cell office:value-type="float" office:value="20.857">
            <text:p>20.857</text:p>
          </table:table-cell>
          <table:table-cell office:value-type="float" office:value="20.881">
            <text:p>20.881</text:p>
          </table:table-cell>
          <table:table-cell office:value-type="float" office:value="20.905">
            <text:p>20.905</text:p>
          </table:table-cell>
          <table:table-cell office:value-type="float" office:value="20.929">
            <text:p>20.929</text:p>
          </table:table-cell>
          <table:table-cell office:value-type="float" office:value="20.952">
            <text:p>20.952</text:p>
          </table:table-cell>
          <table:table-cell office:value-type="float" office:value="20.976">
            <text:p>20.976</text:p>
          </table:table-cell>
          <table:table-cell office:value-type="float" office:value="21">
            <text:p>21</text:p>
          </table:table-cell>
          <table:table-cell office:value-type="float" office:value="21.023">
            <text:p>21.023</text:p>
          </table:table-cell>
          <table:table-cell office:value-type="float" office:value="21.047">
            <text:p>21.047</text:p>
          </table:table-cell>
          <table:table-cell office:value-type="float" office:value="21.071">
            <text:p>21.071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21.071">
            <text:p>21.071</text:p>
          </table:table-cell>
          <table:table-cell office:value-type="float" office:value="21.094">
            <text:p>21.094</text:p>
          </table:table-cell>
          <table:table-cell office:value-type="float" office:value="21.118">
            <text:p>21.118</text:p>
          </table:table-cell>
          <table:table-cell office:value-type="float" office:value="21.142">
            <text:p>21.142</text:p>
          </table:table-cell>
          <table:table-cell office:value-type="float" office:value="21.165">
            <text:p>21.165</text:p>
          </table:table-cell>
          <table:table-cell office:value-type="float" office:value="21.189">
            <text:p>21.189</text:p>
          </table:table-cell>
          <table:table-cell office:value-type="float" office:value="21.213">
            <text:p>21.213</text:p>
          </table:table-cell>
          <table:table-cell office:value-type="float" office:value="21.236">
            <text:p>21.236</text:p>
          </table:table-cell>
          <table:table-cell office:value-type="float" office:value="21.26">
            <text:p>21.26</text:p>
          </table:table-cell>
          <table:table-cell office:value-type="float" office:value="21.284">
            <text:p>21.284</text:p>
          </table:table-cell>
          <table:table-cell office:value-type="float" office:value="21.308">
            <text:p>21.308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21.308">
            <text:p>21.308</text:p>
          </table:table-cell>
          <table:table-cell office:value-type="float" office:value="21.331">
            <text:p>21.331</text:p>
          </table:table-cell>
          <table:table-cell office:value-type="float" office:value="21.355">
            <text:p>21.355</text:p>
          </table:table-cell>
          <table:table-cell office:value-type="float" office:value="21.379">
            <text:p>21.379</text:p>
          </table:table-cell>
          <table:table-cell office:value-type="float" office:value="21.402">
            <text:p>21.402</text:p>
          </table:table-cell>
          <table:table-cell office:value-type="float" office:value="21.426">
            <text:p>21.426</text:p>
          </table:table-cell>
          <table:table-cell office:value-type="float" office:value="21.45">
            <text:p>21.45</text:p>
          </table:table-cell>
          <table:table-cell office:value-type="float" office:value="21.473">
            <text:p>21.473</text:p>
          </table:table-cell>
          <table:table-cell office:value-type="float" office:value="21.497">
            <text:p>21.497</text:p>
          </table:table-cell>
          <table:table-cell office:value-type="float" office:value="21.521">
            <text:p>21.521</text:p>
          </table:table-cell>
          <table:table-cell office:value-type="float" office:value="21.544">
            <text:p>21.544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1.544">
            <text:p>21.544</text:p>
          </table:table-cell>
          <table:table-cell office:value-type="float" office:value="21.568">
            <text:p>21.568</text:p>
          </table:table-cell>
          <table:table-cell office:value-type="float" office:value="21.592">
            <text:p>21.592</text:p>
          </table:table-cell>
          <table:table-cell office:value-type="float" office:value="21.616">
            <text:p>21.616</text:p>
          </table:table-cell>
          <table:table-cell office:value-type="float" office:value="21.639">
            <text:p>21.639</text:p>
          </table:table-cell>
          <table:table-cell office:value-type="float" office:value="21.663">
            <text:p>21.663</text:p>
          </table:table-cell>
          <table:table-cell office:value-type="float" office:value="21.687">
            <text:p>21.687</text:p>
          </table:table-cell>
          <table:table-cell office:value-type="float" office:value="21.71">
            <text:p>21.71</text:p>
          </table:table-cell>
          <table:table-cell office:value-type="float" office:value="21.734">
            <text:p>21.734</text:p>
          </table:table-cell>
          <table:table-cell office:value-type="float" office:value="21.758">
            <text:p>21.758</text:p>
          </table:table-cell>
          <table:table-cell office:value-type="float" office:value="21.781">
            <text:p>21.781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21.781">
            <text:p>21.781</text:p>
          </table:table-cell>
          <table:table-cell office:value-type="float" office:value="21.805">
            <text:p>21.805</text:p>
          </table:table-cell>
          <table:table-cell office:value-type="float" office:value="21.829">
            <text:p>21.829</text:p>
          </table:table-cell>
          <table:table-cell office:value-type="float" office:value="21.852">
            <text:p>21.852</text:p>
          </table:table-cell>
          <table:table-cell office:value-type="float" office:value="21.876">
            <text:p>21.876</text:p>
          </table:table-cell>
          <table:table-cell office:value-type="float" office:value="21.9">
            <text:p>21.9</text:p>
          </table:table-cell>
          <table:table-cell office:value-type="float" office:value="21.924">
            <text:p>21.924</text:p>
          </table:table-cell>
          <table:table-cell office:value-type="float" office:value="21.947">
            <text:p>21.947</text:p>
          </table:table-cell>
          <table:table-cell office:value-type="float" office:value="21.971">
            <text:p>21.971</text:p>
          </table:table-cell>
          <table:table-cell office:value-type="float" office:value="21.995">
            <text:p>21.995</text:p>
          </table:table-cell>
          <table:table-cell office:value-type="float" office:value="22.018">
            <text:p>22.018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22.018">
            <text:p>22.018</text:p>
          </table:table-cell>
          <table:table-cell office:value-type="float" office:value="22.042">
            <text:p>22.042</text:p>
          </table:table-cell>
          <table:table-cell office:value-type="float" office:value="22.066">
            <text:p>22.066</text:p>
          </table:table-cell>
          <table:table-cell office:value-type="float" office:value="22.089">
            <text:p>22.089</text:p>
          </table:table-cell>
          <table:table-cell office:value-type="float" office:value="22.113">
            <text:p>22.113</text:p>
          </table:table-cell>
          <table:table-cell office:value-type="float" office:value="22.137">
            <text:p>22.137</text:p>
          </table:table-cell>
          <table:table-cell office:value-type="float" office:value="22.16">
            <text:p>22.16</text:p>
          </table:table-cell>
          <table:table-cell office:value-type="float" office:value="22.184">
            <text:p>22.184</text:p>
          </table:table-cell>
          <table:table-cell office:value-type="float" office:value="22.208">
            <text:p>22.208</text:p>
          </table:table-cell>
          <table:table-cell office:value-type="float" office:value="22.232">
            <text:p>22.232</text:p>
          </table:table-cell>
          <table:table-cell office:value-type="float" office:value="22.255">
            <text:p>22.25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2.255">
            <text:p>22.255</text:p>
          </table:table-cell>
          <table:table-cell office:value-type="float" office:value="22.279">
            <text:p>22.279</text:p>
          </table:table-cell>
          <table:table-cell office:value-type="float" office:value="22.303">
            <text:p>22.303</text:p>
          </table:table-cell>
          <table:table-cell office:value-type="float" office:value="22.326">
            <text:p>22.326</text:p>
          </table:table-cell>
          <table:table-cell office:value-type="float" office:value="22.35">
            <text:p>22.35</text:p>
          </table:table-cell>
          <table:table-cell office:value-type="float" office:value="22.374">
            <text:p>22.374</text:p>
          </table:table-cell>
          <table:table-cell office:value-type="float" office:value="22.397">
            <text:p>22.397</text:p>
          </table:table-cell>
          <table:table-cell office:value-type="float" office:value="22.421">
            <text:p>22.421</text:p>
          </table:table-cell>
          <table:table-cell office:value-type="float" office:value="22.445">
            <text:p>22.445</text:p>
          </table:table-cell>
          <table:table-cell office:value-type="float" office:value="22.468">
            <text:p>22.468</text:p>
          </table:table-cell>
          <table:table-cell office:value-type="float" office:value="22.492">
            <text:p>22.492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22.492">
            <text:p>22.492</text:p>
          </table:table-cell>
          <table:table-cell office:value-type="float" office:value="22.516">
            <text:p>22.516</text:p>
          </table:table-cell>
          <table:table-cell office:value-type="float" office:value="22.54">
            <text:p>22.54</text:p>
          </table:table-cell>
          <table:table-cell office:value-type="float" office:value="22.563">
            <text:p>22.563</text:p>
          </table:table-cell>
          <table:table-cell office:value-type="float" office:value="22.587">
            <text:p>22.587</text:p>
          </table:table-cell>
          <table:table-cell office:value-type="float" office:value="22.611">
            <text:p>22.611</text:p>
          </table:table-cell>
          <table:table-cell office:value-type="float" office:value="22.634">
            <text:p>22.634</text:p>
          </table:table-cell>
          <table:table-cell office:value-type="float" office:value="22.658">
            <text:p>22.658</text:p>
          </table:table-cell>
          <table:table-cell office:value-type="float" office:value="22.682">
            <text:p>22.682</text:p>
          </table:table-cell>
          <table:table-cell office:value-type="float" office:value="22.705">
            <text:p>22.705</text:p>
          </table:table-cell>
          <table:table-cell office:value-type="float" office:value="22.729">
            <text:p>22.729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22.729">
            <text:p>22.729</text:p>
          </table:table-cell>
          <table:table-cell office:value-type="float" office:value="22.753">
            <text:p>22.753</text:p>
          </table:table-cell>
          <table:table-cell office:value-type="float" office:value="22.776">
            <text:p>22.776</text:p>
          </table:table-cell>
          <table:table-cell office:value-type="float" office:value="22.8">
            <text:p>22.8</text:p>
          </table:table-cell>
          <table:table-cell office:value-type="float" office:value="22.824">
            <text:p>22.824</text:p>
          </table:table-cell>
          <table:table-cell office:value-type="float" office:value="22.847">
            <text:p>22.847</text:p>
          </table:table-cell>
          <table:table-cell office:value-type="float" office:value="22.871">
            <text:p>22.871</text:p>
          </table:table-cell>
          <table:table-cell office:value-type="float" office:value="22.895">
            <text:p>22.895</text:p>
          </table:table-cell>
          <table:table-cell office:value-type="float" office:value="22.919">
            <text:p>22.919</text:p>
          </table:table-cell>
          <table:table-cell office:value-type="float" office:value="22.942">
            <text:p>22.942</text:p>
          </table:table-cell>
          <table:table-cell office:value-type="float" office:value="22.966">
            <text:p>22.966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22.966">
            <text:p>22.966</text:p>
          </table:table-cell>
          <table:table-cell office:value-type="float" office:value="22.99">
            <text:p>22.99</text:p>
          </table:table-cell>
          <table:table-cell office:value-type="float" office:value="23.013">
            <text:p>23.013</text:p>
          </table:table-cell>
          <table:table-cell office:value-type="float" office:value="23.037">
            <text:p>23.037</text:p>
          </table:table-cell>
          <table:table-cell office:value-type="float" office:value="23.061">
            <text:p>23.061</text:p>
          </table:table-cell>
          <table:table-cell office:value-type="float" office:value="23.084">
            <text:p>23.084</text:p>
          </table:table-cell>
          <table:table-cell office:value-type="float" office:value="23.108">
            <text:p>23.108</text:p>
          </table:table-cell>
          <table:table-cell office:value-type="float" office:value="23.132">
            <text:p>23.132</text:p>
          </table:table-cell>
          <table:table-cell office:value-type="float" office:value="23.155">
            <text:p>23.155</text:p>
          </table:table-cell>
          <table:table-cell office:value-type="float" office:value="23.179">
            <text:p>23.179</text:p>
          </table:table-cell>
          <table:table-cell office:value-type="float" office:value="23.203">
            <text:p>23.203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23.203">
            <text:p>23.203</text:p>
          </table:table-cell>
          <table:table-cell office:value-type="float" office:value="23.226">
            <text:p>23.226</text:p>
          </table:table-cell>
          <table:table-cell office:value-type="float" office:value="23.25">
            <text:p>23.25</text:p>
          </table:table-cell>
          <table:table-cell office:value-type="float" office:value="23.274">
            <text:p>23.274</text:p>
          </table:table-cell>
          <table:table-cell office:value-type="float" office:value="23.297">
            <text:p>23.297</text:p>
          </table:table-cell>
          <table:table-cell office:value-type="float" office:value="23.321">
            <text:p>23.321</text:p>
          </table:table-cell>
          <table:table-cell office:value-type="float" office:value="23.345">
            <text:p>23.345</text:p>
          </table:table-cell>
          <table:table-cell office:value-type="float" office:value="23.368">
            <text:p>23.368</text:p>
          </table:table-cell>
          <table:table-cell office:value-type="float" office:value="23.392">
            <text:p>23.392</text:p>
          </table:table-cell>
          <table:table-cell office:value-type="float" office:value="23.416">
            <text:p>23.416</text:p>
          </table:table-cell>
          <table:table-cell office:value-type="float" office:value="23.439">
            <text:p>23.439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23.439">
            <text:p>23.439</text:p>
          </table:table-cell>
          <table:table-cell office:value-type="float" office:value="23.463">
            <text:p>23.463</text:p>
          </table:table-cell>
          <table:table-cell office:value-type="float" office:value="23.487">
            <text:p>23.487</text:p>
          </table:table-cell>
          <table:table-cell office:value-type="float" office:value="23.51">
            <text:p>23.51</text:p>
          </table:table-cell>
          <table:table-cell office:value-type="float" office:value="23.534">
            <text:p>23.534</text:p>
          </table:table-cell>
          <table:table-cell office:value-type="float" office:value="23.558">
            <text:p>23.558</text:p>
          </table:table-cell>
          <table:table-cell office:value-type="float" office:value="23.581">
            <text:p>23.581</text:p>
          </table:table-cell>
          <table:table-cell office:value-type="float" office:value="23.605">
            <text:p>23.605</text:p>
          </table:table-cell>
          <table:table-cell office:value-type="float" office:value="23.629">
            <text:p>23.629</text:p>
          </table:table-cell>
          <table:table-cell office:value-type="float" office:value="23.652">
            <text:p>23.652</text:p>
          </table:table-cell>
          <table:table-cell office:value-type="float" office:value="23.676">
            <text:p>23.676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23.676">
            <text:p>23.676</text:p>
          </table:table-cell>
          <table:table-cell office:value-type="float" office:value="23.7">
            <text:p>23.7</text:p>
          </table:table-cell>
          <table:table-cell office:value-type="float" office:value="23.723">
            <text:p>23.723</text:p>
          </table:table-cell>
          <table:table-cell office:value-type="float" office:value="23.747">
            <text:p>23.747</text:p>
          </table:table-cell>
          <table:table-cell office:value-type="float" office:value="23.771">
            <text:p>23.771</text:p>
          </table:table-cell>
          <table:table-cell office:value-type="float" office:value="23.794">
            <text:p>23.794</text:p>
          </table:table-cell>
          <table:table-cell office:value-type="float" office:value="23.818">
            <text:p>23.818</text:p>
          </table:table-cell>
          <table:table-cell office:value-type="float" office:value="23.842">
            <text:p>23.842</text:p>
          </table:table-cell>
          <table:table-cell office:value-type="float" office:value="23.865">
            <text:p>23.865</text:p>
          </table:table-cell>
          <table:table-cell office:value-type="float" office:value="23.889">
            <text:p>23.889</text:p>
          </table:table-cell>
          <table:table-cell office:value-type="float" office:value="23.913">
            <text:p>23.913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23.913">
            <text:p>23.913</text:p>
          </table:table-cell>
          <table:table-cell office:value-type="float" office:value="23.936">
            <text:p>23.936</text:p>
          </table:table-cell>
          <table:table-cell office:value-type="float" office:value="23.96">
            <text:p>23.96</text:p>
          </table:table-cell>
          <table:table-cell office:value-type="float" office:value="23.984">
            <text:p>23.984</text:p>
          </table:table-cell>
          <table:table-cell office:value-type="float" office:value="24.007">
            <text:p>24.007</text:p>
          </table:table-cell>
          <table:table-cell office:value-type="float" office:value="24.031">
            <text:p>24.031</text:p>
          </table:table-cell>
          <table:table-cell office:value-type="float" office:value="24.055">
            <text:p>24.055</text:p>
          </table:table-cell>
          <table:table-cell office:value-type="float" office:value="24.078">
            <text:p>24.078</text:p>
          </table:table-cell>
          <table:table-cell office:value-type="float" office:value="24.102">
            <text:p>24.102</text:p>
          </table:table-cell>
          <table:table-cell office:value-type="float" office:value="24.126">
            <text:p>24.126</text:p>
          </table:table-cell>
          <table:table-cell office:value-type="float" office:value="24.149">
            <text:p>24.149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24.149">
            <text:p>24.149</text:p>
          </table:table-cell>
          <table:table-cell office:value-type="float" office:value="24.173">
            <text:p>24.173</text:p>
          </table:table-cell>
          <table:table-cell office:value-type="float" office:value="24.197">
            <text:p>24.197</text:p>
          </table:table-cell>
          <table:table-cell office:value-type="float" office:value="24.22">
            <text:p>24.22</text:p>
          </table:table-cell>
          <table:table-cell office:value-type="float" office:value="24.244">
            <text:p>24.244</text:p>
          </table:table-cell>
          <table:table-cell office:value-type="float" office:value="24.267">
            <text:p>24.267</text:p>
          </table:table-cell>
          <table:table-cell office:value-type="float" office:value="24.291">
            <text:p>24.291</text:p>
          </table:table-cell>
          <table:table-cell office:value-type="float" office:value="24.315">
            <text:p>24.315</text:p>
          </table:table-cell>
          <table:table-cell office:value-type="float" office:value="24.338">
            <text:p>24.338</text:p>
          </table:table-cell>
          <table:table-cell office:value-type="float" office:value="24.362">
            <text:p>24.362</text:p>
          </table:table-cell>
          <table:table-cell office:value-type="float" office:value="24.386">
            <text:p>24.386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24.386">
            <text:p>24.386</text:p>
          </table:table-cell>
          <table:table-cell office:value-type="float" office:value="24.409">
            <text:p>24.409</text:p>
          </table:table-cell>
          <table:table-cell office:value-type="float" office:value="24.433">
            <text:p>24.433</text:p>
          </table:table-cell>
          <table:table-cell office:value-type="float" office:value="24.457">
            <text:p>24.457</text:p>
          </table:table-cell>
          <table:table-cell office:value-type="float" office:value="24.48">
            <text:p>24.48</text:p>
          </table:table-cell>
          <table:table-cell office:value-type="float" office:value="24.504">
            <text:p>24.504</text:p>
          </table:table-cell>
          <table:table-cell office:value-type="float" office:value="24.527">
            <text:p>24.527</text:p>
          </table:table-cell>
          <table:table-cell office:value-type="float" office:value="24.551">
            <text:p>24.551</text:p>
          </table:table-cell>
          <table:table-cell office:value-type="float" office:value="24.575">
            <text:p>24.575</text:p>
          </table:table-cell>
          <table:table-cell office:value-type="float" office:value="24.598">
            <text:p>24.598</text:p>
          </table:table-cell>
          <table:table-cell office:value-type="float" office:value="24.622">
            <text:p>24.622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4.622">
            <text:p>24.622</text:p>
          </table:table-cell>
          <table:table-cell office:value-type="float" office:value="24.646">
            <text:p>24.646</text:p>
          </table:table-cell>
          <table:table-cell office:value-type="float" office:value="24.669">
            <text:p>24.669</text:p>
          </table:table-cell>
          <table:table-cell office:value-type="float" office:value="24.693">
            <text:p>24.693</text:p>
          </table:table-cell>
          <table:table-cell office:value-type="float" office:value="24.717">
            <text:p>24.717</text:p>
          </table:table-cell>
          <table:table-cell office:value-type="float" office:value="24.74">
            <text:p>24.74</text:p>
          </table:table-cell>
          <table:table-cell office:value-type="float" office:value="24.764">
            <text:p>24.764</text:p>
          </table:table-cell>
          <table:table-cell office:value-type="float" office:value="24.787">
            <text:p>24.787</text:p>
          </table:table-cell>
          <table:table-cell office:value-type="float" office:value="24.811">
            <text:p>24.811</text:p>
          </table:table-cell>
          <table:table-cell office:value-type="float" office:value="24.835">
            <text:p>24.835</text:p>
          </table:table-cell>
          <table:table-cell office:value-type="float" office:value="24.858">
            <text:p>24.858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24.858">
            <text:p>24.858</text:p>
          </table:table-cell>
          <table:table-cell office:value-type="float" office:value="24.882">
            <text:p>24.882</text:p>
          </table:table-cell>
          <table:table-cell office:value-type="float" office:value="24.905">
            <text:p>24.905</text:p>
          </table:table-cell>
          <table:table-cell office:value-type="float" office:value="24.929">
            <text:p>24.929</text:p>
          </table:table-cell>
          <table:table-cell office:value-type="float" office:value="24.953">
            <text:p>24.953</text:p>
          </table:table-cell>
          <table:table-cell office:value-type="float" office:value="24.976">
            <text:p>24.976</text:p>
          </table:table-cell>
          <table:table-cell office:value-type="float" office:value="25">
            <text:p>25</text:p>
          </table:table-cell>
          <table:table-cell office:value-type="float" office:value="25.024">
            <text:p>25.024</text:p>
          </table:table-cell>
          <table:table-cell office:value-type="float" office:value="25.047">
            <text:p>25.047</text:p>
          </table:table-cell>
          <table:table-cell office:value-type="float" office:value="25.071">
            <text:p>25.071</text:p>
          </table:table-cell>
          <table:table-cell office:value-type="float" office:value="25.094">
            <text:p>25.094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25.094">
            <text:p>25.094</text:p>
          </table:table-cell>
          <table:table-cell office:value-type="float" office:value="25.118">
            <text:p>25.118</text:p>
          </table:table-cell>
          <table:table-cell office:value-type="float" office:value="25.142">
            <text:p>25.142</text:p>
          </table:table-cell>
          <table:table-cell office:value-type="float" office:value="25.165">
            <text:p>25.165</text:p>
          </table:table-cell>
          <table:table-cell office:value-type="float" office:value="25.189">
            <text:p>25.189</text:p>
          </table:table-cell>
          <table:table-cell office:value-type="float" office:value="25.212">
            <text:p>25.212</text:p>
          </table:table-cell>
          <table:table-cell office:value-type="float" office:value="25.236">
            <text:p>25.236</text:p>
          </table:table-cell>
          <table:table-cell office:value-type="float" office:value="25.26">
            <text:p>25.26</text:p>
          </table:table-cell>
          <table:table-cell office:value-type="float" office:value="25.283">
            <text:p>25.283</text:p>
          </table:table-cell>
          <table:table-cell office:value-type="float" office:value="25.307">
            <text:p>25.307</text:p>
          </table:table-cell>
          <table:table-cell office:value-type="float" office:value="25.33">
            <text:p>25.33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25.33">
            <text:p>25.33</text:p>
          </table:table-cell>
          <table:table-cell office:value-type="float" office:value="25.354">
            <text:p>25.354</text:p>
          </table:table-cell>
          <table:table-cell office:value-type="float" office:value="25.377">
            <text:p>25.377</text:p>
          </table:table-cell>
          <table:table-cell office:value-type="float" office:value="25.401">
            <text:p>25.401</text:p>
          </table:table-cell>
          <table:table-cell office:value-type="float" office:value="25.425">
            <text:p>25.425</text:p>
          </table:table-cell>
          <table:table-cell office:value-type="float" office:value="25.448">
            <text:p>25.448</text:p>
          </table:table-cell>
          <table:table-cell office:value-type="float" office:value="25.472">
            <text:p>25.472</text:p>
          </table:table-cell>
          <table:table-cell office:value-type="float" office:value="25.495">
            <text:p>25.495</text:p>
          </table:table-cell>
          <table:table-cell office:value-type="float" office:value="25.519">
            <text:p>25.519</text:p>
          </table:table-cell>
          <table:table-cell office:value-type="float" office:value="25.543">
            <text:p>25.543</text:p>
          </table:table-cell>
          <table:table-cell office:value-type="float" office:value="25.566">
            <text:p>25.566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25.566">
            <text:p>25.566</text:p>
          </table:table-cell>
          <table:table-cell office:value-type="float" office:value="25.59">
            <text:p>25.59</text:p>
          </table:table-cell>
          <table:table-cell office:value-type="float" office:value="25.613">
            <text:p>25.613</text:p>
          </table:table-cell>
          <table:table-cell office:value-type="float" office:value="25.637">
            <text:p>25.637</text:p>
          </table:table-cell>
          <table:table-cell office:value-type="float" office:value="25.66">
            <text:p>25.66</text:p>
          </table:table-cell>
          <table:table-cell office:value-type="float" office:value="25.684">
            <text:p>25.684</text:p>
          </table:table-cell>
          <table:table-cell office:value-type="float" office:value="25.708">
            <text:p>25.708</text:p>
          </table:table-cell>
          <table:table-cell office:value-type="float" office:value="25.731">
            <text:p>25.731</text:p>
          </table:table-cell>
          <table:table-cell office:value-type="float" office:value="25.755">
            <text:p>25.755</text:p>
          </table:table-cell>
          <table:table-cell office:value-type="float" office:value="25.778">
            <text:p>25.778</text:p>
          </table:table-cell>
          <table:table-cell office:value-type="float" office:value="25.802">
            <text:p>25.802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25.802">
            <text:p>25.802</text:p>
          </table:table-cell>
          <table:table-cell office:value-type="float" office:value="25.825">
            <text:p>25.825</text:p>
          </table:table-cell>
          <table:table-cell office:value-type="float" office:value="25.849">
            <text:p>25.849</text:p>
          </table:table-cell>
          <table:table-cell office:value-type="float" office:value="25.873">
            <text:p>25.873</text:p>
          </table:table-cell>
          <table:table-cell office:value-type="float" office:value="25.896">
            <text:p>25.896</text:p>
          </table:table-cell>
          <table:table-cell office:value-type="float" office:value="25.92">
            <text:p>25.92</text:p>
          </table:table-cell>
          <table:table-cell office:value-type="float" office:value="25.943">
            <text:p>25.943</text:p>
          </table:table-cell>
          <table:table-cell office:value-type="float" office:value="25.967">
            <text:p>25.967</text:p>
          </table:table-cell>
          <table:table-cell office:value-type="float" office:value="25.99">
            <text:p>25.99</text:p>
          </table:table-cell>
          <table:table-cell office:value-type="float" office:value="26.014">
            <text:p>26.014</text:p>
          </table:table-cell>
          <table:table-cell office:value-type="float" office:value="26.037">
            <text:p>26.037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26.037">
            <text:p>26.037</text:p>
          </table:table-cell>
          <table:table-cell office:value-type="float" office:value="26.061">
            <text:p>26.061</text:p>
          </table:table-cell>
          <table:table-cell office:value-type="float" office:value="26.084">
            <text:p>26.084</text:p>
          </table:table-cell>
          <table:table-cell office:value-type="float" office:value="26.108">
            <text:p>26.108</text:p>
          </table:table-cell>
          <table:table-cell office:value-type="float" office:value="26.132">
            <text:p>26.132</text:p>
          </table:table-cell>
          <table:table-cell office:value-type="float" office:value="26.155">
            <text:p>26.155</text:p>
          </table:table-cell>
          <table:table-cell office:value-type="float" office:value="26.179">
            <text:p>26.179</text:p>
          </table:table-cell>
          <table:table-cell office:value-type="float" office:value="26.202">
            <text:p>26.202</text:p>
          </table:table-cell>
          <table:table-cell office:value-type="float" office:value="26.226">
            <text:p>26.226</text:p>
          </table:table-cell>
          <table:table-cell office:value-type="float" office:value="26.249">
            <text:p>26.249</text:p>
          </table:table-cell>
          <table:table-cell office:value-type="float" office:value="26.273">
            <text:p>26.273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office:value-type="float" office:value="26.273">
            <text:p>26.273</text:p>
          </table:table-cell>
          <table:table-cell office:value-type="float" office:value="26.296">
            <text:p>26.296</text:p>
          </table:table-cell>
          <table:table-cell office:value-type="float" office:value="26.32">
            <text:p>26.32</text:p>
          </table:table-cell>
          <table:table-cell office:value-type="float" office:value="26.343">
            <text:p>26.343</text:p>
          </table:table-cell>
          <table:table-cell office:value-type="float" office:value="26.367">
            <text:p>26.367</text:p>
          </table:table-cell>
          <table:table-cell office:value-type="float" office:value="26.39">
            <text:p>26.39</text:p>
          </table:table-cell>
          <table:table-cell office:value-type="float" office:value="26.414">
            <text:p>26.414</text:p>
          </table:table-cell>
          <table:table-cell office:value-type="float" office:value="26.437">
            <text:p>26.437</text:p>
          </table:table-cell>
          <table:table-cell office:value-type="float" office:value="26.461">
            <text:p>26.461</text:p>
          </table:table-cell>
          <table:table-cell office:value-type="float" office:value="26.484">
            <text:p>26.484</text:p>
          </table:table-cell>
          <table:table-cell office:value-type="float" office:value="26.508">
            <text:p>26.508</text:p>
          </table:table-cell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26.508">
            <text:p>26.508</text:p>
          </table:table-cell>
          <table:table-cell office:value-type="float" office:value="26.532">
            <text:p>26.532</text:p>
          </table:table-cell>
          <table:table-cell office:value-type="float" office:value="26.555">
            <text:p>26.555</text:p>
          </table:table-cell>
          <table:table-cell office:value-type="float" office:value="26.579">
            <text:p>26.579</text:p>
          </table:table-cell>
          <table:table-cell office:value-type="float" office:value="26.602">
            <text:p>26.602</text:p>
          </table:table-cell>
          <table:table-cell office:value-type="float" office:value="26.626">
            <text:p>26.626</text:p>
          </table:table-cell>
          <table:table-cell office:value-type="float" office:value="26.649">
            <text:p>26.649</text:p>
          </table:table-cell>
          <table:table-cell office:value-type="float" office:value="26.673">
            <text:p>26.673</text:p>
          </table:table-cell>
          <table:table-cell office:value-type="float" office:value="26.696">
            <text:p>26.696</text:p>
          </table:table-cell>
          <table:table-cell office:value-type="float" office:value="26.72">
            <text:p>26.72</text:p>
          </table:table-cell>
          <table:table-cell office:value-type="float" office:value="26.743">
            <text:p>26.743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26.743">
            <text:p>26.743</text:p>
          </table:table-cell>
          <table:table-cell office:value-type="float" office:value="26.767">
            <text:p>26.767</text:p>
          </table:table-cell>
          <table:table-cell office:value-type="float" office:value="26.79">
            <text:p>26.79</text:p>
          </table:table-cell>
          <table:table-cell office:value-type="float" office:value="26.814">
            <text:p>26.814</text:p>
          </table:table-cell>
          <table:table-cell office:value-type="float" office:value="26.837">
            <text:p>26.837</text:p>
          </table:table-cell>
          <table:table-cell office:value-type="float" office:value="26.861">
            <text:p>26.861</text:p>
          </table:table-cell>
          <table:table-cell office:value-type="float" office:value="26.884">
            <text:p>26.884</text:p>
          </table:table-cell>
          <table:table-cell office:value-type="float" office:value="26.907">
            <text:p>26.907</text:p>
          </table:table-cell>
          <table:table-cell office:value-type="float" office:value="26.931">
            <text:p>26.931</text:p>
          </table:table-cell>
          <table:table-cell office:value-type="float" office:value="26.954">
            <text:p>26.954</text:p>
          </table:table-cell>
          <table:table-cell office:value-type="float" office:value="26.978">
            <text:p>26.978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26.978">
            <text:p>26.978</text:p>
          </table:table-cell>
          <table:table-cell office:value-type="float" office:value="27.001">
            <text:p>27.001</text:p>
          </table:table-cell>
          <table:table-cell office:value-type="float" office:value="27.025">
            <text:p>27.025</text:p>
          </table:table-cell>
          <table:table-cell office:value-type="float" office:value="27.048">
            <text:p>27.048</text:p>
          </table:table-cell>
          <table:table-cell office:value-type="float" office:value="27.072">
            <text:p>27.072</text:p>
          </table:table-cell>
          <table:table-cell office:value-type="float" office:value="27.095">
            <text:p>27.095</text:p>
          </table:table-cell>
          <table:table-cell office:value-type="float" office:value="27.119">
            <text:p>27.119</text:p>
          </table:table-cell>
          <table:table-cell office:value-type="float" office:value="27.142">
            <text:p>27.142</text:p>
          </table:table-cell>
          <table:table-cell office:value-type="float" office:value="27.166">
            <text:p>27.166</text:p>
          </table:table-cell>
          <table:table-cell office:value-type="float" office:value="27.189">
            <text:p>27.189</text:p>
          </table:table-cell>
          <table:table-cell office:value-type="float" office:value="27.213">
            <text:p>27.213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27.213">
            <text:p>27.213</text:p>
          </table:table-cell>
          <table:table-cell office:value-type="float" office:value="27.236">
            <text:p>27.236</text:p>
          </table:table-cell>
          <table:table-cell office:value-type="float" office:value="27.259">
            <text:p>27.259</text:p>
          </table:table-cell>
          <table:table-cell office:value-type="float" office:value="27.283">
            <text:p>27.283</text:p>
          </table:table-cell>
          <table:table-cell office:value-type="float" office:value="27.306">
            <text:p>27.306</text:p>
          </table:table-cell>
          <table:table-cell office:value-type="float" office:value="27.33">
            <text:p>27.33</text:p>
          </table:table-cell>
          <table:table-cell office:value-type="float" office:value="27.353">
            <text:p>27.353</text:p>
          </table:table-cell>
          <table:table-cell office:value-type="float" office:value="27.377">
            <text:p>27.377</text:p>
          </table:table-cell>
          <table:table-cell office:value-type="float" office:value="27.4">
            <text:p>27.4</text:p>
          </table:table-cell>
          <table:table-cell office:value-type="float" office:value="27.424">
            <text:p>27.424</text:p>
          </table:table-cell>
          <table:table-cell office:value-type="float" office:value="27.447">
            <text:p>27.447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27.447">
            <text:p>27.447</text:p>
          </table:table-cell>
          <table:table-cell office:value-type="float" office:value="27.471">
            <text:p>27.471</text:p>
          </table:table-cell>
          <table:table-cell office:value-type="float" office:value="27.494">
            <text:p>27.494</text:p>
          </table:table-cell>
          <table:table-cell office:value-type="float" office:value="27.517">
            <text:p>27.517</text:p>
          </table:table-cell>
          <table:table-cell office:value-type="float" office:value="27.541">
            <text:p>27.541</text:p>
          </table:table-cell>
          <table:table-cell office:value-type="float" office:value="27.564">
            <text:p>27.564</text:p>
          </table:table-cell>
          <table:table-cell office:value-type="float" office:value="27.588">
            <text:p>27.588</text:p>
          </table:table-cell>
          <table:table-cell office:value-type="float" office:value="27.611">
            <text:p>27.611</text:p>
          </table:table-cell>
          <table:table-cell office:value-type="float" office:value="27.635">
            <text:p>27.635</text:p>
          </table:table-cell>
          <table:table-cell office:value-type="float" office:value="27.658">
            <text:p>27.658</text:p>
          </table:table-cell>
          <table:table-cell office:value-type="float" office:value="27.681">
            <text:p>27.681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27.681">
            <text:p>27.681</text:p>
          </table:table-cell>
          <table:table-cell office:value-type="float" office:value="27.705">
            <text:p>27.705</text:p>
          </table:table-cell>
          <table:table-cell office:value-type="float" office:value="27.728">
            <text:p>27.728</text:p>
          </table:table-cell>
          <table:table-cell office:value-type="float" office:value="27.752">
            <text:p>27.752</text:p>
          </table:table-cell>
          <table:table-cell office:value-type="float" office:value="27.775">
            <text:p>27.775</text:p>
          </table:table-cell>
          <table:table-cell office:value-type="float" office:value="27.798">
            <text:p>27.798</text:p>
          </table:table-cell>
          <table:table-cell office:value-type="float" office:value="27.822">
            <text:p>27.822</text:p>
          </table:table-cell>
          <table:table-cell office:value-type="float" office:value="27.845">
            <text:p>27.845</text:p>
          </table:table-cell>
          <table:table-cell office:value-type="float" office:value="27.869">
            <text:p>27.869</text:p>
          </table:table-cell>
          <table:table-cell office:value-type="float" office:value="27.892">
            <text:p>27.892</text:p>
          </table:table-cell>
          <table:table-cell office:value-type="float" office:value="27.915">
            <text:p>27.915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27.915">
            <text:p>27.915</text:p>
          </table:table-cell>
          <table:table-cell office:value-type="float" office:value="27.939">
            <text:p>27.939</text:p>
          </table:table-cell>
          <table:table-cell office:value-type="float" office:value="27.962">
            <text:p>27.962</text:p>
          </table:table-cell>
          <table:table-cell office:value-type="float" office:value="27.986">
            <text:p>27.986</text:p>
          </table:table-cell>
          <table:table-cell office:value-type="float" office:value="28.009">
            <text:p>28.009</text:p>
          </table:table-cell>
          <table:table-cell office:value-type="float" office:value="28.032">
            <text:p>28.032</text:p>
          </table:table-cell>
          <table:table-cell office:value-type="float" office:value="28.056">
            <text:p>28.056</text:p>
          </table:table-cell>
          <table:table-cell office:value-type="float" office:value="28.079">
            <text:p>28.079</text:p>
          </table:table-cell>
          <table:table-cell office:value-type="float" office:value="28.103">
            <text:p>28.103</text:p>
          </table:table-cell>
          <table:table-cell office:value-type="float" office:value="28.126">
            <text:p>28.126</text:p>
          </table:table-cell>
          <table:table-cell office:value-type="float" office:value="28.149">
            <text:p>28.149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28.149">
            <text:p>28.149</text:p>
          </table:table-cell>
          <table:table-cell office:value-type="float" office:value="28.173">
            <text:p>28.173</text:p>
          </table:table-cell>
          <table:table-cell office:value-type="float" office:value="28.196">
            <text:p>28.196</text:p>
          </table:table-cell>
          <table:table-cell office:value-type="float" office:value="28.219">
            <text:p>28.219</text:p>
          </table:table-cell>
          <table:table-cell office:value-type="float" office:value="28.243">
            <text:p>28.243</text:p>
          </table:table-cell>
          <table:table-cell office:value-type="float" office:value="28.266">
            <text:p>28.266</text:p>
          </table:table-cell>
          <table:table-cell office:value-type="float" office:value="28.289">
            <text:p>28.289</text:p>
          </table:table-cell>
          <table:table-cell office:value-type="float" office:value="28.313">
            <text:p>28.313</text:p>
          </table:table-cell>
          <table:table-cell office:value-type="float" office:value="28.336">
            <text:p>28.336</text:p>
          </table:table-cell>
          <table:table-cell office:value-type="float" office:value="28.36">
            <text:p>28.36</text:p>
          </table:table-cell>
          <table:table-cell office:value-type="float" office:value="28.383">
            <text:p>28.383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28.383">
            <text:p>28.383</text:p>
          </table:table-cell>
          <table:table-cell office:value-type="float" office:value="28.406">
            <text:p>28.406</text:p>
          </table:table-cell>
          <table:table-cell office:value-type="float" office:value="28.43">
            <text:p>28.43</text:p>
          </table:table-cell>
          <table:table-cell office:value-type="float" office:value="28.453">
            <text:p>28.453</text:p>
          </table:table-cell>
          <table:table-cell office:value-type="float" office:value="28.476">
            <text:p>28.476</text:p>
          </table:table-cell>
          <table:table-cell office:value-type="float" office:value="28.5">
            <text:p>28.5</text:p>
          </table:table-cell>
          <table:table-cell office:value-type="float" office:value="28.523">
            <text:p>28.523</text:p>
          </table:table-cell>
          <table:table-cell office:value-type="float" office:value="28.546">
            <text:p>28.546</text:p>
          </table:table-cell>
          <table:table-cell office:value-type="float" office:value="28.57">
            <text:p>28.57</text:p>
          </table:table-cell>
          <table:table-cell office:value-type="float" office:value="28.593">
            <text:p>28.593</text:p>
          </table:table-cell>
          <table:table-cell office:value-type="float" office:value="28.616">
            <text:p>28.616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28.616">
            <text:p>28.616</text:p>
          </table:table-cell>
          <table:table-cell office:value-type="float" office:value="28.64">
            <text:p>28.64</text:p>
          </table:table-cell>
          <table:table-cell office:value-type="float" office:value="28.663">
            <text:p>28.663</text:p>
          </table:table-cell>
          <table:table-cell office:value-type="float" office:value="28.686">
            <text:p>28.686</text:p>
          </table:table-cell>
          <table:table-cell office:value-type="float" office:value="28.71">
            <text:p>28.71</text:p>
          </table:table-cell>
          <table:table-cell office:value-type="float" office:value="28.733">
            <text:p>28.733</text:p>
          </table:table-cell>
          <table:table-cell office:value-type="float" office:value="28.756">
            <text:p>28.756</text:p>
          </table:table-cell>
          <table:table-cell office:value-type="float" office:value="28.78">
            <text:p>28.78</text:p>
          </table:table-cell>
          <table:table-cell office:value-type="float" office:value="28.803">
            <text:p>28.803</text:p>
          </table:table-cell>
          <table:table-cell office:value-type="float" office:value="28.826">
            <text:p>28.826</text:p>
          </table:table-cell>
          <table:table-cell office:value-type="float" office:value="28.849">
            <text:p>28.849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28.849">
            <text:p>28.849</text:p>
          </table:table-cell>
          <table:table-cell office:value-type="float" office:value="28.873">
            <text:p>28.873</text:p>
          </table:table-cell>
          <table:table-cell office:value-type="float" office:value="28.896">
            <text:p>28.896</text:p>
          </table:table-cell>
          <table:table-cell office:value-type="float" office:value="28.919">
            <text:p>28.919</text:p>
          </table:table-cell>
          <table:table-cell office:value-type="float" office:value="28.943">
            <text:p>28.943</text:p>
          </table:table-cell>
          <table:table-cell office:value-type="float" office:value="28.966">
            <text:p>28.966</text:p>
          </table:table-cell>
          <table:table-cell office:value-type="float" office:value="28.989">
            <text:p>28.989</text:p>
          </table:table-cell>
          <table:table-cell office:value-type="float" office:value="29.013">
            <text:p>29.013</text:p>
          </table:table-cell>
          <table:table-cell office:value-type="float" office:value="29.036">
            <text:p>29.036</text:p>
          </table:table-cell>
          <table:table-cell office:value-type="float" office:value="29.059">
            <text:p>29.059</text:p>
          </table:table-cell>
          <table:table-cell office:value-type="float" office:value="29.082">
            <text:p>29.082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29.082">
            <text:p>29.082</text:p>
          </table:table-cell>
          <table:table-cell office:value-type="float" office:value="29.106">
            <text:p>29.106</text:p>
          </table:table-cell>
          <table:table-cell office:value-type="float" office:value="29.129">
            <text:p>29.129</text:p>
          </table:table-cell>
          <table:table-cell office:value-type="float" office:value="29.152">
            <text:p>29.152</text:p>
          </table:table-cell>
          <table:table-cell office:value-type="float" office:value="29.176">
            <text:p>29.176</text:p>
          </table:table-cell>
          <table:table-cell office:value-type="float" office:value="29.199">
            <text:p>29.199</text:p>
          </table:table-cell>
          <table:table-cell office:value-type="float" office:value="29.222">
            <text:p>29.222</text:p>
          </table:table-cell>
          <table:table-cell office:value-type="float" office:value="29.245">
            <text:p>29.245</text:p>
          </table:table-cell>
          <table:table-cell office:value-type="float" office:value="29.269">
            <text:p>29.269</text:p>
          </table:table-cell>
          <table:table-cell office:value-type="float" office:value="29.292">
            <text:p>29.292</text:p>
          </table:table-cell>
          <table:table-cell office:value-type="float" office:value="29.315">
            <text:p>29.315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29.315">
            <text:p>29.315</text:p>
          </table:table-cell>
          <table:table-cell office:value-type="float" office:value="29.338">
            <text:p>29.338</text:p>
          </table:table-cell>
          <table:table-cell office:value-type="float" office:value="29.362">
            <text:p>29.362</text:p>
          </table:table-cell>
          <table:table-cell office:value-type="float" office:value="29.385">
            <text:p>29.385</text:p>
          </table:table-cell>
          <table:table-cell office:value-type="float" office:value="29.408">
            <text:p>29.408</text:p>
          </table:table-cell>
          <table:table-cell office:value-type="float" office:value="29.431">
            <text:p>29.431</text:p>
          </table:table-cell>
          <table:table-cell office:value-type="float" office:value="29.455">
            <text:p>29.455</text:p>
          </table:table-cell>
          <table:table-cell office:value-type="float" office:value="29.478">
            <text:p>29.478</text:p>
          </table:table-cell>
          <table:table-cell office:value-type="float" office:value="29.501">
            <text:p>29.501</text:p>
          </table:table-cell>
          <table:table-cell office:value-type="float" office:value="29.524">
            <text:p>29.524</text:p>
          </table:table-cell>
          <table:table-cell office:value-type="float" office:value="29.548">
            <text:p>29.548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29.548">
            <text:p>29.548</text:p>
          </table:table-cell>
          <table:table-cell office:value-type="float" office:value="29.571">
            <text:p>29.571</text:p>
          </table:table-cell>
          <table:table-cell office:value-type="float" office:value="29.594">
            <text:p>29.594</text:p>
          </table:table-cell>
          <table:table-cell office:value-type="float" office:value="29.617">
            <text:p>29.617</text:p>
          </table:table-cell>
          <table:table-cell office:value-type="float" office:value="29.64">
            <text:p>29.64</text:p>
          </table:table-cell>
          <table:table-cell office:value-type="float" office:value="29.664">
            <text:p>29.664</text:p>
          </table:table-cell>
          <table:table-cell office:value-type="float" office:value="29.687">
            <text:p>29.687</text:p>
          </table:table-cell>
          <table:table-cell office:value-type="float" office:value="29.71">
            <text:p>29.71</text:p>
          </table:table-cell>
          <table:table-cell office:value-type="float" office:value="29.733">
            <text:p>29.733</text:p>
          </table:table-cell>
          <table:table-cell office:value-type="float" office:value="29.757">
            <text:p>29.757</text:p>
          </table:table-cell>
          <table:table-cell office:value-type="float" office:value="29.78">
            <text:p>29.78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29.78">
            <text:p>29.78</text:p>
          </table:table-cell>
          <table:table-cell office:value-type="float" office:value="29.803">
            <text:p>29.803</text:p>
          </table:table-cell>
          <table:table-cell office:value-type="float" office:value="29.826">
            <text:p>29.826</text:p>
          </table:table-cell>
          <table:table-cell office:value-type="float" office:value="29.849">
            <text:p>29.849</text:p>
          </table:table-cell>
          <table:table-cell office:value-type="float" office:value="29.873">
            <text:p>29.873</text:p>
          </table:table-cell>
          <table:table-cell office:value-type="float" office:value="29.896">
            <text:p>29.896</text:p>
          </table:table-cell>
          <table:table-cell office:value-type="float" office:value="29.919">
            <text:p>29.919</text:p>
          </table:table-cell>
          <table:table-cell office:value-type="float" office:value="29.942">
            <text:p>29.942</text:p>
          </table:table-cell>
          <table:table-cell office:value-type="float" office:value="29.965">
            <text:p>29.965</text:p>
          </table:table-cell>
          <table:table-cell office:value-type="float" office:value="29.989">
            <text:p>29.989</text:p>
          </table:table-cell>
          <table:table-cell office:value-type="float" office:value="30.012">
            <text:p>30.012</text:p>
          </table:table-cell>
        </table:table-row>
        <table:table-row table:style-name="ro1">
          <table:table-cell office:value-type="float" office:value="1330">
            <text:p>1330</text:p>
          </table:table-cell>
          <table:table-cell office:value-type="float" office:value="30.012">
            <text:p>30.012</text:p>
          </table:table-cell>
          <table:table-cell office:value-type="float" office:value="30.035">
            <text:p>30.035</text:p>
          </table:table-cell>
          <table:table-cell office:value-type="float" office:value="30.058">
            <text:p>30.058</text:p>
          </table:table-cell>
          <table:table-cell office:value-type="float" office:value="30.081">
            <text:p>30.081</text:p>
          </table:table-cell>
          <table:table-cell office:value-type="float" office:value="30.104">
            <text:p>30.104</text:p>
          </table:table-cell>
          <table:table-cell office:value-type="float" office:value="30.128">
            <text:p>30.128</text:p>
          </table:table-cell>
          <table:table-cell office:value-type="float" office:value="30.151">
            <text:p>30.151</text:p>
          </table:table-cell>
          <table:table-cell office:value-type="float" office:value="30.174">
            <text:p>30.174</text:p>
          </table:table-cell>
          <table:table-cell office:value-type="float" office:value="30.197">
            <text:p>30.197</text:p>
          </table:table-cell>
          <table:table-cell office:value-type="float" office:value="30.22">
            <text:p>30.22</text:p>
          </table:table-cell>
          <table:table-cell office:value-type="float" office:value="30.243">
            <text:p>30.243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30.243">
            <text:p>30.243</text:p>
          </table:table-cell>
          <table:table-cell office:value-type="float" office:value="30.267">
            <text:p>30.267</text:p>
          </table:table-cell>
          <table:table-cell office:value-type="float" office:value="30.29">
            <text:p>30.29</text:p>
          </table:table-cell>
          <table:table-cell office:value-type="float" office:value="30.313">
            <text:p>30.313</text:p>
          </table:table-cell>
          <table:table-cell office:value-type="float" office:value="30.336">
            <text:p>30.336</text:p>
          </table:table-cell>
          <table:table-cell office:value-type="float" office:value="30.359">
            <text:p>30.359</text:p>
          </table:table-cell>
          <table:table-cell office:value-type="float" office:value="30.382">
            <text:p>30.382</text:p>
          </table:table-cell>
          <table:table-cell office:value-type="float" office:value="30.405">
            <text:p>30.405</text:p>
          </table:table-cell>
          <table:table-cell office:value-type="float" office:value="30.429">
            <text:p>30.429</text:p>
          </table:table-cell>
          <table:table-cell office:value-type="float" office:value="30.452">
            <text:p>30.452</text:p>
          </table:table-cell>
          <table:table-cell office:value-type="float" office:value="30.475">
            <text:p>30.475</text:p>
          </table:table-cell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30.475">
            <text:p>30.475</text:p>
          </table:table-cell>
          <table:table-cell office:value-type="float" office:value="30.498">
            <text:p>30.498</text:p>
          </table:table-cell>
          <table:table-cell office:value-type="float" office:value="30.521">
            <text:p>30.521</text:p>
          </table:table-cell>
          <table:table-cell office:value-type="float" office:value="30.544">
            <text:p>30.544</text:p>
          </table:table-cell>
          <table:table-cell office:value-type="float" office:value="30.567">
            <text:p>30.567</text:p>
          </table:table-cell>
          <table:table-cell office:value-type="float" office:value="30.59">
            <text:p>30.59</text:p>
          </table:table-cell>
          <table:table-cell office:value-type="float" office:value="30.613">
            <text:p>30.613</text:p>
          </table:table-cell>
          <table:table-cell office:value-type="float" office:value="30.637">
            <text:p>30.637</text:p>
          </table:table-cell>
          <table:table-cell office:value-type="float" office:value="30.66">
            <text:p>30.66</text:p>
          </table:table-cell>
          <table:table-cell office:value-type="float" office:value="30.683">
            <text:p>30.683</text:p>
          </table:table-cell>
          <table:table-cell office:value-type="float" office:value="30.706">
            <text:p>30.706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30.706">
            <text:p>30.706</text:p>
          </table:table-cell>
          <table:table-cell office:value-type="float" office:value="30.729">
            <text:p>30.729</text:p>
          </table:table-cell>
          <table:table-cell office:value-type="float" office:value="30.752">
            <text:p>30.752</text:p>
          </table:table-cell>
          <table:table-cell office:value-type="float" office:value="30.775">
            <text:p>30.775</text:p>
          </table:table-cell>
          <table:table-cell office:value-type="float" office:value="30.798">
            <text:p>30.798</text:p>
          </table:table-cell>
          <table:table-cell office:value-type="float" office:value="30.821">
            <text:p>30.821</text:p>
          </table:table-cell>
          <table:table-cell office:value-type="float" office:value="30.844">
            <text:p>30.844</text:p>
          </table:table-cell>
          <table:table-cell office:value-type="float" office:value="30.868">
            <text:p>30.868</text:p>
          </table:table-cell>
          <table:table-cell office:value-type="float" office:value="30.891">
            <text:p>30.891</text:p>
          </table:table-cell>
          <table:table-cell office:value-type="float" office:value="30.914">
            <text:p>30.914</text:p>
          </table:table-cell>
          <table:table-cell office:value-type="float" office:value="30.937">
            <text:p>30.937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30.937">
            <text:p>30.937</text:p>
          </table:table-cell>
          <table:table-cell office:value-type="float" office:value="30.96">
            <text:p>30.96</text:p>
          </table:table-cell>
          <table:table-cell office:value-type="float" office:value="30.983">
            <text:p>30.983</text:p>
          </table:table-cell>
          <table:table-cell office:value-type="float" office:value="31.006">
            <text:p>31.006</text:p>
          </table:table-cell>
          <table:table-cell office:value-type="float" office:value="31.029">
            <text:p>31.029</text:p>
          </table:table-cell>
          <table:table-cell office:value-type="float" office:value="31.052">
            <text:p>31.052</text:p>
          </table:table-cell>
          <table:table-cell office:value-type="float" office:value="31.075">
            <text:p>31.075</text:p>
          </table:table-cell>
          <table:table-cell office:value-type="float" office:value="31.098">
            <text:p>31.098</text:p>
          </table:table-cell>
          <table:table-cell office:value-type="float" office:value="31.121">
            <text:p>31.121</text:p>
          </table:table-cell>
          <table:table-cell office:value-type="float" office:value="31.144">
            <text:p>31.144</text:p>
          </table:table-cell>
          <table:table-cell office:value-type="float" office:value="31.167">
            <text:p>31.167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31.167">
            <text:p>31.167</text:p>
          </table:table-cell>
          <table:table-cell office:value-type="float" office:value="31.19">
            <text:p>31.19</text:p>
          </table:table-cell>
          <table:table-cell office:value-type="float" office:value="31.213">
            <text:p>31.213</text:p>
          </table:table-cell>
          <table:table-cell office:value-type="float" office:value="31.236">
            <text:p>31.236</text:p>
          </table:table-cell>
          <table:table-cell office:value-type="float" office:value="31.26">
            <text:p>31.26</text:p>
          </table:table-cell>
          <table:table-cell office:value-type="float" office:value="31.283">
            <text:p>31.283</text:p>
          </table:table-cell>
          <table:table-cell office:value-type="float" office:value="31.306">
            <text:p>31.306</text:p>
          </table:table-cell>
          <table:table-cell office:value-type="float" office:value="31.329">
            <text:p>31.329</text:p>
          </table:table-cell>
          <table:table-cell office:value-type="float" office:value="31.352">
            <text:p>31.352</text:p>
          </table:table-cell>
          <table:table-cell office:value-type="float" office:value="31.375">
            <text:p>31.375</text:p>
          </table:table-cell>
          <table:table-cell office:value-type="float" office:value="31.398">
            <text:p>31.398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31.398">
            <text:p>31.398</text:p>
          </table:table-cell>
          <table:table-cell office:value-type="float" office:value="31.421">
            <text:p>31.421</text:p>
          </table:table-cell>
          <table:table-cell office:value-type="float" office:value="31.444">
            <text:p>31.444</text:p>
          </table:table-cell>
          <table:table-cell office:value-type="float" office:value="31.467">
            <text:p>31.467</text:p>
          </table:table-cell>
          <table:table-cell office:value-type="float" office:value="31.49">
            <text:p>31.49</text:p>
          </table:table-cell>
          <table:table-cell office:value-type="float" office:value="31.513">
            <text:p>31.513</text:p>
          </table:table-cell>
          <table:table-cell office:value-type="float" office:value="31.536">
            <text:p>31.536</text:p>
          </table:table-cell>
          <table:table-cell office:value-type="float" office:value="31.559">
            <text:p>31.559</text:p>
          </table:table-cell>
          <table:table-cell office:value-type="float" office:value="31.582">
            <text:p>31.582</text:p>
          </table:table-cell>
          <table:table-cell office:value-type="float" office:value="31.605">
            <text:p>31.605</text:p>
          </table:table-cell>
          <table:table-cell office:value-type="float" office:value="31.628">
            <text:p>31.628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31.628">
            <text:p>31.628</text:p>
          </table:table-cell>
          <table:table-cell office:value-type="float" office:value="31.651">
            <text:p>31.651</text:p>
          </table:table-cell>
          <table:table-cell office:value-type="float" office:value="31.674">
            <text:p>31.674</text:p>
          </table:table-cell>
          <table:table-cell office:value-type="float" office:value="31.697">
            <text:p>31.697</text:p>
          </table:table-cell>
          <table:table-cell office:value-type="float" office:value="31.72">
            <text:p>31.72</text:p>
          </table:table-cell>
          <table:table-cell office:value-type="float" office:value="31.743">
            <text:p>31.743</text:p>
          </table:table-cell>
          <table:table-cell office:value-type="float" office:value="31.766">
            <text:p>31.766</text:p>
          </table:table-cell>
          <table:table-cell office:value-type="float" office:value="31.789">
            <text:p>31.789</text:p>
          </table:table-cell>
          <table:table-cell office:value-type="float" office:value="31.812">
            <text:p>31.812</text:p>
          </table:table-cell>
          <table:table-cell office:value-type="float" office:value="31.834">
            <text:p>31.834</text:p>
          </table:table-cell>
          <table:table-cell office:value-type="float" office:value="31.857">
            <text:p>31.857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31.857">
            <text:p>31.857</text:p>
          </table:table-cell>
          <table:table-cell office:value-type="float" office:value="31.88">
            <text:p>31.88</text:p>
          </table:table-cell>
          <table:table-cell office:value-type="float" office:value="31.903">
            <text:p>31.903</text:p>
          </table:table-cell>
          <table:table-cell office:value-type="float" office:value="31.926">
            <text:p>31.926</text:p>
          </table:table-cell>
          <table:table-cell office:value-type="float" office:value="31.949">
            <text:p>31.949</text:p>
          </table:table-cell>
          <table:table-cell office:value-type="float" office:value="31.972">
            <text:p>31.972</text:p>
          </table:table-cell>
          <table:table-cell office:value-type="float" office:value="31.995">
            <text:p>31.995</text:p>
          </table:table-cell>
          <table:table-cell office:value-type="float" office:value="32.018">
            <text:p>32.018</text:p>
          </table:table-cell>
          <table:table-cell office:value-type="float" office:value="32.041">
            <text:p>32.041</text:p>
          </table:table-cell>
          <table:table-cell office:value-type="float" office:value="32.064">
            <text:p>32.064</text:p>
          </table:table-cell>
          <table:table-cell office:value-type="float" office:value="32.087">
            <text:p>32.087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32.087">
            <text:p>32.087</text:p>
          </table:table-cell>
          <table:table-cell office:value-type="float" office:value="32.11">
            <text:p>32.11</text:p>
          </table:table-cell>
          <table:table-cell office:value-type="float" office:value="32.133">
            <text:p>32.133</text:p>
          </table:table-cell>
          <table:table-cell office:value-type="float" office:value="32.156">
            <text:p>32.156</text:p>
          </table:table-cell>
          <table:table-cell office:value-type="float" office:value="32.179">
            <text:p>32.179</text:p>
          </table:table-cell>
          <table:table-cell office:value-type="float" office:value="32.202">
            <text:p>32.202</text:p>
          </table:table-cell>
          <table:table-cell office:value-type="float" office:value="32.224">
            <text:p>32.224</text:p>
          </table:table-cell>
          <table:table-cell office:value-type="float" office:value="32.247">
            <text:p>32.247</text:p>
          </table:table-cell>
          <table:table-cell office:value-type="float" office:value="32.27">
            <text:p>32.27</text:p>
          </table:table-cell>
          <table:table-cell office:value-type="float" office:value="32.293">
            <text:p>32.293</text:p>
          </table:table-cell>
          <table:table-cell office:value-type="float" office:value="32.316">
            <text:p>32.316</text:p>
          </table:table-cell>
        </table:table-row>
        <table:table-row table:style-name="ro1">
          <table:table-cell office:value-type="float" office:value="1430">
            <text:p>1430</text:p>
          </table:table-cell>
          <table:table-cell office:value-type="float" office:value="32.316">
            <text:p>32.316</text:p>
          </table:table-cell>
          <table:table-cell office:value-type="float" office:value="32.339">
            <text:p>32.339</text:p>
          </table:table-cell>
          <table:table-cell office:value-type="float" office:value="32.362">
            <text:p>32.362</text:p>
          </table:table-cell>
          <table:table-cell office:value-type="float" office:value="32.385">
            <text:p>32.385</text:p>
          </table:table-cell>
          <table:table-cell office:value-type="float" office:value="32.408">
            <text:p>32.408</text:p>
          </table:table-cell>
          <table:table-cell office:value-type="float" office:value="32.431">
            <text:p>32.431</text:p>
          </table:table-cell>
          <table:table-cell office:value-type="float" office:value="32.453">
            <text:p>32.453</text:p>
          </table:table-cell>
          <table:table-cell office:value-type="float" office:value="32.476">
            <text:p>32.476</text:p>
          </table:table-cell>
          <table:table-cell office:value-type="float" office:value="32.499">
            <text:p>32.499</text:p>
          </table:table-cell>
          <table:table-cell office:value-type="float" office:value="32.522">
            <text:p>32.522</text:p>
          </table:table-cell>
          <table:table-cell office:value-type="float" office:value="32.545">
            <text:p>32.545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32.545">
            <text:p>32.545</text:p>
          </table:table-cell>
          <table:table-cell office:value-type="float" office:value="32.568">
            <text:p>32.568</text:p>
          </table:table-cell>
          <table:table-cell office:value-type="float" office:value="32.591">
            <text:p>32.591</text:p>
          </table:table-cell>
          <table:table-cell office:value-type="float" office:value="32.614">
            <text:p>32.614</text:p>
          </table:table-cell>
          <table:table-cell office:value-type="float" office:value="32.636">
            <text:p>32.636</text:p>
          </table:table-cell>
          <table:table-cell office:value-type="float" office:value="32.659">
            <text:p>32.659</text:p>
          </table:table-cell>
          <table:table-cell office:value-type="float" office:value="32.682">
            <text:p>32.682</text:p>
          </table:table-cell>
          <table:table-cell office:value-type="float" office:value="32.705">
            <text:p>32.705</text:p>
          </table:table-cell>
          <table:table-cell office:value-type="float" office:value="32.728">
            <text:p>32.728</text:p>
          </table:table-cell>
          <table:table-cell office:value-type="float" office:value="32.751">
            <text:p>32.751</text:p>
          </table:table-cell>
          <table:table-cell office:value-type="float" office:value="32.774">
            <text:p>32.774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32.774">
            <text:p>32.774</text:p>
          </table:table-cell>
          <table:table-cell office:value-type="float" office:value="32.796">
            <text:p>32.796</text:p>
          </table:table-cell>
          <table:table-cell office:value-type="float" office:value="32.819">
            <text:p>32.819</text:p>
          </table:table-cell>
          <table:table-cell office:value-type="float" office:value="32.842">
            <text:p>32.842</text:p>
          </table:table-cell>
          <table:table-cell office:value-type="float" office:value="32.865">
            <text:p>32.865</text:p>
          </table:table-cell>
          <table:table-cell office:value-type="float" office:value="32.888">
            <text:p>32.888</text:p>
          </table:table-cell>
          <table:table-cell office:value-type="float" office:value="32.911">
            <text:p>32.911</text:p>
          </table:table-cell>
          <table:table-cell office:value-type="float" office:value="32.933">
            <text:p>32.933</text:p>
          </table:table-cell>
          <table:table-cell office:value-type="float" office:value="32.956">
            <text:p>32.956</text:p>
          </table:table-cell>
          <table:table-cell office:value-type="float" office:value="32.979">
            <text:p>32.979</text:p>
          </table:table-cell>
          <table:table-cell office:value-type="float" office:value="33.002">
            <text:p>33.002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33.002">
            <text:p>33.002</text:p>
          </table:table-cell>
          <table:table-cell office:value-type="float" office:value="33.025">
            <text:p>33.025</text:p>
          </table:table-cell>
          <table:table-cell office:value-type="float" office:value="33.047">
            <text:p>33.047</text:p>
          </table:table-cell>
          <table:table-cell office:value-type="float" office:value="33.07">
            <text:p>33.07</text:p>
          </table:table-cell>
          <table:table-cell office:value-type="float" office:value="33.093">
            <text:p>33.093</text:p>
          </table:table-cell>
          <table:table-cell office:value-type="float" office:value="33.116">
            <text:p>33.116</text:p>
          </table:table-cell>
          <table:table-cell office:value-type="float" office:value="33.139">
            <text:p>33.139</text:p>
          </table:table-cell>
          <table:table-cell office:value-type="float" office:value="33.161">
            <text:p>33.161</text:p>
          </table:table-cell>
          <table:table-cell office:value-type="float" office:value="33.184">
            <text:p>33.184</text:p>
          </table:table-cell>
          <table:table-cell office:value-type="float" office:value="33.207">
            <text:p>33.207</text:p>
          </table:table-cell>
          <table:table-cell office:value-type="float" office:value="33.23">
            <text:p>33.23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33.23">
            <text:p>33.23</text:p>
          </table:table-cell>
          <table:table-cell office:value-type="float" office:value="33.253">
            <text:p>33.253</text:p>
          </table:table-cell>
          <table:table-cell office:value-type="float" office:value="33.275">
            <text:p>33.275</text:p>
          </table:table-cell>
          <table:table-cell office:value-type="float" office:value="33.298">
            <text:p>33.298</text:p>
          </table:table-cell>
          <table:table-cell office:value-type="float" office:value="33.321">
            <text:p>33.321</text:p>
          </table:table-cell>
          <table:table-cell office:value-type="float" office:value="33.344">
            <text:p>33.344</text:p>
          </table:table-cell>
          <table:table-cell office:value-type="float" office:value="33.366">
            <text:p>33.366</text:p>
          </table:table-cell>
          <table:table-cell office:value-type="float" office:value="33.389">
            <text:p>33.389</text:p>
          </table:table-cell>
          <table:table-cell office:value-type="float" office:value="33.412">
            <text:p>33.412</text:p>
          </table:table-cell>
          <table:table-cell office:value-type="float" office:value="33.435">
            <text:p>33.435</text:p>
          </table:table-cell>
          <table:table-cell office:value-type="float" office:value="33.458">
            <text:p>33.458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33.458">
            <text:p>33.458</text:p>
          </table:table-cell>
          <table:table-cell office:value-type="float" office:value="33.48">
            <text:p>33.48</text:p>
          </table:table-cell>
          <table:table-cell office:value-type="float" office:value="33.503">
            <text:p>33.503</text:p>
          </table:table-cell>
          <table:table-cell office:value-type="float" office:value="33.526">
            <text:p>33.526</text:p>
          </table:table-cell>
          <table:table-cell office:value-type="float" office:value="33.548">
            <text:p>33.548</text:p>
          </table:table-cell>
          <table:table-cell office:value-type="float" office:value="33.571">
            <text:p>33.571</text:p>
          </table:table-cell>
          <table:table-cell office:value-type="float" office:value="33.594">
            <text:p>33.594</text:p>
          </table:table-cell>
          <table:table-cell office:value-type="float" office:value="33.617">
            <text:p>33.617</text:p>
          </table:table-cell>
          <table:table-cell office:value-type="float" office:value="33.639">
            <text:p>33.639</text:p>
          </table:table-cell>
          <table:table-cell office:value-type="float" office:value="33.662">
            <text:p>33.662</text:p>
          </table:table-cell>
          <table:table-cell office:value-type="float" office:value="33.685">
            <text:p>33.685</text:p>
          </table:table-cell>
        </table:table-row>
        <table:table-row table:style-name="ro1">
          <table:table-cell office:value-type="float" office:value="1490">
            <text:p>1490</text:p>
          </table:table-cell>
          <table:table-cell office:value-type="float" office:value="33.685">
            <text:p>33.685</text:p>
          </table:table-cell>
          <table:table-cell office:value-type="float" office:value="33.708">
            <text:p>33.708</text:p>
          </table:table-cell>
          <table:table-cell office:value-type="float" office:value="33.73">
            <text:p>33.73</text:p>
          </table:table-cell>
          <table:table-cell office:value-type="float" office:value="33.753">
            <text:p>33.753</text:p>
          </table:table-cell>
          <table:table-cell office:value-type="float" office:value="33.776">
            <text:p>33.776</text:p>
          </table:table-cell>
          <table:table-cell office:value-type="float" office:value="33.798">
            <text:p>33.798</text:p>
          </table:table-cell>
          <table:table-cell office:value-type="float" office:value="33.821">
            <text:p>33.821</text:p>
          </table:table-cell>
          <table:table-cell office:value-type="float" office:value="33.844">
            <text:p>33.844</text:p>
          </table:table-cell>
          <table:table-cell office:value-type="float" office:value="33.867">
            <text:p>33.867</text:p>
          </table:table-cell>
          <table:table-cell office:value-type="float" office:value="33.889">
            <text:p>33.889</text:p>
          </table:table-cell>
          <table:table-cell office:value-type="float" office:value="33.912">
            <text:p>33.91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3.912">
            <text:p>33.912</text:p>
          </table:table-cell>
          <table:table-cell office:value-type="float" office:value="33.935">
            <text:p>33.935</text:p>
          </table:table-cell>
          <table:table-cell office:value-type="float" office:value="33.957">
            <text:p>33.957</text:p>
          </table:table-cell>
          <table:table-cell office:value-type="float" office:value="33.98">
            <text:p>33.98</text:p>
          </table:table-cell>
          <table:table-cell office:value-type="float" office:value="34.003">
            <text:p>34.003</text:p>
          </table:table-cell>
          <table:table-cell office:value-type="float" office:value="34.025">
            <text:p>34.025</text:p>
          </table:table-cell>
          <table:table-cell office:value-type="float" office:value="34.048">
            <text:p>34.048</text:p>
          </table:table-cell>
          <table:table-cell office:value-type="float" office:value="34.071">
            <text:p>34.071</text:p>
          </table:table-cell>
          <table:table-cell office:value-type="float" office:value="34.093">
            <text:p>34.093</text:p>
          </table:table-cell>
          <table:table-cell office:value-type="float" office:value="34.116">
            <text:p>34.116</text:p>
          </table:table-cell>
          <table:table-cell office:value-type="float" office:value="34.139">
            <text:p>34.139</text:p>
          </table:table-cell>
        </table:table-row>
        <table:table-row table:style-name="ro1">
          <table:table-cell office:value-type="float" office:value="1510">
            <text:p>1510</text:p>
          </table:table-cell>
          <table:table-cell office:value-type="float" office:value="34.139">
            <text:p>34.139</text:p>
          </table:table-cell>
          <table:table-cell office:value-type="float" office:value="34.161">
            <text:p>34.161</text:p>
          </table:table-cell>
          <table:table-cell office:value-type="float" office:value="34.184">
            <text:p>34.184</text:p>
          </table:table-cell>
          <table:table-cell office:value-type="float" office:value="34.207">
            <text:p>34.207</text:p>
          </table:table-cell>
          <table:table-cell office:value-type="float" office:value="34.229">
            <text:p>34.229</text:p>
          </table:table-cell>
          <table:table-cell office:value-type="float" office:value="34.252">
            <text:p>34.252</text:p>
          </table:table-cell>
          <table:table-cell office:value-type="float" office:value="34.275">
            <text:p>34.275</text:p>
          </table:table-cell>
          <table:table-cell office:value-type="float" office:value="34.297">
            <text:p>34.297</text:p>
          </table:table-cell>
          <table:table-cell office:value-type="float" office:value="34.32">
            <text:p>34.32</text:p>
          </table:table-cell>
          <table:table-cell office:value-type="float" office:value="34.343">
            <text:p>34.343</text:p>
          </table:table-cell>
          <table:table-cell office:value-type="float" office:value="34.365">
            <text:p>34.365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34.365">
            <text:p>34.365</text:p>
          </table:table-cell>
          <table:table-cell office:value-type="float" office:value="34.388">
            <text:p>34.388</text:p>
          </table:table-cell>
          <table:table-cell office:value-type="float" office:value="34.41">
            <text:p>34.41</text:p>
          </table:table-cell>
          <table:table-cell office:value-type="float" office:value="34.433">
            <text:p>34.433</text:p>
          </table:table-cell>
          <table:table-cell office:value-type="float" office:value="34.456">
            <text:p>34.456</text:p>
          </table:table-cell>
          <table:table-cell office:value-type="float" office:value="34.478">
            <text:p>34.478</text:p>
          </table:table-cell>
          <table:table-cell office:value-type="float" office:value="34.501">
            <text:p>34.501</text:p>
          </table:table-cell>
          <table:table-cell office:value-type="float" office:value="34.524">
            <text:p>34.524</text:p>
          </table:table-cell>
          <table:table-cell office:value-type="float" office:value="34.546">
            <text:p>34.546</text:p>
          </table:table-cell>
          <table:table-cell office:value-type="float" office:value="34.569">
            <text:p>34.569</text:p>
          </table:table-cell>
          <table:table-cell office:value-type="float" office:value="34.591">
            <text:p>34.591</text:p>
          </table:table-cell>
        </table:table-row>
        <table:table-row table:style-name="ro1">
          <table:table-cell office:value-type="float" office:value="1530">
            <text:p>1530</text:p>
          </table:table-cell>
          <table:table-cell office:value-type="float" office:value="34.591">
            <text:p>34.591</text:p>
          </table:table-cell>
          <table:table-cell office:value-type="float" office:value="34.614">
            <text:p>34.614</text:p>
          </table:table-cell>
          <table:table-cell office:value-type="float" office:value="34.637">
            <text:p>34.637</text:p>
          </table:table-cell>
          <table:table-cell office:value-type="float" office:value="34.659">
            <text:p>34.659</text:p>
          </table:table-cell>
          <table:table-cell office:value-type="float" office:value="34.682">
            <text:p>34.682</text:p>
          </table:table-cell>
          <table:table-cell office:value-type="float" office:value="34.704">
            <text:p>34.704</text:p>
          </table:table-cell>
          <table:table-cell office:value-type="float" office:value="34.727">
            <text:p>34.727</text:p>
          </table:table-cell>
          <table:table-cell office:value-type="float" office:value="34.75">
            <text:p>34.75</text:p>
          </table:table-cell>
          <table:table-cell office:value-type="float" office:value="34.772">
            <text:p>34.772</text:p>
          </table:table-cell>
          <table:table-cell office:value-type="float" office:value="34.795">
            <text:p>34.795</text:p>
          </table:table-cell>
          <table:table-cell office:value-type="float" office:value="34.817">
            <text:p>34.817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4.817">
            <text:p>34.817</text:p>
          </table:table-cell>
          <table:table-cell office:value-type="float" office:value="34.84">
            <text:p>34.84</text:p>
          </table:table-cell>
          <table:table-cell office:value-type="float" office:value="34.862">
            <text:p>34.862</text:p>
          </table:table-cell>
          <table:table-cell office:value-type="float" office:value="34.885">
            <text:p>34.885</text:p>
          </table:table-cell>
          <table:table-cell office:value-type="float" office:value="34.908">
            <text:p>34.908</text:p>
          </table:table-cell>
          <table:table-cell office:value-type="float" office:value="34.93">
            <text:p>34.93</text:p>
          </table:table-cell>
          <table:table-cell office:value-type="float" office:value="34.953">
            <text:p>34.953</text:p>
          </table:table-cell>
          <table:table-cell office:value-type="float" office:value="34.975">
            <text:p>34.975</text:p>
          </table:table-cell>
          <table:table-cell office:value-type="float" office:value="34.998">
            <text:p>34.998</text:p>
          </table:table-cell>
          <table:table-cell office:value-type="float" office:value="35.02">
            <text:p>35.02</text:p>
          </table:table-cell>
          <table:table-cell office:value-type="float" office:value="35.043">
            <text:p>35.043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35.043">
            <text:p>35.043</text:p>
          </table:table-cell>
          <table:table-cell office:value-type="float" office:value="35.065">
            <text:p>35.065</text:p>
          </table:table-cell>
          <table:table-cell office:value-type="float" office:value="35.088">
            <text:p>35.088</text:p>
          </table:table-cell>
          <table:table-cell office:value-type="float" office:value="35.11">
            <text:p>35.11</text:p>
          </table:table-cell>
          <table:table-cell office:value-type="float" office:value="35.133">
            <text:p>35.133</text:p>
          </table:table-cell>
          <table:table-cell office:value-type="float" office:value="35.156">
            <text:p>35.156</text:p>
          </table:table-cell>
          <table:table-cell office:value-type="float" office:value="35.178">
            <text:p>35.178</text:p>
          </table:table-cell>
          <table:table-cell office:value-type="float" office:value="35.201">
            <text:p>35.201</text:p>
          </table:table-cell>
          <table:table-cell office:value-type="float" office:value="35.223">
            <text:p>35.223</text:p>
          </table:table-cell>
          <table:table-cell office:value-type="float" office:value="35.246">
            <text:p>35.246</text:p>
          </table:table-cell>
          <table:table-cell office:value-type="float" office:value="35.268">
            <text:p>35.268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35.268">
            <text:p>35.268</text:p>
          </table:table-cell>
          <table:table-cell office:value-type="float" office:value="35.291">
            <text:p>35.291</text:p>
          </table:table-cell>
          <table:table-cell office:value-type="float" office:value="35.313">
            <text:p>35.313</text:p>
          </table:table-cell>
          <table:table-cell office:value-type="float" office:value="35.336">
            <text:p>35.336</text:p>
          </table:table-cell>
          <table:table-cell office:value-type="float" office:value="35.358">
            <text:p>35.358</text:p>
          </table:table-cell>
          <table:table-cell office:value-type="float" office:value="35.381">
            <text:p>35.381</text:p>
          </table:table-cell>
          <table:table-cell office:value-type="float" office:value="35.403">
            <text:p>35.403</text:p>
          </table:table-cell>
          <table:table-cell office:value-type="float" office:value="35.426">
            <text:p>35.426</text:p>
          </table:table-cell>
          <table:table-cell office:value-type="float" office:value="35.448">
            <text:p>35.448</text:p>
          </table:table-cell>
          <table:table-cell office:value-type="float" office:value="35.471">
            <text:p>35.471</text:p>
          </table:table-cell>
          <table:table-cell office:value-type="float" office:value="35.493">
            <text:p>35.493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office:value-type="float" office:value="35.493">
            <text:p>35.493</text:p>
          </table:table-cell>
          <table:table-cell office:value-type="float" office:value="35.516">
            <text:p>35.516</text:p>
          </table:table-cell>
          <table:table-cell office:value-type="float" office:value="35.538">
            <text:p>35.538</text:p>
          </table:table-cell>
          <table:table-cell office:value-type="float" office:value="35.56">
            <text:p>35.56</text:p>
          </table:table-cell>
          <table:table-cell office:value-type="float" office:value="35.583">
            <text:p>35.583</text:p>
          </table:table-cell>
          <table:table-cell office:value-type="float" office:value="35.605">
            <text:p>35.605</text:p>
          </table:table-cell>
          <table:table-cell office:value-type="float" office:value="35.628">
            <text:p>35.628</text:p>
          </table:table-cell>
          <table:table-cell office:value-type="float" office:value="35.65">
            <text:p>35.65</text:p>
          </table:table-cell>
          <table:table-cell office:value-type="float" office:value="35.673">
            <text:p>35.673</text:p>
          </table:table-cell>
          <table:table-cell office:value-type="float" office:value="35.695">
            <text:p>35.695</text:p>
          </table:table-cell>
          <table:table-cell office:value-type="float" office:value="35.718">
            <text:p>35.718</text:p>
          </table:table-cell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35.718">
            <text:p>35.718</text:p>
          </table:table-cell>
          <table:table-cell office:value-type="float" office:value="35.74">
            <text:p>35.74</text:p>
          </table:table-cell>
          <table:table-cell office:value-type="float" office:value="35.763">
            <text:p>35.763</text:p>
          </table:table-cell>
          <table:table-cell office:value-type="float" office:value="35.785">
            <text:p>35.785</text:p>
          </table:table-cell>
          <table:table-cell office:value-type="float" office:value="35.807">
            <text:p>35.807</text:p>
          </table:table-cell>
          <table:table-cell office:value-type="float" office:value="35.83">
            <text:p>35.83</text:p>
          </table:table-cell>
          <table:table-cell office:value-type="float" office:value="35.852">
            <text:p>35.852</text:p>
          </table:table-cell>
          <table:table-cell office:value-type="float" office:value="35.875">
            <text:p>35.875</text:p>
          </table:table-cell>
          <table:table-cell office:value-type="float" office:value="35.897">
            <text:p>35.897</text:p>
          </table:table-cell>
          <table:table-cell office:value-type="float" office:value="35.92">
            <text:p>35.92</text:p>
          </table:table-cell>
          <table:table-cell office:value-type="float" office:value="35.942">
            <text:p>35.942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office:value-type="float" office:value="35.942">
            <text:p>35.942</text:p>
          </table:table-cell>
          <table:table-cell office:value-type="float" office:value="35.964">
            <text:p>35.964</text:p>
          </table:table-cell>
          <table:table-cell office:value-type="float" office:value="35.987">
            <text:p>35.987</text:p>
          </table:table-cell>
          <table:table-cell office:value-type="float" office:value="36.009">
            <text:p>36.009</text:p>
          </table:table-cell>
          <table:table-cell office:value-type="float" office:value="36.032">
            <text:p>36.032</text:p>
          </table:table-cell>
          <table:table-cell office:value-type="float" office:value="36.054">
            <text:p>36.054</text:p>
          </table:table-cell>
          <table:table-cell office:value-type="float" office:value="36.076">
            <text:p>36.076</text:p>
          </table:table-cell>
          <table:table-cell office:value-type="float" office:value="36.099">
            <text:p>36.099</text:p>
          </table:table-cell>
          <table:table-cell office:value-type="float" office:value="36.121">
            <text:p>36.121</text:p>
          </table:table-cell>
          <table:table-cell office:value-type="float" office:value="36.144">
            <text:p>36.144</text:p>
          </table:table-cell>
          <table:table-cell office:value-type="float" office:value="36.166">
            <text:p>36.166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36.166">
            <text:p>36.166</text:p>
          </table:table-cell>
          <table:table-cell office:value-type="float" office:value="36.188">
            <text:p>36.188</text:p>
          </table:table-cell>
          <table:table-cell office:value-type="float" office:value="36.211">
            <text:p>36.211</text:p>
          </table:table-cell>
          <table:table-cell office:value-type="float" office:value="36.233">
            <text:p>36.233</text:p>
          </table:table-cell>
          <table:table-cell office:value-type="float" office:value="36.256">
            <text:p>36.256</text:p>
          </table:table-cell>
          <table:table-cell office:value-type="float" office:value="36.278">
            <text:p>36.278</text:p>
          </table:table-cell>
          <table:table-cell office:value-type="float" office:value="36.3">
            <text:p>36.3</text:p>
          </table:table-cell>
          <table:table-cell office:value-type="float" office:value="36.323">
            <text:p>36.323</text:p>
          </table:table-cell>
          <table:table-cell office:value-type="float" office:value="36.345">
            <text:p>36.345</text:p>
          </table:table-cell>
          <table:table-cell office:value-type="float" office:value="36.367">
            <text:p>36.367</text:p>
          </table:table-cell>
          <table:table-cell office:value-type="float" office:value="36.39">
            <text:p>36.39</text:p>
          </table:table-cell>
        </table:table-row>
        <table:table-row table:style-name="ro1">
          <table:table-cell office:value-type="float" office:value="1610">
            <text:p>1610</text:p>
          </table:table-cell>
          <table:table-cell office:value-type="float" office:value="36.39">
            <text:p>36.39</text:p>
          </table:table-cell>
          <table:table-cell office:value-type="float" office:value="36.412">
            <text:p>36.412</text:p>
          </table:table-cell>
          <table:table-cell office:value-type="float" office:value="36.434">
            <text:p>36.434</text:p>
          </table:table-cell>
          <table:table-cell office:value-type="float" office:value="36.457">
            <text:p>36.457</text:p>
          </table:table-cell>
          <table:table-cell office:value-type="float" office:value="36.479">
            <text:p>36.479</text:p>
          </table:table-cell>
          <table:table-cell office:value-type="float" office:value="36.501">
            <text:p>36.501</text:p>
          </table:table-cell>
          <table:table-cell office:value-type="float" office:value="36.524">
            <text:p>36.524</text:p>
          </table:table-cell>
          <table:table-cell office:value-type="float" office:value="36.546">
            <text:p>36.546</text:p>
          </table:table-cell>
          <table:table-cell office:value-type="float" office:value="36.568">
            <text:p>36.568</text:p>
          </table:table-cell>
          <table:table-cell office:value-type="float" office:value="36.591">
            <text:p>36.591</text:p>
          </table:table-cell>
          <table:table-cell office:value-type="float" office:value="36.613">
            <text:p>36.613</text:p>
          </table:table-cell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36.613">
            <text:p>36.613</text:p>
          </table:table-cell>
          <table:table-cell office:value-type="float" office:value="36.635">
            <text:p>36.635</text:p>
          </table:table-cell>
          <table:table-cell office:value-type="float" office:value="36.658">
            <text:p>36.658</text:p>
          </table:table-cell>
          <table:table-cell office:value-type="float" office:value="36.68">
            <text:p>36.68</text:p>
          </table:table-cell>
          <table:table-cell office:value-type="float" office:value="36.702">
            <text:p>36.702</text:p>
          </table:table-cell>
          <table:table-cell office:value-type="float" office:value="36.725">
            <text:p>36.725</text:p>
          </table:table-cell>
          <table:table-cell office:value-type="float" office:value="36.747">
            <text:p>36.747</text:p>
          </table:table-cell>
          <table:table-cell office:value-type="float" office:value="36.769">
            <text:p>36.769</text:p>
          </table:table-cell>
          <table:table-cell office:value-type="float" office:value="36.792">
            <text:p>36.792</text:p>
          </table:table-cell>
          <table:table-cell office:value-type="float" office:value="36.814">
            <text:p>36.814</text:p>
          </table:table-cell>
          <table:table-cell office:value-type="float" office:value="36.836">
            <text:p>36.836</text:p>
          </table:table-cell>
        </table:table-row>
        <table:table-row table:style-name="ro1">
          <table:table-cell office:value-type="float" office:value="1630">
            <text:p>1630</text:p>
          </table:table-cell>
          <table:table-cell office:value-type="float" office:value="36.836">
            <text:p>36.836</text:p>
          </table:table-cell>
          <table:table-cell office:value-type="float" office:value="36.859">
            <text:p>36.859</text:p>
          </table:table-cell>
          <table:table-cell office:value-type="float" office:value="36.881">
            <text:p>36.881</text:p>
          </table:table-cell>
          <table:table-cell office:value-type="float" office:value="36.903">
            <text:p>36.903</text:p>
          </table:table-cell>
          <table:table-cell office:value-type="float" office:value="36.925">
            <text:p>36.925</text:p>
          </table:table-cell>
          <table:table-cell office:value-type="float" office:value="36.948">
            <text:p>36.948</text:p>
          </table:table-cell>
          <table:table-cell office:value-type="float" office:value="36.97">
            <text:p>36.97</text:p>
          </table:table-cell>
          <table:table-cell office:value-type="float" office:value="36.992">
            <text:p>36.992</text:p>
          </table:table-cell>
          <table:table-cell office:value-type="float" office:value="37.014">
            <text:p>37.014</text:p>
          </table:table-cell>
          <table:table-cell office:value-type="float" office:value="37.037">
            <text:p>37.037</text:p>
          </table:table-cell>
          <table:table-cell office:value-type="float" office:value="37.059">
            <text:p>37.059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37.059">
            <text:p>37.059</text:p>
          </table:table-cell>
          <table:table-cell office:value-type="float" office:value="37.081">
            <text:p>37.081</text:p>
          </table:table-cell>
          <table:table-cell office:value-type="float" office:value="37.104">
            <text:p>37.104</text:p>
          </table:table-cell>
          <table:table-cell office:value-type="float" office:value="37.126">
            <text:p>37.126</text:p>
          </table:table-cell>
          <table:table-cell office:value-type="float" office:value="37.148">
            <text:p>37.148</text:p>
          </table:table-cell>
          <table:table-cell office:value-type="float" office:value="37.17">
            <text:p>37.17</text:p>
          </table:table-cell>
          <table:table-cell office:value-type="float" office:value="37.193">
            <text:p>37.193</text:p>
          </table:table-cell>
          <table:table-cell office:value-type="float" office:value="37.215">
            <text:p>37.215</text:p>
          </table:table-cell>
          <table:table-cell office:value-type="float" office:value="37.237">
            <text:p>37.237</text:p>
          </table:table-cell>
          <table:table-cell office:value-type="float" office:value="37.259">
            <text:p>37.259</text:p>
          </table:table-cell>
          <table:table-cell office:value-type="float" office:value="37.281">
            <text:p>37.281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37.281">
            <text:p>37.281</text:p>
          </table:table-cell>
          <table:table-cell office:value-type="float" office:value="37.304">
            <text:p>37.304</text:p>
          </table:table-cell>
          <table:table-cell office:value-type="float" office:value="37.326">
            <text:p>37.326</text:p>
          </table:table-cell>
          <table:table-cell office:value-type="float" office:value="37.348">
            <text:p>37.348</text:p>
          </table:table-cell>
          <table:table-cell office:value-type="float" office:value="37.37">
            <text:p>37.37</text:p>
          </table:table-cell>
          <table:table-cell office:value-type="float" office:value="37.393">
            <text:p>37.393</text:p>
          </table:table-cell>
          <table:table-cell office:value-type="float" office:value="37.415">
            <text:p>37.415</text:p>
          </table:table-cell>
          <table:table-cell office:value-type="float" office:value="37.437">
            <text:p>37.437</text:p>
          </table:table-cell>
          <table:table-cell office:value-type="float" office:value="37.459">
            <text:p>37.459</text:p>
          </table:table-cell>
          <table:table-cell office:value-type="float" office:value="37.481">
            <text:p>37.481</text:p>
          </table:table-cell>
          <table:table-cell office:value-type="float" office:value="37.504">
            <text:p>37.504</text:p>
          </table:table-cell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37.504">
            <text:p>37.504</text:p>
          </table:table-cell>
          <table:table-cell office:value-type="float" office:value="37.526">
            <text:p>37.526</text:p>
          </table:table-cell>
          <table:table-cell office:value-type="float" office:value="37.548">
            <text:p>37.548</text:p>
          </table:table-cell>
          <table:table-cell office:value-type="float" office:value="37.57">
            <text:p>37.57</text:p>
          </table:table-cell>
          <table:table-cell office:value-type="float" office:value="37.592">
            <text:p>37.592</text:p>
          </table:table-cell>
          <table:table-cell office:value-type="float" office:value="37.615">
            <text:p>37.615</text:p>
          </table:table-cell>
          <table:table-cell office:value-type="float" office:value="37.637">
            <text:p>37.637</text:p>
          </table:table-cell>
          <table:table-cell office:value-type="float" office:value="37.659">
            <text:p>37.659</text:p>
          </table:table-cell>
          <table:table-cell office:value-type="float" office:value="37.681">
            <text:p>37.681</text:p>
          </table:table-cell>
          <table:table-cell office:value-type="float" office:value="37.703">
            <text:p>37.703</text:p>
          </table:table-cell>
          <table:table-cell office:value-type="float" office:value="37.725">
            <text:p>37.725</text:p>
          </table:table-cell>
        </table:table-row>
        <table:table-row table:style-name="ro1">
          <table:table-cell office:value-type="float" office:value="1670">
            <text:p>1670</text:p>
          </table:table-cell>
          <table:table-cell office:value-type="float" office:value="37.725">
            <text:p>37.725</text:p>
          </table:table-cell>
          <table:table-cell office:value-type="float" office:value="37.748">
            <text:p>37.748</text:p>
          </table:table-cell>
          <table:table-cell office:value-type="float" office:value="37.77">
            <text:p>37.77</text:p>
          </table:table-cell>
          <table:table-cell office:value-type="float" office:value="37.792">
            <text:p>37.792</text:p>
          </table:table-cell>
          <table:table-cell office:value-type="float" office:value="37.814">
            <text:p>37.814</text:p>
          </table:table-cell>
          <table:table-cell office:value-type="float" office:value="37.836">
            <text:p>37.836</text:p>
          </table:table-cell>
          <table:table-cell office:value-type="float" office:value="37.858">
            <text:p>37.858</text:p>
          </table:table-cell>
          <table:table-cell office:value-type="float" office:value="37.881">
            <text:p>37.881</text:p>
          </table:table-cell>
          <table:table-cell office:value-type="float" office:value="37.903">
            <text:p>37.903</text:p>
          </table:table-cell>
          <table:table-cell office:value-type="float" office:value="37.925">
            <text:p>37.925</text:p>
          </table:table-cell>
          <table:table-cell office:value-type="float" office:value="37.947">
            <text:p>37.947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37.947">
            <text:p>37.947</text:p>
          </table:table-cell>
          <table:table-cell office:value-type="float" office:value="37.969">
            <text:p>37.969</text:p>
          </table:table-cell>
          <table:table-cell office:value-type="float" office:value="37.991">
            <text:p>37.991</text:p>
          </table:table-cell>
          <table:table-cell office:value-type="float" office:value="38.013">
            <text:p>38.013</text:p>
          </table:table-cell>
          <table:table-cell office:value-type="float" office:value="38.036">
            <text:p>38.036</text:p>
          </table:table-cell>
          <table:table-cell office:value-type="float" office:value="38.058">
            <text:p>38.058</text:p>
          </table:table-cell>
          <table:table-cell office:value-type="float" office:value="38.08">
            <text:p>38.08</text:p>
          </table:table-cell>
          <table:table-cell office:value-type="float" office:value="38.102">
            <text:p>38.102</text:p>
          </table:table-cell>
          <table:table-cell office:value-type="float" office:value="38.124">
            <text:p>38.124</text:p>
          </table:table-cell>
          <table:table-cell office:value-type="float" office:value="38.146">
            <text:p>38.146</text:p>
          </table:table-cell>
          <table:table-cell office:value-type="float" office:value="38.168">
            <text:p>38.168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office:value-type="float" office:value="38.168">
            <text:p>38.168</text:p>
          </table:table-cell>
          <table:table-cell office:value-type="float" office:value="38.19">
            <text:p>38.19</text:p>
          </table:table-cell>
          <table:table-cell office:value-type="float" office:value="38.212">
            <text:p>38.212</text:p>
          </table:table-cell>
          <table:table-cell office:value-type="float" office:value="38.235">
            <text:p>38.235</text:p>
          </table:table-cell>
          <table:table-cell office:value-type="float" office:value="38.257">
            <text:p>38.257</text:p>
          </table:table-cell>
          <table:table-cell office:value-type="float" office:value="38.279">
            <text:p>38.279</text:p>
          </table:table-cell>
          <table:table-cell office:value-type="float" office:value="38.301">
            <text:p>38.301</text:p>
          </table:table-cell>
          <table:table-cell office:value-type="float" office:value="38.323">
            <text:p>38.323</text:p>
          </table:table-cell>
          <table:table-cell office:value-type="float" office:value="38.345">
            <text:p>38.345</text:p>
          </table:table-cell>
          <table:table-cell office:value-type="float" office:value="38.367">
            <text:p>38.367</text:p>
          </table:table-cell>
          <table:table-cell office:value-type="float" office:value="38.389">
            <text:p>38.389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38.389">
            <text:p>38.389</text:p>
          </table:table-cell>
          <table:table-cell office:value-type="float" office:value="38.411">
            <text:p>38.411</text:p>
          </table:table-cell>
          <table:table-cell office:value-type="float" office:value="38.433">
            <text:p>38.433</text:p>
          </table:table-cell>
          <table:table-cell office:value-type="float" office:value="38.455">
            <text:p>38.455</text:p>
          </table:table-cell>
          <table:table-cell office:value-type="float" office:value="38.477">
            <text:p>38.477</text:p>
          </table:table-cell>
          <table:table-cell office:value-type="float" office:value="38.499">
            <text:p>38.499</text:p>
          </table:table-cell>
          <table:table-cell office:value-type="float" office:value="38.522">
            <text:p>38.522</text:p>
          </table:table-cell>
          <table:table-cell office:value-type="float" office:value="38.544">
            <text:p>38.544</text:p>
          </table:table-cell>
          <table:table-cell office:value-type="float" office:value="38.566">
            <text:p>38.566</text:p>
          </table:table-cell>
          <table:table-cell office:value-type="float" office:value="38.588">
            <text:p>38.588</text:p>
          </table:table-cell>
          <table:table-cell office:value-type="float" office:value="38.61">
            <text:p>38.61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38.61">
            <text:p>38.61</text:p>
          </table:table-cell>
          <table:table-cell office:value-type="float" office:value="38.632">
            <text:p>38.632</text:p>
          </table:table-cell>
          <table:table-cell office:value-type="float" office:value="38.654">
            <text:p>38.654</text:p>
          </table:table-cell>
          <table:table-cell office:value-type="float" office:value="38.676">
            <text:p>38.676</text:p>
          </table:table-cell>
          <table:table-cell office:value-type="float" office:value="38.698">
            <text:p>38.698</text:p>
          </table:table-cell>
          <table:table-cell office:value-type="float" office:value="38.72">
            <text:p>38.72</text:p>
          </table:table-cell>
          <table:table-cell office:value-type="float" office:value="38.742">
            <text:p>38.742</text:p>
          </table:table-cell>
          <table:table-cell office:value-type="float" office:value="38.764">
            <text:p>38.764</text:p>
          </table:table-cell>
          <table:table-cell office:value-type="float" office:value="38.786">
            <text:p>38.786</text:p>
          </table:table-cell>
          <table:table-cell office:value-type="float" office:value="38.808">
            <text:p>38.808</text:p>
          </table:table-cell>
          <table:table-cell office:value-type="float" office:value="38.83">
            <text:p>38.83</text:p>
          </table:table-cell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38.83">
            <text:p>38.83</text:p>
          </table:table-cell>
          <table:table-cell office:value-type="float" office:value="38.852">
            <text:p>38.852</text:p>
          </table:table-cell>
          <table:table-cell office:value-type="float" office:value="38.874">
            <text:p>38.874</text:p>
          </table:table-cell>
          <table:table-cell office:value-type="float" office:value="38.896">
            <text:p>38.896</text:p>
          </table:table-cell>
          <table:table-cell office:value-type="float" office:value="38.918">
            <text:p>38.918</text:p>
          </table:table-cell>
          <table:table-cell office:value-type="float" office:value="38.94">
            <text:p>38.94</text:p>
          </table:table-cell>
          <table:table-cell office:value-type="float" office:value="38.962">
            <text:p>38.962</text:p>
          </table:table-cell>
          <table:table-cell office:value-type="float" office:value="38.984">
            <text:p>38.984</text:p>
          </table:table-cell>
          <table:table-cell office:value-type="float" office:value="39.006">
            <text:p>39.006</text:p>
          </table:table-cell>
          <table:table-cell office:value-type="float" office:value="39.028">
            <text:p>39.028</text:p>
          </table:table-cell>
          <table:table-cell office:value-type="float" office:value="39.05">
            <text:p>39.05</text:p>
          </table:table-cell>
        </table:table-row>
        <table:table-row table:style-name="ro1">
          <table:table-cell office:value-type="float" office:value="1730">
            <text:p>1730</text:p>
          </table:table-cell>
          <table:table-cell office:value-type="float" office:value="39.05">
            <text:p>39.05</text:p>
          </table:table-cell>
          <table:table-cell office:value-type="float" office:value="39.072">
            <text:p>39.072</text:p>
          </table:table-cell>
          <table:table-cell office:value-type="float" office:value="39.094">
            <text:p>39.094</text:p>
          </table:table-cell>
          <table:table-cell office:value-type="float" office:value="39.116">
            <text:p>39.116</text:p>
          </table:table-cell>
          <table:table-cell office:value-type="float" office:value="39.138">
            <text:p>39.138</text:p>
          </table:table-cell>
          <table:table-cell office:value-type="float" office:value="39.16">
            <text:p>39.16</text:p>
          </table:table-cell>
          <table:table-cell office:value-type="float" office:value="39.182">
            <text:p>39.182</text:p>
          </table:table-cell>
          <table:table-cell office:value-type="float" office:value="39.204">
            <text:p>39.204</text:p>
          </table:table-cell>
          <table:table-cell office:value-type="float" office:value="39.226">
            <text:p>39.226</text:p>
          </table:table-cell>
          <table:table-cell office:value-type="float" office:value="39.248">
            <text:p>39.248</text:p>
          </table:table-cell>
          <table:table-cell office:value-type="float" office:value="39.27">
            <text:p>39.27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39.27">
            <text:p>39.27</text:p>
          </table:table-cell>
          <table:table-cell office:value-type="float" office:value="39.292">
            <text:p>39.292</text:p>
          </table:table-cell>
          <table:table-cell office:value-type="float" office:value="39.314">
            <text:p>39.314</text:p>
          </table:table-cell>
          <table:table-cell office:value-type="float" office:value="39.335">
            <text:p>39.335</text:p>
          </table:table-cell>
          <table:table-cell office:value-type="float" office:value="39.357">
            <text:p>39.357</text:p>
          </table:table-cell>
          <table:table-cell office:value-type="float" office:value="39.379">
            <text:p>39.379</text:p>
          </table:table-cell>
          <table:table-cell office:value-type="float" office:value="39.401">
            <text:p>39.401</text:p>
          </table:table-cell>
          <table:table-cell office:value-type="float" office:value="39.423">
            <text:p>39.423</text:p>
          </table:table-cell>
          <table:table-cell office:value-type="float" office:value="39.445">
            <text:p>39.445</text:p>
          </table:table-cell>
          <table:table-cell office:value-type="float" office:value="39.467">
            <text:p>39.467</text:p>
          </table:table-cell>
          <table:table-cell office:value-type="float" office:value="39.489">
            <text:p>39.489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39.489">
            <text:p>39.489</text:p>
          </table:table-cell>
          <table:table-cell office:value-type="float" office:value="39.511">
            <text:p>39.511</text:p>
          </table:table-cell>
          <table:table-cell office:value-type="float" office:value="39.533">
            <text:p>39.533</text:p>
          </table:table-cell>
          <table:table-cell office:value-type="float" office:value="39.555">
            <text:p>39.555</text:p>
          </table:table-cell>
          <table:table-cell office:value-type="float" office:value="39.577">
            <text:p>39.577</text:p>
          </table:table-cell>
          <table:table-cell office:value-type="float" office:value="39.599">
            <text:p>39.599</text:p>
          </table:table-cell>
          <table:table-cell office:value-type="float" office:value="39.62">
            <text:p>39.62</text:p>
          </table:table-cell>
          <table:table-cell office:value-type="float" office:value="39.642">
            <text:p>39.642</text:p>
          </table:table-cell>
          <table:table-cell office:value-type="float" office:value="39.664">
            <text:p>39.664</text:p>
          </table:table-cell>
          <table:table-cell office:value-type="float" office:value="39.686">
            <text:p>39.686</text:p>
          </table:table-cell>
          <table:table-cell office:value-type="float" office:value="39.708">
            <text:p>39.708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39.708">
            <text:p>39.708</text:p>
          </table:table-cell>
          <table:table-cell office:value-type="float" office:value="39.73">
            <text:p>39.73</text:p>
          </table:table-cell>
          <table:table-cell office:value-type="float" office:value="39.752">
            <text:p>39.752</text:p>
          </table:table-cell>
          <table:table-cell office:value-type="float" office:value="39.774">
            <text:p>39.774</text:p>
          </table:table-cell>
          <table:table-cell office:value-type="float" office:value="39.796">
            <text:p>39.796</text:p>
          </table:table-cell>
          <table:table-cell office:value-type="float" office:value="39.817">
            <text:p>39.817</text:p>
          </table:table-cell>
          <table:table-cell office:value-type="float" office:value="39.839">
            <text:p>39.839</text:p>
          </table:table-cell>
          <table:table-cell office:value-type="float" office:value="39.861">
            <text:p>39.861</text:p>
          </table:table-cell>
          <table:table-cell office:value-type="float" office:value="39.883">
            <text:p>39.883</text:p>
          </table:table-cell>
          <table:table-cell office:value-type="float" office:value="39.905">
            <text:p>39.905</text:p>
          </table:table-cell>
          <table:table-cell office:value-type="float" office:value="39.927">
            <text:p>39.927</text:p>
          </table:table-cell>
        </table:table-row>
        <table:table-row table:style-name="ro1">
          <table:table-cell office:value-type="float" office:value="1770">
            <text:p>1770</text:p>
          </table:table-cell>
          <table:table-cell office:value-type="float" office:value="39.927">
            <text:p>39.927</text:p>
          </table:table-cell>
          <table:table-cell office:value-type="float" office:value="39.949">
            <text:p>39.949</text:p>
          </table:table-cell>
          <table:table-cell office:value-type="float" office:value="39.97">
            <text:p>39.97</text:p>
          </table:table-cell>
          <table:table-cell office:value-type="float" office:value="39.992">
            <text:p>39.992</text:p>
          </table:table-cell>
          <table:table-cell office:value-type="float" office:value="40.014">
            <text:p>40.014</text:p>
          </table:table-cell>
          <table:table-cell office:value-type="float" office:value="40.036">
            <text:p>40.036</text:p>
          </table:table-cell>
          <table:table-cell office:value-type="float" office:value="40.058">
            <text:p>40.058</text:p>
          </table:table-cell>
          <table:table-cell office:value-type="float" office:value="40.08">
            <text:p>40.08</text:p>
          </table:table-cell>
          <table:table-cell office:value-type="float" office:value="40.101">
            <text:p>40.101</text:p>
          </table:table-cell>
          <table:table-cell office:value-type="float" office:value="40.123">
            <text:p>40.123</text:p>
          </table:table-cell>
          <table:table-cell office:value-type="float" office:value="40.145">
            <text:p>40.145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40.145">
            <text:p>40.145</text:p>
          </table:table-cell>
          <table:table-cell office:value-type="float" office:value="40.167">
            <text:p>40.167</text:p>
          </table:table-cell>
          <table:table-cell office:value-type="float" office:value="40.189">
            <text:p>40.189</text:p>
          </table:table-cell>
          <table:table-cell office:value-type="float" office:value="40.211">
            <text:p>40.211</text:p>
          </table:table-cell>
          <table:table-cell office:value-type="float" office:value="40.232">
            <text:p>40.232</text:p>
          </table:table-cell>
          <table:table-cell office:value-type="float" office:value="40.254">
            <text:p>40.254</text:p>
          </table:table-cell>
          <table:table-cell office:value-type="float" office:value="40.276">
            <text:p>40.276</text:p>
          </table:table-cell>
          <table:table-cell office:value-type="float" office:value="40.298">
            <text:p>40.298</text:p>
          </table:table-cell>
          <table:table-cell office:value-type="float" office:value="40.32">
            <text:p>40.32</text:p>
          </table:table-cell>
          <table:table-cell office:value-type="float" office:value="40.341">
            <text:p>40.341</text:p>
          </table:table-cell>
          <table:table-cell office:value-type="float" office:value="40.363">
            <text:p>40.363</text:p>
          </table:table-cell>
        </table:table-row>
        <table:table-row table:style-name="ro1">
          <table:table-cell office:value-type="float" office:value="1790">
            <text:p>1790</text:p>
          </table:table-cell>
          <table:table-cell office:value-type="float" office:value="40.363">
            <text:p>40.363</text:p>
          </table:table-cell>
          <table:table-cell office:value-type="float" office:value="40.385">
            <text:p>40.385</text:p>
          </table:table-cell>
          <table:table-cell office:value-type="float" office:value="40.407">
            <text:p>40.407</text:p>
          </table:table-cell>
          <table:table-cell office:value-type="float" office:value="40.429">
            <text:p>40.429</text:p>
          </table:table-cell>
          <table:table-cell office:value-type="float" office:value="40.45">
            <text:p>40.45</text:p>
          </table:table-cell>
          <table:table-cell office:value-type="float" office:value="40.472">
            <text:p>40.472</text:p>
          </table:table-cell>
          <table:table-cell office:value-type="float" office:value="40.494">
            <text:p>40.494</text:p>
          </table:table-cell>
          <table:table-cell office:value-type="float" office:value="40.516">
            <text:p>40.516</text:p>
          </table:table-cell>
          <table:table-cell office:value-type="float" office:value="40.537">
            <text:p>40.537</text:p>
          </table:table-cell>
          <table:table-cell office:value-type="float" office:value="40.559">
            <text:p>40.559</text:p>
          </table:table-cell>
          <table:table-cell office:value-type="float" office:value="40.581">
            <text:p>40.581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40.581">
            <text:p>40.581</text:p>
          </table:table-cell>
          <table:table-cell office:value-type="float" office:value="40.603">
            <text:p>40.603</text:p>
          </table:table-cell>
          <table:table-cell office:value-type="float" office:value="40.624">
            <text:p>40.624</text:p>
          </table:table-cell>
          <table:table-cell office:value-type="float" office:value="40.646">
            <text:p>40.646</text:p>
          </table:table-cell>
          <table:table-cell office:value-type="float" office:value="40.668">
            <text:p>40.668</text:p>
          </table:table-cell>
          <table:table-cell office:value-type="float" office:value="40.69">
            <text:p>40.69</text:p>
          </table:table-cell>
          <table:table-cell office:value-type="float" office:value="40.711">
            <text:p>40.711</text:p>
          </table:table-cell>
          <table:table-cell office:value-type="float" office:value="40.733">
            <text:p>40.733</text:p>
          </table:table-cell>
          <table:table-cell office:value-type="float" office:value="40.755">
            <text:p>40.755</text:p>
          </table:table-cell>
          <table:table-cell office:value-type="float" office:value="40.777">
            <text:p>40.777</text:p>
          </table:table-cell>
          <table:table-cell office:value-type="float" office:value="40.798">
            <text:p>40.798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40.798">
            <text:p>40.798</text:p>
          </table:table-cell>
          <table:table-cell office:value-type="float" office:value="40.82">
            <text:p>40.82</text:p>
          </table:table-cell>
          <table:table-cell office:value-type="float" office:value="40.842">
            <text:p>40.842</text:p>
          </table:table-cell>
          <table:table-cell office:value-type="float" office:value="40.864">
            <text:p>40.864</text:p>
          </table:table-cell>
          <table:table-cell office:value-type="float" office:value="40.885">
            <text:p>40.885</text:p>
          </table:table-cell>
          <table:table-cell office:value-type="float" office:value="40.907">
            <text:p>40.907</text:p>
          </table:table-cell>
          <table:table-cell office:value-type="float" office:value="40.929">
            <text:p>40.929</text:p>
          </table:table-cell>
          <table:table-cell office:value-type="float" office:value="40.95">
            <text:p>40.95</text:p>
          </table:table-cell>
          <table:table-cell office:value-type="float" office:value="40.972">
            <text:p>40.972</text:p>
          </table:table-cell>
          <table:table-cell office:value-type="float" office:value="40.994">
            <text:p>40.994</text:p>
          </table:table-cell>
          <table:table-cell office:value-type="float" office:value="41.015">
            <text:p>41.015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41.015">
            <text:p>41.015</text:p>
          </table:table-cell>
          <table:table-cell office:value-type="float" office:value="41.037">
            <text:p>41.037</text:p>
          </table:table-cell>
          <table:table-cell office:value-type="float" office:value="41.059">
            <text:p>41.059</text:p>
          </table:table-cell>
          <table:table-cell office:value-type="float" office:value="41.081">
            <text:p>41.081</text:p>
          </table:table-cell>
          <table:table-cell office:value-type="float" office:value="41.102">
            <text:p>41.102</text:p>
          </table:table-cell>
          <table:table-cell office:value-type="float" office:value="41.124">
            <text:p>41.124</text:p>
          </table:table-cell>
          <table:table-cell office:value-type="float" office:value="41.146">
            <text:p>41.146</text:p>
          </table:table-cell>
          <table:table-cell office:value-type="float" office:value="41.167">
            <text:p>41.167</text:p>
          </table:table-cell>
          <table:table-cell office:value-type="float" office:value="41.189">
            <text:p>41.189</text:p>
          </table:table-cell>
          <table:table-cell office:value-type="float" office:value="41.211">
            <text:p>41.211</text:p>
          </table:table-cell>
          <table:table-cell office:value-type="float" office:value="41.232">
            <text:p>41.232</text:p>
          </table:table-cell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41.232">
            <text:p>41.232</text:p>
          </table:table-cell>
          <table:table-cell office:value-type="float" office:value="41.254">
            <text:p>41.254</text:p>
          </table:table-cell>
          <table:table-cell office:value-type="float" office:value="41.276">
            <text:p>41.276</text:p>
          </table:table-cell>
          <table:table-cell office:value-type="float" office:value="41.297">
            <text:p>41.297</text:p>
          </table:table-cell>
          <table:table-cell office:value-type="float" office:value="41.319">
            <text:p>41.319</text:p>
          </table:table-cell>
          <table:table-cell office:value-type="float" office:value="41.341">
            <text:p>41.341</text:p>
          </table:table-cell>
          <table:table-cell office:value-type="float" office:value="41.362">
            <text:p>41.362</text:p>
          </table:table-cell>
          <table:table-cell office:value-type="float" office:value="41.384">
            <text:p>41.384</text:p>
          </table:table-cell>
          <table:table-cell office:value-type="float" office:value="41.405">
            <text:p>41.405</text:p>
          </table:table-cell>
          <table:table-cell office:value-type="float" office:value="41.427">
            <text:p>41.427</text:p>
          </table:table-cell>
          <table:table-cell office:value-type="float" office:value="41.449">
            <text:p>41.449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41.449">
            <text:p>41.449</text:p>
          </table:table-cell>
          <table:table-cell office:value-type="float" office:value="41.47">
            <text:p>41.47</text:p>
          </table:table-cell>
          <table:table-cell office:value-type="float" office:value="41.492">
            <text:p>41.492</text:p>
          </table:table-cell>
          <table:table-cell office:value-type="float" office:value="41.514">
            <text:p>41.514</text:p>
          </table:table-cell>
          <table:table-cell office:value-type="float" office:value="41.535">
            <text:p>41.535</text:p>
          </table:table-cell>
          <table:table-cell office:value-type="float" office:value="41.557">
            <text:p>41.557</text:p>
          </table:table-cell>
          <table:table-cell office:value-type="float" office:value="41.578">
            <text:p>41.578</text:p>
          </table:table-cell>
          <table:table-cell office:value-type="float" office:value="41.6">
            <text:p>41.6</text:p>
          </table:table-cell>
          <table:table-cell office:value-type="float" office:value="41.622">
            <text:p>41.622</text:p>
          </table:table-cell>
          <table:table-cell office:value-type="float" office:value="41.643">
            <text:p>41.643</text:p>
          </table:table-cell>
          <table:table-cell office:value-type="float" office:value="41.665">
            <text:p>41.665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41.665">
            <text:p>41.665</text:p>
          </table:table-cell>
          <table:table-cell office:value-type="float" office:value="41.686">
            <text:p>41.686</text:p>
          </table:table-cell>
          <table:table-cell office:value-type="float" office:value="41.708">
            <text:p>41.708</text:p>
          </table:table-cell>
          <table:table-cell office:value-type="float" office:value="41.73">
            <text:p>41.73</text:p>
          </table:table-cell>
          <table:table-cell office:value-type="float" office:value="41.751">
            <text:p>41.751</text:p>
          </table:table-cell>
          <table:table-cell office:value-type="float" office:value="41.773">
            <text:p>41.773</text:p>
          </table:table-cell>
          <table:table-cell office:value-type="float" office:value="41.794">
            <text:p>41.794</text:p>
          </table:table-cell>
          <table:table-cell office:value-type="float" office:value="41.816">
            <text:p>41.816</text:p>
          </table:table-cell>
          <table:table-cell office:value-type="float" office:value="41.838">
            <text:p>41.838</text:p>
          </table:table-cell>
          <table:table-cell office:value-type="float" office:value="41.859">
            <text:p>41.859</text:p>
          </table:table-cell>
          <table:table-cell office:value-type="float" office:value="41.881">
            <text:p>41.881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41.881">
            <text:p>41.881</text:p>
          </table:table-cell>
          <table:table-cell office:value-type="float" office:value="41.902">
            <text:p>41.902</text:p>
          </table:table-cell>
          <table:table-cell office:value-type="float" office:value="41.924">
            <text:p>41.924</text:p>
          </table:table-cell>
          <table:table-cell office:value-type="float" office:value="41.945">
            <text:p>41.945</text:p>
          </table:table-cell>
          <table:table-cell office:value-type="float" office:value="41.967">
            <text:p>41.967</text:p>
          </table:table-cell>
          <table:table-cell office:value-type="float" office:value="41.988">
            <text:p>41.988</text:p>
          </table:table-cell>
          <table:table-cell office:value-type="float" office:value="42.01">
            <text:p>42.01</text:p>
          </table:table-cell>
          <table:table-cell office:value-type="float" office:value="42.032">
            <text:p>42.032</text:p>
          </table:table-cell>
          <table:table-cell office:value-type="float" office:value="42.053">
            <text:p>42.053</text:p>
          </table:table-cell>
          <table:table-cell office:value-type="float" office:value="42.075">
            <text:p>42.075</text:p>
          </table:table-cell>
          <table:table-cell office:value-type="float" office:value="42.096">
            <text:p>42.096</text:p>
          </table:table-cell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42.096">
            <text:p>42.096</text:p>
          </table:table-cell>
          <table:table-cell office:value-type="float" office:value="42.118">
            <text:p>42.118</text:p>
          </table:table-cell>
          <table:table-cell office:value-type="float" office:value="42.139">
            <text:p>42.139</text:p>
          </table:table-cell>
          <table:table-cell office:value-type="float" office:value="42.161">
            <text:p>42.161</text:p>
          </table:table-cell>
          <table:table-cell office:value-type="float" office:value="42.182">
            <text:p>42.182</text:p>
          </table:table-cell>
          <table:table-cell office:value-type="float" office:value="42.204">
            <text:p>42.204</text:p>
          </table:table-cell>
          <table:table-cell office:value-type="float" office:value="42.225">
            <text:p>42.225</text:p>
          </table:table-cell>
          <table:table-cell office:value-type="float" office:value="42.247">
            <text:p>42.247</text:p>
          </table:table-cell>
          <table:table-cell office:value-type="float" office:value="42.268">
            <text:p>42.268</text:p>
          </table:table-cell>
          <table:table-cell office:value-type="float" office:value="42.29">
            <text:p>42.29</text:p>
          </table:table-cell>
          <table:table-cell office:value-type="float" office:value="42.311">
            <text:p>42.311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42.311">
            <text:p>42.311</text:p>
          </table:table-cell>
          <table:table-cell office:value-type="float" office:value="42.333">
            <text:p>42.333</text:p>
          </table:table-cell>
          <table:table-cell office:value-type="float" office:value="42.354">
            <text:p>42.354</text:p>
          </table:table-cell>
          <table:table-cell office:value-type="float" office:value="42.376">
            <text:p>42.376</text:p>
          </table:table-cell>
          <table:table-cell office:value-type="float" office:value="42.397">
            <text:p>42.397</text:p>
          </table:table-cell>
          <table:table-cell office:value-type="float" office:value="42.419">
            <text:p>42.419</text:p>
          </table:table-cell>
          <table:table-cell office:value-type="float" office:value="42.44">
            <text:p>42.44</text:p>
          </table:table-cell>
          <table:table-cell office:value-type="float" office:value="42.462">
            <text:p>42.462</text:p>
          </table:table-cell>
          <table:table-cell office:value-type="float" office:value="42.483">
            <text:p>42.483</text:p>
          </table:table-cell>
          <table:table-cell office:value-type="float" office:value="42.505">
            <text:p>42.505</text:p>
          </table:table-cell>
          <table:table-cell office:value-type="float" office:value="42.526">
            <text:p>42.526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42.526">
            <text:p>42.526</text:p>
          </table:table-cell>
          <table:table-cell office:value-type="float" office:value="42.548">
            <text:p>42.548</text:p>
          </table:table-cell>
          <table:table-cell office:value-type="float" office:value="42.569">
            <text:p>42.569</text:p>
          </table:table-cell>
          <table:table-cell office:value-type="float" office:value="42.591">
            <text:p>42.591</text:p>
          </table:table-cell>
          <table:table-cell office:value-type="float" office:value="42.612">
            <text:p>42.612</text:p>
          </table:table-cell>
          <table:table-cell office:value-type="float" office:value="42.633">
            <text:p>42.633</text:p>
          </table:table-cell>
          <table:table-cell office:value-type="float" office:value="42.655">
            <text:p>42.655</text:p>
          </table:table-cell>
          <table:table-cell office:value-type="float" office:value="42.676">
            <text:p>42.676</text:p>
          </table:table-cell>
          <table:table-cell office:value-type="float" office:value="42.698">
            <text:p>42.698</text:p>
          </table:table-cell>
          <table:table-cell office:value-type="float" office:value="42.719">
            <text:p>42.719</text:p>
          </table:table-cell>
          <table:table-cell office:value-type="float" office:value="42.741">
            <text:p>42.741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42.741">
            <text:p>42.741</text:p>
          </table:table-cell>
          <table:table-cell office:value-type="float" office:value="42.762">
            <text:p>42.762</text:p>
          </table:table-cell>
          <table:table-cell office:value-type="float" office:value="42.783">
            <text:p>42.783</text:p>
          </table:table-cell>
          <table:table-cell office:value-type="float" office:value="42.805">
            <text:p>42.805</text:p>
          </table:table-cell>
          <table:table-cell office:value-type="float" office:value="42.826">
            <text:p>42.826</text:p>
          </table:table-cell>
          <table:table-cell office:value-type="float" office:value="42.848">
            <text:p>42.848</text:p>
          </table:table-cell>
          <table:table-cell office:value-type="float" office:value="42.869">
            <text:p>42.869</text:p>
          </table:table-cell>
          <table:table-cell office:value-type="float" office:value="42.891">
            <text:p>42.891</text:p>
          </table:table-cell>
          <table:table-cell office:value-type="float" office:value="42.912">
            <text:p>42.912</text:p>
          </table:table-cell>
          <table:table-cell office:value-type="float" office:value="42.933">
            <text:p>42.933</text:p>
          </table:table-cell>
          <table:table-cell office:value-type="float" office:value="42.955">
            <text:p>42.955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42.955">
            <text:p>42.955</text:p>
          </table:table-cell>
          <table:table-cell office:value-type="float" office:value="42.976">
            <text:p>42.976</text:p>
          </table:table-cell>
          <table:table-cell office:value-type="float" office:value="42.998">
            <text:p>42.998</text:p>
          </table:table-cell>
          <table:table-cell office:value-type="float" office:value="43.019">
            <text:p>43.019</text:p>
          </table:table-cell>
          <table:table-cell office:value-type="float" office:value="43.04">
            <text:p>43.04</text:p>
          </table:table-cell>
          <table:table-cell office:value-type="float" office:value="43.062">
            <text:p>43.062</text:p>
          </table:table-cell>
          <table:table-cell office:value-type="float" office:value="43.083">
            <text:p>43.083</text:p>
          </table:table-cell>
          <table:table-cell office:value-type="float" office:value="43.104">
            <text:p>43.104</text:p>
          </table:table-cell>
          <table:table-cell office:value-type="float" office:value="43.126">
            <text:p>43.126</text:p>
          </table:table-cell>
          <table:table-cell office:value-type="float" office:value="43.147">
            <text:p>43.147</text:p>
          </table:table-cell>
          <table:table-cell office:value-type="float" office:value="43.169">
            <text:p>43.169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43.169">
            <text:p>43.169</text:p>
          </table:table-cell>
          <table:table-cell office:value-type="float" office:value="43.19">
            <text:p>43.19</text:p>
          </table:table-cell>
          <table:table-cell office:value-type="float" office:value="43.211">
            <text:p>43.211</text:p>
          </table:table-cell>
          <table:table-cell office:value-type="float" office:value="43.233">
            <text:p>43.233</text:p>
          </table:table-cell>
          <table:table-cell office:value-type="float" office:value="43.254">
            <text:p>43.254</text:p>
          </table:table-cell>
          <table:table-cell office:value-type="float" office:value="43.275">
            <text:p>43.275</text:p>
          </table:table-cell>
          <table:table-cell office:value-type="float" office:value="43.297">
            <text:p>43.297</text:p>
          </table:table-cell>
          <table:table-cell office:value-type="float" office:value="43.318">
            <text:p>43.318</text:p>
          </table:table-cell>
          <table:table-cell office:value-type="float" office:value="43.339">
            <text:p>43.339</text:p>
          </table:table-cell>
          <table:table-cell office:value-type="float" office:value="43.361">
            <text:p>43.361</text:p>
          </table:table-cell>
          <table:table-cell office:value-type="float" office:value="43.382">
            <text:p>43.382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43.382">
            <text:p>43.382</text:p>
          </table:table-cell>
          <table:table-cell office:value-type="float" office:value="43.403">
            <text:p>43.403</text:p>
          </table:table-cell>
          <table:table-cell office:value-type="float" office:value="43.425">
            <text:p>43.425</text:p>
          </table:table-cell>
          <table:table-cell office:value-type="float" office:value="43.446">
            <text:p>43.446</text:p>
          </table:table-cell>
          <table:table-cell office:value-type="float" office:value="43.467">
            <text:p>43.467</text:p>
          </table:table-cell>
          <table:table-cell office:value-type="float" office:value="43.489">
            <text:p>43.489</text:p>
          </table:table-cell>
          <table:table-cell office:value-type="float" office:value="43.51">
            <text:p>43.51</text:p>
          </table:table-cell>
          <table:table-cell office:value-type="float" office:value="43.531">
            <text:p>43.531</text:p>
          </table:table-cell>
          <table:table-cell office:value-type="float" office:value="43.552">
            <text:p>43.552</text:p>
          </table:table-cell>
          <table:table-cell office:value-type="float" office:value="43.574">
            <text:p>43.574</text:p>
          </table:table-cell>
          <table:table-cell office:value-type="float" office:value="43.595">
            <text:p>43.595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43.595">
            <text:p>43.595</text:p>
          </table:table-cell>
          <table:table-cell office:value-type="float" office:value="43.616">
            <text:p>43.616</text:p>
          </table:table-cell>
          <table:table-cell office:value-type="float" office:value="43.638">
            <text:p>43.638</text:p>
          </table:table-cell>
          <table:table-cell office:value-type="float" office:value="43.659">
            <text:p>43.659</text:p>
          </table:table-cell>
          <table:table-cell office:value-type="float" office:value="43.68">
            <text:p>43.68</text:p>
          </table:table-cell>
          <table:table-cell office:value-type="float" office:value="43.701">
            <text:p>43.701</text:p>
          </table:table-cell>
          <table:table-cell office:value-type="float" office:value="43.723">
            <text:p>43.723</text:p>
          </table:table-cell>
          <table:table-cell office:value-type="float" office:value="43.744">
            <text:p>43.744</text:p>
          </table:table-cell>
          <table:table-cell office:value-type="float" office:value="43.765">
            <text:p>43.765</text:p>
          </table:table-cell>
          <table:table-cell office:value-type="float" office:value="43.787">
            <text:p>43.787</text:p>
          </table:table-cell>
          <table:table-cell office:value-type="float" office:value="43.808">
            <text:p>43.808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43.808">
            <text:p>43.808</text:p>
          </table:table-cell>
          <table:table-cell office:value-type="float" office:value="43.829">
            <text:p>43.829</text:p>
          </table:table-cell>
          <table:table-cell office:value-type="float" office:value="43.85">
            <text:p>43.85</text:p>
          </table:table-cell>
          <table:table-cell office:value-type="float" office:value="43.872">
            <text:p>43.872</text:p>
          </table:table-cell>
          <table:table-cell office:value-type="float" office:value="43.893">
            <text:p>43.893</text:p>
          </table:table-cell>
          <table:table-cell office:value-type="float" office:value="43.914">
            <text:p>43.914</text:p>
          </table:table-cell>
          <table:table-cell office:value-type="float" office:value="43.935">
            <text:p>43.935</text:p>
          </table:table-cell>
          <table:table-cell office:value-type="float" office:value="43.957">
            <text:p>43.957</text:p>
          </table:table-cell>
          <table:table-cell office:value-type="float" office:value="43.978">
            <text:p>43.978</text:p>
          </table:table-cell>
          <table:table-cell office:value-type="float" office:value="43.999">
            <text:p>43.999</text:p>
          </table:table-cell>
          <table:table-cell office:value-type="float" office:value="44.02">
            <text:p>44.02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44.02">
            <text:p>44.02</text:p>
          </table:table-cell>
          <table:table-cell office:value-type="float" office:value="44.041">
            <text:p>44.041</text:p>
          </table:table-cell>
          <table:table-cell office:value-type="float" office:value="44.063">
            <text:p>44.063</text:p>
          </table:table-cell>
          <table:table-cell office:value-type="float" office:value="44.084">
            <text:p>44.084</text:p>
          </table:table-cell>
          <table:table-cell office:value-type="float" office:value="44.105">
            <text:p>44.105</text:p>
          </table:table-cell>
          <table:table-cell office:value-type="float" office:value="44.126">
            <text:p>44.126</text:p>
          </table:table-cell>
          <table:table-cell office:value-type="float" office:value="44.147">
            <text:p>44.147</text:p>
          </table:table-cell>
          <table:table-cell office:value-type="float" office:value="44.169">
            <text:p>44.169</text:p>
          </table:table-cell>
          <table:table-cell office:value-type="float" office:value="44.19">
            <text:p>44.19</text:p>
          </table:table-cell>
          <table:table-cell office:value-type="float" office:value="44.211">
            <text:p>44.211</text:p>
          </table:table-cell>
          <table:table-cell office:value-type="float" office:value="44.232">
            <text:p>44.232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44.232">
            <text:p>44.232</text:p>
          </table:table-cell>
          <table:table-cell office:value-type="float" office:value="44.253">
            <text:p>44.253</text:p>
          </table:table-cell>
          <table:table-cell office:value-type="float" office:value="44.275">
            <text:p>44.275</text:p>
          </table:table-cell>
          <table:table-cell office:value-type="float" office:value="44.296">
            <text:p>44.296</text:p>
          </table:table-cell>
          <table:table-cell office:value-type="float" office:value="44.317">
            <text:p>44.317</text:p>
          </table:table-cell>
          <table:table-cell office:value-type="float" office:value="44.338">
            <text:p>44.338</text:p>
          </table:table-cell>
          <table:table-cell office:value-type="float" office:value="44.359">
            <text:p>44.359</text:p>
          </table:table-cell>
          <table:table-cell office:value-type="float" office:value="44.38">
            <text:p>44.38</text:p>
          </table:table-cell>
          <table:table-cell office:value-type="float" office:value="44.402">
            <text:p>44.402</text:p>
          </table:table-cell>
          <table:table-cell office:value-type="float" office:value="44.423">
            <text:p>44.423</text:p>
          </table:table-cell>
          <table:table-cell office:value-type="float" office:value="44.444">
            <text:p>44.444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4.444">
            <text:p>44.444</text:p>
          </table:table-cell>
          <table:table-cell office:value-type="float" office:value="44.465">
            <text:p>44.465</text:p>
          </table:table-cell>
          <table:table-cell office:value-type="float" office:value="44.486">
            <text:p>44.486</text:p>
          </table:table-cell>
          <table:table-cell office:value-type="float" office:value="44.507">
            <text:p>44.507</text:p>
          </table:table-cell>
          <table:table-cell office:value-type="float" office:value="44.528">
            <text:p>44.528</text:p>
          </table:table-cell>
          <table:table-cell office:value-type="float" office:value="44.55">
            <text:p>44.55</text:p>
          </table:table-cell>
          <table:table-cell office:value-type="float" office:value="44.571">
            <text:p>44.571</text:p>
          </table:table-cell>
          <table:table-cell office:value-type="float" office:value="44.592">
            <text:p>44.592</text:p>
          </table:table-cell>
          <table:table-cell office:value-type="float" office:value="44.613">
            <text:p>44.613</text:p>
          </table:table-cell>
          <table:table-cell office:value-type="float" office:value="44.634">
            <text:p>44.634</text:p>
          </table:table-cell>
          <table:table-cell office:value-type="float" office:value="44.655">
            <text:p>44.655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44.655">
            <text:p>44.655</text:p>
          </table:table-cell>
          <table:table-cell office:value-type="float" office:value="44.676">
            <text:p>44.676</text:p>
          </table:table-cell>
          <table:table-cell office:value-type="float" office:value="44.697">
            <text:p>44.697</text:p>
          </table:table-cell>
          <table:table-cell office:value-type="float" office:value="44.719">
            <text:p>44.719</text:p>
          </table:table-cell>
          <table:table-cell office:value-type="float" office:value="44.74">
            <text:p>44.74</text:p>
          </table:table-cell>
          <table:table-cell office:value-type="float" office:value="44.761">
            <text:p>44.761</text:p>
          </table:table-cell>
          <table:table-cell office:value-type="float" office:value="44.782">
            <text:p>44.782</text:p>
          </table:table-cell>
          <table:table-cell office:value-type="float" office:value="44.803">
            <text:p>44.803</text:p>
          </table:table-cell>
          <table:table-cell office:value-type="float" office:value="44.824">
            <text:p>44.824</text:p>
          </table:table-cell>
          <table:table-cell office:value-type="float" office:value="44.845">
            <text:p>44.845</text:p>
          </table:table-cell>
          <table:table-cell office:value-type="float" office:value="44.866">
            <text:p>44.86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4.866">
            <text:p>44.866</text:p>
          </table:table-cell>
          <table:table-cell office:value-type="float" office:value="44.887">
            <text:p>44.887</text:p>
          </table:table-cell>
          <table:table-cell office:value-type="float" office:value="44.908">
            <text:p>44.908</text:p>
          </table:table-cell>
          <table:table-cell office:value-type="float" office:value="44.929">
            <text:p>44.929</text:p>
          </table:table-cell>
          <table:table-cell office:value-type="float" office:value="44.95">
            <text:p>44.95</text:p>
          </table:table-cell>
          <table:table-cell office:value-type="float" office:value="44.971">
            <text:p>44.971</text:p>
          </table:table-cell>
          <table:table-cell office:value-type="float" office:value="44.992">
            <text:p>44.992</text:p>
          </table:table-cell>
          <table:table-cell office:value-type="float" office:value="45.014">
            <text:p>45.014</text:p>
          </table:table-cell>
          <table:table-cell office:value-type="float" office:value="45.035">
            <text:p>45.035</text:p>
          </table:table-cell>
          <table:table-cell office:value-type="float" office:value="45.056">
            <text:p>45.056</text:p>
          </table:table-cell>
          <table:table-cell office:value-type="float" office:value="45.077">
            <text:p>45.077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45.077">
            <text:p>45.077</text:p>
          </table:table-cell>
          <table:table-cell office:value-type="float" office:value="45.098">
            <text:p>45.098</text:p>
          </table:table-cell>
          <table:table-cell office:value-type="float" office:value="45.119">
            <text:p>45.119</text:p>
          </table:table-cell>
          <table:table-cell office:value-type="float" office:value="45.14">
            <text:p>45.14</text:p>
          </table:table-cell>
          <table:table-cell office:value-type="float" office:value="45.161">
            <text:p>45.161</text:p>
          </table:table-cell>
          <table:table-cell office:value-type="float" office:value="45.182">
            <text:p>45.182</text:p>
          </table:table-cell>
          <table:table-cell office:value-type="float" office:value="45.203">
            <text:p>45.203</text:p>
          </table:table-cell>
          <table:table-cell office:value-type="float" office:value="45.224">
            <text:p>45.224</text:p>
          </table:table-cell>
          <table:table-cell office:value-type="float" office:value="45.245">
            <text:p>45.245</text:p>
          </table:table-cell>
          <table:table-cell office:value-type="float" office:value="45.266">
            <text:p>45.266</text:p>
          </table:table-cell>
          <table:table-cell office:value-type="float" office:value="45.287">
            <text:p>45.287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45.287">
            <text:p>45.287</text:p>
          </table:table-cell>
          <table:table-cell office:value-type="float" office:value="45.308">
            <text:p>45.308</text:p>
          </table:table-cell>
          <table:table-cell office:value-type="float" office:value="45.329">
            <text:p>45.329</text:p>
          </table:table-cell>
          <table:table-cell office:value-type="float" office:value="45.35">
            <text:p>45.35</text:p>
          </table:table-cell>
          <table:table-cell office:value-type="float" office:value="45.371">
            <text:p>45.371</text:p>
          </table:table-cell>
          <table:table-cell office:value-type="float" office:value="45.392">
            <text:p>45.392</text:p>
          </table:table-cell>
          <table:table-cell office:value-type="float" office:value="45.413">
            <text:p>45.413</text:p>
          </table:table-cell>
          <table:table-cell office:value-type="float" office:value="45.434">
            <text:p>45.434</text:p>
          </table:table-cell>
          <table:table-cell office:value-type="float" office:value="45.455">
            <text:p>45.455</text:p>
          </table:table-cell>
          <table:table-cell office:value-type="float" office:value="45.476">
            <text:p>45.476</text:p>
          </table:table-cell>
          <table:table-cell office:value-type="float" office:value="45.497">
            <text:p>45.497</text:p>
          </table:table-cell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45.497">
            <text:p>45.497</text:p>
          </table:table-cell>
          <table:table-cell office:value-type="float" office:value="45.518">
            <text:p>45.518</text:p>
          </table:table-cell>
          <table:table-cell office:value-type="float" office:value="45.539">
            <text:p>45.539</text:p>
          </table:table-cell>
          <table:table-cell office:value-type="float" office:value="45.56">
            <text:p>45.56</text:p>
          </table:table-cell>
          <table:table-cell office:value-type="float" office:value="45.58">
            <text:p>45.58</text:p>
          </table:table-cell>
          <table:table-cell office:value-type="float" office:value="45.601">
            <text:p>45.601</text:p>
          </table:table-cell>
          <table:table-cell office:value-type="float" office:value="45.622">
            <text:p>45.622</text:p>
          </table:table-cell>
          <table:table-cell office:value-type="float" office:value="45.643">
            <text:p>45.643</text:p>
          </table:table-cell>
          <table:table-cell office:value-type="float" office:value="45.664">
            <text:p>45.664</text:p>
          </table:table-cell>
          <table:table-cell office:value-type="float" office:value="45.685">
            <text:p>45.685</text:p>
          </table:table-cell>
          <table:table-cell office:value-type="float" office:value="45.706">
            <text:p>45.706</text:p>
          </table:table-cell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45.706">
            <text:p>45.706</text:p>
          </table:table-cell>
          <table:table-cell office:value-type="float" office:value="45.727">
            <text:p>45.727</text:p>
          </table:table-cell>
          <table:table-cell office:value-type="float" office:value="45.748">
            <text:p>45.748</text:p>
          </table:table-cell>
          <table:table-cell office:value-type="float" office:value="45.769">
            <text:p>45.769</text:p>
          </table:table-cell>
          <table:table-cell office:value-type="float" office:value="45.79">
            <text:p>45.79</text:p>
          </table:table-cell>
          <table:table-cell office:value-type="float" office:value="45.811">
            <text:p>45.811</text:p>
          </table:table-cell>
          <table:table-cell office:value-type="float" office:value="45.832">
            <text:p>45.832</text:p>
          </table:table-cell>
          <table:table-cell office:value-type="float" office:value="45.852">
            <text:p>45.852</text:p>
          </table:table-cell>
          <table:table-cell office:value-type="float" office:value="45.873">
            <text:p>45.873</text:p>
          </table:table-cell>
          <table:table-cell office:value-type="float" office:value="45.894">
            <text:p>45.894</text:p>
          </table:table-cell>
          <table:table-cell office:value-type="float" office:value="45.915">
            <text:p>45.915</text:p>
          </table:table-cell>
        </table:table-row>
        <table:table-row table:style-name="ro1">
          <table:table-cell office:value-type="float" office:value="2050">
            <text:p>2050</text:p>
          </table:table-cell>
          <table:table-cell office:value-type="float" office:value="45.915">
            <text:p>45.915</text:p>
          </table:table-cell>
          <table:table-cell office:value-type="float" office:value="45.936">
            <text:p>45.936</text:p>
          </table:table-cell>
          <table:table-cell office:value-type="float" office:value="45.957">
            <text:p>45.957</text:p>
          </table:table-cell>
          <table:table-cell office:value-type="float" office:value="45.978">
            <text:p>45.978</text:p>
          </table:table-cell>
          <table:table-cell office:value-type="float" office:value="45.999">
            <text:p>45.999</text:p>
          </table:table-cell>
          <table:table-cell office:value-type="float" office:value="46.019">
            <text:p>46.019</text:p>
          </table:table-cell>
          <table:table-cell office:value-type="float" office:value="46.04">
            <text:p>46.04</text:p>
          </table:table-cell>
          <table:table-cell office:value-type="float" office:value="46.061">
            <text:p>46.061</text:p>
          </table:table-cell>
          <table:table-cell office:value-type="float" office:value="46.082">
            <text:p>46.082</text:p>
          </table:table-cell>
          <table:table-cell office:value-type="float" office:value="46.103">
            <text:p>46.103</text:p>
          </table:table-cell>
          <table:table-cell office:value-type="float" office:value="46.124">
            <text:p>46.124</text:p>
          </table:table-cell>
        </table:table-row>
        <table:table-row table:style-name="ro1">
          <table:table-cell office:value-type="float" office:value="2060">
            <text:p>2060</text:p>
          </table:table-cell>
          <table:table-cell office:value-type="float" office:value="46.124">
            <text:p>46.124</text:p>
          </table:table-cell>
          <table:table-cell office:value-type="float" office:value="46.145">
            <text:p>46.145</text:p>
          </table:table-cell>
          <table:table-cell office:value-type="float" office:value="46.165">
            <text:p>46.165</text:p>
          </table:table-cell>
          <table:table-cell office:value-type="float" office:value="46.186">
            <text:p>46.186</text:p>
          </table:table-cell>
          <table:table-cell office:value-type="float" office:value="46.207">
            <text:p>46.207</text:p>
          </table:table-cell>
          <table:table-cell office:value-type="float" office:value="46.228">
            <text:p>46.228</text:p>
          </table:table-cell>
          <table:table-cell office:value-type="float" office:value="46.249">
            <text:p>46.249</text:p>
          </table:table-cell>
          <table:table-cell office:value-type="float" office:value="46.269">
            <text:p>46.269</text:p>
          </table:table-cell>
          <table:table-cell office:value-type="float" office:value="46.29">
            <text:p>46.29</text:p>
          </table:table-cell>
          <table:table-cell office:value-type="float" office:value="46.311">
            <text:p>46.311</text:p>
          </table:table-cell>
          <table:table-cell office:value-type="float" office:value="46.332">
            <text:p>46.332</text:p>
          </table:table-cell>
        </table:table-row>
        <table:table-row table:style-name="ro1">
          <table:table-cell office:value-type="float" office:value="2070">
            <text:p>2070</text:p>
          </table:table-cell>
          <table:table-cell office:value-type="float" office:value="46.332">
            <text:p>46.332</text:p>
          </table:table-cell>
          <table:table-cell office:value-type="float" office:value="46.353">
            <text:p>46.353</text:p>
          </table:table-cell>
          <table:table-cell office:value-type="float" office:value="46.373">
            <text:p>46.373</text:p>
          </table:table-cell>
          <table:table-cell office:value-type="float" office:value="46.394">
            <text:p>46.394</text:p>
          </table:table-cell>
          <table:table-cell office:value-type="float" office:value="46.415">
            <text:p>46.415</text:p>
          </table:table-cell>
          <table:table-cell office:value-type="float" office:value="46.436">
            <text:p>46.436</text:p>
          </table:table-cell>
          <table:table-cell office:value-type="float" office:value="46.457">
            <text:p>46.457</text:p>
          </table:table-cell>
          <table:table-cell office:value-type="float" office:value="46.477">
            <text:p>46.477</text:p>
          </table:table-cell>
          <table:table-cell office:value-type="float" office:value="46.498">
            <text:p>46.498</text:p>
          </table:table-cell>
          <table:table-cell office:value-type="float" office:value="46.519">
            <text:p>46.519</text:p>
          </table:table-cell>
          <table:table-cell office:value-type="float" office:value="46.54">
            <text:p>46.54</text:p>
          </table:table-cell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46.54">
            <text:p>46.54</text:p>
          </table:table-cell>
          <table:table-cell office:value-type="float" office:value="46.56">
            <text:p>46.56</text:p>
          </table:table-cell>
          <table:table-cell office:value-type="float" office:value="46.581">
            <text:p>46.581</text:p>
          </table:table-cell>
          <table:table-cell office:value-type="float" office:value="46.602">
            <text:p>46.602</text:p>
          </table:table-cell>
          <table:table-cell office:value-type="float" office:value="46.623">
            <text:p>46.623</text:p>
          </table:table-cell>
          <table:table-cell office:value-type="float" office:value="46.643">
            <text:p>46.643</text:p>
          </table:table-cell>
          <table:table-cell office:value-type="float" office:value="46.664">
            <text:p>46.664</text:p>
          </table:table-cell>
          <table:table-cell office:value-type="float" office:value="46.685">
            <text:p>46.685</text:p>
          </table:table-cell>
          <table:table-cell office:value-type="float" office:value="46.706">
            <text:p>46.706</text:p>
          </table:table-cell>
          <table:table-cell office:value-type="float" office:value="46.726">
            <text:p>46.726</text:p>
          </table:table-cell>
          <table:table-cell office:value-type="float" office:value="46.747">
            <text:p>46.747</text:p>
          </table:table-cell>
        </table:table-row>
        <table:table-row table:style-name="ro1">
          <table:table-cell office:value-type="float" office:value="2090">
            <text:p>2090</text:p>
          </table:table-cell>
          <table:table-cell office:value-type="float" office:value="46.747">
            <text:p>46.747</text:p>
          </table:table-cell>
          <table:table-cell office:value-type="float" office:value="46.768">
            <text:p>46.768</text:p>
          </table:table-cell>
          <table:table-cell office:value-type="float" office:value="46.789">
            <text:p>46.789</text:p>
          </table:table-cell>
          <table:table-cell office:value-type="float" office:value="46.809">
            <text:p>46.809</text:p>
          </table:table-cell>
          <table:table-cell office:value-type="float" office:value="46.83">
            <text:p>46.83</text:p>
          </table:table-cell>
          <table:table-cell office:value-type="float" office:value="46.851">
            <text:p>46.851</text:p>
          </table:table-cell>
          <table:table-cell office:value-type="float" office:value="46.871">
            <text:p>46.871</text:p>
          </table:table-cell>
          <table:table-cell office:value-type="float" office:value="46.892">
            <text:p>46.892</text:p>
          </table:table-cell>
          <table:table-cell office:value-type="float" office:value="46.913">
            <text:p>46.913</text:p>
          </table:table-cell>
          <table:table-cell office:value-type="float" office:value="46.933">
            <text:p>46.933</text:p>
          </table:table-cell>
          <table:table-cell office:value-type="float" office:value="46.954">
            <text:p>46.954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46.954">
            <text:p>46.954</text:p>
          </table:table-cell>
          <table:table-cell office:value-type="float" office:value="46.975">
            <text:p>46.975</text:p>
          </table:table-cell>
          <table:table-cell office:value-type="float" office:value="46.995">
            <text:p>46.995</text:p>
          </table:table-cell>
          <table:table-cell office:value-type="float" office:value="47.016">
            <text:p>47.016</text:p>
          </table:table-cell>
          <table:table-cell office:value-type="float" office:value="47.037">
            <text:p>47.037</text:p>
          </table:table-cell>
          <table:table-cell office:value-type="float" office:value="47.057">
            <text:p>47.057</text:p>
          </table:table-cell>
          <table:table-cell office:value-type="float" office:value="47.078">
            <text:p>47.078</text:p>
          </table:table-cell>
          <table:table-cell office:value-type="float" office:value="47.099">
            <text:p>47.099</text:p>
          </table:table-cell>
          <table:table-cell office:value-type="float" office:value="47.119">
            <text:p>47.119</text:p>
          </table:table-cell>
          <table:table-cell office:value-type="float" office:value="47.14">
            <text:p>47.14</text:p>
          </table:table-cell>
          <table:table-cell office:value-type="float" office:value="47.161">
            <text:p>47.161</text:p>
          </table:table-cell>
        </table:table-row>
        <table:table-row table:style-name="ro1">
          <table:table-cell office:value-type="float" office:value="2110">
            <text:p>2110</text:p>
          </table:table-cell>
          <table:table-cell office:value-type="float" office:value="47.161">
            <text:p>47.161</text:p>
          </table:table-cell>
          <table:table-cell office:value-type="float" office:value="47.181">
            <text:p>47.181</text:p>
          </table:table-cell>
          <table:table-cell office:value-type="float" office:value="47.202">
            <text:p>47.202</text:p>
          </table:table-cell>
          <table:table-cell office:value-type="float" office:value="47.223">
            <text:p>47.223</text:p>
          </table:table-cell>
          <table:table-cell office:value-type="float" office:value="47.243">
            <text:p>47.243</text:p>
          </table:table-cell>
          <table:table-cell office:value-type="float" office:value="47.264">
            <text:p>47.264</text:p>
          </table:table-cell>
          <table:table-cell office:value-type="float" office:value="47.284">
            <text:p>47.284</text:p>
          </table:table-cell>
          <table:table-cell office:value-type="float" office:value="47.305">
            <text:p>47.305</text:p>
          </table:table-cell>
          <table:table-cell office:value-type="float" office:value="47.326">
            <text:p>47.326</text:p>
          </table:table-cell>
          <table:table-cell office:value-type="float" office:value="47.346">
            <text:p>47.346</text:p>
          </table:table-cell>
          <table:table-cell office:value-type="float" office:value="47.367">
            <text:p>47.367</text:p>
          </table:table-cell>
        </table:table-row>
        <table:table-row table:style-name="ro1">
          <table:table-cell office:value-type="float" office:value="2120">
            <text:p>2120</text:p>
          </table:table-cell>
          <table:table-cell office:value-type="float" office:value="47.367">
            <text:p>47.367</text:p>
          </table:table-cell>
          <table:table-cell office:value-type="float" office:value="47.387">
            <text:p>47.387</text:p>
          </table:table-cell>
          <table:table-cell office:value-type="float" office:value="47.408">
            <text:p>47.408</text:p>
          </table:table-cell>
          <table:table-cell office:value-type="float" office:value="47.429">
            <text:p>47.429</text:p>
          </table:table-cell>
          <table:table-cell office:value-type="float" office:value="47.449">
            <text:p>47.449</text:p>
          </table:table-cell>
          <table:table-cell office:value-type="float" office:value="47.47">
            <text:p>47.47</text:p>
          </table:table-cell>
          <table:table-cell office:value-type="float" office:value="47.49">
            <text:p>47.49</text:p>
          </table:table-cell>
          <table:table-cell office:value-type="float" office:value="47.511">
            <text:p>47.511</text:p>
          </table:table-cell>
          <table:table-cell office:value-type="float" office:value="47.531">
            <text:p>47.531</text:p>
          </table:table-cell>
          <table:table-cell office:value-type="float" office:value="47.552">
            <text:p>47.552</text:p>
          </table:table-cell>
          <table:table-cell office:value-type="float" office:value="47.573">
            <text:p>47.573</text:p>
          </table:table-cell>
        </table:table-row>
        <table:table-row table:style-name="ro1">
          <table:table-cell office:value-type="float" office:value="2130">
            <text:p>2130</text:p>
          </table:table-cell>
          <table:table-cell office:value-type="float" office:value="47.573">
            <text:p>47.573</text:p>
          </table:table-cell>
          <table:table-cell office:value-type="float" office:value="47.593">
            <text:p>47.593</text:p>
          </table:table-cell>
          <table:table-cell office:value-type="float" office:value="47.614">
            <text:p>47.614</text:p>
          </table:table-cell>
          <table:table-cell office:value-type="float" office:value="47.634">
            <text:p>47.634</text:p>
          </table:table-cell>
          <table:table-cell office:value-type="float" office:value="47.655">
            <text:p>47.655</text:p>
          </table:table-cell>
          <table:table-cell office:value-type="float" office:value="47.675">
            <text:p>47.675</text:p>
          </table:table-cell>
          <table:table-cell office:value-type="float" office:value="47.696">
            <text:p>47.696</text:p>
          </table:table-cell>
          <table:table-cell office:value-type="float" office:value="47.716">
            <text:p>47.716</text:p>
          </table:table-cell>
          <table:table-cell office:value-type="float" office:value="47.737">
            <text:p>47.737</text:p>
          </table:table-cell>
          <table:table-cell office:value-type="float" office:value="47.757">
            <text:p>47.757</text:p>
          </table:table-cell>
          <table:table-cell office:value-type="float" office:value="47.778">
            <text:p>47.778</text:p>
          </table:table-cell>
        </table:table-row>
        <table:table-row table:style-name="ro1">
          <table:table-cell office:value-type="float" office:value="2140">
            <text:p>2140</text:p>
          </table:table-cell>
          <table:table-cell office:value-type="float" office:value="47.778">
            <text:p>47.778</text:p>
          </table:table-cell>
          <table:table-cell office:value-type="float" office:value="47.798">
            <text:p>47.798</text:p>
          </table:table-cell>
          <table:table-cell office:value-type="float" office:value="47.819">
            <text:p>47.819</text:p>
          </table:table-cell>
          <table:table-cell office:value-type="float" office:value="47.839">
            <text:p>47.839</text:p>
          </table:table-cell>
          <table:table-cell office:value-type="float" office:value="47.86">
            <text:p>47.86</text:p>
          </table:table-cell>
          <table:table-cell office:value-type="float" office:value="47.88">
            <text:p>47.88</text:p>
          </table:table-cell>
          <table:table-cell office:value-type="float" office:value="47.901">
            <text:p>47.901</text:p>
          </table:table-cell>
          <table:table-cell office:value-type="float" office:value="47.921">
            <text:p>47.921</text:p>
          </table:table-cell>
          <table:table-cell office:value-type="float" office:value="47.942">
            <text:p>47.942</text:p>
          </table:table-cell>
          <table:table-cell office:value-type="float" office:value="47.962">
            <text:p>47.962</text:p>
          </table:table-cell>
          <table:table-cell office:value-type="float" office:value="47.983">
            <text:p>47.983</text:p>
          </table:table-cell>
        </table:table-row>
        <table:table-row table:style-name="ro1">
          <table:table-cell office:value-type="float" office:value="2150">
            <text:p>2150</text:p>
          </table:table-cell>
          <table:table-cell office:value-type="float" office:value="47.983">
            <text:p>47.983</text:p>
          </table:table-cell>
          <table:table-cell office:value-type="float" office:value="48.003">
            <text:p>48.003</text:p>
          </table:table-cell>
          <table:table-cell office:value-type="float" office:value="48.024">
            <text:p>48.024</text:p>
          </table:table-cell>
          <table:table-cell office:value-type="float" office:value="48.044">
            <text:p>48.044</text:p>
          </table:table-cell>
          <table:table-cell office:value-type="float" office:value="48.065">
            <text:p>48.065</text:p>
          </table:table-cell>
          <table:table-cell office:value-type="float" office:value="48.085">
            <text:p>48.085</text:p>
          </table:table-cell>
          <table:table-cell office:value-type="float" office:value="48.105">
            <text:p>48.105</text:p>
          </table:table-cell>
          <table:table-cell office:value-type="float" office:value="48.126">
            <text:p>48.126</text:p>
          </table:table-cell>
          <table:table-cell office:value-type="float" office:value="48.146">
            <text:p>48.146</text:p>
          </table:table-cell>
          <table:table-cell office:value-type="float" office:value="48.167">
            <text:p>48.167</text:p>
          </table:table-cell>
          <table:table-cell office:value-type="float" office:value="48.187">
            <text:p>48.187</text:p>
          </table:table-cell>
        </table:table-row>
        <table:table-row table:style-name="ro1">
          <table:table-cell office:value-type="float" office:value="2160">
            <text:p>2160</text:p>
          </table:table-cell>
          <table:table-cell office:value-type="float" office:value="48.187">
            <text:p>48.187</text:p>
          </table:table-cell>
          <table:table-cell office:value-type="float" office:value="48.208">
            <text:p>48.208</text:p>
          </table:table-cell>
          <table:table-cell office:value-type="float" office:value="48.228">
            <text:p>48.228</text:p>
          </table:table-cell>
          <table:table-cell office:value-type="float" office:value="48.248">
            <text:p>48.248</text:p>
          </table:table-cell>
          <table:table-cell office:value-type="float" office:value="48.269">
            <text:p>48.269</text:p>
          </table:table-cell>
          <table:table-cell office:value-type="float" office:value="48.289">
            <text:p>48.289</text:p>
          </table:table-cell>
          <table:table-cell office:value-type="float" office:value="48.31">
            <text:p>48.31</text:p>
          </table:table-cell>
          <table:table-cell office:value-type="float" office:value="48.33">
            <text:p>48.33</text:p>
          </table:table-cell>
          <table:table-cell office:value-type="float" office:value="48.35">
            <text:p>48.35</text:p>
          </table:table-cell>
          <table:table-cell office:value-type="float" office:value="48.371">
            <text:p>48.371</text:p>
          </table:table-cell>
          <table:table-cell office:value-type="float" office:value="48.391">
            <text:p>48.391</text:p>
          </table:table-cell>
        </table:table-row>
        <table:table-row table:style-name="ro1">
          <table:table-cell office:value-type="float" office:value="2170">
            <text:p>2170</text:p>
          </table:table-cell>
          <table:table-cell office:value-type="float" office:value="48.391">
            <text:p>48.391</text:p>
          </table:table-cell>
          <table:table-cell office:value-type="float" office:value="48.411">
            <text:p>48.411</text:p>
          </table:table-cell>
          <table:table-cell office:value-type="float" office:value="48.432">
            <text:p>48.432</text:p>
          </table:table-cell>
          <table:table-cell office:value-type="float" office:value="48.452">
            <text:p>48.452</text:p>
          </table:table-cell>
          <table:table-cell office:value-type="float" office:value="48.473">
            <text:p>48.473</text:p>
          </table:table-cell>
          <table:table-cell office:value-type="float" office:value="48.493">
            <text:p>48.493</text:p>
          </table:table-cell>
          <table:table-cell office:value-type="float" office:value="48.513">
            <text:p>48.513</text:p>
          </table:table-cell>
          <table:table-cell office:value-type="float" office:value="48.534">
            <text:p>48.534</text:p>
          </table:table-cell>
          <table:table-cell office:value-type="float" office:value="48.554">
            <text:p>48.554</text:p>
          </table:table-cell>
          <table:table-cell office:value-type="float" office:value="48.574">
            <text:p>48.574</text:p>
          </table:table-cell>
          <table:table-cell office:value-type="float" office:value="48.595">
            <text:p>48.595</text:p>
          </table:table-cell>
        </table:table-row>
        <table:table-row table:style-name="ro1">
          <table:table-cell office:value-type="float" office:value="2180">
            <text:p>2180</text:p>
          </table:table-cell>
          <table:table-cell office:value-type="float" office:value="48.595">
            <text:p>48.595</text:p>
          </table:table-cell>
          <table:table-cell office:value-type="float" office:value="48.615">
            <text:p>48.615</text:p>
          </table:table-cell>
          <table:table-cell office:value-type="float" office:value="48.635">
            <text:p>48.635</text:p>
          </table:table-cell>
          <table:table-cell office:value-type="float" office:value="48.656">
            <text:p>48.656</text:p>
          </table:table-cell>
          <table:table-cell office:value-type="float" office:value="48.676">
            <text:p>48.676</text:p>
          </table:table-cell>
          <table:table-cell office:value-type="float" office:value="48.696">
            <text:p>48.696</text:p>
          </table:table-cell>
          <table:table-cell office:value-type="float" office:value="48.717">
            <text:p>48.717</text:p>
          </table:table-cell>
          <table:table-cell office:value-type="float" office:value="48.737">
            <text:p>48.737</text:p>
          </table:table-cell>
          <table:table-cell office:value-type="float" office:value="48.757">
            <text:p>48.757</text:p>
          </table:table-cell>
          <table:table-cell office:value-type="float" office:value="48.777">
            <text:p>48.777</text:p>
          </table:table-cell>
          <table:table-cell office:value-type="float" office:value="48.798">
            <text:p>48.798</text:p>
          </table:table-cell>
        </table:table-row>
        <table:table-row table:style-name="ro1">
          <table:table-cell office:value-type="float" office:value="2190">
            <text:p>2190</text:p>
          </table:table-cell>
          <table:table-cell office:value-type="float" office:value="48.798">
            <text:p>48.798</text:p>
          </table:table-cell>
          <table:table-cell office:value-type="float" office:value="48.818">
            <text:p>48.818</text:p>
          </table:table-cell>
          <table:table-cell office:value-type="float" office:value="48.838">
            <text:p>48.838</text:p>
          </table:table-cell>
          <table:table-cell office:value-type="float" office:value="48.859">
            <text:p>48.859</text:p>
          </table:table-cell>
          <table:table-cell office:value-type="float" office:value="48.879">
            <text:p>48.879</text:p>
          </table:table-cell>
          <table:table-cell office:value-type="float" office:value="48.899">
            <text:p>48.899</text:p>
          </table:table-cell>
          <table:table-cell office:value-type="float" office:value="48.919">
            <text:p>48.919</text:p>
          </table:table-cell>
          <table:table-cell office:value-type="float" office:value="48.94">
            <text:p>48.94</text:p>
          </table:table-cell>
          <table:table-cell office:value-type="float" office:value="48.96">
            <text:p>48.96</text:p>
          </table:table-cell>
          <table:table-cell office:value-type="float" office:value="48.98">
            <text:p>48.9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49">
            <text:p>49</text:p>
          </table:table-cell>
          <table:table-cell office:value-type="float" office:value="49.021">
            <text:p>49.021</text:p>
          </table:table-cell>
          <table:table-cell office:value-type="float" office:value="49.041">
            <text:p>49.041</text:p>
          </table:table-cell>
          <table:table-cell office:value-type="float" office:value="49.061">
            <text:p>49.061</text:p>
          </table:table-cell>
          <table:table-cell office:value-type="float" office:value="49.081">
            <text:p>49.081</text:p>
          </table:table-cell>
          <table:table-cell office:value-type="float" office:value="49.101">
            <text:p>49.101</text:p>
          </table:table-cell>
          <table:table-cell office:value-type="float" office:value="49.122">
            <text:p>49.122</text:p>
          </table:table-cell>
          <table:table-cell office:value-type="float" office:value="49.142">
            <text:p>49.142</text:p>
          </table:table-cell>
          <table:table-cell office:value-type="float" office:value="49.162">
            <text:p>49.162</text:p>
          </table:table-cell>
          <table:table-cell office:value-type="float" office:value="49.182">
            <text:p>49.182</text:p>
          </table:table-cell>
          <table:table-cell office:value-type="float" office:value="49.202">
            <text:p>49.202</text:p>
          </table:table-cell>
        </table:table-row>
        <table:table-row table:style-name="ro1">
          <table:table-cell office:value-type="float" office:value="2210">
            <text:p>2210</text:p>
          </table:table-cell>
          <table:table-cell office:value-type="float" office:value="49.202">
            <text:p>49.202</text:p>
          </table:table-cell>
          <table:table-cell office:value-type="float" office:value="49.223">
            <text:p>49.223</text:p>
          </table:table-cell>
          <table:table-cell office:value-type="float" office:value="49.243">
            <text:p>49.243</text:p>
          </table:table-cell>
          <table:table-cell office:value-type="float" office:value="49.263">
            <text:p>49.263</text:p>
          </table:table-cell>
          <table:table-cell office:value-type="float" office:value="49.283">
            <text:p>49.283</text:p>
          </table:table-cell>
          <table:table-cell office:value-type="float" office:value="49.303">
            <text:p>49.303</text:p>
          </table:table-cell>
          <table:table-cell office:value-type="float" office:value="49.323">
            <text:p>49.323</text:p>
          </table:table-cell>
          <table:table-cell office:value-type="float" office:value="49.344">
            <text:p>49.344</text:p>
          </table:table-cell>
          <table:table-cell office:value-type="float" office:value="49.364">
            <text:p>49.364</text:p>
          </table:table-cell>
          <table:table-cell office:value-type="float" office:value="49.384">
            <text:p>49.384</text:p>
          </table:table-cell>
          <table:table-cell office:value-type="float" office:value="49.404">
            <text:p>49.404</text:p>
          </table:table-cell>
        </table:table-row>
        <table:table-row table:style-name="ro1">
          <table:table-cell office:value-type="float" office:value="2220">
            <text:p>2220</text:p>
          </table:table-cell>
          <table:table-cell office:value-type="float" office:value="49.404">
            <text:p>49.404</text:p>
          </table:table-cell>
          <table:table-cell office:value-type="float" office:value="49.424">
            <text:p>49.424</text:p>
          </table:table-cell>
          <table:table-cell office:value-type="float" office:value="49.444">
            <text:p>49.444</text:p>
          </table:table-cell>
          <table:table-cell office:value-type="float" office:value="49.465">
            <text:p>49.465</text:p>
          </table:table-cell>
          <table:table-cell office:value-type="float" office:value="49.485">
            <text:p>49.485</text:p>
          </table:table-cell>
          <table:table-cell office:value-type="float" office:value="49.505">
            <text:p>49.505</text:p>
          </table:table-cell>
          <table:table-cell office:value-type="float" office:value="49.525">
            <text:p>49.525</text:p>
          </table:table-cell>
          <table:table-cell office:value-type="float" office:value="49.545">
            <text:p>49.545</text:p>
          </table:table-cell>
          <table:table-cell office:value-type="float" office:value="49.565">
            <text:p>49.565</text:p>
          </table:table-cell>
          <table:table-cell office:value-type="float" office:value="49.585">
            <text:p>49.585</text:p>
          </table:table-cell>
          <table:table-cell office:value-type="float" office:value="49.605">
            <text:p>49.605</text:p>
          </table:table-cell>
        </table:table-row>
        <table:table-row table:style-name="ro1">
          <table:table-cell office:value-type="float" office:value="2230">
            <text:p>2230</text:p>
          </table:table-cell>
          <table:table-cell office:value-type="float" office:value="49.605">
            <text:p>49.605</text:p>
          </table:table-cell>
          <table:table-cell office:value-type="float" office:value="49.625">
            <text:p>49.625</text:p>
          </table:table-cell>
          <table:table-cell office:value-type="float" office:value="49.645">
            <text:p>49.645</text:p>
          </table:table-cell>
          <table:table-cell office:value-type="float" office:value="49.666">
            <text:p>49.666</text:p>
          </table:table-cell>
          <table:table-cell office:value-type="float" office:value="49.686">
            <text:p>49.686</text:p>
          </table:table-cell>
          <table:table-cell office:value-type="float" office:value="49.706">
            <text:p>49.706</text:p>
          </table:table-cell>
          <table:table-cell office:value-type="float" office:value="49.726">
            <text:p>49.726</text:p>
          </table:table-cell>
          <table:table-cell office:value-type="float" office:value="49.746">
            <text:p>49.746</text:p>
          </table:table-cell>
          <table:table-cell office:value-type="float" office:value="49.766">
            <text:p>49.766</text:p>
          </table:table-cell>
          <table:table-cell office:value-type="float" office:value="49.786">
            <text:p>49.786</text:p>
          </table:table-cell>
          <table:table-cell office:value-type="float" office:value="49.806">
            <text:p>49.806</text:p>
          </table:table-cell>
        </table:table-row>
        <table:table-row table:style-name="ro1">
          <table:table-cell office:value-type="float" office:value="2240">
            <text:p>2240</text:p>
          </table:table-cell>
          <table:table-cell office:value-type="float" office:value="49.806">
            <text:p>49.806</text:p>
          </table:table-cell>
          <table:table-cell office:value-type="float" office:value="49.826">
            <text:p>49.826</text:p>
          </table:table-cell>
          <table:table-cell office:value-type="float" office:value="49.846">
            <text:p>49.846</text:p>
          </table:table-cell>
          <table:table-cell office:value-type="float" office:value="49.866">
            <text:p>49.866</text:p>
          </table:table-cell>
          <table:table-cell office:value-type="float" office:value="49.886">
            <text:p>49.886</text:p>
          </table:table-cell>
          <table:table-cell office:value-type="float" office:value="49.906">
            <text:p>49.906</text:p>
          </table:table-cell>
          <table:table-cell office:value-type="float" office:value="49.926">
            <text:p>49.926</text:p>
          </table:table-cell>
          <table:table-cell office:value-type="float" office:value="49.946">
            <text:p>49.946</text:p>
          </table:table-cell>
          <table:table-cell office:value-type="float" office:value="49.966">
            <text:p>49.966</text:p>
          </table:table-cell>
          <table:table-cell office:value-type="float" office:value="49.986">
            <text:p>49.986</text:p>
          </table:table-cell>
          <table:table-cell office:value-type="float" office:value="50.006">
            <text:p>50.006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50.006">
            <text:p>50.006</text:p>
          </table:table-cell>
          <table:table-cell office:value-type="float" office:value="50.026">
            <text:p>50.026</text:p>
          </table:table-cell>
          <table:table-cell office:value-type="float" office:value="50.046">
            <text:p>50.046</text:p>
          </table:table-cell>
          <table:table-cell office:value-type="float" office:value="50.066">
            <text:p>50.066</text:p>
          </table:table-cell>
          <table:table-cell office:value-type="float" office:value="50.086">
            <text:p>50.086</text:p>
          </table:table-cell>
          <table:table-cell office:value-type="float" office:value="50.106">
            <text:p>50.106</text:p>
          </table:table-cell>
          <table:table-cell office:value-type="float" office:value="50.126">
            <text:p>50.126</text:p>
          </table:table-cell>
          <table:table-cell office:value-type="float" office:value="50.146">
            <text:p>50.146</text:p>
          </table:table-cell>
          <table:table-cell office:value-type="float" office:value="50.166">
            <text:p>50.166</text:p>
          </table:table-cell>
          <table:table-cell office:value-type="float" office:value="50.186">
            <text:p>50.186</text:p>
          </table:table-cell>
          <table:table-cell office:value-type="float" office:value="50.206">
            <text:p>50.206</text:p>
          </table:table-cell>
        </table:table-row>
        <table:table-row table:style-name="ro1">
          <table:table-cell office:value-type="float" office:value="2260">
            <text:p>2260</text:p>
          </table:table-cell>
          <table:table-cell office:value-type="float" office:value="50.206">
            <text:p>50.206</text:p>
          </table:table-cell>
          <table:table-cell office:value-type="float" office:value="50.226">
            <text:p>50.226</text:p>
          </table:table-cell>
          <table:table-cell office:value-type="float" office:value="50.246">
            <text:p>50.246</text:p>
          </table:table-cell>
          <table:table-cell office:value-type="float" office:value="50.266">
            <text:p>50.266</text:p>
          </table:table-cell>
          <table:table-cell office:value-type="float" office:value="50.286">
            <text:p>50.286</text:p>
          </table:table-cell>
          <table:table-cell office:value-type="float" office:value="50.306">
            <text:p>50.306</text:p>
          </table:table-cell>
          <table:table-cell office:value-type="float" office:value="50.326">
            <text:p>50.326</text:p>
          </table:table-cell>
          <table:table-cell office:value-type="float" office:value="50.346">
            <text:p>50.346</text:p>
          </table:table-cell>
          <table:table-cell office:value-type="float" office:value="50.366">
            <text:p>50.366</text:p>
          </table:table-cell>
          <table:table-cell office:value-type="float" office:value="50.385">
            <text:p>50.385</text:p>
          </table:table-cell>
          <table:table-cell office:value-type="float" office:value="50.405">
            <text:p>50.405</text:p>
          </table:table-cell>
        </table:table-row>
        <table:table-row table:style-name="ro1">
          <table:table-cell office:value-type="float" office:value="2270">
            <text:p>2270</text:p>
          </table:table-cell>
          <table:table-cell office:value-type="float" office:value="50.405">
            <text:p>50.405</text:p>
          </table:table-cell>
          <table:table-cell office:value-type="float" office:value="50.425">
            <text:p>50.425</text:p>
          </table:table-cell>
          <table:table-cell office:value-type="float" office:value="50.445">
            <text:p>50.445</text:p>
          </table:table-cell>
          <table:table-cell office:value-type="float" office:value="50.465">
            <text:p>50.465</text:p>
          </table:table-cell>
          <table:table-cell office:value-type="float" office:value="50.485">
            <text:p>50.485</text:p>
          </table:table-cell>
          <table:table-cell office:value-type="float" office:value="50.505">
            <text:p>50.505</text:p>
          </table:table-cell>
          <table:table-cell office:value-type="float" office:value="50.525">
            <text:p>50.525</text:p>
          </table:table-cell>
          <table:table-cell office:value-type="float" office:value="50.545">
            <text:p>50.545</text:p>
          </table:table-cell>
          <table:table-cell office:value-type="float" office:value="50.564">
            <text:p>50.564</text:p>
          </table:table-cell>
          <table:table-cell office:value-type="float" office:value="50.584">
            <text:p>50.584</text:p>
          </table:table-cell>
          <table:table-cell office:value-type="float" office:value="50.604">
            <text:p>50.604</text:p>
          </table:table-cell>
        </table:table-row>
        <table:table-row table:style-name="ro1">
          <table:table-cell office:value-type="float" office:value="2280">
            <text:p>2280</text:p>
          </table:table-cell>
          <table:table-cell office:value-type="float" office:value="50.604">
            <text:p>50.604</text:p>
          </table:table-cell>
          <table:table-cell office:value-type="float" office:value="50.624">
            <text:p>50.624</text:p>
          </table:table-cell>
          <table:table-cell office:value-type="float" office:value="50.644">
            <text:p>50.644</text:p>
          </table:table-cell>
          <table:table-cell office:value-type="float" office:value="50.664">
            <text:p>50.664</text:p>
          </table:table-cell>
          <table:table-cell office:value-type="float" office:value="50.684">
            <text:p>50.684</text:p>
          </table:table-cell>
          <table:table-cell office:value-type="float" office:value="50.703">
            <text:p>50.703</text:p>
          </table:table-cell>
          <table:table-cell office:value-type="float" office:value="50.723">
            <text:p>50.723</text:p>
          </table:table-cell>
          <table:table-cell office:value-type="float" office:value="50.743">
            <text:p>50.743</text:p>
          </table:table-cell>
          <table:table-cell office:value-type="float" office:value="50.763">
            <text:p>50.763</text:p>
          </table:table-cell>
          <table:table-cell office:value-type="float" office:value="50.783">
            <text:p>50.783</text:p>
          </table:table-cell>
          <table:table-cell office:value-type="float" office:value="50.802">
            <text:p>50.802</text:p>
          </table:table-cell>
        </table:table-row>
        <table:table-row table:style-name="ro1">
          <table:table-cell office:value-type="float" office:value="2290">
            <text:p>2290</text:p>
          </table:table-cell>
          <table:table-cell office:value-type="float" office:value="50.802">
            <text:p>50.802</text:p>
          </table:table-cell>
          <table:table-cell office:value-type="float" office:value="50.822">
            <text:p>50.822</text:p>
          </table:table-cell>
          <table:table-cell office:value-type="float" office:value="50.842">
            <text:p>50.842</text:p>
          </table:table-cell>
          <table:table-cell office:value-type="float" office:value="50.862">
            <text:p>50.862</text:p>
          </table:table-cell>
          <table:table-cell office:value-type="float" office:value="50.882">
            <text:p>50.882</text:p>
          </table:table-cell>
          <table:table-cell office:value-type="float" office:value="50.901">
            <text:p>50.901</text:p>
          </table:table-cell>
          <table:table-cell office:value-type="float" office:value="50.921">
            <text:p>50.921</text:p>
          </table:table-cell>
          <table:table-cell office:value-type="float" office:value="50.941">
            <text:p>50.941</text:p>
          </table:table-cell>
          <table:table-cell office:value-type="float" office:value="50.961">
            <text:p>50.961</text:p>
          </table:table-cell>
          <table:table-cell office:value-type="float" office:value="50.981">
            <text:p>50.98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51">
            <text:p>51</text:p>
          </table:table-cell>
          <table:table-cell office:value-type="float" office:value="51.02">
            <text:p>51.02</text:p>
          </table:table-cell>
          <table:table-cell office:value-type="float" office:value="51.04">
            <text:p>51.04</text:p>
          </table:table-cell>
          <table:table-cell office:value-type="float" office:value="51.06">
            <text:p>51.06</text:p>
          </table:table-cell>
          <table:table-cell office:value-type="float" office:value="51.079">
            <text:p>51.079</text:p>
          </table:table-cell>
          <table:table-cell office:value-type="float" office:value="51.099">
            <text:p>51.099</text:p>
          </table:table-cell>
          <table:table-cell office:value-type="float" office:value="51.119">
            <text:p>51.119</text:p>
          </table:table-cell>
          <table:table-cell office:value-type="float" office:value="51.139">
            <text:p>51.139</text:p>
          </table:table-cell>
          <table:table-cell office:value-type="float" office:value="51.158">
            <text:p>51.158</text:p>
          </table:table-cell>
          <table:table-cell office:value-type="float" office:value="51.178">
            <text:p>51.178</text:p>
          </table:table-cell>
          <table:table-cell office:value-type="float" office:value="51.198">
            <text:p>51.198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51.198">
            <text:p>51.198</text:p>
          </table:table-cell>
          <table:table-cell office:value-type="float" office:value="51.217">
            <text:p>51.217</text:p>
          </table:table-cell>
          <table:table-cell office:value-type="float" office:value="51.237">
            <text:p>51.237</text:p>
          </table:table-cell>
          <table:table-cell office:value-type="float" office:value="51.257">
            <text:p>51.257</text:p>
          </table:table-cell>
          <table:table-cell office:value-type="float" office:value="51.276">
            <text:p>51.276</text:p>
          </table:table-cell>
          <table:table-cell office:value-type="float" office:value="51.296">
            <text:p>51.296</text:p>
          </table:table-cell>
          <table:table-cell office:value-type="float" office:value="51.316">
            <text:p>51.316</text:p>
          </table:table-cell>
          <table:table-cell office:value-type="float" office:value="51.336">
            <text:p>51.336</text:p>
          </table:table-cell>
          <table:table-cell office:value-type="float" office:value="51.355">
            <text:p>51.355</text:p>
          </table:table-cell>
          <table:table-cell office:value-type="float" office:value="51.375">
            <text:p>51.375</text:p>
          </table:table-cell>
          <table:table-cell office:value-type="float" office:value="51.395">
            <text:p>51.395</text:p>
          </table:table-cell>
        </table:table-row>
        <table:table-row table:style-name="ro1">
          <table:table-cell office:value-type="float" office:value="2320">
            <text:p>2320</text:p>
          </table:table-cell>
          <table:table-cell office:value-type="float" office:value="51.395">
            <text:p>51.395</text:p>
          </table:table-cell>
          <table:table-cell office:value-type="float" office:value="51.414">
            <text:p>51.414</text:p>
          </table:table-cell>
          <table:table-cell office:value-type="float" office:value="51.434">
            <text:p>51.434</text:p>
          </table:table-cell>
          <table:table-cell office:value-type="float" office:value="51.453">
            <text:p>51.453</text:p>
          </table:table-cell>
          <table:table-cell office:value-type="float" office:value="51.473">
            <text:p>51.473</text:p>
          </table:table-cell>
          <table:table-cell office:value-type="float" office:value="51.493">
            <text:p>51.493</text:p>
          </table:table-cell>
          <table:table-cell office:value-type="float" office:value="51.512">
            <text:p>51.512</text:p>
          </table:table-cell>
          <table:table-cell office:value-type="float" office:value="51.532">
            <text:p>51.532</text:p>
          </table:table-cell>
          <table:table-cell office:value-type="float" office:value="51.552">
            <text:p>51.552</text:p>
          </table:table-cell>
          <table:table-cell office:value-type="float" office:value="51.571">
            <text:p>51.571</text:p>
          </table:table-cell>
          <table:table-cell office:value-type="float" office:value="51.591">
            <text:p>51.591</text:p>
          </table:table-cell>
        </table:table-row>
        <table:table-row table:style-name="ro1">
          <table:table-cell office:value-type="float" office:value="2330">
            <text:p>2330</text:p>
          </table:table-cell>
          <table:table-cell office:value-type="float" office:value="51.591">
            <text:p>51.591</text:p>
          </table:table-cell>
          <table:table-cell office:value-type="float" office:value="51.611">
            <text:p>51.611</text:p>
          </table:table-cell>
          <table:table-cell office:value-type="float" office:value="51.63">
            <text:p>51.63</text:p>
          </table:table-cell>
          <table:table-cell office:value-type="float" office:value="51.65">
            <text:p>51.65</text:p>
          </table:table-cell>
          <table:table-cell office:value-type="float" office:value="51.669">
            <text:p>51.669</text:p>
          </table:table-cell>
          <table:table-cell office:value-type="float" office:value="51.689">
            <text:p>51.689</text:p>
          </table:table-cell>
          <table:table-cell office:value-type="float" office:value="51.708">
            <text:p>51.708</text:p>
          </table:table-cell>
          <table:table-cell office:value-type="float" office:value="51.728">
            <text:p>51.728</text:p>
          </table:table-cell>
          <table:table-cell office:value-type="float" office:value="51.748">
            <text:p>51.748</text:p>
          </table:table-cell>
          <table:table-cell office:value-type="float" office:value="51.767">
            <text:p>51.767</text:p>
          </table:table-cell>
          <table:table-cell office:value-type="float" office:value="51.787">
            <text:p>51.787</text:p>
          </table:table-cell>
        </table:table-row>
        <table:table-row table:style-name="ro1">
          <table:table-cell office:value-type="float" office:value="2340">
            <text:p>2340</text:p>
          </table:table-cell>
          <table:table-cell office:value-type="float" office:value="51.787">
            <text:p>51.787</text:p>
          </table:table-cell>
          <table:table-cell office:value-type="float" office:value="51.806">
            <text:p>51.806</text:p>
          </table:table-cell>
          <table:table-cell office:value-type="float" office:value="51.826">
            <text:p>51.826</text:p>
          </table:table-cell>
          <table:table-cell office:value-type="float" office:value="51.845">
            <text:p>51.845</text:p>
          </table:table-cell>
          <table:table-cell office:value-type="float" office:value="51.865">
            <text:p>51.865</text:p>
          </table:table-cell>
          <table:table-cell office:value-type="float" office:value="51.885">
            <text:p>51.885</text:p>
          </table:table-cell>
          <table:table-cell office:value-type="float" office:value="51.904">
            <text:p>51.904</text:p>
          </table:table-cell>
          <table:table-cell office:value-type="float" office:value="51.924">
            <text:p>51.924</text:p>
          </table:table-cell>
          <table:table-cell office:value-type="float" office:value="51.943">
            <text:p>51.943</text:p>
          </table:table-cell>
          <table:table-cell office:value-type="float" office:value="51.963">
            <text:p>51.963</text:p>
          </table:table-cell>
          <table:table-cell office:value-type="float" office:value="51.982">
            <text:p>51.982</text:p>
          </table:table-cell>
        </table:table-row>
        <table:table-row table:style-name="ro1">
          <table:table-cell office:value-type="float" office:value="2350">
            <text:p>2350</text:p>
          </table:table-cell>
          <table:table-cell office:value-type="float" office:value="51.982">
            <text:p>51.982</text:p>
          </table:table-cell>
          <table:table-cell office:value-type="float" office:value="52.002">
            <text:p>52.002</text:p>
          </table:table-cell>
          <table:table-cell office:value-type="float" office:value="52.021">
            <text:p>52.021</text:p>
          </table:table-cell>
          <table:table-cell office:value-type="float" office:value="52.041">
            <text:p>52.041</text:p>
          </table:table-cell>
          <table:table-cell office:value-type="float" office:value="52.06">
            <text:p>52.06</text:p>
          </table:table-cell>
          <table:table-cell office:value-type="float" office:value="52.08">
            <text:p>52.08</text:p>
          </table:table-cell>
          <table:table-cell office:value-type="float" office:value="52.099">
            <text:p>52.099</text:p>
          </table:table-cell>
          <table:table-cell office:value-type="float" office:value="52.119">
            <text:p>52.119</text:p>
          </table:table-cell>
          <table:table-cell office:value-type="float" office:value="52.138">
            <text:p>52.138</text:p>
          </table:table-cell>
          <table:table-cell office:value-type="float" office:value="52.158">
            <text:p>52.158</text:p>
          </table:table-cell>
          <table:table-cell office:value-type="float" office:value="52.177">
            <text:p>52.177</text:p>
          </table:table-cell>
        </table:table-row>
        <table:table-row table:style-name="ro1">
          <table:table-cell office:value-type="float" office:value="2360">
            <text:p>2360</text:p>
          </table:table-cell>
          <table:table-cell office:value-type="float" office:value="52.177">
            <text:p>52.177</text:p>
          </table:table-cell>
          <table:table-cell office:value-type="float" office:value="52.197">
            <text:p>52.197</text:p>
          </table:table-cell>
          <table:table-cell office:value-type="float" office:value="52.216">
            <text:p>52.216</text:p>
          </table:table-cell>
          <table:table-cell office:value-type="float" office:value="52.235">
            <text:p>52.235</text:p>
          </table:table-cell>
          <table:table-cell office:value-type="float" office:value="52.255">
            <text:p>52.255</text:p>
          </table:table-cell>
          <table:table-cell office:value-type="float" office:value="52.274">
            <text:p>52.274</text:p>
          </table:table-cell>
          <table:table-cell office:value-type="float" office:value="52.294">
            <text:p>52.294</text:p>
          </table:table-cell>
          <table:table-cell office:value-type="float" office:value="52.313">
            <text:p>52.313</text:p>
          </table:table-cell>
          <table:table-cell office:value-type="float" office:value="52.333">
            <text:p>52.333</text:p>
          </table:table-cell>
          <table:table-cell office:value-type="float" office:value="52.352">
            <text:p>52.352</text:p>
          </table:table-cell>
          <table:table-cell office:value-type="float" office:value="52.371">
            <text:p>52.371</text:p>
          </table:table-cell>
        </table:table-row>
        <table:table-row table:style-name="ro1">
          <table:table-cell office:value-type="float" office:value="2370">
            <text:p>2370</text:p>
          </table:table-cell>
          <table:table-cell office:value-type="float" office:value="52.371">
            <text:p>52.371</text:p>
          </table:table-cell>
          <table:table-cell office:value-type="float" office:value="52.391">
            <text:p>52.391</text:p>
          </table:table-cell>
          <table:table-cell office:value-type="float" office:value="52.41">
            <text:p>52.41</text:p>
          </table:table-cell>
          <table:table-cell office:value-type="float" office:value="52.43">
            <text:p>52.43</text:p>
          </table:table-cell>
          <table:table-cell office:value-type="float" office:value="52.449">
            <text:p>52.449</text:p>
          </table:table-cell>
          <table:table-cell office:value-type="float" office:value="52.468">
            <text:p>52.468</text:p>
          </table:table-cell>
          <table:table-cell office:value-type="float" office:value="52.488">
            <text:p>52.488</text:p>
          </table:table-cell>
          <table:table-cell office:value-type="float" office:value="52.507">
            <text:p>52.507</text:p>
          </table:table-cell>
          <table:table-cell office:value-type="float" office:value="52.527">
            <text:p>52.527</text:p>
          </table:table-cell>
          <table:table-cell office:value-type="float" office:value="52.546">
            <text:p>52.546</text:p>
          </table:table-cell>
          <table:table-cell office:value-type="float" office:value="52.565">
            <text:p>52.565</text:p>
          </table:table-cell>
        </table:table-row>
        <table:table-row table:style-name="ro1">
          <table:table-cell office:value-type="float" office:value="2380">
            <text:p>2380</text:p>
          </table:table-cell>
          <table:table-cell office:value-type="float" office:value="52.565">
            <text:p>52.565</text:p>
          </table:table-cell>
          <table:table-cell office:value-type="float" office:value="52.585">
            <text:p>52.585</text:p>
          </table:table-cell>
          <table:table-cell office:value-type="float" office:value="52.604">
            <text:p>52.604</text:p>
          </table:table-cell>
          <table:table-cell office:value-type="float" office:value="52.623">
            <text:p>52.623</text:p>
          </table:table-cell>
          <table:table-cell office:value-type="float" office:value="52.643">
            <text:p>52.643</text:p>
          </table:table-cell>
          <table:table-cell office:value-type="float" office:value="52.662">
            <text:p>52.662</text:p>
          </table:table-cell>
          <table:table-cell office:value-type="float" office:value="52.681">
            <text:p>52.681</text:p>
          </table:table-cell>
          <table:table-cell office:value-type="float" office:value="52.701">
            <text:p>52.701</text:p>
          </table:table-cell>
          <table:table-cell office:value-type="float" office:value="52.72">
            <text:p>52.72</text:p>
          </table:table-cell>
          <table:table-cell office:value-type="float" office:value="52.739">
            <text:p>52.739</text:p>
          </table:table-cell>
          <table:table-cell office:value-type="float" office:value="52.759">
            <text:p>52.759</text:p>
          </table:table-cell>
        </table:table-row>
        <table:table-row table:style-name="ro1">
          <table:table-cell office:value-type="float" office:value="2390">
            <text:p>2390</text:p>
          </table:table-cell>
          <table:table-cell office:value-type="float" office:value="52.759">
            <text:p>52.759</text:p>
          </table:table-cell>
          <table:table-cell office:value-type="float" office:value="52.778">
            <text:p>52.778</text:p>
          </table:table-cell>
          <table:table-cell office:value-type="float" office:value="52.797">
            <text:p>52.797</text:p>
          </table:table-cell>
          <table:table-cell office:value-type="float" office:value="52.817">
            <text:p>52.817</text:p>
          </table:table-cell>
          <table:table-cell office:value-type="float" office:value="52.836">
            <text:p>52.836</text:p>
          </table:table-cell>
          <table:table-cell office:value-type="float" office:value="52.855">
            <text:p>52.855</text:p>
          </table:table-cell>
          <table:table-cell office:value-type="float" office:value="52.875">
            <text:p>52.875</text:p>
          </table:table-cell>
          <table:table-cell office:value-type="float" office:value="52.894">
            <text:p>52.894</text:p>
          </table:table-cell>
          <table:table-cell office:value-type="float" office:value="52.913">
            <text:p>52.913</text:p>
          </table:table-cell>
          <table:table-cell office:value-type="float" office:value="52.932">
            <text:p>52.932</text:p>
          </table:table-cell>
          <table:table-cell office:value-type="float" office:value="52.952">
            <text:p>52.952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52.952">
            <text:p>52.952</text:p>
          </table:table-cell>
          <table:table-cell office:value-type="float" office:value="52.971">
            <text:p>52.971</text:p>
          </table:table-cell>
          <table:table-cell office:value-type="float" office:value="52.99">
            <text:p>52.99</text:p>
          </table:table-cell>
          <table:table-cell office:value-type="float" office:value="53.01">
            <text:p>53.01</text:p>
          </table:table-cell>
          <table:table-cell office:value-type="float" office:value="53.029">
            <text:p>53.029</text:p>
          </table:table-cell>
          <table:table-cell office:value-type="float" office:value="53.048">
            <text:p>53.048</text:p>
          </table:table-cell>
          <table:table-cell office:value-type="float" office:value="53.067">
            <text:p>53.067</text:p>
          </table:table-cell>
          <table:table-cell office:value-type="float" office:value="53.087">
            <text:p>53.087</text:p>
          </table:table-cell>
          <table:table-cell office:value-type="float" office:value="53.106">
            <text:p>53.106</text:p>
          </table:table-cell>
          <table:table-cell office:value-type="float" office:value="53.125">
            <text:p>53.125</text:p>
          </table:table-cell>
          <table:table-cell office:value-type="float" office:value="53.144">
            <text:p>53.144</text:p>
          </table:table-cell>
        </table:table-row>
        <table:table-row table:style-name="ro1">
          <table:table-cell office:value-type="float" office:value="2410">
            <text:p>2410</text:p>
          </table:table-cell>
          <table:table-cell office:value-type="float" office:value="53.144">
            <text:p>53.144</text:p>
          </table:table-cell>
          <table:table-cell office:value-type="float" office:value="53.163">
            <text:p>53.163</text:p>
          </table:table-cell>
          <table:table-cell office:value-type="float" office:value="53.183">
            <text:p>53.183</text:p>
          </table:table-cell>
          <table:table-cell office:value-type="float" office:value="53.202">
            <text:p>53.202</text:p>
          </table:table-cell>
          <table:table-cell office:value-type="float" office:value="53.221">
            <text:p>53.221</text:p>
          </table:table-cell>
          <table:table-cell office:value-type="float" office:value="53.24">
            <text:p>53.24</text:p>
          </table:table-cell>
          <table:table-cell office:value-type="float" office:value="53.26">
            <text:p>53.26</text:p>
          </table:table-cell>
          <table:table-cell office:value-type="float" office:value="53.279">
            <text:p>53.279</text:p>
          </table:table-cell>
          <table:table-cell office:value-type="float" office:value="53.298">
            <text:p>53.298</text:p>
          </table:table-cell>
          <table:table-cell office:value-type="float" office:value="53.317">
            <text:p>53.317</text:p>
          </table:table-cell>
          <table:table-cell office:value-type="float" office:value="53.336">
            <text:p>53.336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3.336">
            <text:p>53.336</text:p>
          </table:table-cell>
          <table:table-cell office:value-type="float" office:value="53.355">
            <text:p>53.355</text:p>
          </table:table-cell>
          <table:table-cell office:value-type="float" office:value="53.375">
            <text:p>53.375</text:p>
          </table:table-cell>
          <table:table-cell office:value-type="float" office:value="53.394">
            <text:p>53.394</text:p>
          </table:table-cell>
          <table:table-cell office:value-type="float" office:value="53.413">
            <text:p>53.413</text:p>
          </table:table-cell>
          <table:table-cell office:value-type="float" office:value="53.432">
            <text:p>53.432</text:p>
          </table:table-cell>
          <table:table-cell office:value-type="float" office:value="53.451">
            <text:p>53.451</text:p>
          </table:table-cell>
          <table:table-cell office:value-type="float" office:value="53.47">
            <text:p>53.47</text:p>
          </table:table-cell>
          <table:table-cell office:value-type="float" office:value="53.49">
            <text:p>53.49</text:p>
          </table:table-cell>
          <table:table-cell office:value-type="float" office:value="53.509">
            <text:p>53.509</text:p>
          </table:table-cell>
          <table:table-cell office:value-type="float" office:value="53.528">
            <text:p>53.528</text:p>
          </table:table-cell>
        </table:table-row>
        <table:table-row table:style-name="ro1">
          <table:table-cell office:value-type="float" office:value="2430">
            <text:p>2430</text:p>
          </table:table-cell>
          <table:table-cell office:value-type="float" office:value="53.528">
            <text:p>53.528</text:p>
          </table:table-cell>
          <table:table-cell office:value-type="float" office:value="53.547">
            <text:p>53.547</text:p>
          </table:table-cell>
          <table:table-cell office:value-type="float" office:value="53.566">
            <text:p>53.566</text:p>
          </table:table-cell>
          <table:table-cell office:value-type="float" office:value="53.585">
            <text:p>53.585</text:p>
          </table:table-cell>
          <table:table-cell office:value-type="float" office:value="53.604">
            <text:p>53.604</text:p>
          </table:table-cell>
          <table:table-cell office:value-type="float" office:value="53.623">
            <text:p>53.623</text:p>
          </table:table-cell>
          <table:table-cell office:value-type="float" office:value="53.643">
            <text:p>53.643</text:p>
          </table:table-cell>
          <table:table-cell office:value-type="float" office:value="53.662">
            <text:p>53.662</text:p>
          </table:table-cell>
          <table:table-cell office:value-type="float" office:value="53.681">
            <text:p>53.681</text:p>
          </table:table-cell>
          <table:table-cell office:value-type="float" office:value="53.7">
            <text:p>53.7</text:p>
          </table:table-cell>
          <table:table-cell office:value-type="float" office:value="53.719">
            <text:p>53.719</text:p>
          </table:table-cell>
        </table:table-row>
        <table:table-row table:style-name="ro1">
          <table:table-cell office:value-type="float" office:value="2440">
            <text:p>2440</text:p>
          </table:table-cell>
          <table:table-cell office:value-type="float" office:value="53.719">
            <text:p>53.719</text:p>
          </table:table-cell>
          <table:table-cell office:value-type="float" office:value="53.738">
            <text:p>53.738</text:p>
          </table:table-cell>
          <table:table-cell office:value-type="float" office:value="53.757">
            <text:p>53.757</text:p>
          </table:table-cell>
          <table:table-cell office:value-type="float" office:value="53.776">
            <text:p>53.776</text:p>
          </table:table-cell>
          <table:table-cell office:value-type="float" office:value="53.795">
            <text:p>53.795</text:p>
          </table:table-cell>
          <table:table-cell office:value-type="float" office:value="53.814">
            <text:p>53.814</text:p>
          </table:table-cell>
          <table:table-cell office:value-type="float" office:value="53.833">
            <text:p>53.833</text:p>
          </table:table-cell>
          <table:table-cell office:value-type="float" office:value="53.852">
            <text:p>53.852</text:p>
          </table:table-cell>
          <table:table-cell office:value-type="float" office:value="53.871">
            <text:p>53.871</text:p>
          </table:table-cell>
          <table:table-cell office:value-type="float" office:value="53.89">
            <text:p>53.89</text:p>
          </table:table-cell>
          <table:table-cell office:value-type="float" office:value="53.91">
            <text:p>53.91</text:p>
          </table:table-cell>
        </table:table-row>
        <table:table-row table:style-name="ro1">
          <table:table-cell office:value-type="float" office:value="2450">
            <text:p>2450</text:p>
          </table:table-cell>
          <table:table-cell office:value-type="float" office:value="53.91">
            <text:p>53.91</text:p>
          </table:table-cell>
          <table:table-cell office:value-type="float" office:value="53.929">
            <text:p>53.929</text:p>
          </table:table-cell>
          <table:table-cell office:value-type="float" office:value="53.948">
            <text:p>53.948</text:p>
          </table:table-cell>
          <table:table-cell office:value-type="float" office:value="53.967">
            <text:p>53.967</text:p>
          </table:table-cell>
          <table:table-cell office:value-type="float" office:value="53.986">
            <text:p>53.986</text:p>
          </table:table-cell>
          <table:table-cell office:value-type="float" office:value="54.005">
            <text:p>54.005</text:p>
          </table:table-cell>
          <table:table-cell office:value-type="float" office:value="54.024">
            <text:p>54.024</text:p>
          </table:table-cell>
          <table:table-cell office:value-type="float" office:value="54.043">
            <text:p>54.043</text:p>
          </table:table-cell>
          <table:table-cell office:value-type="float" office:value="54.062">
            <text:p>54.062</text:p>
          </table:table-cell>
          <table:table-cell office:value-type="float" office:value="54.081">
            <text:p>54.081</text:p>
          </table:table-cell>
          <table:table-cell office:value-type="float" office:value="54.1">
            <text:p>54.1</text:p>
          </table:table-cell>
        </table:table-row>
        <table:table-row table:style-name="ro1">
          <table:table-cell office:value-type="float" office:value="2460">
            <text:p>2460</text:p>
          </table:table-cell>
          <table:table-cell office:value-type="float" office:value="54.1">
            <text:p>54.1</text:p>
          </table:table-cell>
          <table:table-cell office:value-type="float" office:value="54.119">
            <text:p>54.119</text:p>
          </table:table-cell>
          <table:table-cell office:value-type="float" office:value="54.138">
            <text:p>54.138</text:p>
          </table:table-cell>
          <table:table-cell office:value-type="float" office:value="54.157">
            <text:p>54.157</text:p>
          </table:table-cell>
          <table:table-cell office:value-type="float" office:value="54.176">
            <text:p>54.176</text:p>
          </table:table-cell>
          <table:table-cell office:value-type="float" office:value="54.195">
            <text:p>54.195</text:p>
          </table:table-cell>
          <table:table-cell office:value-type="float" office:value="54.214">
            <text:p>54.214</text:p>
          </table:table-cell>
          <table:table-cell office:value-type="float" office:value="54.233">
            <text:p>54.233</text:p>
          </table:table-cell>
          <table:table-cell office:value-type="float" office:value="54.252">
            <text:p>54.252</text:p>
          </table:table-cell>
          <table:table-cell office:value-type="float" office:value="54.271">
            <text:p>54.271</text:p>
          </table:table-cell>
          <table:table-cell office:value-type="float" office:value="54.289">
            <text:p>54.289</text:p>
          </table:table-cell>
        </table:table-row>
        <table:table-row table:style-name="ro1">
          <table:table-cell office:value-type="float" office:value="2470">
            <text:p>2470</text:p>
          </table:table-cell>
          <table:table-cell office:value-type="float" office:value="54.289">
            <text:p>54.289</text:p>
          </table:table-cell>
          <table:table-cell office:value-type="float" office:value="54.308">
            <text:p>54.308</text:p>
          </table:table-cell>
          <table:table-cell office:value-type="float" office:value="54.327">
            <text:p>54.327</text:p>
          </table:table-cell>
          <table:table-cell office:value-type="float" office:value="54.346">
            <text:p>54.346</text:p>
          </table:table-cell>
          <table:table-cell office:value-type="float" office:value="54.365">
            <text:p>54.365</text:p>
          </table:table-cell>
          <table:table-cell office:value-type="float" office:value="54.384">
            <text:p>54.384</text:p>
          </table:table-cell>
          <table:table-cell office:value-type="float" office:value="54.403">
            <text:p>54.403</text:p>
          </table:table-cell>
          <table:table-cell office:value-type="float" office:value="54.422">
            <text:p>54.422</text:p>
          </table:table-cell>
          <table:table-cell office:value-type="float" office:value="54.441">
            <text:p>54.441</text:p>
          </table:table-cell>
          <table:table-cell office:value-type="float" office:value="54.46">
            <text:p>54.46</text:p>
          </table:table-cell>
          <table:table-cell office:value-type="float" office:value="54.479">
            <text:p>54.479</text:p>
          </table:table-cell>
        </table:table-row>
        <table:table-row table:style-name="ro1">
          <table:table-cell office:value-type="float" office:value="2480">
            <text:p>2480</text:p>
          </table:table-cell>
          <table:table-cell office:value-type="float" office:value="54.479">
            <text:p>54.479</text:p>
          </table:table-cell>
          <table:table-cell office:value-type="float" office:value="54.498">
            <text:p>54.498</text:p>
          </table:table-cell>
          <table:table-cell office:value-type="float" office:value="54.517">
            <text:p>54.517</text:p>
          </table:table-cell>
          <table:table-cell office:value-type="float" office:value="54.536">
            <text:p>54.536</text:p>
          </table:table-cell>
          <table:table-cell office:value-type="float" office:value="54.554">
            <text:p>54.554</text:p>
          </table:table-cell>
          <table:table-cell office:value-type="float" office:value="54.573">
            <text:p>54.573</text:p>
          </table:table-cell>
          <table:table-cell office:value-type="float" office:value="54.592">
            <text:p>54.592</text:p>
          </table:table-cell>
          <table:table-cell office:value-type="float" office:value="54.611">
            <text:p>54.611</text:p>
          </table:table-cell>
          <table:table-cell office:value-type="float" office:value="54.63">
            <text:p>54.63</text:p>
          </table:table-cell>
          <table:table-cell office:value-type="float" office:value="54.649">
            <text:p>54.649</text:p>
          </table:table-cell>
          <table:table-cell office:value-type="float" office:value="54.668">
            <text:p>54.668</text:p>
          </table:table-cell>
        </table:table-row>
        <table:table-row table:style-name="ro1">
          <table:table-cell office:value-type="float" office:value="2490">
            <text:p>2490</text:p>
          </table:table-cell>
          <table:table-cell office:value-type="float" office:value="54.668">
            <text:p>54.668</text:p>
          </table:table-cell>
          <table:table-cell office:value-type="float" office:value="54.687">
            <text:p>54.687</text:p>
          </table:table-cell>
          <table:table-cell office:value-type="float" office:value="54.705">
            <text:p>54.705</text:p>
          </table:table-cell>
          <table:table-cell office:value-type="float" office:value="54.724">
            <text:p>54.724</text:p>
          </table:table-cell>
          <table:table-cell office:value-type="float" office:value="54.743">
            <text:p>54.743</text:p>
          </table:table-cell>
          <table:table-cell office:value-type="float" office:value="54.762">
            <text:p>54.762</text:p>
          </table:table-cell>
          <table:table-cell office:value-type="float" office:value="54.781">
            <text:p>54.781</text:p>
          </table:table-cell>
          <table:table-cell office:value-type="float" office:value="54.8">
            <text:p>54.8</text:p>
          </table:table-cell>
          <table:table-cell office:value-type="float" office:value="54.819">
            <text:p>54.819</text:p>
          </table:table-cell>
          <table:table-cell office:value-type="float" office:value="54.837">
            <text:p>54.837</text:p>
          </table:table-cell>
          <table:table-cell office:value-type="float" office:value="54.856">
            <text:p>54.856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4.856">
            <text:p>54.856</text:p>
          </table:table-cell>
          <table:table-cell office:value-type="float" office:value="54.875">
            <text:p>54.875</text:p>
          </table:table-cell>
          <table:table-cell office:value-type="float" office:value="54.894">
            <text:p>54.894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2" table:default-cell-style-name="ce1"/>
        <table:table-row table:style-name="ro1">
          <table:table-cell office:value-type="string">
            <text:p>Temperature (°F)</text:p>
          </table:table-cell>
        </table:table-row>
        <table:table-row table:style-name="ro1">
          <table:table-cell office:value-type="float" office:value="-446">
            <text:p>-446</text:p>
          </table:table-cell>
        </table:table-row>
        <table:table-row table:style-name="ro1">
          <table:table-cell office:value-type="float" office:value="-445">
            <text:p>-445</text:p>
          </table:table-cell>
        </table:table-row>
        <table:table-row table:style-name="ro1">
          <table:table-cell office:value-type="float" office:value="-444">
            <text:p>-444</text:p>
          </table:table-cell>
        </table:table-row>
        <table:table-row table:style-name="ro1">
          <table:table-cell office:value-type="float" office:value="-443">
            <text:p>-443</text:p>
          </table:table-cell>
        </table:table-row>
        <table:table-row table:style-name="ro1">
          <table:table-cell office:value-type="float" office:value="-442">
            <text:p>-442</text:p>
          </table:table-cell>
        </table:table-row>
        <table:table-row table:style-name="ro1">
          <table:table-cell office:value-type="float" office:value="-441">
            <text:p>-441</text:p>
          </table:table-cell>
        </table:table-row>
        <table:table-row table:style-name="ro1">
          <table:table-cell office:value-type="float" office:value="-440">
            <text:p>-440</text:p>
          </table:table-cell>
        </table:table-row>
        <table:table-row table:style-name="ro1">
          <table:table-cell office:value-type="float" office:value="-439">
            <text:p>-439</text:p>
          </table:table-cell>
        </table:table-row>
        <table:table-row table:style-name="ro1">
          <table:table-cell office:value-type="float" office:value="-438">
            <text:p>-438</text:p>
          </table:table-cell>
        </table:table-row>
        <table:table-row table:style-name="ro1">
          <table:table-cell office:value-type="float" office:value="-437">
            <text:p>-437</text:p>
          </table:table-cell>
        </table:table-row>
        <table:table-row table:style-name="ro1">
          <table:table-cell office:value-type="float" office:value="-436">
            <text:p>-436</text:p>
          </table:table-cell>
        </table:table-row>
        <table:table-row table:style-name="ro1">
          <table:table-cell office:value-type="float" office:value="-435">
            <text:p>-435</text:p>
          </table:table-cell>
        </table:table-row>
        <table:table-row table:style-name="ro1">
          <table:table-cell office:value-type="float" office:value="-434">
            <text:p>-434</text:p>
          </table:table-cell>
        </table:table-row>
        <table:table-row table:style-name="ro1">
          <table:table-cell office:value-type="float" office:value="-433">
            <text:p>-433</text:p>
          </table:table-cell>
        </table:table-row>
        <table:table-row table:style-name="ro1">
          <table:table-cell office:value-type="float" office:value="-432">
            <text:p>-432</text:p>
          </table:table-cell>
        </table:table-row>
        <table:table-row table:style-name="ro1">
          <table:table-cell office:value-type="float" office:value="-431">
            <text:p>-431</text:p>
          </table:table-cell>
        </table:table-row>
        <table:table-row table:style-name="ro1">
          <table:table-cell office:value-type="float" office:value="-430">
            <text:p>-430</text:p>
          </table:table-cell>
        </table:table-row>
        <table:table-row table:style-name="ro1">
          <table:table-cell office:value-type="float" office:value="-429">
            <text:p>-429</text:p>
          </table:table-cell>
        </table:table-row>
        <table:table-row table:style-name="ro1">
          <table:table-cell office:value-type="float" office:value="-428">
            <text:p>-428</text:p>
          </table:table-cell>
        </table:table-row>
        <table:table-row table:style-name="ro1">
          <table:table-cell office:value-type="float" office:value="-427">
            <text:p>-427</text:p>
          </table:table-cell>
        </table:table-row>
        <table:table-row table:style-name="ro1">
          <table:table-cell office:value-type="float" office:value="-426">
            <text:p>-426</text:p>
          </table:table-cell>
        </table:table-row>
        <table:table-row table:style-name="ro1">
          <table:table-cell office:value-type="float" office:value="-425">
            <text:p>-425</text:p>
          </table:table-cell>
        </table:table-row>
        <table:table-row table:style-name="ro1">
          <table:table-cell office:value-type="float" office:value="-424">
            <text:p>-424</text:p>
          </table:table-cell>
        </table:table-row>
        <table:table-row table:style-name="ro1">
          <table:table-cell office:value-type="float" office:value="-423">
            <text:p>-423</text:p>
          </table:table-cell>
        </table:table-row>
        <table:table-row table:style-name="ro1">
          <table:table-cell office:value-type="float" office:value="-422">
            <text:p>-422</text:p>
          </table:table-cell>
        </table:table-row>
        <table:table-row table:style-name="ro1">
          <table:table-cell office:value-type="float" office:value="-421">
            <text:p>-421</text:p>
          </table:table-cell>
        </table:table-row>
        <table:table-row table:style-name="ro1">
          <table:table-cell office:value-type="float" office:value="-420">
            <text:p>-420</text:p>
          </table:table-cell>
        </table:table-row>
        <table:table-row table:style-name="ro1">
          <table:table-cell office:value-type="float" office:value="-419">
            <text:p>-419</text:p>
          </table:table-cell>
        </table:table-row>
        <table:table-row table:style-name="ro1">
          <table:table-cell office:value-type="float" office:value="-418">
            <text:p>-418</text:p>
          </table:table-cell>
        </table:table-row>
        <table:table-row table:style-name="ro1">
          <table:table-cell office:value-type="float" office:value="-417">
            <text:p>-417</text:p>
          </table:table-cell>
        </table:table-row>
        <table:table-row table:style-name="ro1">
          <table:table-cell office:value-type="float" office:value="-416">
            <text:p>-416</text:p>
          </table:table-cell>
        </table:table-row>
        <table:table-row table:style-name="ro1">
          <table:table-cell office:value-type="float" office:value="-415">
            <text:p>-415</text:p>
          </table:table-cell>
        </table:table-row>
        <table:table-row table:style-name="ro1">
          <table:table-cell office:value-type="float" office:value="-414">
            <text:p>-414</text:p>
          </table:table-cell>
        </table:table-row>
        <table:table-row table:style-name="ro1">
          <table:table-cell office:value-type="float" office:value="-413">
            <text:p>-413</text:p>
          </table:table-cell>
        </table:table-row>
        <table:table-row table:style-name="ro1">
          <table:table-cell office:value-type="float" office:value="-412">
            <text:p>-412</text:p>
          </table:table-cell>
        </table:table-row>
        <table:table-row table:style-name="ro1">
          <table:table-cell office:value-type="float" office:value="-411">
            <text:p>-411</text:p>
          </table:table-cell>
        </table:table-row>
        <table:table-row table:style-name="ro1">
          <table:table-cell office:value-type="float" office:value="-410">
            <text:p>-410</text:p>
          </table:table-cell>
        </table:table-row>
        <table:table-row table:style-name="ro1">
          <table:table-cell office:value-type="float" office:value="-409">
            <text:p>-409</text:p>
          </table:table-cell>
        </table:table-row>
        <table:table-row table:style-name="ro1">
          <table:table-cell office:value-type="float" office:value="-408">
            <text:p>-408</text:p>
          </table:table-cell>
        </table:table-row>
        <table:table-row table:style-name="ro1">
          <table:table-cell office:value-type="float" office:value="-407">
            <text:p>-407</text:p>
          </table:table-cell>
        </table:table-row>
        <table:table-row table:style-name="ro1">
          <table:table-cell office:value-type="float" office:value="-406">
            <text:p>-406</text:p>
          </table:table-cell>
        </table:table-row>
        <table:table-row table:style-name="ro1">
          <table:table-cell office:value-type="float" office:value="-405">
            <text:p>-405</text:p>
          </table:table-cell>
        </table:table-row>
        <table:table-row table:style-name="ro1">
          <table:table-cell office:value-type="float" office:value="-404">
            <text:p>-404</text:p>
          </table:table-cell>
        </table:table-row>
        <table:table-row table:style-name="ro1">
          <table:table-cell office:value-type="float" office:value="-403">
            <text:p>-403</text:p>
          </table:table-cell>
        </table:table-row>
        <table:table-row table:style-name="ro1">
          <table:table-cell office:value-type="float" office:value="-402">
            <text:p>-402</text:p>
          </table:table-cell>
        </table:table-row>
        <table:table-row table:style-name="ro1">
          <table:table-cell office:value-type="float" office:value="-401">
            <text:p>-401</text:p>
          </table:table-cell>
        </table:table-row>
        <table:table-row table:style-name="ro1">
          <table:table-cell office:value-type="float" office:value="-400">
            <text:p>-400</text:p>
          </table:table-cell>
        </table:table-row>
        <table:table-row table:style-name="ro1">
          <table:table-cell office:value-type="float" office:value="-399">
            <text:p>-399</text:p>
          </table:table-cell>
        </table:table-row>
        <table:table-row table:style-name="ro1">
          <table:table-cell office:value-type="float" office:value="-398">
            <text:p>-398</text:p>
          </table:table-cell>
        </table:table-row>
        <table:table-row table:style-name="ro1">
          <table:table-cell office:value-type="float" office:value="-397">
            <text:p>-397</text:p>
          </table:table-cell>
        </table:table-row>
        <table:table-row table:style-name="ro1">
          <table:table-cell office:value-type="float" office:value="-396">
            <text:p>-396</text:p>
          </table:table-cell>
        </table:table-row>
        <table:table-row table:style-name="ro1">
          <table:table-cell office:value-type="float" office:value="-395">
            <text:p>-395</text:p>
          </table:table-cell>
        </table:table-row>
        <table:table-row table:style-name="ro1">
          <table:table-cell office:value-type="float" office:value="-394">
            <text:p>-394</text:p>
          </table:table-cell>
        </table:table-row>
        <table:table-row table:style-name="ro1">
          <table:table-cell office:value-type="float" office:value="-393">
            <text:p>-393</text:p>
          </table:table-cell>
        </table:table-row>
        <table:table-row table:style-name="ro1">
          <table:table-cell office:value-type="float" office:value="-392">
            <text:p>-392</text:p>
          </table:table-cell>
        </table:table-row>
        <table:table-row table:style-name="ro1">
          <table:table-cell office:value-type="float" office:value="-391">
            <text:p>-391</text:p>
          </table:table-cell>
        </table:table-row>
        <table:table-row table:style-name="ro1">
          <table:table-cell office:value-type="float" office:value="-390">
            <text:p>-390</text:p>
          </table:table-cell>
        </table:table-row>
        <table:table-row table:style-name="ro1">
          <table:table-cell office:value-type="float" office:value="-389">
            <text:p>-389</text:p>
          </table:table-cell>
        </table:table-row>
        <table:table-row table:style-name="ro1">
          <table:table-cell office:value-type="float" office:value="-388">
            <text:p>-388</text:p>
          </table:table-cell>
        </table:table-row>
        <table:table-row table:style-name="ro1">
          <table:table-cell office:value-type="float" office:value="-387">
            <text:p>-387</text:p>
          </table:table-cell>
        </table:table-row>
        <table:table-row table:style-name="ro1">
          <table:table-cell office:value-type="float" office:value="-386">
            <text:p>-386</text:p>
          </table:table-cell>
        </table:table-row>
        <table:table-row table:style-name="ro1">
          <table:table-cell office:value-type="float" office:value="-385">
            <text:p>-385</text:p>
          </table:table-cell>
        </table:table-row>
        <table:table-row table:style-name="ro1">
          <table:table-cell office:value-type="float" office:value="-384">
            <text:p>-384</text:p>
          </table:table-cell>
        </table:table-row>
        <table:table-row table:style-name="ro1">
          <table:table-cell office:value-type="float" office:value="-383">
            <text:p>-383</text:p>
          </table:table-cell>
        </table:table-row>
        <table:table-row table:style-name="ro1">
          <table:table-cell office:value-type="float" office:value="-382">
            <text:p>-382</text:p>
          </table:table-cell>
        </table:table-row>
        <table:table-row table:style-name="ro1">
          <table:table-cell office:value-type="float" office:value="-381">
            <text:p>-381</text:p>
          </table:table-cell>
        </table:table-row>
        <table:table-row table:style-name="ro1">
          <table:table-cell office:value-type="float" office:value="-380">
            <text:p>-380</text:p>
          </table:table-cell>
        </table:table-row>
        <table:table-row table:style-name="ro1">
          <table:table-cell office:value-type="float" office:value="-379">
            <text:p>-379</text:p>
          </table:table-cell>
        </table:table-row>
        <table:table-row table:style-name="ro1">
          <table:table-cell office:value-type="float" office:value="-378">
            <text:p>-378</text:p>
          </table:table-cell>
        </table:table-row>
        <table:table-row table:style-name="ro1">
          <table:table-cell office:value-type="float" office:value="-377">
            <text:p>-377</text:p>
          </table:table-cell>
        </table:table-row>
        <table:table-row table:style-name="ro1">
          <table:table-cell office:value-type="float" office:value="-376">
            <text:p>-376</text:p>
          </table:table-cell>
        </table:table-row>
        <table:table-row table:style-name="ro1">
          <table:table-cell office:value-type="float" office:value="-375">
            <text:p>-375</text:p>
          </table:table-cell>
        </table:table-row>
        <table:table-row table:style-name="ro1">
          <table:table-cell office:value-type="float" office:value="-374">
            <text:p>-374</text:p>
          </table:table-cell>
        </table:table-row>
        <table:table-row table:style-name="ro1">
          <table:table-cell office:value-type="float" office:value="-373">
            <text:p>-373</text:p>
          </table:table-cell>
        </table:table-row>
        <table:table-row table:style-name="ro1">
          <table:table-cell office:value-type="float" office:value="-372">
            <text:p>-372</text:p>
          </table:table-cell>
        </table:table-row>
        <table:table-row table:style-name="ro1">
          <table:table-cell office:value-type="float" office:value="-371">
            <text:p>-371</text:p>
          </table:table-cell>
        </table:table-row>
        <table:table-row table:style-name="ro1">
          <table:table-cell office:value-type="float" office:value="-370">
            <text:p>-370</text:p>
          </table:table-cell>
        </table:table-row>
        <table:table-row table:style-name="ro1">
          <table:table-cell office:value-type="float" office:value="-369">
            <text:p>-369</text:p>
          </table:table-cell>
        </table:table-row>
        <table:table-row table:style-name="ro1">
          <table:table-cell office:value-type="float" office:value="-368">
            <text:p>-368</text:p>
          </table:table-cell>
        </table:table-row>
        <table:table-row table:style-name="ro1">
          <table:table-cell office:value-type="float" office:value="-367">
            <text:p>-367</text:p>
          </table:table-cell>
        </table:table-row>
        <table:table-row table:style-name="ro1">
          <table:table-cell office:value-type="float" office:value="-366">
            <text:p>-366</text:p>
          </table:table-cell>
        </table:table-row>
        <table:table-row table:style-name="ro1">
          <table:table-cell office:value-type="float" office:value="-365">
            <text:p>-365</text:p>
          </table:table-cell>
        </table:table-row>
        <table:table-row table:style-name="ro1">
          <table:table-cell office:value-type="float" office:value="-364">
            <text:p>-364</text:p>
          </table:table-cell>
        </table:table-row>
        <table:table-row table:style-name="ro1">
          <table:table-cell office:value-type="float" office:value="-363">
            <text:p>-363</text:p>
          </table:table-cell>
        </table:table-row>
        <table:table-row table:style-name="ro1">
          <table:table-cell office:value-type="float" office:value="-362">
            <text:p>-362</text:p>
          </table:table-cell>
        </table:table-row>
        <table:table-row table:style-name="ro1">
          <table:table-cell office:value-type="float" office:value="-361">
            <text:p>-361</text:p>
          </table:table-cell>
        </table:table-row>
        <table:table-row table:style-name="ro1">
          <table:table-cell office:value-type="float" office:value="-360">
            <text:p>-360</text:p>
          </table:table-cell>
        </table:table-row>
        <table:table-row table:style-name="ro1">
          <table:table-cell office:value-type="float" office:value="-359">
            <text:p>-359</text:p>
          </table:table-cell>
        </table:table-row>
        <table:table-row table:style-name="ro1">
          <table:table-cell office:value-type="float" office:value="-358">
            <text:p>-358</text:p>
          </table:table-cell>
        </table:table-row>
        <table:table-row table:style-name="ro1">
          <table:table-cell office:value-type="float" office:value="-357">
            <text:p>-357</text:p>
          </table:table-cell>
        </table:table-row>
        <table:table-row table:style-name="ro1">
          <table:table-cell office:value-type="float" office:value="-356">
            <text:p>-356</text:p>
          </table:table-cell>
        </table:table-row>
        <table:table-row table:style-name="ro1">
          <table:table-cell office:value-type="float" office:value="-355">
            <text:p>-355</text:p>
          </table:table-cell>
        </table:table-row>
        <table:table-row table:style-name="ro1">
          <table:table-cell office:value-type="float" office:value="-354">
            <text:p>-354</text:p>
          </table:table-cell>
        </table:table-row>
        <table:table-row table:style-name="ro1">
          <table:table-cell office:value-type="float" office:value="-353">
            <text:p>-353</text:p>
          </table:table-cell>
        </table:table-row>
        <table:table-row table:style-name="ro1">
          <table:table-cell office:value-type="float" office:value="-352">
            <text:p>-352</text:p>
          </table:table-cell>
        </table:table-row>
        <table:table-row table:style-name="ro1">
          <table:table-cell office:value-type="float" office:value="-351">
            <text:p>-351</text:p>
          </table:table-cell>
        </table:table-row>
        <table:table-row table:style-name="ro1">
          <table:table-cell office:value-type="float" office:value="-350">
            <text:p>-350</text:p>
          </table:table-cell>
        </table:table-row>
        <table:table-row table:style-name="ro1">
          <table:table-cell office:value-type="float" office:value="-349">
            <text:p>-349</text:p>
          </table:table-cell>
        </table:table-row>
        <table:table-row table:style-name="ro1">
          <table:table-cell office:value-type="float" office:value="-348">
            <text:p>-348</text:p>
          </table:table-cell>
        </table:table-row>
        <table:table-row table:style-name="ro1">
          <table:table-cell office:value-type="float" office:value="-347">
            <text:p>-347</text:p>
          </table:table-cell>
        </table:table-row>
        <table:table-row table:style-name="ro1">
          <table:table-cell office:value-type="float" office:value="-346">
            <text:p>-346</text:p>
          </table:table-cell>
        </table:table-row>
        <table:table-row table:style-name="ro1">
          <table:table-cell office:value-type="float" office:value="-345">
            <text:p>-345</text:p>
          </table:table-cell>
        </table:table-row>
        <table:table-row table:style-name="ro1">
          <table:table-cell office:value-type="float" office:value="-344">
            <text:p>-344</text:p>
          </table:table-cell>
        </table:table-row>
        <table:table-row table:style-name="ro1">
          <table:table-cell office:value-type="float" office:value="-343">
            <text:p>-343</text:p>
          </table:table-cell>
        </table:table-row>
        <table:table-row table:style-name="ro1">
          <table:table-cell office:value-type="float" office:value="-342">
            <text:p>-342</text:p>
          </table:table-cell>
        </table:table-row>
        <table:table-row table:style-name="ro1">
          <table:table-cell office:value-type="float" office:value="-341">
            <text:p>-341</text:p>
          </table:table-cell>
        </table:table-row>
        <table:table-row table:style-name="ro1">
          <table:table-cell office:value-type="float" office:value="-340">
            <text:p>-340</text:p>
          </table:table-cell>
        </table:table-row>
        <table:table-row table:style-name="ro1">
          <table:table-cell office:value-type="float" office:value="-339">
            <text:p>-339</text:p>
          </table:table-cell>
        </table:table-row>
        <table:table-row table:style-name="ro1">
          <table:table-cell office:value-type="float" office:value="-338">
            <text:p>-338</text:p>
          </table:table-cell>
        </table:table-row>
        <table:table-row table:style-name="ro1">
          <table:table-cell office:value-type="float" office:value="-337">
            <text:p>-337</text:p>
          </table:table-cell>
        </table:table-row>
        <table:table-row table:style-name="ro1">
          <table:table-cell office:value-type="float" office:value="-336">
            <text:p>-336</text:p>
          </table:table-cell>
        </table:table-row>
        <table:table-row table:style-name="ro1">
          <table:table-cell office:value-type="float" office:value="-335">
            <text:p>-335</text:p>
          </table:table-cell>
        </table:table-row>
        <table:table-row table:style-name="ro1">
          <table:table-cell office:value-type="float" office:value="-334">
            <text:p>-334</text:p>
          </table:table-cell>
        </table:table-row>
        <table:table-row table:style-name="ro1">
          <table:table-cell office:value-type="float" office:value="-333">
            <text:p>-333</text:p>
          </table:table-cell>
        </table:table-row>
        <table:table-row table:style-name="ro1">
          <table:table-cell office:value-type="float" office:value="-332">
            <text:p>-332</text:p>
          </table:table-cell>
        </table:table-row>
        <table:table-row table:style-name="ro1">
          <table:table-cell office:value-type="float" office:value="-331">
            <text:p>-331</text:p>
          </table:table-cell>
        </table:table-row>
        <table:table-row table:style-name="ro1">
          <table:table-cell office:value-type="float" office:value="-330">
            <text:p>-330</text:p>
          </table:table-cell>
        </table:table-row>
        <table:table-row table:style-name="ro1">
          <table:table-cell office:value-type="float" office:value="-329">
            <text:p>-329</text:p>
          </table:table-cell>
        </table:table-row>
        <table:table-row table:style-name="ro1">
          <table:table-cell office:value-type="float" office:value="-328">
            <text:p>-328</text:p>
          </table:table-cell>
        </table:table-row>
        <table:table-row table:style-name="ro1">
          <table:table-cell office:value-type="float" office:value="-327">
            <text:p>-327</text:p>
          </table:table-cell>
        </table:table-row>
        <table:table-row table:style-name="ro1">
          <table:table-cell office:value-type="float" office:value="-326">
            <text:p>-326</text:p>
          </table:table-cell>
        </table:table-row>
        <table:table-row table:style-name="ro1">
          <table:table-cell office:value-type="float" office:value="-325">
            <text:p>-325</text:p>
          </table:table-cell>
        </table:table-row>
        <table:table-row table:style-name="ro1">
          <table:table-cell office:value-type="float" office:value="-324">
            <text:p>-324</text:p>
          </table:table-cell>
        </table:table-row>
        <table:table-row table:style-name="ro1">
          <table:table-cell office:value-type="float" office:value="-323">
            <text:p>-323</text:p>
          </table:table-cell>
        </table:table-row>
        <table:table-row table:style-name="ro1">
          <table:table-cell office:value-type="float" office:value="-322">
            <text:p>-322</text:p>
          </table:table-cell>
        </table:table-row>
        <table:table-row table:style-name="ro1">
          <table:table-cell office:value-type="float" office:value="-321">
            <text:p>-321</text:p>
          </table:table-cell>
        </table:table-row>
        <table:table-row table:style-name="ro1">
          <table:table-cell office:value-type="float" office:value="-320">
            <text:p>-320</text:p>
          </table:table-cell>
        </table:table-row>
        <table:table-row table:style-name="ro1">
          <table:table-cell office:value-type="float" office:value="-319">
            <text:p>-319</text:p>
          </table:table-cell>
        </table:table-row>
        <table:table-row table:style-name="ro1">
          <table:table-cell office:value-type="float" office:value="-318">
            <text:p>-318</text:p>
          </table:table-cell>
        </table:table-row>
        <table:table-row table:style-name="ro1">
          <table:table-cell office:value-type="float" office:value="-317">
            <text:p>-317</text:p>
          </table:table-cell>
        </table:table-row>
        <table:table-row table:style-name="ro1">
          <table:table-cell office:value-type="float" office:value="-316">
            <text:p>-316</text:p>
          </table:table-cell>
        </table:table-row>
        <table:table-row table:style-name="ro1">
          <table:table-cell office:value-type="float" office:value="-315">
            <text:p>-315</text:p>
          </table:table-cell>
        </table:table-row>
        <table:table-row table:style-name="ro1">
          <table:table-cell office:value-type="float" office:value="-314">
            <text:p>-314</text:p>
          </table:table-cell>
        </table:table-row>
        <table:table-row table:style-name="ro1">
          <table:table-cell office:value-type="float" office:value="-313">
            <text:p>-313</text:p>
          </table:table-cell>
        </table:table-row>
        <table:table-row table:style-name="ro1">
          <table:table-cell office:value-type="float" office:value="-312">
            <text:p>-312</text:p>
          </table:table-cell>
        </table:table-row>
        <table:table-row table:style-name="ro1">
          <table:table-cell office:value-type="float" office:value="-311">
            <text:p>-311</text:p>
          </table:table-cell>
        </table:table-row>
        <table:table-row table:style-name="ro1">
          <table:table-cell office:value-type="float" office:value="-310">
            <text:p>-310</text:p>
          </table:table-cell>
        </table:table-row>
        <table:table-row table:style-name="ro1">
          <table:table-cell office:value-type="float" office:value="-309">
            <text:p>-309</text:p>
          </table:table-cell>
        </table:table-row>
        <table:table-row table:style-name="ro1">
          <table:table-cell office:value-type="float" office:value="-308">
            <text:p>-308</text:p>
          </table:table-cell>
        </table:table-row>
        <table:table-row table:style-name="ro1">
          <table:table-cell office:value-type="float" office:value="-307">
            <text:p>-307</text:p>
          </table:table-cell>
        </table:table-row>
        <table:table-row table:style-name="ro1">
          <table:table-cell office:value-type="float" office:value="-306">
            <text:p>-306</text:p>
          </table:table-cell>
        </table:table-row>
        <table:table-row table:style-name="ro1">
          <table:table-cell office:value-type="float" office:value="-305">
            <text:p>-305</text:p>
          </table:table-cell>
        </table:table-row>
        <table:table-row table:style-name="ro1">
          <table:table-cell office:value-type="float" office:value="-304">
            <text:p>-304</text:p>
          </table:table-cell>
        </table:table-row>
        <table:table-row table:style-name="ro1">
          <table:table-cell office:value-type="float" office:value="-303">
            <text:p>-303</text:p>
          </table:table-cell>
        </table:table-row>
        <table:table-row table:style-name="ro1">
          <table:table-cell office:value-type="float" office:value="-302">
            <text:p>-302</text:p>
          </table:table-cell>
        </table:table-row>
        <table:table-row table:style-name="ro1">
          <table:table-cell office:value-type="float" office:value="-301">
            <text:p>-301</text:p>
          </table:table-cell>
        </table:table-row>
        <table:table-row table:style-name="ro1">
          <table:table-cell office:value-type="float" office:value="-300">
            <text:p>-300</text:p>
          </table:table-cell>
        </table:table-row>
        <table:table-row table:style-name="ro1">
          <table:table-cell office:value-type="float" office:value="-299">
            <text:p>-299</text:p>
          </table:table-cell>
        </table:table-row>
        <table:table-row table:style-name="ro1">
          <table:table-cell office:value-type="float" office:value="-298">
            <text:p>-298</text:p>
          </table:table-cell>
        </table:table-row>
        <table:table-row table:style-name="ro1">
          <table:table-cell office:value-type="float" office:value="-297">
            <text:p>-297</text:p>
          </table:table-cell>
        </table:table-row>
        <table:table-row table:style-name="ro1">
          <table:table-cell office:value-type="float" office:value="-296">
            <text:p>-296</text:p>
          </table:table-cell>
        </table:table-row>
        <table:table-row table:style-name="ro1">
          <table:table-cell office:value-type="float" office:value="-295">
            <text:p>-295</text:p>
          </table:table-cell>
        </table:table-row>
        <table:table-row table:style-name="ro1">
          <table:table-cell office:value-type="float" office:value="-294">
            <text:p>-294</text:p>
          </table:table-cell>
        </table:table-row>
        <table:table-row table:style-name="ro1">
          <table:table-cell office:value-type="float" office:value="-293">
            <text:p>-293</text:p>
          </table:table-cell>
        </table:table-row>
        <table:table-row table:style-name="ro1">
          <table:table-cell office:value-type="float" office:value="-292">
            <text:p>-292</text:p>
          </table:table-cell>
        </table:table-row>
        <table:table-row table:style-name="ro1">
          <table:table-cell office:value-type="float" office:value="-291">
            <text:p>-291</text:p>
          </table:table-cell>
        </table:table-row>
        <table:table-row table:style-name="ro1">
          <table:table-cell office:value-type="float" office:value="-290">
            <text:p>-290</text:p>
          </table:table-cell>
        </table:table-row>
        <table:table-row table:style-name="ro1">
          <table:table-cell office:value-type="float" office:value="-289">
            <text:p>-289</text:p>
          </table:table-cell>
        </table:table-row>
        <table:table-row table:style-name="ro1">
          <table:table-cell office:value-type="float" office:value="-288">
            <text:p>-288</text:p>
          </table:table-cell>
        </table:table-row>
        <table:table-row table:style-name="ro1">
          <table:table-cell office:value-type="float" office:value="-287">
            <text:p>-287</text:p>
          </table:table-cell>
        </table:table-row>
        <table:table-row table:style-name="ro1">
          <table:table-cell office:value-type="float" office:value="-286">
            <text:p>-286</text:p>
          </table:table-cell>
        </table:table-row>
        <table:table-row table:style-name="ro1">
          <table:table-cell office:value-type="float" office:value="-285">
            <text:p>-285</text:p>
          </table:table-cell>
        </table:table-row>
        <table:table-row table:style-name="ro1">
          <table:table-cell office:value-type="float" office:value="-284">
            <text:p>-284</text:p>
          </table:table-cell>
        </table:table-row>
        <table:table-row table:style-name="ro1">
          <table:table-cell office:value-type="float" office:value="-283">
            <text:p>-283</text:p>
          </table:table-cell>
        </table:table-row>
        <table:table-row table:style-name="ro1">
          <table:table-cell office:value-type="float" office:value="-282">
            <text:p>-282</text:p>
          </table:table-cell>
        </table:table-row>
        <table:table-row table:style-name="ro1">
          <table:table-cell office:value-type="float" office:value="-281">
            <text:p>-281</text:p>
          </table:table-cell>
        </table:table-row>
        <table:table-row table:style-name="ro1">
          <table:table-cell office:value-type="float" office:value="-280">
            <text:p>-280</text:p>
          </table:table-cell>
        </table:table-row>
        <table:table-row table:style-name="ro1">
          <table:table-cell office:value-type="float" office:value="-279">
            <text:p>-279</text:p>
          </table:table-cell>
        </table:table-row>
        <table:table-row table:style-name="ro1">
          <table:table-cell office:value-type="float" office:value="-278">
            <text:p>-278</text:p>
          </table:table-cell>
        </table:table-row>
        <table:table-row table:style-name="ro1">
          <table:table-cell office:value-type="float" office:value="-277">
            <text:p>-277</text:p>
          </table:table-cell>
        </table:table-row>
        <table:table-row table:style-name="ro1">
          <table:table-cell office:value-type="float" office:value="-276">
            <text:p>-276</text:p>
          </table:table-cell>
        </table:table-row>
        <table:table-row table:style-name="ro1">
          <table:table-cell office:value-type="float" office:value="-275">
            <text:p>-275</text:p>
          </table:table-cell>
        </table:table-row>
        <table:table-row table:style-name="ro1">
          <table:table-cell office:value-type="float" office:value="-274">
            <text:p>-274</text:p>
          </table:table-cell>
        </table:table-row>
        <table:table-row table:style-name="ro1">
          <table:table-cell office:value-type="float" office:value="-273">
            <text:p>-273</text:p>
          </table:table-cell>
        </table:table-row>
        <table:table-row table:style-name="ro1">
          <table:table-cell office:value-type="float" office:value="-272">
            <text:p>-272</text:p>
          </table:table-cell>
        </table:table-row>
        <table:table-row table:style-name="ro1">
          <table:table-cell office:value-type="float" office:value="-271">
            <text:p>-271</text:p>
          </table:table-cell>
        </table:table-row>
        <table:table-row table:style-name="ro1">
          <table:table-cell office:value-type="float" office:value="-270">
            <text:p>-270</text:p>
          </table:table-cell>
        </table:table-row>
        <table:table-row table:style-name="ro1">
          <table:table-cell office:value-type="float" office:value="-269">
            <text:p>-269</text:p>
          </table:table-cell>
        </table:table-row>
        <table:table-row table:style-name="ro1">
          <table:table-cell office:value-type="float" office:value="-268">
            <text:p>-268</text:p>
          </table:table-cell>
        </table:table-row>
        <table:table-row table:style-name="ro1">
          <table:table-cell office:value-type="float" office:value="-267">
            <text:p>-267</text:p>
          </table:table-cell>
        </table:table-row>
        <table:table-row table:style-name="ro1">
          <table:table-cell office:value-type="float" office:value="-266">
            <text:p>-266</text:p>
          </table:table-cell>
        </table:table-row>
        <table:table-row table:style-name="ro1">
          <table:table-cell office:value-type="float" office:value="-265">
            <text:p>-265</text:p>
          </table:table-cell>
        </table:table-row>
        <table:table-row table:style-name="ro1">
          <table:table-cell office:value-type="float" office:value="-264">
            <text:p>-264</text:p>
          </table:table-cell>
        </table:table-row>
        <table:table-row table:style-name="ro1">
          <table:table-cell office:value-type="float" office:value="-263">
            <text:p>-263</text:p>
          </table:table-cell>
        </table:table-row>
        <table:table-row table:style-name="ro1">
          <table:table-cell office:value-type="float" office:value="-262">
            <text:p>-262</text:p>
          </table:table-cell>
        </table:table-row>
        <table:table-row table:style-name="ro1">
          <table:table-cell office:value-type="float" office:value="-261">
            <text:p>-261</text:p>
          </table:table-cell>
        </table:table-row>
        <table:table-row table:style-name="ro1">
          <table:table-cell office:value-type="float" office:value="-260">
            <text:p>-260</text:p>
          </table:table-cell>
        </table:table-row>
        <table:table-row table:style-name="ro1">
          <table:table-cell office:value-type="float" office:value="-259">
            <text:p>-259</text:p>
          </table:table-cell>
        </table:table-row>
        <table:table-row table:style-name="ro1">
          <table:table-cell office:value-type="float" office:value="-258">
            <text:p>-258</text:p>
          </table:table-cell>
        </table:table-row>
        <table:table-row table:style-name="ro1">
          <table:table-cell office:value-type="float" office:value="-257">
            <text:p>-257</text:p>
          </table:table-cell>
        </table:table-row>
        <table:table-row table:style-name="ro1">
          <table:table-cell office:value-type="float" office:value="-256">
            <text:p>-256</text:p>
          </table:table-cell>
        </table:table-row>
        <table:table-row table:style-name="ro1">
          <table:table-cell office:value-type="float" office:value="-255">
            <text:p>-255</text:p>
          </table:table-cell>
        </table:table-row>
        <table:table-row table:style-name="ro1">
          <table:table-cell office:value-type="float" office:value="-254">
            <text:p>-254</text:p>
          </table:table-cell>
        </table:table-row>
        <table:table-row table:style-name="ro1">
          <table:table-cell office:value-type="float" office:value="-253">
            <text:p>-253</text:p>
          </table:table-cell>
        </table:table-row>
        <table:table-row table:style-name="ro1">
          <table:table-cell office:value-type="float" office:value="-252">
            <text:p>-252</text:p>
          </table:table-cell>
        </table:table-row>
        <table:table-row table:style-name="ro1">
          <table:table-cell office:value-type="float" office:value="-251">
            <text:p>-251</text:p>
          </table:table-cell>
        </table:table-row>
        <table:table-row table:style-name="ro1">
          <table:table-cell office:value-type="float" office:value="-250">
            <text:p>-250</text:p>
          </table:table-cell>
        </table:table-row>
        <table:table-row table:style-name="ro1">
          <table:table-cell office:value-type="float" office:value="-249">
            <text:p>-249</text:p>
          </table:table-cell>
        </table:table-row>
        <table:table-row table:style-name="ro1">
          <table:table-cell office:value-type="float" office:value="-248">
            <text:p>-248</text:p>
          </table:table-cell>
        </table:table-row>
        <table:table-row table:style-name="ro1">
          <table:table-cell office:value-type="float" office:value="-247">
            <text:p>-247</text:p>
          </table:table-cell>
        </table:table-row>
        <table:table-row table:style-name="ro1">
          <table:table-cell office:value-type="float" office:value="-246">
            <text:p>-246</text:p>
          </table:table-cell>
        </table:table-row>
        <table:table-row table:style-name="ro1">
          <table:table-cell office:value-type="float" office:value="-245">
            <text:p>-245</text:p>
          </table:table-cell>
        </table:table-row>
        <table:table-row table:style-name="ro1">
          <table:table-cell office:value-type="float" office:value="-244">
            <text:p>-244</text:p>
          </table:table-cell>
        </table:table-row>
        <table:table-row table:style-name="ro1">
          <table:table-cell office:value-type="float" office:value="-243">
            <text:p>-243</text:p>
          </table:table-cell>
        </table:table-row>
        <table:table-row table:style-name="ro1">
          <table:table-cell office:value-type="float" office:value="-242">
            <text:p>-242</text:p>
          </table:table-cell>
        </table:table-row>
        <table:table-row table:style-name="ro1">
          <table:table-cell office:value-type="float" office:value="-241">
            <text:p>-241</text:p>
          </table:table-cell>
        </table:table-row>
        <table:table-row table:style-name="ro1">
          <table:table-cell office:value-type="float" office:value="-240">
            <text:p>-240</text:p>
          </table:table-cell>
        </table:table-row>
        <table:table-row table:style-name="ro1">
          <table:table-cell office:value-type="float" office:value="-239">
            <text:p>-239</text:p>
          </table:table-cell>
        </table:table-row>
        <table:table-row table:style-name="ro1">
          <table:table-cell office:value-type="float" office:value="-238">
            <text:p>-238</text:p>
          </table:table-cell>
        </table:table-row>
        <table:table-row table:style-name="ro1">
          <table:table-cell office:value-type="float" office:value="-237">
            <text:p>-237</text:p>
          </table:table-cell>
        </table:table-row>
        <table:table-row table:style-name="ro1">
          <table:table-cell office:value-type="float" office:value="-236">
            <text:p>-236</text:p>
          </table:table-cell>
        </table:table-row>
        <table:table-row table:style-name="ro1">
          <table:table-cell office:value-type="float" office:value="-235">
            <text:p>-235</text:p>
          </table:table-cell>
        </table:table-row>
        <table:table-row table:style-name="ro1">
          <table:table-cell office:value-type="float" office:value="-234">
            <text:p>-234</text:p>
          </table:table-cell>
        </table:table-row>
        <table:table-row table:style-name="ro1">
          <table:table-cell office:value-type="float" office:value="-233">
            <text:p>-233</text:p>
          </table:table-cell>
        </table:table-row>
        <table:table-row table:style-name="ro1">
          <table:table-cell office:value-type="float" office:value="-232">
            <text:p>-232</text:p>
          </table:table-cell>
        </table:table-row>
        <table:table-row table:style-name="ro1">
          <table:table-cell office:value-type="float" office:value="-231">
            <text:p>-231</text:p>
          </table:table-cell>
        </table:table-row>
        <table:table-row table:style-name="ro1">
          <table:table-cell office:value-type="float" office:value="-230">
            <text:p>-230</text:p>
          </table:table-cell>
        </table:table-row>
        <table:table-row table:style-name="ro1">
          <table:table-cell office:value-type="float" office:value="-229">
            <text:p>-229</text:p>
          </table:table-cell>
        </table:table-row>
        <table:table-row table:style-name="ro1">
          <table:table-cell office:value-type="float" office:value="-228">
            <text:p>-228</text:p>
          </table:table-cell>
        </table:table-row>
        <table:table-row table:style-name="ro1">
          <table:table-cell office:value-type="float" office:value="-227">
            <text:p>-227</text:p>
          </table:table-cell>
        </table:table-row>
        <table:table-row table:style-name="ro1">
          <table:table-cell office:value-type="float" office:value="-226">
            <text:p>-226</text:p>
          </table:table-cell>
        </table:table-row>
        <table:table-row table:style-name="ro1">
          <table:table-cell office:value-type="float" office:value="-225">
            <text:p>-225</text:p>
          </table:table-cell>
        </table:table-row>
        <table:table-row table:style-name="ro1">
          <table:table-cell office:value-type="float" office:value="-224">
            <text:p>-224</text:p>
          </table:table-cell>
        </table:table-row>
        <table:table-row table:style-name="ro1">
          <table:table-cell office:value-type="float" office:value="-223">
            <text:p>-223</text:p>
          </table:table-cell>
        </table:table-row>
        <table:table-row table:style-name="ro1">
          <table:table-cell office:value-type="float" office:value="-222">
            <text:p>-222</text:p>
          </table:table-cell>
        </table:table-row>
        <table:table-row table:style-name="ro1">
          <table:table-cell office:value-type="float" office:value="-221">
            <text:p>-221</text:p>
          </table:table-cell>
        </table:table-row>
        <table:table-row table:style-name="ro1">
          <table:table-cell office:value-type="float" office:value="-220">
            <text:p>-220</text:p>
          </table:table-cell>
        </table:table-row>
        <table:table-row table:style-name="ro1">
          <table:table-cell office:value-type="float" office:value="-219">
            <text:p>-219</text:p>
          </table:table-cell>
        </table:table-row>
        <table:table-row table:style-name="ro1">
          <table:table-cell office:value-type="float" office:value="-218">
            <text:p>-218</text:p>
          </table:table-cell>
        </table:table-row>
        <table:table-row table:style-name="ro1">
          <table:table-cell office:value-type="float" office:value="-217">
            <text:p>-217</text:p>
          </table:table-cell>
        </table:table-row>
        <table:table-row table:style-name="ro1">
          <table:table-cell office:value-type="float" office:value="-216">
            <text:p>-216</text:p>
          </table:table-cell>
        </table:table-row>
        <table:table-row table:style-name="ro1">
          <table:table-cell office:value-type="float" office:value="-215">
            <text:p>-215</text:p>
          </table:table-cell>
        </table:table-row>
        <table:table-row table:style-name="ro1">
          <table:table-cell office:value-type="float" office:value="-214">
            <text:p>-214</text:p>
          </table:table-cell>
        </table:table-row>
        <table:table-row table:style-name="ro1">
          <table:table-cell office:value-type="float" office:value="-213">
            <text:p>-213</text:p>
          </table:table-cell>
        </table:table-row>
        <table:table-row table:style-name="ro1">
          <table:table-cell office:value-type="float" office:value="-212">
            <text:p>-212</text:p>
          </table:table-cell>
        </table:table-row>
        <table:table-row table:style-name="ro1">
          <table:table-cell office:value-type="float" office:value="-211">
            <text:p>-211</text:p>
          </table:table-cell>
        </table:table-row>
        <table:table-row table:style-name="ro1">
          <table:table-cell office:value-type="float" office:value="-210">
            <text:p>-210</text:p>
          </table:table-cell>
        </table:table-row>
        <table:table-row table:style-name="ro1">
          <table:table-cell office:value-type="float" office:value="-209">
            <text:p>-209</text:p>
          </table:table-cell>
        </table:table-row>
        <table:table-row table:style-name="ro1">
          <table:table-cell office:value-type="float" office:value="-208">
            <text:p>-208</text:p>
          </table:table-cell>
        </table:table-row>
        <table:table-row table:style-name="ro1">
          <table:table-cell office:value-type="float" office:value="-207">
            <text:p>-207</text:p>
          </table:table-cell>
        </table:table-row>
        <table:table-row table:style-name="ro1">
          <table:table-cell office:value-type="float" office:value="-206">
            <text:p>-206</text:p>
          </table:table-cell>
        </table:table-row>
        <table:table-row table:style-name="ro1">
          <table:table-cell office:value-type="float" office:value="-205">
            <text:p>-205</text:p>
          </table:table-cell>
        </table:table-row>
        <table:table-row table:style-name="ro1">
          <table:table-cell office:value-type="float" office:value="-204">
            <text:p>-204</text:p>
          </table:table-cell>
        </table:table-row>
        <table:table-row table:style-name="ro1">
          <table:table-cell office:value-type="float" office:value="-203">
            <text:p>-203</text:p>
          </table:table-cell>
        </table:table-row>
        <table:table-row table:style-name="ro1">
          <table:table-cell office:value-type="float" office:value="-202">
            <text:p>-202</text:p>
          </table:table-cell>
        </table:table-row>
        <table:table-row table:style-name="ro1">
          <table:table-cell office:value-type="float" office:value="-201">
            <text:p>-201</text:p>
          </table:table-cell>
        </table:table-row>
        <table:table-row table:style-name="ro1"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-199">
            <text:p>-199</text:p>
          </table:table-cell>
        </table:table-row>
        <table:table-row table:style-name="ro1">
          <table:table-cell office:value-type="float" office:value="-198">
            <text:p>-198</text:p>
          </table:table-cell>
        </table:table-row>
        <table:table-row table:style-name="ro1">
          <table:table-cell office:value-type="float" office:value="-197">
            <text:p>-197</text:p>
          </table:table-cell>
        </table:table-row>
        <table:table-row table:style-name="ro1">
          <table:table-cell office:value-type="float" office:value="-196">
            <text:p>-196</text:p>
          </table:table-cell>
        </table:table-row>
        <table:table-row table:style-name="ro1">
          <table:table-cell office:value-type="float" office:value="-195">
            <text:p>-195</text:p>
          </table:table-cell>
        </table:table-row>
        <table:table-row table:style-name="ro1">
          <table:table-cell office:value-type="float" office:value="-194">
            <text:p>-194</text:p>
          </table:table-cell>
        </table:table-row>
        <table:table-row table:style-name="ro1">
          <table:table-cell office:value-type="float" office:value="-193">
            <text:p>-193</text:p>
          </table:table-cell>
        </table:table-row>
        <table:table-row table:style-name="ro1">
          <table:table-cell office:value-type="float" office:value="-192">
            <text:p>-192</text:p>
          </table:table-cell>
        </table:table-row>
        <table:table-row table:style-name="ro1">
          <table:table-cell office:value-type="float" office:value="-191">
            <text:p>-191</text:p>
          </table:table-cell>
        </table:table-row>
        <table:table-row table:style-name="ro1">
          <table:table-cell office:value-type="float" office:value="-190">
            <text:p>-190</text:p>
          </table:table-cell>
        </table:table-row>
        <table:table-row table:style-name="ro1">
          <table:table-cell office:value-type="float" office:value="-189">
            <text:p>-189</text:p>
          </table:table-cell>
        </table:table-row>
        <table:table-row table:style-name="ro1">
          <table:table-cell office:value-type="float" office:value="-188">
            <text:p>-188</text:p>
          </table:table-cell>
        </table:table-row>
        <table:table-row table:style-name="ro1">
          <table:table-cell office:value-type="float" office:value="-187">
            <text:p>-187</text:p>
          </table:table-cell>
        </table:table-row>
        <table:table-row table:style-name="ro1">
          <table:table-cell office:value-type="float" office:value="-186">
            <text:p>-186</text:p>
          </table:table-cell>
        </table:table-row>
        <table:table-row table:style-name="ro1">
          <table:table-cell office:value-type="float" office:value="-185">
            <text:p>-185</text:p>
          </table:table-cell>
        </table:table-row>
        <table:table-row table:style-name="ro1">
          <table:table-cell office:value-type="float" office:value="-184">
            <text:p>-184</text:p>
          </table:table-cell>
        </table:table-row>
        <table:table-row table:style-name="ro1">
          <table:table-cell office:value-type="float" office:value="-183">
            <text:p>-183</text:p>
          </table:table-cell>
        </table:table-row>
        <table:table-row table:style-name="ro1">
          <table:table-cell office:value-type="float" office:value="-182">
            <text:p>-182</text:p>
          </table:table-cell>
        </table:table-row>
        <table:table-row table:style-name="ro1">
          <table:table-cell office:value-type="float" office:value="-181">
            <text:p>-181</text:p>
          </table:table-cell>
        </table:table-row>
        <table:table-row table:style-name="ro1">
          <table:table-cell office:value-type="float" office:value="-180">
            <text:p>-180</text:p>
          </table:table-cell>
        </table:table-row>
        <table:table-row table:style-name="ro1">
          <table:table-cell office:value-type="float" office:value="-179">
            <text:p>-179</text:p>
          </table:table-cell>
        </table:table-row>
        <table:table-row table:style-name="ro1">
          <table:table-cell office:value-type="float" office:value="-178">
            <text:p>-178</text:p>
          </table:table-cell>
        </table:table-row>
        <table:table-row table:style-name="ro1">
          <table:table-cell office:value-type="float" office:value="-177">
            <text:p>-177</text:p>
          </table:table-cell>
        </table:table-row>
        <table:table-row table:style-name="ro1">
          <table:table-cell office:value-type="float" office:value="-176">
            <text:p>-176</text:p>
          </table:table-cell>
        </table:table-row>
        <table:table-row table:style-name="ro1">
          <table:table-cell office:value-type="float" office:value="-175">
            <text:p>-175</text:p>
          </table:table-cell>
        </table:table-row>
        <table:table-row table:style-name="ro1">
          <table:table-cell office:value-type="float" office:value="-174">
            <text:p>-174</text:p>
          </table:table-cell>
        </table:table-row>
        <table:table-row table:style-name="ro1">
          <table:table-cell office:value-type="float" office:value="-173">
            <text:p>-173</text:p>
          </table:table-cell>
        </table:table-row>
        <table:table-row table:style-name="ro1">
          <table:table-cell office:value-type="float" office:value="-172">
            <text:p>-172</text:p>
          </table:table-cell>
        </table:table-row>
        <table:table-row table:style-name="ro1">
          <table:table-cell office:value-type="float" office:value="-171">
            <text:p>-171</text:p>
          </table:table-cell>
        </table:table-row>
        <table:table-row table:style-name="ro1">
          <table:table-cell office:value-type="float" office:value="-170">
            <text:p>-170</text:p>
          </table:table-cell>
        </table:table-row>
        <table:table-row table:style-name="ro1">
          <table:table-cell office:value-type="float" office:value="-169">
            <text:p>-169</text:p>
          </table:table-cell>
        </table:table-row>
        <table:table-row table:style-name="ro1">
          <table:table-cell office:value-type="float" office:value="-168">
            <text:p>-168</text:p>
          </table:table-cell>
        </table:table-row>
        <table:table-row table:style-name="ro1">
          <table:table-cell office:value-type="float" office:value="-167">
            <text:p>-167</text:p>
          </table:table-cell>
        </table:table-row>
        <table:table-row table:style-name="ro1">
          <table:table-cell office:value-type="float" office:value="-166">
            <text:p>-166</text:p>
          </table:table-cell>
        </table:table-row>
        <table:table-row table:style-name="ro1">
          <table:table-cell office:value-type="float" office:value="-165">
            <text:p>-165</text:p>
          </table:table-cell>
        </table:table-row>
        <table:table-row table:style-name="ro1">
          <table:table-cell office:value-type="float" office:value="-164">
            <text:p>-164</text:p>
          </table:table-cell>
        </table:table-row>
        <table:table-row table:style-name="ro1">
          <table:table-cell office:value-type="float" office:value="-163">
            <text:p>-163</text:p>
          </table:table-cell>
        </table:table-row>
        <table:table-row table:style-name="ro1">
          <table:table-cell office:value-type="float" office:value="-162">
            <text:p>-162</text:p>
          </table:table-cell>
        </table:table-row>
        <table:table-row table:style-name="ro1">
          <table:table-cell office:value-type="float" office:value="-161">
            <text:p>-161</text:p>
          </table:table-cell>
        </table:table-row>
        <table:table-row table:style-name="ro1">
          <table:table-cell office:value-type="float" office:value="-160">
            <text:p>-160</text:p>
          </table:table-cell>
        </table:table-row>
        <table:table-row table:style-name="ro1">
          <table:table-cell office:value-type="float" office:value="-159">
            <text:p>-159</text:p>
          </table:table-cell>
        </table:table-row>
        <table:table-row table:style-name="ro1">
          <table:table-cell office:value-type="float" office:value="-158">
            <text:p>-158</text:p>
          </table:table-cell>
        </table:table-row>
        <table:table-row table:style-name="ro1">
          <table:table-cell office:value-type="float" office:value="-157">
            <text:p>-157</text:p>
          </table:table-cell>
        </table:table-row>
        <table:table-row table:style-name="ro1">
          <table:table-cell office:value-type="float" office:value="-156">
            <text:p>-156</text:p>
          </table:table-cell>
        </table:table-row>
        <table:table-row table:style-name="ro1">
          <table:table-cell office:value-type="float" office:value="-155">
            <text:p>-155</text:p>
          </table:table-cell>
        </table:table-row>
        <table:table-row table:style-name="ro1">
          <table:table-cell office:value-type="float" office:value="-154">
            <text:p>-154</text:p>
          </table:table-cell>
        </table:table-row>
        <table:table-row table:style-name="ro1">
          <table:table-cell office:value-type="float" office:value="-153">
            <text:p>-153</text:p>
          </table:table-cell>
        </table:table-row>
        <table:table-row table:style-name="ro1">
          <table:table-cell office:value-type="float" office:value="-152">
            <text:p>-152</text:p>
          </table:table-cell>
        </table:table-row>
        <table:table-row table:style-name="ro1">
          <table:table-cell office:value-type="float" office:value="-151">
            <text:p>-151</text:p>
          </table:table-cell>
        </table:table-row>
        <table:table-row table:style-name="ro1">
          <table:table-cell office:value-type="float" office:value="-150">
            <text:p>-150</text:p>
          </table:table-cell>
        </table:table-row>
        <table:table-row table:style-name="ro1">
          <table:table-cell office:value-type="float" office:value="-149">
            <text:p>-149</text:p>
          </table:table-cell>
        </table:table-row>
        <table:table-row table:style-name="ro1">
          <table:table-cell office:value-type="float" office:value="-148">
            <text:p>-148</text:p>
          </table:table-cell>
        </table:table-row>
        <table:table-row table:style-name="ro1">
          <table:table-cell office:value-type="float" office:value="-147">
            <text:p>-147</text:p>
          </table:table-cell>
        </table:table-row>
        <table:table-row table:style-name="ro1">
          <table:table-cell office:value-type="float" office:value="-146">
            <text:p>-146</text:p>
          </table:table-cell>
        </table:table-row>
        <table:table-row table:style-name="ro1">
          <table:table-cell office:value-type="float" office:value="-145">
            <text:p>-145</text:p>
          </table:table-cell>
        </table:table-row>
        <table:table-row table:style-name="ro1">
          <table:table-cell office:value-type="float" office:value="-144">
            <text:p>-144</text:p>
          </table:table-cell>
        </table:table-row>
        <table:table-row table:style-name="ro1">
          <table:table-cell office:value-type="float" office:value="-143">
            <text:p>-143</text:p>
          </table:table-cell>
        </table:table-row>
        <table:table-row table:style-name="ro1">
          <table:table-cell office:value-type="float" office:value="-142">
            <text:p>-142</text:p>
          </table:table-cell>
        </table:table-row>
        <table:table-row table:style-name="ro1">
          <table:table-cell office:value-type="float" office:value="-141">
            <text:p>-141</text:p>
          </table:table-cell>
        </table:table-row>
        <table:table-row table:style-name="ro1">
          <table:table-cell office:value-type="float" office:value="-140">
            <text:p>-140</text:p>
          </table:table-cell>
        </table:table-row>
        <table:table-row table:style-name="ro1">
          <table:table-cell office:value-type="float" office:value="-139">
            <text:p>-139</text:p>
          </table:table-cell>
        </table:table-row>
        <table:table-row table:style-name="ro1">
          <table:table-cell office:value-type="float" office:value="-138">
            <text:p>-138</text:p>
          </table:table-cell>
        </table:table-row>
        <table:table-row table:style-name="ro1">
          <table:table-cell office:value-type="float" office:value="-137">
            <text:p>-137</text:p>
          </table:table-cell>
        </table:table-row>
        <table:table-row table:style-name="ro1">
          <table:table-cell office:value-type="float" office:value="-136">
            <text:p>-136</text:p>
          </table:table-cell>
        </table:table-row>
        <table:table-row table:style-name="ro1">
          <table:table-cell office:value-type="float" office:value="-135">
            <text:p>-135</text:p>
          </table:table-cell>
        </table:table-row>
        <table:table-row table:style-name="ro1">
          <table:table-cell office:value-type="float" office:value="-134">
            <text:p>-134</text:p>
          </table:table-cell>
        </table:table-row>
        <table:table-row table:style-name="ro1">
          <table:table-cell office:value-type="float" office:value="-133">
            <text:p>-133</text:p>
          </table:table-cell>
        </table:table-row>
        <table:table-row table:style-name="ro1">
          <table:table-cell office:value-type="float" office:value="-132">
            <text:p>-132</text:p>
          </table:table-cell>
        </table:table-row>
        <table:table-row table:style-name="ro1">
          <table:table-cell office:value-type="float" office:value="-131">
            <text:p>-131</text:p>
          </table:table-cell>
        </table:table-row>
        <table:table-row table:style-name="ro1">
          <table:table-cell office:value-type="float" office:value="-130">
            <text:p>-130</text:p>
          </table:table-cell>
        </table:table-row>
        <table:table-row table:style-name="ro1">
          <table:table-cell office:value-type="float" office:value="-129">
            <text:p>-129</text:p>
          </table:table-cell>
        </table:table-row>
        <table:table-row table:style-name="ro1">
          <table:table-cell office:value-type="float" office:value="-128">
            <text:p>-128</text:p>
          </table:table-cell>
        </table:table-row>
        <table:table-row table:style-name="ro1">
          <table:table-cell office:value-type="float" office:value="-127">
            <text:p>-127</text:p>
          </table:table-cell>
        </table:table-row>
        <table:table-row table:style-name="ro1">
          <table:table-cell office:value-type="float" office:value="-126">
            <text:p>-126</text:p>
          </table:table-cell>
        </table:table-row>
        <table:table-row table:style-name="ro1">
          <table:table-cell office:value-type="float" office:value="-125">
            <text:p>-125</text:p>
          </table:table-cell>
        </table:table-row>
        <table:table-row table:style-name="ro1">
          <table:table-cell office:value-type="float" office:value="-124">
            <text:p>-124</text:p>
          </table:table-cell>
        </table:table-row>
        <table:table-row table:style-name="ro1">
          <table:table-cell office:value-type="float" office:value="-123">
            <text:p>-123</text:p>
          </table:table-cell>
        </table:table-row>
        <table:table-row table:style-name="ro1">
          <table:table-cell office:value-type="float" office:value="-122">
            <text:p>-122</text:p>
          </table:table-cell>
        </table:table-row>
        <table:table-row table:style-name="ro1">
          <table:table-cell office:value-type="float" office:value="-121">
            <text:p>-121</text:p>
          </table:table-cell>
        </table:table-row>
        <table:table-row table:style-name="ro1">
          <table:table-cell office:value-type="float" office:value="-120">
            <text:p>-120</text:p>
          </table:table-cell>
        </table:table-row>
        <table:table-row table:style-name="ro1">
          <table:table-cell office:value-type="float" office:value="-119">
            <text:p>-119</text:p>
          </table:table-cell>
        </table:table-row>
        <table:table-row table:style-name="ro1">
          <table:table-cell office:value-type="float" office:value="-118">
            <text:p>-118</text:p>
          </table:table-cell>
        </table:table-row>
        <table:table-row table:style-name="ro1">
          <table:table-cell office:value-type="float" office:value="-117">
            <text:p>-117</text:p>
          </table:table-cell>
        </table:table-row>
        <table:table-row table:style-name="ro1">
          <table:table-cell office:value-type="float" office:value="-116">
            <text:p>-116</text:p>
          </table:table-cell>
        </table:table-row>
        <table:table-row table:style-name="ro1">
          <table:table-cell office:value-type="float" office:value="-115">
            <text:p>-115</text:p>
          </table:table-cell>
        </table:table-row>
        <table:table-row table:style-name="ro1">
          <table:table-cell office:value-type="float" office:value="-114">
            <text:p>-114</text:p>
          </table:table-cell>
        </table:table-row>
        <table:table-row table:style-name="ro1">
          <table:table-cell office:value-type="float" office:value="-113">
            <text:p>-113</text:p>
          </table:table-cell>
        </table:table-row>
        <table:table-row table:style-name="ro1">
          <table:table-cell office:value-type="float" office:value="-112">
            <text:p>-112</text:p>
          </table:table-cell>
        </table:table-row>
        <table:table-row table:style-name="ro1">
          <table:table-cell office:value-type="float" office:value="-111">
            <text:p>-111</text:p>
          </table:table-cell>
        </table:table-row>
        <table:table-row table:style-name="ro1">
          <table:table-cell office:value-type="float" office:value="-110">
            <text:p>-110</text:p>
          </table:table-cell>
        </table:table-row>
        <table:table-row table:style-name="ro1">
          <table:table-cell office:value-type="float" office:value="-109">
            <text:p>-109</text:p>
          </table:table-cell>
        </table:table-row>
        <table:table-row table:style-name="ro1">
          <table:table-cell office:value-type="float" office:value="-108">
            <text:p>-108</text:p>
          </table:table-cell>
        </table:table-row>
        <table:table-row table:style-name="ro1">
          <table:table-cell office:value-type="float" office:value="-107">
            <text:p>-107</text:p>
          </table:table-cell>
        </table:table-row>
        <table:table-row table:style-name="ro1">
          <table:table-cell office:value-type="float" office:value="-106">
            <text:p>-106</text:p>
          </table:table-cell>
        </table:table-row>
        <table:table-row table:style-name="ro1">
          <table:table-cell office:value-type="float" office:value="-105">
            <text:p>-105</text:p>
          </table:table-cell>
        </table:table-row>
        <table:table-row table:style-name="ro1">
          <table:table-cell office:value-type="float" office:value="-104">
            <text:p>-104</text:p>
          </table:table-cell>
        </table:table-row>
        <table:table-row table:style-name="ro1">
          <table:table-cell office:value-type="float" office:value="-103">
            <text:p>-103</text:p>
          </table:table-cell>
        </table:table-row>
        <table:table-row table:style-name="ro1">
          <table:table-cell office:value-type="float" office:value="-102">
            <text:p>-102</text:p>
          </table:table-cell>
        </table:table-row>
        <table:table-row table:style-name="ro1">
          <table:table-cell office:value-type="float" office:value="-101">
            <text:p>-101</text:p>
          </table:table-cell>
        </table:table-row>
        <table:table-row table:style-name="ro1"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-99">
            <text:p>-99</text:p>
          </table:table-cell>
        </table:table-row>
        <table:table-row table:style-name="ro1">
          <table:table-cell office:value-type="float" office:value="-98">
            <text:p>-98</text:p>
          </table:table-cell>
        </table:table-row>
        <table:table-row table:style-name="ro1">
          <table:table-cell office:value-type="float" office:value="-97">
            <text:p>-97</text:p>
          </table:table-cell>
        </table:table-row>
        <table:table-row table:style-name="ro1">
          <table:table-cell office:value-type="float" office:value="-96">
            <text:p>-96</text:p>
          </table:table-cell>
        </table:table-row>
        <table:table-row table:style-name="ro1">
          <table:table-cell office:value-type="float" office:value="-95">
            <text:p>-95</text:p>
          </table:table-cell>
        </table:table-row>
        <table:table-row table:style-name="ro1">
          <table:table-cell office:value-type="float" office:value="-94">
            <text:p>-94</text:p>
          </table:table-cell>
        </table:table-row>
        <table:table-row table:style-name="ro1">
          <table:table-cell office:value-type="float" office:value="-93">
            <text:p>-93</text:p>
          </table:table-cell>
        </table:table-row>
        <table:table-row table:style-name="ro1">
          <table:table-cell office:value-type="float" office:value="-92">
            <text:p>-92</text:p>
          </table:table-cell>
        </table:table-row>
        <table:table-row table:style-name="ro1">
          <table:table-cell office:value-type="float" office:value="-91">
            <text:p>-91</text:p>
          </table:table-cell>
        </table:table-row>
        <table:table-row table:style-name="ro1"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-89">
            <text:p>-89</text:p>
          </table:table-cell>
        </table:table-row>
        <table:table-row table:style-name="ro1">
          <table:table-cell office:value-type="float" office:value="-88">
            <text:p>-88</text:p>
          </table:table-cell>
        </table:table-row>
        <table:table-row table:style-name="ro1">
          <table:table-cell office:value-type="float" office:value="-87">
            <text:p>-87</text:p>
          </table:table-cell>
        </table:table-row>
        <table:table-row table:style-name="ro1">
          <table:table-cell office:value-type="float" office:value="-86">
            <text:p>-86</text:p>
          </table:table-cell>
        </table:table-row>
        <table:table-row table:style-name="ro1">
          <table:table-cell office:value-type="float" office:value="-85">
            <text:p>-85</text:p>
          </table:table-cell>
        </table:table-row>
        <table:table-row table:style-name="ro1">
          <table:table-cell office:value-type="float" office:value="-84">
            <text:p>-84</text:p>
          </table:table-cell>
        </table:table-row>
        <table:table-row table:style-name="ro1">
          <table:table-cell office:value-type="float" office:value="-83">
            <text:p>-83</text:p>
          </table:table-cell>
        </table:table-row>
        <table:table-row table:style-name="ro1">
          <table:table-cell office:value-type="float" office:value="-82">
            <text:p>-82</text:p>
          </table:table-cell>
        </table:table-row>
        <table:table-row table:style-name="ro1">
          <table:table-cell office:value-type="float" office:value="-81">
            <text:p>-81</text:p>
          </table:table-cell>
        </table:table-row>
        <table:table-row table:style-name="ro1">
          <table:table-cell office:value-type="float" office:value="-80">
            <text:p>-80</text:p>
          </table:table-cell>
        </table:table-row>
        <table:table-row table:style-name="ro1">
          <table:table-cell office:value-type="float" office:value="-79">
            <text:p>-79</text:p>
          </table:table-cell>
        </table:table-row>
        <table:table-row table:style-name="ro1">
          <table:table-cell office:value-type="float" office:value="-78">
            <text:p>-78</text:p>
          </table:table-cell>
        </table:table-row>
        <table:table-row table:style-name="ro1">
          <table:table-cell office:value-type="float" office:value="-77">
            <text:p>-77</text:p>
          </table:table-cell>
        </table:table-row>
        <table:table-row table:style-name="ro1">
          <table:table-cell office:value-type="float" office:value="-76">
            <text:p>-76</text:p>
          </table:table-cell>
        </table:table-row>
        <table:table-row table:style-name="ro1">
          <table:table-cell office:value-type="float" office:value="-75">
            <text:p>-75</text:p>
          </table:table-cell>
        </table:table-row>
        <table:table-row table:style-name="ro1">
          <table:table-cell office:value-type="float" office:value="-74">
            <text:p>-74</text:p>
          </table:table-cell>
        </table:table-row>
        <table:table-row table:style-name="ro1">
          <table:table-cell office:value-type="float" office:value="-73">
            <text:p>-73</text:p>
          </table:table-cell>
        </table:table-row>
        <table:table-row table:style-name="ro1">
          <table:table-cell office:value-type="float" office:value="-72">
            <text:p>-72</text:p>
          </table:table-cell>
        </table:table-row>
        <table:table-row table:style-name="ro1">
          <table:table-cell office:value-type="float" office:value="-71">
            <text:p>-71</text:p>
          </table:table-cell>
        </table:table-row>
        <table:table-row table:style-name="ro1">
          <table:table-cell office:value-type="float" office:value="-70">
            <text:p>-70</text:p>
          </table:table-cell>
        </table:table-row>
        <table:table-row table:style-name="ro1">
          <table:table-cell office:value-type="float" office:value="-69">
            <text:p>-69</text:p>
          </table:table-cell>
        </table:table-row>
        <table:table-row table:style-name="ro1">
          <table:table-cell office:value-type="float" office:value="-68">
            <text:p>-68</text:p>
          </table:table-cell>
        </table:table-row>
        <table:table-row table:style-name="ro1">
          <table:table-cell office:value-type="float" office:value="-67">
            <text:p>-67</text:p>
          </table:table-cell>
        </table:table-row>
        <table:table-row table:style-name="ro1">
          <table:table-cell office:value-type="float" office:value="-66">
            <text:p>-66</text:p>
          </table:table-cell>
        </table:table-row>
        <table:table-row table:style-name="ro1">
          <table:table-cell office:value-type="float" office:value="-65">
            <text:p>-65</text:p>
          </table:table-cell>
        </table:table-row>
        <table:table-row table:style-name="ro1">
          <table:table-cell office:value-type="float" office:value="-64">
            <text:p>-64</text:p>
          </table:table-cell>
        </table:table-row>
        <table:table-row table:style-name="ro1">
          <table:table-cell office:value-type="float" office:value="-63">
            <text:p>-63</text:p>
          </table:table-cell>
        </table:table-row>
        <table:table-row table:style-name="ro1">
          <table:table-cell office:value-type="float" office:value="-62">
            <text:p>-62</text:p>
          </table:table-cell>
        </table:table-row>
        <table:table-row table:style-name="ro1">
          <table:table-cell office:value-type="float" office:value="-61">
            <text:p>-61</text:p>
          </table:table-cell>
        </table:table-row>
        <table:table-row table:style-name="ro1">
          <table:table-cell office:value-type="float" office:value="-60">
            <text:p>-60</text:p>
          </table:table-cell>
        </table:table-row>
        <table:table-row table:style-name="ro1">
          <table:table-cell office:value-type="float" office:value="-59">
            <text:p>-59</text:p>
          </table:table-cell>
        </table:table-row>
        <table:table-row table:style-name="ro1">
          <table:table-cell office:value-type="float" office:value="-58">
            <text:p>-58</text:p>
          </table:table-cell>
        </table:table-row>
        <table:table-row table:style-name="ro1">
          <table:table-cell office:value-type="float" office:value="-57">
            <text:p>-57</text:p>
          </table:table-cell>
        </table:table-row>
        <table:table-row table:style-name="ro1">
          <table:table-cell office:value-type="float" office:value="-56">
            <text:p>-56</text:p>
          </table:table-cell>
        </table:table-row>
        <table:table-row table:style-name="ro1">
          <table:table-cell office:value-type="float" office:value="-55">
            <text:p>-55</text:p>
          </table:table-cell>
        </table:table-row>
        <table:table-row table:style-name="ro1">
          <table:table-cell office:value-type="float" office:value="-54">
            <text:p>-54</text:p>
          </table:table-cell>
        </table:table-row>
        <table:table-row table:style-name="ro1">
          <table:table-cell office:value-type="float" office:value="-53">
            <text:p>-53</text:p>
          </table:table-cell>
        </table:table-row>
        <table:table-row table:style-name="ro1">
          <table:table-cell office:value-type="float" office:value="-52">
            <text:p>-52</text:p>
          </table:table-cell>
        </table:table-row>
        <table:table-row table:style-name="ro1">
          <table:table-cell office:value-type="float" office:value="-51">
            <text:p>-51</text:p>
          </table:table-cell>
        </table:table-row>
        <table:table-row table:style-name="ro1"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-49">
            <text:p>-49</text:p>
          </table:table-cell>
        </table:table-row>
        <table:table-row table:style-name="ro1">
          <table:table-cell office:value-type="float" office:value="-48">
            <text:p>-48</text:p>
          </table:table-cell>
        </table:table-row>
        <table:table-row table:style-name="ro1">
          <table:table-cell office:value-type="float" office:value="-47">
            <text:p>-47</text:p>
          </table:table-cell>
        </table:table-row>
        <table:table-row table:style-name="ro1">
          <table:table-cell office:value-type="float" office:value="-46">
            <text:p>-46</text:p>
          </table:table-cell>
        </table:table-row>
        <table:table-row table:style-name="ro1">
          <table:table-cell office:value-type="float" office:value="-45">
            <text:p>-45</text:p>
          </table:table-cell>
        </table:table-row>
        <table:table-row table:style-name="ro1">
          <table:table-cell office:value-type="float" office:value="-44">
            <text:p>-44</text:p>
          </table:table-cell>
        </table:table-row>
        <table:table-row table:style-name="ro1">
          <table:table-cell office:value-type="float" office:value="-43">
            <text:p>-43</text:p>
          </table:table-cell>
        </table:table-row>
        <table:table-row table:style-name="ro1">
          <table:table-cell office:value-type="float" office:value="-42">
            <text:p>-42</text:p>
          </table:table-cell>
        </table:table-row>
        <table:table-row table:style-name="ro1">
          <table:table-cell office:value-type="float" office:value="-41">
            <text:p>-41</text:p>
          </table:table-cell>
        </table:table-row>
        <table:table-row table:style-name="ro1">
          <table:table-cell office:value-type="float" office:value="-40">
            <text:p>-40</text:p>
          </table:table-cell>
        </table:table-row>
        <table:table-row table:style-name="ro1">
          <table:table-cell office:value-type="float" office:value="-39">
            <text:p>-39</text:p>
          </table:table-cell>
        </table:table-row>
        <table:table-row table:style-name="ro1">
          <table:table-cell office:value-type="float" office:value="-38">
            <text:p>-38</text:p>
          </table:table-cell>
        </table:table-row>
        <table:table-row table:style-name="ro1">
          <table:table-cell office:value-type="float" office:value="-37">
            <text:p>-37</text:p>
          </table:table-cell>
        </table:table-row>
        <table:table-row table:style-name="ro1">
          <table:table-cell office:value-type="float" office:value="-36">
            <text:p>-36</text:p>
          </table:table-cell>
        </table:table-row>
        <table:table-row table:style-name="ro1">
          <table:table-cell office:value-type="float" office:value="-35">
            <text:p>-35</text:p>
          </table:table-cell>
        </table:table-row>
        <table:table-row table:style-name="ro1">
          <table:table-cell office:value-type="float" office:value="-34">
            <text:p>-34</text:p>
          </table:table-cell>
        </table:table-row>
        <table:table-row table:style-name="ro1">
          <table:table-cell office:value-type="float" office:value="-33">
            <text:p>-33</text:p>
          </table:table-cell>
        </table:table-row>
        <table:table-row table:style-name="ro1"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-31">
            <text:p>-31</text:p>
          </table:table-cell>
        </table:table-row>
        <table:table-row table:style-name="ro1"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-29">
            <text:p>-29</text:p>
          </table:table-cell>
        </table:table-row>
        <table:table-row table:style-name="ro1">
          <table:table-cell office:value-type="float" office:value="-28">
            <text:p>-28</text:p>
          </table:table-cell>
        </table:table-row>
        <table:table-row table:style-name="ro1">
          <table:table-cell office:value-type="float" office:value="-27">
            <text:p>-27</text:p>
          </table:table-cell>
        </table:table-row>
        <table:table-row table:style-name="ro1">
          <table:table-cell office:value-type="float" office:value="-26">
            <text:p>-26</text:p>
          </table:table-cell>
        </table:table-row>
        <table:table-row table:style-name="ro1">
          <table:table-cell office:value-type="float" office:value="-25">
            <text:p>-25</text:p>
          </table:table-cell>
        </table:table-row>
        <table:table-row table:style-name="ro1">
          <table:table-cell office:value-type="float" office:value="-24">
            <text:p>-24</text:p>
          </table:table-cell>
        </table:table-row>
        <table:table-row table:style-name="ro1">
          <table:table-cell office:value-type="float" office:value="-23">
            <text:p>-23</text:p>
          </table:table-cell>
        </table:table-row>
        <table:table-row table:style-name="ro1">
          <table:table-cell office:value-type="float" office:value="-22">
            <text:p>-22</text:p>
          </table:table-cell>
        </table:table-row>
        <table:table-row table:style-name="ro1">
          <table:table-cell office:value-type="float" office:value="-21">
            <text:p>-21</text:p>
          </table:table-cell>
        </table:table-row>
        <table:table-row table:style-name="ro1">
          <table:table-cell office:value-type="float" office:value="-20">
            <text:p>-20</text:p>
          </table:table-cell>
        </table:table-row>
        <table:table-row table:style-name="ro1">
          <table:table-cell office:value-type="float" office:value="-19">
            <text:p>-19</text:p>
          </table:table-cell>
        </table:table-row>
        <table:table-row table:style-name="ro1">
          <table:table-cell office:value-type="float" office:value="-18">
            <text:p>-18</text:p>
          </table:table-cell>
        </table:table-row>
        <table:table-row table:style-name="ro1">
          <table:table-cell office:value-type="float" office:value="-17">
            <text:p>-17</text:p>
          </table:table-cell>
        </table:table-row>
        <table:table-row table:style-name="ro1">
          <table:table-cell office:value-type="float" office:value="-16">
            <text:p>-16</text:p>
          </table:table-cell>
        </table:table-row>
        <table:table-row table:style-name="ro1">
          <table:table-cell office:value-type="float" office:value="-15">
            <text:p>-15</text:p>
          </table:table-cell>
        </table:table-row>
        <table:table-row table:style-name="ro1">
          <table:table-cell office:value-type="float" office:value="-14">
            <text:p>-14</text:p>
          </table:table-cell>
        </table:table-row>
        <table:table-row table:style-name="ro1">
          <table:table-cell office:value-type="float" office:value="-13">
            <text:p>-13</text:p>
          </table:table-cell>
        </table:table-row>
        <table:table-row table:style-name="ro1">
          <table:table-cell office:value-type="float" office:value="-12">
            <text:p>-12</text:p>
          </table:table-cell>
        </table:table-row>
        <table:table-row table:style-name="ro1">
          <table:table-cell office:value-type="float" office:value="-11">
            <text:p>-11</text:p>
          </table:table-cell>
        </table:table-row>
        <table:table-row table:style-name="ro1">
          <table:table-cell office:value-type="float" office:value="-10">
            <text:p>-10</text:p>
          </table:table-cell>
        </table:table-row>
        <table:table-row table:style-name="ro1">
          <table:table-cell office:value-type="float" office:value="-9">
            <text:p>-9</text:p>
          </table:table-cell>
        </table:table-row>
        <table:table-row table:style-name="ro1">
          <table:table-cell office:value-type="float" office:value="-8">
            <text:p>-8</text:p>
          </table:table-cell>
        </table:table-row>
        <table:table-row table:style-name="ro1">
          <table:table-cell office:value-type="float" office:value="-7">
            <text:p>-7</text:p>
          </table:table-cell>
        </table:table-row>
        <table:table-row table:style-name="ro1">
          <table:table-cell office:value-type="float" office:value="-6">
            <text:p>-6</text:p>
          </table:table-cell>
        </table:table-row>
        <table:table-row table:style-name="ro1"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422">
            <text:p>422</text:p>
          </table:table-cell>
        </table:table-row>
        <table:table-row table:style-name="ro1">
          <table:table-cell office:value-type="float" office:value="423">
            <text:p>423</text:p>
          </table:table-cell>
        </table:table-row>
        <table:table-row table:style-name="ro1"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425">
            <text:p>425</text:p>
          </table:table-cell>
        </table:table-row>
        <table:table-row table:style-name="ro1"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427">
            <text:p>427</text:p>
          </table:table-cell>
        </table:table-row>
        <table:table-row table:style-name="ro1"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437">
            <text:p>437</text:p>
          </table:table-cell>
        </table:table-row>
        <table:table-row table:style-name="ro1">
          <table:table-cell office:value-type="float" office:value="438">
            <text:p>438</text:p>
          </table:table-cell>
        </table:table-row>
        <table:table-row table:style-name="ro1"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447">
            <text:p>447</text:p>
          </table:table-cell>
        </table:table-row>
        <table:table-row table:style-name="ro1"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455">
            <text:p>455</text:p>
          </table:table-cell>
        </table:table-row>
        <table:table-row table:style-name="ro1"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459">
            <text:p>459</text:p>
          </table:table-cell>
        </table:table-row>
        <table:table-row table:style-name="ro1"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464">
            <text:p>464</text:p>
          </table:table-cell>
        </table:table-row>
        <table:table-row table:style-name="ro1"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470">
            <text:p>470</text:p>
          </table:table-cell>
        </table:table-row>
        <table:table-row table:style-name="ro1"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7">
            <text:p>487</text:p>
          </table:table-cell>
        </table:table-row>
        <table:table-row table:style-name="ro1"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489">
            <text:p>489</text:p>
          </table:table-cell>
        </table:table-row>
        <table:table-row table:style-name="ro1">
          <table:table-cell office:value-type="float" office:value="490">
            <text:p>490</text:p>
          </table:table-cell>
        </table:table-row>
        <table:table-row table:style-name="ro1"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495">
            <text:p>495</text:p>
          </table:table-cell>
        </table:table-row>
        <table:table-row table:style-name="ro1"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501">
            <text:p>501</text:p>
          </table:table-cell>
        </table:table-row>
        <table:table-row table:style-name="ro1"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505">
            <text:p>505</text:p>
          </table:table-cell>
        </table:table-row>
        <table:table-row table:style-name="ro1"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508">
            <text:p>508</text:p>
          </table:table-cell>
        </table:table-row>
        <table:table-row table:style-name="ro1">
          <table:table-cell office:value-type="float" office:value="509">
            <text:p>509</text:p>
          </table:table-cell>
        </table:table-row>
        <table:table-row table:style-name="ro1">
          <table:table-cell office:value-type="float" office:value="510">
            <text:p>510</text:p>
          </table:table-cell>
        </table:table-row>
        <table:table-row table:style-name="ro1"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515">
            <text:p>515</text:p>
          </table:table-cell>
        </table:table-row>
        <table:table-row table:style-name="ro1">
          <table:table-cell office:value-type="float" office:value="516">
            <text:p>516</text:p>
          </table:table-cell>
        </table:table-row>
        <table:table-row table:style-name="ro1"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530">
            <text:p>530</text:p>
          </table:table-cell>
        </table:table-row>
        <table:table-row table:style-name="ro1">
          <table:table-cell office:value-type="float" office:value="531">
            <text:p>531</text:p>
          </table:table-cell>
        </table:table-row>
        <table:table-row table:style-name="ro1">
          <table:table-cell office:value-type="float" office:value="532">
            <text:p>532</text:p>
          </table:table-cell>
        </table:table-row>
        <table:table-row table:style-name="ro1">
          <table:table-cell office:value-type="float" office:value="533">
            <text:p>533</text:p>
          </table:table-cell>
        </table:table-row>
        <table:table-row table:style-name="ro1">
          <table:table-cell office:value-type="float" office:value="534">
            <text:p>534</text:p>
          </table:table-cell>
        </table:table-row>
        <table:table-row table:style-name="ro1">
          <table:table-cell office:value-type="float" office:value="535">
            <text:p>535</text:p>
          </table:table-cell>
        </table:table-row>
        <table:table-row table:style-name="ro1">
          <table:table-cell office:value-type="float" office:value="536">
            <text:p>536</text:p>
          </table:table-cell>
        </table:table-row>
        <table:table-row table:style-name="ro1">
          <table:table-cell office:value-type="float" office:value="537">
            <text:p>537</text:p>
          </table:table-cell>
        </table:table-row>
        <table:table-row table:style-name="ro1">
          <table:table-cell office:value-type="float" office:value="538">
            <text:p>538</text:p>
          </table:table-cell>
        </table:table-row>
        <table:table-row table:style-name="ro1">
          <table:table-cell office:value-type="float" office:value="539">
            <text:p>539</text:p>
          </table:table-cell>
        </table:table-row>
        <table:table-row table:style-name="ro1">
          <table:table-cell office:value-type="float" office:value="540">
            <text:p>540</text:p>
          </table:table-cell>
        </table:table-row>
        <table:table-row table:style-name="ro1">
          <table:table-cell office:value-type="float" office:value="541">
            <text:p>541</text:p>
          </table:table-cell>
        </table:table-row>
        <table:table-row table:style-name="ro1">
          <table:table-cell office:value-type="float" office:value="542">
            <text:p>542</text:p>
          </table:table-cell>
        </table:table-row>
        <table:table-row table:style-name="ro1">
          <table:table-cell office:value-type="float" office:value="543">
            <text:p>543</text:p>
          </table:table-cell>
        </table:table-row>
        <table:table-row table:style-name="ro1">
          <table:table-cell office:value-type="float" office:value="544">
            <text:p>544</text:p>
          </table:table-cell>
        </table:table-row>
        <table:table-row table:style-name="ro1">
          <table:table-cell office:value-type="float" office:value="545">
            <text:p>545</text:p>
          </table:table-cell>
        </table:table-row>
        <table:table-row table:style-name="ro1">
          <table:table-cell office:value-type="float" office:value="546">
            <text:p>546</text:p>
          </table:table-cell>
        </table:table-row>
        <table:table-row table:style-name="ro1">
          <table:table-cell office:value-type="float" office:value="547">
            <text:p>547</text:p>
          </table:table-cell>
        </table:table-row>
        <table:table-row table:style-name="ro1">
          <table:table-cell office:value-type="float" office:value="548">
            <text:p>548</text:p>
          </table:table-cell>
        </table:table-row>
        <table:table-row table:style-name="ro1">
          <table:table-cell office:value-type="float" office:value="549">
            <text:p>549</text:p>
          </table:table-cell>
        </table:table-row>
        <table:table-row table:style-name="ro1"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551">
            <text:p>551</text:p>
          </table:table-cell>
        </table:table-row>
        <table:table-row table:style-name="ro1"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553">
            <text:p>553</text:p>
          </table:table-cell>
        </table:table-row>
        <table:table-row table:style-name="ro1">
          <table:table-cell office:value-type="float" office:value="554">
            <text:p>554</text:p>
          </table:table-cell>
        </table:table-row>
        <table:table-row table:style-name="ro1">
          <table:table-cell office:value-type="float" office:value="555">
            <text:p>555</text:p>
          </table:table-cell>
        </table:table-row>
        <table:table-row table:style-name="ro1">
          <table:table-cell office:value-type="float" office:value="556">
            <text:p>556</text:p>
          </table:table-cell>
        </table:table-row>
        <table:table-row table:style-name="ro1">
          <table:table-cell office:value-type="float" office:value="557">
            <text:p>557</text:p>
          </table:table-cell>
        </table:table-row>
        <table:table-row table:style-name="ro1">
          <table:table-cell office:value-type="float" office:value="558">
            <text:p>558</text:p>
          </table:table-cell>
        </table:table-row>
        <table:table-row table:style-name="ro1">
          <table:table-cell office:value-type="float" office:value="559">
            <text:p>559</text:p>
          </table:table-cell>
        </table:table-row>
        <table:table-row table:style-name="ro1"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562">
            <text:p>562</text:p>
          </table:table-cell>
        </table:table-row>
        <table:table-row table:style-name="ro1">
          <table:table-cell office:value-type="float" office:value="563">
            <text:p>563</text:p>
          </table:table-cell>
        </table:table-row>
        <table:table-row table:style-name="ro1">
          <table:table-cell office:value-type="float" office:value="564">
            <text:p>564</text:p>
          </table:table-cell>
        </table:table-row>
        <table:table-row table:style-name="ro1">
          <table:table-cell office:value-type="float" office:value="565">
            <text:p>565</text:p>
          </table:table-cell>
        </table:table-row>
        <table:table-row table:style-name="ro1">
          <table:table-cell office:value-type="float" office:value="566">
            <text:p>566</text:p>
          </table:table-cell>
        </table:table-row>
        <table:table-row table:style-name="ro1">
          <table:table-cell office:value-type="float" office:value="567">
            <text:p>567</text:p>
          </table:table-cell>
        </table:table-row>
        <table:table-row table:style-name="ro1">
          <table:table-cell office:value-type="float" office:value="568">
            <text:p>568</text:p>
          </table:table-cell>
        </table:table-row>
        <table:table-row table:style-name="ro1">
          <table:table-cell office:value-type="float" office:value="569">
            <text:p>569</text:p>
          </table:table-cell>
        </table:table-row>
        <table:table-row table:style-name="ro1">
          <table:table-cell office:value-type="float" office:value="570">
            <text:p>570</text:p>
          </table:table-cell>
        </table:table-row>
        <table:table-row table:style-name="ro1">
          <table:table-cell office:value-type="float" office:value="571">
            <text:p>571</text:p>
          </table:table-cell>
        </table:table-row>
        <table:table-row table:style-name="ro1">
          <table:table-cell office:value-type="float" office:value="572">
            <text:p>572</text:p>
          </table:table-cell>
        </table:table-row>
        <table:table-row table:style-name="ro1">
          <table:table-cell office:value-type="float" office:value="573">
            <text:p>573</text:p>
          </table:table-cell>
        </table:table-row>
        <table:table-row table:style-name="ro1">
          <table:table-cell office:value-type="float" office:value="574">
            <text:p>574</text:p>
          </table:table-cell>
        </table:table-row>
        <table:table-row table:style-name="ro1">
          <table:table-cell office:value-type="float" office:value="575">
            <text:p>575</text:p>
          </table:table-cell>
        </table:table-row>
        <table:table-row table:style-name="ro1">
          <table:table-cell office:value-type="float" office:value="576">
            <text:p>576</text:p>
          </table:table-cell>
        </table:table-row>
        <table:table-row table:style-name="ro1"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578">
            <text:p>578</text:p>
          </table:table-cell>
        </table:table-row>
        <table:table-row table:style-name="ro1">
          <table:table-cell office:value-type="float" office:value="579">
            <text:p>579</text:p>
          </table:table-cell>
        </table:table-row>
        <table:table-row table:style-name="ro1">
          <table:table-cell office:value-type="float" office:value="580">
            <text:p>580</text:p>
          </table:table-cell>
        </table:table-row>
        <table:table-row table:style-name="ro1">
          <table:table-cell office:value-type="float" office:value="581">
            <text:p>581</text:p>
          </table:table-cell>
        </table:table-row>
        <table:table-row table:style-name="ro1">
          <table:table-cell office:value-type="float" office:value="582">
            <text:p>582</text:p>
          </table:table-cell>
        </table:table-row>
        <table:table-row table:style-name="ro1">
          <table:table-cell office:value-type="float" office:value="583">
            <text:p>583</text:p>
          </table:table-cell>
        </table:table-row>
        <table:table-row table:style-name="ro1">
          <table:table-cell office:value-type="float" office:value="584">
            <text:p>584</text:p>
          </table:table-cell>
        </table:table-row>
        <table:table-row table:style-name="ro1"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586">
            <text:p>586</text:p>
          </table:table-cell>
        </table:table-row>
        <table:table-row table:style-name="ro1">
          <table:table-cell office:value-type="float" office:value="587">
            <text:p>587</text:p>
          </table:table-cell>
        </table:table-row>
        <table:table-row table:style-name="ro1">
          <table:table-cell office:value-type="float" office:value="588">
            <text:p>588</text:p>
          </table:table-cell>
        </table:table-row>
        <table:table-row table:style-name="ro1">
          <table:table-cell office:value-type="float" office:value="589">
            <text:p>589</text:p>
          </table:table-cell>
        </table:table-row>
        <table:table-row table:style-name="ro1">
          <table:table-cell office:value-type="float" office:value="590">
            <text:p>590</text:p>
          </table:table-cell>
        </table:table-row>
        <table:table-row table:style-name="ro1">
          <table:table-cell office:value-type="float" office:value="591">
            <text:p>591</text:p>
          </table:table-cell>
        </table:table-row>
        <table:table-row table:style-name="ro1">
          <table:table-cell office:value-type="float" office:value="592">
            <text:p>592</text:p>
          </table:table-cell>
        </table:table-row>
        <table:table-row table:style-name="ro1">
          <table:table-cell office:value-type="float" office:value="593">
            <text:p>593</text:p>
          </table:table-cell>
        </table:table-row>
        <table:table-row table:style-name="ro1">
          <table:table-cell office:value-type="float" office:value="594">
            <text:p>594</text:p>
          </table:table-cell>
        </table:table-row>
        <table:table-row table:style-name="ro1">
          <table:table-cell office:value-type="float" office:value="595">
            <text:p>595</text:p>
          </table:table-cell>
        </table:table-row>
        <table:table-row table:style-name="ro1">
          <table:table-cell office:value-type="float" office:value="596">
            <text:p>596</text:p>
          </table:table-cell>
        </table:table-row>
        <table:table-row table:style-name="ro1">
          <table:table-cell office:value-type="float" office:value="597">
            <text:p>597</text:p>
          </table:table-cell>
        </table:table-row>
        <table:table-row table:style-name="ro1">
          <table:table-cell office:value-type="float" office:value="598">
            <text:p>598</text:p>
          </table:table-cell>
        </table:table-row>
        <table:table-row table:style-name="ro1"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3">
            <text:p>603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609">
            <text:p>609</text:p>
          </table:table-cell>
        </table:table-row>
        <table:table-row table:style-name="ro1">
          <table:table-cell office:value-type="float" office:value="610">
            <text:p>610</text:p>
          </table:table-cell>
        </table:table-row>
        <table:table-row table:style-name="ro1">
          <table:table-cell office:value-type="float" office:value="611">
            <text:p>611</text:p>
          </table:table-cell>
        </table:table-row>
        <table:table-row table:style-name="ro1">
          <table:table-cell office:value-type="float" office:value="612">
            <text:p>612</text:p>
          </table:table-cell>
        </table:table-row>
        <table:table-row table:style-name="ro1"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614">
            <text:p>614</text:p>
          </table:table-cell>
        </table:table-row>
        <table:table-row table:style-name="ro1">
          <table:table-cell office:value-type="float" office:value="615">
            <text:p>615</text:p>
          </table:table-cell>
        </table:table-row>
        <table:table-row table:style-name="ro1">
          <table:table-cell office:value-type="float" office:value="616">
            <text:p>616</text:p>
          </table:table-cell>
        </table:table-row>
        <table:table-row table:style-name="ro1"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618">
            <text:p>618</text:p>
          </table:table-cell>
        </table:table-row>
        <table:table-row table:style-name="ro1">
          <table:table-cell office:value-type="float" office:value="619">
            <text:p>619</text:p>
          </table:table-cell>
        </table:table-row>
        <table:table-row table:style-name="ro1">
          <table:table-cell office:value-type="float" office:value="620">
            <text:p>620</text:p>
          </table:table-cell>
        </table:table-row>
        <table:table-row table:style-name="ro1">
          <table:table-cell office:value-type="float" office:value="621">
            <text:p>621</text:p>
          </table:table-cell>
        </table:table-row>
        <table:table-row table:style-name="ro1"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623">
            <text:p>623</text:p>
          </table:table-cell>
        </table:table-row>
        <table:table-row table:style-name="ro1">
          <table:table-cell office:value-type="float" office:value="624">
            <text:p>624</text:p>
          </table:table-cell>
        </table:table-row>
        <table:table-row table:style-name="ro1"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626">
            <text:p>626</text:p>
          </table:table-cell>
        </table:table-row>
        <table:table-row table:style-name="ro1">
          <table:table-cell office:value-type="float" office:value="627">
            <text:p>627</text:p>
          </table:table-cell>
        </table:table-row>
        <table:table-row table:style-name="ro1">
          <table:table-cell office:value-type="float" office:value="628">
            <text:p>628</text:p>
          </table:table-cell>
        </table:table-row>
        <table:table-row table:style-name="ro1"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630">
            <text:p>630</text:p>
          </table:table-cell>
        </table:table-row>
        <table:table-row table:style-name="ro1">
          <table:table-cell office:value-type="float" office:value="631">
            <text:p>631</text:p>
          </table:table-cell>
        </table:table-row>
        <table:table-row table:style-name="ro1">
          <table:table-cell office:value-type="float" office:value="632">
            <text:p>632</text:p>
          </table:table-cell>
        </table:table-row>
        <table:table-row table:style-name="ro1">
          <table:table-cell office:value-type="float" office:value="633">
            <text:p>633</text:p>
          </table:table-cell>
        </table:table-row>
        <table:table-row table:style-name="ro1">
          <table:table-cell office:value-type="float" office:value="634">
            <text:p>634</text:p>
          </table:table-cell>
        </table:table-row>
        <table:table-row table:style-name="ro1">
          <table:table-cell office:value-type="float" office:value="635">
            <text:p>635</text:p>
          </table:table-cell>
        </table:table-row>
        <table:table-row table:style-name="ro1"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637">
            <text:p>637</text:p>
          </table:table-cell>
        </table:table-row>
        <table:table-row table:style-name="ro1">
          <table:table-cell office:value-type="float" office:value="638">
            <text:p>638</text:p>
          </table:table-cell>
        </table:table-row>
        <table:table-row table:style-name="ro1">
          <table:table-cell office:value-type="float" office:value="639">
            <text:p>639</text:p>
          </table:table-cell>
        </table:table-row>
        <table:table-row table:style-name="ro1">
          <table:table-cell office:value-type="float" office:value="640">
            <text:p>640</text:p>
          </table:table-cell>
        </table:table-row>
        <table:table-row table:style-name="ro1">
          <table:table-cell office:value-type="float" office:value="641">
            <text:p>641</text:p>
          </table:table-cell>
        </table:table-row>
        <table:table-row table:style-name="ro1">
          <table:table-cell office:value-type="float" office:value="642">
            <text:p>642</text:p>
          </table:table-cell>
        </table:table-row>
        <table:table-row table:style-name="ro1">
          <table:table-cell office:value-type="float" office:value="643">
            <text:p>643</text:p>
          </table:table-cell>
        </table:table-row>
        <table:table-row table:style-name="ro1">
          <table:table-cell office:value-type="float" office:value="644">
            <text:p>644</text:p>
          </table:table-cell>
        </table:table-row>
        <table:table-row table:style-name="ro1">
          <table:table-cell office:value-type="float" office:value="645">
            <text:p>645</text:p>
          </table:table-cell>
        </table:table-row>
        <table:table-row table:style-name="ro1">
          <table:table-cell office:value-type="float" office:value="646">
            <text:p>646</text:p>
          </table:table-cell>
        </table:table-row>
        <table:table-row table:style-name="ro1">
          <table:table-cell office:value-type="float" office:value="647">
            <text:p>647</text:p>
          </table:table-cell>
        </table:table-row>
        <table:table-row table:style-name="ro1">
          <table:table-cell office:value-type="float" office:value="648">
            <text:p>648</text:p>
          </table:table-cell>
        </table:table-row>
        <table:table-row table:style-name="ro1">
          <table:table-cell office:value-type="float" office:value="649">
            <text:p>649</text:p>
          </table:table-cell>
        </table:table-row>
        <table:table-row table:style-name="ro1">
          <table:table-cell office:value-type="float" office:value="650">
            <text:p>650</text:p>
          </table:table-cell>
        </table:table-row>
        <table:table-row table:style-name="ro1">
          <table:table-cell office:value-type="float" office:value="651">
            <text:p>651</text:p>
          </table:table-cell>
        </table:table-row>
        <table:table-row table:style-name="ro1">
          <table:table-cell office:value-type="float" office:value="652">
            <text:p>652</text:p>
          </table:table-cell>
        </table:table-row>
        <table:table-row table:style-name="ro1">
          <table:table-cell office:value-type="float" office:value="653">
            <text:p>653</text:p>
          </table:table-cell>
        </table:table-row>
        <table:table-row table:style-name="ro1">
          <table:table-cell office:value-type="float" office:value="654">
            <text:p>654</text:p>
          </table:table-cell>
        </table:table-row>
        <table:table-row table:style-name="ro1">
          <table:table-cell office:value-type="float" office:value="655">
            <text:p>655</text:p>
          </table:table-cell>
        </table:table-row>
        <table:table-row table:style-name="ro1">
          <table:table-cell office:value-type="float" office:value="656">
            <text:p>656</text:p>
          </table:table-cell>
        </table:table-row>
        <table:table-row table:style-name="ro1">
          <table:table-cell office:value-type="float" office:value="657">
            <text:p>657</text:p>
          </table:table-cell>
        </table:table-row>
        <table:table-row table:style-name="ro1">
          <table:table-cell office:value-type="float" office:value="658">
            <text:p>658</text:p>
          </table:table-cell>
        </table:table-row>
        <table:table-row table:style-name="ro1">
          <table:table-cell office:value-type="float" office:value="659">
            <text:p>659</text:p>
          </table:table-cell>
        </table:table-row>
        <table:table-row table:style-name="ro1">
          <table:table-cell office:value-type="float" office:value="660">
            <text:p>660</text:p>
          </table:table-cell>
        </table:table-row>
        <table:table-row table:style-name="ro1">
          <table:table-cell office:value-type="float" office:value="661">
            <text:p>661</text:p>
          </table:table-cell>
        </table:table-row>
        <table:table-row table:style-name="ro1">
          <table:table-cell office:value-type="float" office:value="662">
            <text:p>662</text:p>
          </table:table-cell>
        </table:table-row>
        <table:table-row table:style-name="ro1">
          <table:table-cell office:value-type="float" office:value="663">
            <text:p>663</text:p>
          </table:table-cell>
        </table:table-row>
        <table:table-row table:style-name="ro1">
          <table:table-cell office:value-type="float" office:value="664">
            <text:p>664</text:p>
          </table:table-cell>
        </table:table-row>
        <table:table-row table:style-name="ro1">
          <table:table-cell office:value-type="float" office:value="665">
            <text:p>665</text:p>
          </table:table-cell>
        </table:table-row>
        <table:table-row table:style-name="ro1">
          <table:table-cell office:value-type="float" office:value="666">
            <text:p>666</text:p>
          </table:table-cell>
        </table:table-row>
        <table:table-row table:style-name="ro1">
          <table:table-cell office:value-type="float" office:value="667">
            <text:p>667</text:p>
          </table:table-cell>
        </table:table-row>
        <table:table-row table:style-name="ro1">
          <table:table-cell office:value-type="float" office:value="668">
            <text:p>668</text:p>
          </table:table-cell>
        </table:table-row>
        <table:table-row table:style-name="ro1">
          <table:table-cell office:value-type="float" office:value="669">
            <text:p>669</text:p>
          </table:table-cell>
        </table:table-row>
        <table:table-row table:style-name="ro1"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673">
            <text:p>673</text:p>
          </table:table-cell>
        </table:table-row>
        <table:table-row table:style-name="ro1">
          <table:table-cell office:value-type="float" office:value="674">
            <text:p>674</text:p>
          </table:table-cell>
        </table:table-row>
        <table:table-row table:style-name="ro1">
          <table:table-cell office:value-type="float" office:value="675">
            <text:p>675</text:p>
          </table:table-cell>
        </table:table-row>
        <table:table-row table:style-name="ro1">
          <table:table-cell office:value-type="float" office:value="676">
            <text:p>676</text:p>
          </table:table-cell>
        </table:table-row>
        <table:table-row table:style-name="ro1">
          <table:table-cell office:value-type="float" office:value="677">
            <text:p>677</text:p>
          </table:table-cell>
        </table:table-row>
        <table:table-row table:style-name="ro1">
          <table:table-cell office:value-type="float" office:value="678">
            <text:p>678</text:p>
          </table:table-cell>
        </table:table-row>
        <table:table-row table:style-name="ro1">
          <table:table-cell office:value-type="float" office:value="679">
            <text:p>679</text:p>
          </table:table-cell>
        </table:table-row>
        <table:table-row table:style-name="ro1">
          <table:table-cell office:value-type="float" office:value="680">
            <text:p>680</text:p>
          </table:table-cell>
        </table:table-row>
        <table:table-row table:style-name="ro1">
          <table:table-cell office:value-type="float" office:value="681">
            <text:p>681</text:p>
          </table:table-cell>
        </table:table-row>
        <table:table-row table:style-name="ro1">
          <table:table-cell office:value-type="float" office:value="682">
            <text:p>682</text:p>
          </table:table-cell>
        </table:table-row>
        <table:table-row table:style-name="ro1">
          <table:table-cell office:value-type="float" office:value="683">
            <text:p>683</text:p>
          </table:table-cell>
        </table:table-row>
        <table:table-row table:style-name="ro1">
          <table:table-cell office:value-type="float" office:value="684">
            <text:p>684</text:p>
          </table:table-cell>
        </table:table-row>
        <table:table-row table:style-name="ro1">
          <table:table-cell office:value-type="float" office:value="685">
            <text:p>685</text:p>
          </table:table-cell>
        </table:table-row>
        <table:table-row table:style-name="ro1">
          <table:table-cell office:value-type="float" office:value="686">
            <text:p>686</text:p>
          </table:table-cell>
        </table:table-row>
        <table:table-row table:style-name="ro1">
          <table:table-cell office:value-type="float" office:value="687">
            <text:p>687</text:p>
          </table:table-cell>
        </table:table-row>
        <table:table-row table:style-name="ro1">
          <table:table-cell office:value-type="float" office:value="688">
            <text:p>688</text:p>
          </table:table-cell>
        </table:table-row>
        <table:table-row table:style-name="ro1">
          <table:table-cell office:value-type="float" office:value="689">
            <text:p>689</text:p>
          </table:table-cell>
        </table:table-row>
        <table:table-row table:style-name="ro1">
          <table:table-cell office:value-type="float" office:value="690">
            <text:p>690</text:p>
          </table:table-cell>
        </table:table-row>
        <table:table-row table:style-name="ro1">
          <table:table-cell office:value-type="float" office:value="691">
            <text:p>691</text:p>
          </table:table-cell>
        </table:table-row>
        <table:table-row table:style-name="ro1">
          <table:table-cell office:value-type="float" office:value="692">
            <text:p>692</text:p>
          </table:table-cell>
        </table:table-row>
        <table:table-row table:style-name="ro1">
          <table:table-cell office:value-type="float" office:value="693">
            <text:p>693</text:p>
          </table:table-cell>
        </table:table-row>
        <table:table-row table:style-name="ro1">
          <table:table-cell office:value-type="float" office:value="694">
            <text:p>694</text:p>
          </table:table-cell>
        </table:table-row>
        <table:table-row table:style-name="ro1">
          <table:table-cell office:value-type="float" office:value="695">
            <text:p>695</text:p>
          </table:table-cell>
        </table:table-row>
        <table:table-row table:style-name="ro1"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697">
            <text:p>697</text:p>
          </table:table-cell>
        </table:table-row>
        <table:table-row table:style-name="ro1"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701">
            <text:p>701</text:p>
          </table:table-cell>
        </table:table-row>
        <table:table-row table:style-name="ro1">
          <table:table-cell office:value-type="float" office:value="702">
            <text:p>702</text:p>
          </table:table-cell>
        </table:table-row>
        <table:table-row table:style-name="ro1">
          <table:table-cell office:value-type="float" office:value="703">
            <text:p>703</text:p>
          </table:table-cell>
        </table:table-row>
        <table:table-row table:style-name="ro1">
          <table:table-cell office:value-type="float" office:value="704">
            <text:p>704</text:p>
          </table:table-cell>
        </table:table-row>
        <table:table-row table:style-name="ro1">
          <table:table-cell office:value-type="float" office:value="705">
            <text:p>705</text:p>
          </table:table-cell>
        </table:table-row>
        <table:table-row table:style-name="ro1">
          <table:table-cell office:value-type="float" office:value="706">
            <text:p>706</text:p>
          </table:table-cell>
        </table:table-row>
        <table:table-row table:style-name="ro1">
          <table:table-cell office:value-type="float" office:value="707">
            <text:p>707</text:p>
          </table:table-cell>
        </table:table-row>
        <table:table-row table:style-name="ro1">
          <table:table-cell office:value-type="float" office:value="708">
            <text:p>708</text:p>
          </table:table-cell>
        </table:table-row>
        <table:table-row table:style-name="ro1">
          <table:table-cell office:value-type="float" office:value="709">
            <text:p>709</text:p>
          </table:table-cell>
        </table:table-row>
        <table:table-row table:style-name="ro1">
          <table:table-cell office:value-type="float" office:value="710">
            <text:p>710</text:p>
          </table:table-cell>
        </table:table-row>
        <table:table-row table:style-name="ro1">
          <table:table-cell office:value-type="float" office:value="711">
            <text:p>711</text:p>
          </table:table-cell>
        </table:table-row>
        <table:table-row table:style-name="ro1">
          <table:table-cell office:value-type="float" office:value="712">
            <text:p>712</text:p>
          </table:table-cell>
        </table:table-row>
        <table:table-row table:style-name="ro1">
          <table:table-cell office:value-type="float" office:value="713">
            <text:p>713</text:p>
          </table:table-cell>
        </table:table-row>
        <table:table-row table:style-name="ro1">
          <table:table-cell office:value-type="float" office:value="714">
            <text:p>714</text:p>
          </table:table-cell>
        </table:table-row>
        <table:table-row table:style-name="ro1">
          <table:table-cell office:value-type="float" office:value="715">
            <text:p>715</text:p>
          </table:table-cell>
        </table:table-row>
        <table:table-row table:style-name="ro1">
          <table:table-cell office:value-type="float" office:value="716">
            <text:p>716</text:p>
          </table:table-cell>
        </table:table-row>
        <table:table-row table:style-name="ro1">
          <table:table-cell office:value-type="float" office:value="717">
            <text:p>717</text:p>
          </table:table-cell>
        </table:table-row>
        <table:table-row table:style-name="ro1">
          <table:table-cell office:value-type="float" office:value="718">
            <text:p>718</text:p>
          </table:table-cell>
        </table:table-row>
        <table:table-row table:style-name="ro1">
          <table:table-cell office:value-type="float" office:value="719">
            <text:p>719</text:p>
          </table:table-cell>
        </table:table-row>
        <table:table-row table:style-name="ro1">
          <table:table-cell office:value-type="float" office:value="720">
            <text:p>720</text:p>
          </table:table-cell>
        </table:table-row>
        <table:table-row table:style-name="ro1">
          <table:table-cell office:value-type="float" office:value="721">
            <text:p>721</text:p>
          </table:table-cell>
        </table:table-row>
        <table:table-row table:style-name="ro1">
          <table:table-cell office:value-type="float" office:value="722">
            <text:p>722</text:p>
          </table:table-cell>
        </table:table-row>
        <table:table-row table:style-name="ro1">
          <table:table-cell office:value-type="float" office:value="723">
            <text:p>723</text:p>
          </table:table-cell>
        </table:table-row>
        <table:table-row table:style-name="ro1">
          <table:table-cell office:value-type="float" office:value="724">
            <text:p>724</text:p>
          </table:table-cell>
        </table:table-row>
        <table:table-row table:style-name="ro1">
          <table:table-cell office:value-type="float" office:value="725">
            <text:p>725</text:p>
          </table:table-cell>
        </table:table-row>
        <table:table-row table:style-name="ro1">
          <table:table-cell office:value-type="float" office:value="726">
            <text:p>726</text:p>
          </table:table-cell>
        </table:table-row>
        <table:table-row table:style-name="ro1">
          <table:table-cell office:value-type="float" office:value="727">
            <text:p>727</text:p>
          </table:table-cell>
        </table:table-row>
        <table:table-row table:style-name="ro1">
          <table:table-cell office:value-type="float" office:value="728">
            <text:p>728</text:p>
          </table:table-cell>
        </table:table-row>
        <table:table-row table:style-name="ro1">
          <table:table-cell office:value-type="float" office:value="729">
            <text:p>729</text:p>
          </table:table-cell>
        </table:table-row>
        <table:table-row table:style-name="ro1">
          <table:table-cell office:value-type="float" office:value="730">
            <text:p>730</text:p>
          </table:table-cell>
        </table:table-row>
        <table:table-row table:style-name="ro1">
          <table:table-cell office:value-type="float" office:value="731">
            <text:p>731</text:p>
          </table:table-cell>
        </table:table-row>
        <table:table-row table:style-name="ro1">
          <table:table-cell office:value-type="float" office:value="732">
            <text:p>732</text:p>
          </table:table-cell>
        </table:table-row>
        <table:table-row table:style-name="ro1">
          <table:table-cell office:value-type="float" office:value="733">
            <text:p>733</text:p>
          </table:table-cell>
        </table:table-row>
        <table:table-row table:style-name="ro1">
          <table:table-cell office:value-type="float" office:value="734">
            <text:p>734</text:p>
          </table:table-cell>
        </table:table-row>
        <table:table-row table:style-name="ro1">
          <table:table-cell office:value-type="float" office:value="735">
            <text:p>735</text:p>
          </table:table-cell>
        </table:table-row>
        <table:table-row table:style-name="ro1">
          <table:table-cell office:value-type="float" office:value="736">
            <text:p>736</text:p>
          </table:table-cell>
        </table:table-row>
        <table:table-row table:style-name="ro1">
          <table:table-cell office:value-type="float" office:value="737">
            <text:p>737</text:p>
          </table:table-cell>
        </table:table-row>
        <table:table-row table:style-name="ro1">
          <table:table-cell office:value-type="float" office:value="738">
            <text:p>738</text:p>
          </table:table-cell>
        </table:table-row>
        <table:table-row table:style-name="ro1">
          <table:table-cell office:value-type="float" office:value="739">
            <text:p>739</text:p>
          </table:table-cell>
        </table:table-row>
        <table:table-row table:style-name="ro1">
          <table:table-cell office:value-type="float" office:value="740">
            <text:p>740</text:p>
          </table:table-cell>
        </table:table-row>
        <table:table-row table:style-name="ro1">
          <table:table-cell office:value-type="float" office:value="741">
            <text:p>741</text:p>
          </table:table-cell>
        </table:table-row>
        <table:table-row table:style-name="ro1">
          <table:table-cell office:value-type="float" office:value="742">
            <text:p>742</text:p>
          </table:table-cell>
        </table:table-row>
        <table:table-row table:style-name="ro1">
          <table:table-cell office:value-type="float" office:value="743">
            <text:p>743</text:p>
          </table:table-cell>
        </table:table-row>
        <table:table-row table:style-name="ro1">
          <table:table-cell office:value-type="float" office:value="744">
            <text:p>744</text:p>
          </table:table-cell>
        </table:table-row>
        <table:table-row table:style-name="ro1">
          <table:table-cell office:value-type="float" office:value="745">
            <text:p>745</text:p>
          </table:table-cell>
        </table:table-row>
        <table:table-row table:style-name="ro1">
          <table:table-cell office:value-type="float" office:value="746">
            <text:p>746</text:p>
          </table:table-cell>
        </table:table-row>
        <table:table-row table:style-name="ro1">
          <table:table-cell office:value-type="float" office:value="747">
            <text:p>747</text:p>
          </table:table-cell>
        </table:table-row>
        <table:table-row table:style-name="ro1">
          <table:table-cell office:value-type="float" office:value="748">
            <text:p>748</text:p>
          </table:table-cell>
        </table:table-row>
        <table:table-row table:style-name="ro1">
          <table:table-cell office:value-type="float" office:value="749">
            <text:p>749</text:p>
          </table:table-cell>
        </table:table-row>
        <table:table-row table:style-name="ro1"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751">
            <text:p>751</text:p>
          </table:table-cell>
        </table:table-row>
        <table:table-row table:style-name="ro1">
          <table:table-cell office:value-type="float" office:value="752">
            <text:p>752</text:p>
          </table:table-cell>
        </table:table-row>
        <table:table-row table:style-name="ro1">
          <table:table-cell office:value-type="float" office:value="753">
            <text:p>753</text:p>
          </table:table-cell>
        </table:table-row>
        <table:table-row table:style-name="ro1">
          <table:table-cell office:value-type="float" office:value="754">
            <text:p>754</text:p>
          </table:table-cell>
        </table:table-row>
        <table:table-row table:style-name="ro1">
          <table:table-cell office:value-type="float" office:value="755">
            <text:p>755</text:p>
          </table:table-cell>
        </table:table-row>
        <table:table-row table:style-name="ro1">
          <table:table-cell office:value-type="float" office:value="756">
            <text:p>756</text:p>
          </table:table-cell>
        </table:table-row>
        <table:table-row table:style-name="ro1">
          <table:table-cell office:value-type="float" office:value="757">
            <text:p>757</text:p>
          </table:table-cell>
        </table:table-row>
        <table:table-row table:style-name="ro1">
          <table:table-cell office:value-type="float" office:value="758">
            <text:p>758</text:p>
          </table:table-cell>
        </table:table-row>
        <table:table-row table:style-name="ro1">
          <table:table-cell office:value-type="float" office:value="759">
            <text:p>759</text:p>
          </table:table-cell>
        </table:table-row>
        <table:table-row table:style-name="ro1">
          <table:table-cell office:value-type="float" office:value="760">
            <text:p>760</text:p>
          </table:table-cell>
        </table:table-row>
        <table:table-row table:style-name="ro1">
          <table:table-cell office:value-type="float" office:value="761">
            <text:p>761</text:p>
          </table:table-cell>
        </table:table-row>
        <table:table-row table:style-name="ro1">
          <table:table-cell office:value-type="float" office:value="762">
            <text:p>762</text:p>
          </table:table-cell>
        </table:table-row>
        <table:table-row table:style-name="ro1">
          <table:table-cell office:value-type="float" office:value="763">
            <text:p>763</text:p>
          </table:table-cell>
        </table:table-row>
        <table:table-row table:style-name="ro1">
          <table:table-cell office:value-type="float" office:value="764">
            <text:p>764</text:p>
          </table:table-cell>
        </table:table-row>
        <table:table-row table:style-name="ro1">
          <table:table-cell office:value-type="float" office:value="765">
            <text:p>765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1">
            <text:p>771</text:p>
          </table:table-cell>
        </table:table-row>
        <table:table-row table:style-name="ro1">
          <table:table-cell office:value-type="float" office:value="772">
            <text:p>772</text:p>
          </table:table-cell>
        </table:table-row>
        <table:table-row table:style-name="ro1"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776">
            <text:p>776</text:p>
          </table:table-cell>
        </table:table-row>
        <table:table-row table:style-name="ro1"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778">
            <text:p>778</text:p>
          </table:table-cell>
        </table:table-row>
        <table:table-row table:style-name="ro1">
          <table:table-cell office:value-type="float" office:value="779">
            <text:p>779</text:p>
          </table:table-cell>
        </table:table-row>
        <table:table-row table:style-name="ro1">
          <table:table-cell office:value-type="float" office:value="780">
            <text:p>780</text:p>
          </table:table-cell>
        </table:table-row>
        <table:table-row table:style-name="ro1">
          <table:table-cell office:value-type="float" office:value="781">
            <text:p>781</text:p>
          </table:table-cell>
        </table:table-row>
        <table:table-row table:style-name="ro1">
          <table:table-cell office:value-type="float" office:value="782">
            <text:p>782</text:p>
          </table:table-cell>
        </table:table-row>
        <table:table-row table:style-name="ro1">
          <table:table-cell office:value-type="float" office:value="783">
            <text:p>783</text:p>
          </table:table-cell>
        </table:table-row>
        <table:table-row table:style-name="ro1">
          <table:table-cell office:value-type="float" office:value="784">
            <text:p>784</text:p>
          </table:table-cell>
        </table:table-row>
        <table:table-row table:style-name="ro1">
          <table:table-cell office:value-type="float" office:value="785">
            <text:p>785</text:p>
          </table:table-cell>
        </table:table-row>
        <table:table-row table:style-name="ro1">
          <table:table-cell office:value-type="float" office:value="786">
            <text:p>786</text:p>
          </table:table-cell>
        </table:table-row>
        <table:table-row table:style-name="ro1">
          <table:table-cell office:value-type="float" office:value="787">
            <text:p>787</text:p>
          </table:table-cell>
        </table:table-row>
        <table:table-row table:style-name="ro1">
          <table:table-cell office:value-type="float" office:value="788">
            <text:p>788</text:p>
          </table:table-cell>
        </table:table-row>
        <table:table-row table:style-name="ro1">
          <table:table-cell office:value-type="float" office:value="789">
            <text:p>789</text:p>
          </table:table-cell>
        </table:table-row>
        <table:table-row table:style-name="ro1">
          <table:table-cell office:value-type="float" office:value="790">
            <text:p>790</text:p>
          </table:table-cell>
        </table:table-row>
        <table:table-row table:style-name="ro1">
          <table:table-cell office:value-type="float" office:value="791">
            <text:p>791</text:p>
          </table:table-cell>
        </table:table-row>
        <table:table-row table:style-name="ro1">
          <table:table-cell office:value-type="float" office:value="792">
            <text:p>792</text:p>
          </table:table-cell>
        </table:table-row>
        <table:table-row table:style-name="ro1"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794">
            <text:p>794</text:p>
          </table:table-cell>
        </table:table-row>
        <table:table-row table:style-name="ro1">
          <table:table-cell office:value-type="float" office:value="795">
            <text:p>795</text:p>
          </table:table-cell>
        </table:table-row>
        <table:table-row table:style-name="ro1">
          <table:table-cell office:value-type="float" office:value="796">
            <text:p>796</text:p>
          </table:table-cell>
        </table:table-row>
        <table:table-row table:style-name="ro1">
          <table:table-cell office:value-type="float" office:value="797">
            <text:p>797</text:p>
          </table:table-cell>
        </table:table-row>
        <table:table-row table:style-name="ro1">
          <table:table-cell office:value-type="float" office:value="798">
            <text:p>798</text:p>
          </table:table-cell>
        </table:table-row>
        <table:table-row table:style-name="ro1">
          <table:table-cell office:value-type="float" office:value="799">
            <text:p>799</text:p>
          </table:table-cell>
        </table:table-row>
        <table:table-row table:style-name="ro1">
          <table:table-cell office:value-type="float" office:value="800">
            <text:p>800</text:p>
          </table:table-cell>
        </table:table-row>
        <table:table-row table:style-name="ro1">
          <table:table-cell office:value-type="float" office:value="801">
            <text:p>801</text:p>
          </table:table-cell>
        </table:table-row>
        <table:table-row table:style-name="ro1">
          <table:table-cell office:value-type="float" office:value="802">
            <text:p>802</text:p>
          </table:table-cell>
        </table:table-row>
        <table:table-row table:style-name="ro1">
          <table:table-cell office:value-type="float" office:value="803">
            <text:p>803</text:p>
          </table:table-cell>
        </table:table-row>
        <table:table-row table:style-name="ro1">
          <table:table-cell office:value-type="float" office:value="804">
            <text:p>804</text:p>
          </table:table-cell>
        </table:table-row>
        <table:table-row table:style-name="ro1">
          <table:table-cell office:value-type="float" office:value="805">
            <text:p>805</text:p>
          </table:table-cell>
        </table:table-row>
        <table:table-row table:style-name="ro1">
          <table:table-cell office:value-type="float" office:value="806">
            <text:p>806</text:p>
          </table:table-cell>
        </table:table-row>
        <table:table-row table:style-name="ro1">
          <table:table-cell office:value-type="float" office:value="807">
            <text:p>807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9">
            <text:p>809</text:p>
          </table:table-cell>
        </table:table-row>
        <table:table-row table:style-name="ro1">
          <table:table-cell office:value-type="float" office:value="810">
            <text:p>810</text:p>
          </table:table-cell>
        </table:table-row>
        <table:table-row table:style-name="ro1">
          <table:table-cell office:value-type="float" office:value="811">
            <text:p>811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4">
            <text:p>814</text:p>
          </table:table-cell>
        </table:table-row>
        <table:table-row table:style-name="ro1">
          <table:table-cell office:value-type="float" office:value="815">
            <text:p>815</text:p>
          </table:table-cell>
        </table:table-row>
        <table:table-row table:style-name="ro1">
          <table:table-cell office:value-type="float" office:value="816">
            <text:p>816</text:p>
          </table:table-cell>
        </table:table-row>
        <table:table-row table:style-name="ro1">
          <table:table-cell office:value-type="float" office:value="817">
            <text:p>817</text:p>
          </table:table-cell>
        </table:table-row>
        <table:table-row table:style-name="ro1">
          <table:table-cell office:value-type="float" office:value="818">
            <text:p>818</text:p>
          </table:table-cell>
        </table:table-row>
        <table:table-row table:style-name="ro1">
          <table:table-cell office:value-type="float" office:value="819">
            <text:p>819</text:p>
          </table:table-cell>
        </table:table-row>
        <table:table-row table:style-name="ro1">
          <table:table-cell office:value-type="float" office:value="820">
            <text:p>820</text:p>
          </table:table-cell>
        </table:table-row>
        <table:table-row table:style-name="ro1">
          <table:table-cell office:value-type="float" office:value="821">
            <text:p>821</text:p>
          </table:table-cell>
        </table:table-row>
        <table:table-row table:style-name="ro1">
          <table:table-cell office:value-type="float" office:value="822">
            <text:p>822</text:p>
          </table:table-cell>
        </table:table-row>
        <table:table-row table:style-name="ro1">
          <table:table-cell office:value-type="float" office:value="823">
            <text:p>823</text:p>
          </table:table-cell>
        </table:table-row>
        <table:table-row table:style-name="ro1">
          <table:table-cell office:value-type="float" office:value="824">
            <text:p>824</text:p>
          </table:table-cell>
        </table:table-row>
        <table:table-row table:style-name="ro1">
          <table:table-cell office:value-type="float" office:value="825">
            <text:p>825</text:p>
          </table:table-cell>
        </table:table-row>
        <table:table-row table:style-name="ro1">
          <table:table-cell office:value-type="float" office:value="826">
            <text:p>826</text:p>
          </table:table-cell>
        </table:table-row>
        <table:table-row table:style-name="ro1">
          <table:table-cell office:value-type="float" office:value="827">
            <text:p>827</text:p>
          </table:table-cell>
        </table:table-row>
        <table:table-row table:style-name="ro1">
          <table:table-cell office:value-type="float" office:value="828">
            <text:p>828</text:p>
          </table:table-cell>
        </table:table-row>
        <table:table-row table:style-name="ro1">
          <table:table-cell office:value-type="float" office:value="829">
            <text:p>829</text:p>
          </table:table-cell>
        </table:table-row>
        <table:table-row table:style-name="ro1">
          <table:table-cell office:value-type="float" office:value="830">
            <text:p>830</text:p>
          </table:table-cell>
        </table:table-row>
        <table:table-row table:style-name="ro1">
          <table:table-cell office:value-type="float" office:value="831">
            <text:p>831</text:p>
          </table:table-cell>
        </table:table-row>
        <table:table-row table:style-name="ro1">
          <table:table-cell office:value-type="float" office:value="832">
            <text:p>832</text:p>
          </table:table-cell>
        </table:table-row>
        <table:table-row table:style-name="ro1">
          <table:table-cell office:value-type="float" office:value="833">
            <text:p>833</text:p>
          </table:table-cell>
        </table:table-row>
        <table:table-row table:style-name="ro1">
          <table:table-cell office:value-type="float" office:value="834">
            <text:p>834</text:p>
          </table:table-cell>
        </table:table-row>
        <table:table-row table:style-name="ro1">
          <table:table-cell office:value-type="float" office:value="835">
            <text:p>835</text:p>
          </table:table-cell>
        </table:table-row>
        <table:table-row table:style-name="ro1">
          <table:table-cell office:value-type="float" office:value="836">
            <text:p>836</text:p>
          </table:table-cell>
        </table:table-row>
        <table:table-row table:style-name="ro1">
          <table:table-cell office:value-type="float" office:value="837">
            <text:p>837</text:p>
          </table:table-cell>
        </table:table-row>
        <table:table-row table:style-name="ro1">
          <table:table-cell office:value-type="float" office:value="838">
            <text:p>838</text:p>
          </table:table-cell>
        </table:table-row>
        <table:table-row table:style-name="ro1">
          <table:table-cell office:value-type="float" office:value="839">
            <text:p>839</text:p>
          </table:table-cell>
        </table:table-row>
        <table:table-row table:style-name="ro1">
          <table:table-cell office:value-type="float" office:value="840">
            <text:p>840</text:p>
          </table:table-cell>
        </table:table-row>
        <table:table-row table:style-name="ro1">
          <table:table-cell office:value-type="float" office:value="841">
            <text:p>841</text:p>
          </table:table-cell>
        </table:table-row>
        <table:table-row table:style-name="ro1">
          <table:table-cell office:value-type="float" office:value="842">
            <text:p>842</text:p>
          </table:table-cell>
        </table:table-row>
        <table:table-row table:style-name="ro1">
          <table:table-cell office:value-type="float" office:value="843">
            <text:p>843</text:p>
          </table:table-cell>
        </table:table-row>
        <table:table-row table:style-name="ro1">
          <table:table-cell office:value-type="float" office:value="844">
            <text:p>844</text:p>
          </table:table-cell>
        </table:table-row>
        <table:table-row table:style-name="ro1">
          <table:table-cell office:value-type="float" office:value="845">
            <text:p>845</text:p>
          </table:table-cell>
        </table:table-row>
        <table:table-row table:style-name="ro1">
          <table:table-cell office:value-type="float" office:value="846">
            <text:p>846</text:p>
          </table:table-cell>
        </table:table-row>
        <table:table-row table:style-name="ro1">
          <table:table-cell office:value-type="float" office:value="847">
            <text:p>847</text:p>
          </table:table-cell>
        </table:table-row>
        <table:table-row table:style-name="ro1">
          <table:table-cell office:value-type="float" office:value="848">
            <text:p>848</text:p>
          </table:table-cell>
        </table:table-row>
        <table:table-row table:style-name="ro1">
          <table:table-cell office:value-type="float" office:value="849">
            <text:p>849</text:p>
          </table:table-cell>
        </table:table-row>
        <table:table-row table:style-name="ro1">
          <table:table-cell office:value-type="float" office:value="850">
            <text:p>850</text:p>
          </table:table-cell>
        </table:table-row>
        <table:table-row table:style-name="ro1">
          <table:table-cell office:value-type="float" office:value="851">
            <text:p>851</text:p>
          </table:table-cell>
        </table:table-row>
        <table:table-row table:style-name="ro1">
          <table:table-cell office:value-type="float" office:value="852">
            <text:p>852</text:p>
          </table:table-cell>
        </table:table-row>
        <table:table-row table:style-name="ro1">
          <table:table-cell office:value-type="float" office:value="853">
            <text:p>853</text:p>
          </table:table-cell>
        </table:table-row>
        <table:table-row table:style-name="ro1"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2">
            <text:p>862</text:p>
          </table:table-cell>
        </table:table-row>
        <table:table-row table:style-name="ro1">
          <table:table-cell office:value-type="float" office:value="863">
            <text:p>863</text:p>
          </table:table-cell>
        </table:table-row>
        <table:table-row table:style-name="ro1">
          <table:table-cell office:value-type="float" office:value="864">
            <text:p>864</text:p>
          </table:table-cell>
        </table:table-row>
        <table:table-row table:style-name="ro1">
          <table:table-cell office:value-type="float" office:value="865">
            <text:p>865</text:p>
          </table:table-cell>
        </table:table-row>
        <table:table-row table:style-name="ro1">
          <table:table-cell office:value-type="float" office:value="866">
            <text:p>866</text:p>
          </table:table-cell>
        </table:table-row>
        <table:table-row table:style-name="ro1">
          <table:table-cell office:value-type="float" office:value="867">
            <text:p>867</text:p>
          </table:table-cell>
        </table:table-row>
        <table:table-row table:style-name="ro1"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869">
            <text:p>869</text:p>
          </table:table-cell>
        </table:table-row>
        <table:table-row table:style-name="ro1">
          <table:table-cell office:value-type="float" office:value="870">
            <text:p>870</text:p>
          </table:table-cell>
        </table:table-row>
        <table:table-row table:style-name="ro1"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873">
            <text:p>873</text:p>
          </table:table-cell>
        </table:table-row>
        <table:table-row table:style-name="ro1">
          <table:table-cell office:value-type="float" office:value="874">
            <text:p>874</text:p>
          </table:table-cell>
        </table:table-row>
        <table:table-row table:style-name="ro1">
          <table:table-cell office:value-type="float" office:value="875">
            <text:p>875</text:p>
          </table:table-cell>
        </table:table-row>
        <table:table-row table:style-name="ro1"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877">
            <text:p>877</text:p>
          </table:table-cell>
        </table:table-row>
        <table:table-row table:style-name="ro1">
          <table:table-cell office:value-type="float" office:value="878">
            <text:p>878</text:p>
          </table:table-cell>
        </table:table-row>
        <table:table-row table:style-name="ro1">
          <table:table-cell office:value-type="float" office:value="879">
            <text:p>879</text:p>
          </table:table-cell>
        </table:table-row>
        <table:table-row table:style-name="ro1">
          <table:table-cell office:value-type="float" office:value="880">
            <text:p>880</text:p>
          </table:table-cell>
        </table:table-row>
        <table:table-row table:style-name="ro1">
          <table:table-cell office:value-type="float" office:value="881">
            <text:p>881</text:p>
          </table:table-cell>
        </table:table-row>
        <table:table-row table:style-name="ro1">
          <table:table-cell office:value-type="float" office:value="882">
            <text:p>882</text:p>
          </table:table-cell>
        </table:table-row>
        <table:table-row table:style-name="ro1">
          <table:table-cell office:value-type="float" office:value="883">
            <text:p>883</text:p>
          </table:table-cell>
        </table:table-row>
        <table:table-row table:style-name="ro1">
          <table:table-cell office:value-type="float" office:value="884">
            <text:p>884</text:p>
          </table:table-cell>
        </table:table-row>
        <table:table-row table:style-name="ro1">
          <table:table-cell office:value-type="float" office:value="885">
            <text:p>885</text:p>
          </table:table-cell>
        </table:table-row>
        <table:table-row table:style-name="ro1">
          <table:table-cell office:value-type="float" office:value="886">
            <text:p>886</text:p>
          </table:table-cell>
        </table:table-row>
        <table:table-row table:style-name="ro1">
          <table:table-cell office:value-type="float" office:value="887">
            <text:p>887</text:p>
          </table:table-cell>
        </table:table-row>
        <table:table-row table:style-name="ro1">
          <table:table-cell office:value-type="float" office:value="888">
            <text:p>888</text:p>
          </table:table-cell>
        </table:table-row>
        <table:table-row table:style-name="ro1">
          <table:table-cell office:value-type="float" office:value="889">
            <text:p>889</text:p>
          </table:table-cell>
        </table:table-row>
        <table:table-row table:style-name="ro1">
          <table:table-cell office:value-type="float" office:value="890">
            <text:p>890</text:p>
          </table:table-cell>
        </table:table-row>
        <table:table-row table:style-name="ro1">
          <table:table-cell office:value-type="float" office:value="891">
            <text:p>891</text:p>
          </table:table-cell>
        </table:table-row>
        <table:table-row table:style-name="ro1">
          <table:table-cell office:value-type="float" office:value="892">
            <text:p>892</text:p>
          </table:table-cell>
        </table:table-row>
        <table:table-row table:style-name="ro1">
          <table:table-cell office:value-type="float" office:value="893">
            <text:p>893</text:p>
          </table:table-cell>
        </table:table-row>
        <table:table-row table:style-name="ro1">
          <table:table-cell office:value-type="float" office:value="894">
            <text:p>894</text:p>
          </table:table-cell>
        </table:table-row>
        <table:table-row table:style-name="ro1">
          <table:table-cell office:value-type="float" office:value="895">
            <text:p>895</text:p>
          </table:table-cell>
        </table:table-row>
        <table:table-row table:style-name="ro1"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7">
            <text:p>897</text:p>
          </table:table-cell>
        </table:table-row>
        <table:table-row table:style-name="ro1">
          <table:table-cell office:value-type="float" office:value="898">
            <text:p>898</text:p>
          </table:table-cell>
        </table:table-row>
        <table:table-row table:style-name="ro1">
          <table:table-cell office:value-type="float" office:value="899">
            <text:p>899</text:p>
          </table:table-cell>
        </table:table-row>
        <table:table-row table:style-name="ro1">
          <table:table-cell office:value-type="float" office:value="900">
            <text:p>900</text:p>
          </table:table-cell>
        </table:table-row>
        <table:table-row table:style-name="ro1">
          <table:table-cell office:value-type="float" office:value="901">
            <text:p>901</text:p>
          </table:table-cell>
        </table:table-row>
        <table:table-row table:style-name="ro1">
          <table:table-cell office:value-type="float" office:value="902">
            <text:p>902</text:p>
          </table:table-cell>
        </table:table-row>
        <table:table-row table:style-name="ro1">
          <table:table-cell office:value-type="float" office:value="903">
            <text:p>903</text:p>
          </table:table-cell>
        </table:table-row>
        <table:table-row table:style-name="ro1">
          <table:table-cell office:value-type="float" office:value="904">
            <text:p>904</text:p>
          </table:table-cell>
        </table:table-row>
        <table:table-row table:style-name="ro1">
          <table:table-cell office:value-type="float" office:value="905">
            <text:p>905</text:p>
          </table:table-cell>
        </table:table-row>
        <table:table-row table:style-name="ro1">
          <table:table-cell office:value-type="float" office:value="906">
            <text:p>906</text:p>
          </table:table-cell>
        </table:table-row>
        <table:table-row table:style-name="ro1">
          <table:table-cell office:value-type="float" office:value="907">
            <text:p>907</text:p>
          </table:table-cell>
        </table:table-row>
        <table:table-row table:style-name="ro1">
          <table:table-cell office:value-type="float" office:value="908">
            <text:p>908</text:p>
          </table:table-cell>
        </table:table-row>
        <table:table-row table:style-name="ro1">
          <table:table-cell office:value-type="float" office:value="909">
            <text:p>909</text:p>
          </table:table-cell>
        </table:table-row>
        <table:table-row table:style-name="ro1">
          <table:table-cell office:value-type="float" office:value="910">
            <text:p>910</text:p>
          </table:table-cell>
        </table:table-row>
        <table:table-row table:style-name="ro1">
          <table:table-cell office:value-type="float" office:value="911">
            <text:p>911</text:p>
          </table:table-cell>
        </table:table-row>
        <table:table-row table:style-name="ro1">
          <table:table-cell office:value-type="float" office:value="912">
            <text:p>912</text:p>
          </table:table-cell>
        </table:table-row>
        <table:table-row table:style-name="ro1">
          <table:table-cell office:value-type="float" office:value="913">
            <text:p>913</text:p>
          </table:table-cell>
        </table:table-row>
        <table:table-row table:style-name="ro1">
          <table:table-cell office:value-type="float" office:value="914">
            <text:p>914</text:p>
          </table:table-cell>
        </table:table-row>
        <table:table-row table:style-name="ro1">
          <table:table-cell office:value-type="float" office:value="915">
            <text:p>915</text:p>
          </table:table-cell>
        </table:table-row>
        <table:table-row table:style-name="ro1">
          <table:table-cell office:value-type="float" office:value="916">
            <text:p>916</text:p>
          </table:table-cell>
        </table:table-row>
        <table:table-row table:style-name="ro1">
          <table:table-cell office:value-type="float" office:value="917">
            <text:p>917</text:p>
          </table:table-cell>
        </table:table-row>
        <table:table-row table:style-name="ro1">
          <table:table-cell office:value-type="float" office:value="918">
            <text:p>918</text:p>
          </table:table-cell>
        </table:table-row>
        <table:table-row table:style-name="ro1">
          <table:table-cell office:value-type="float" office:value="919">
            <text:p>919</text:p>
          </table:table-cell>
        </table:table-row>
        <table:table-row table:style-name="ro1">
          <table:table-cell office:value-type="float" office:value="920">
            <text:p>920</text:p>
          </table:table-cell>
        </table:table-row>
        <table:table-row table:style-name="ro1">
          <table:table-cell office:value-type="float" office:value="921">
            <text:p>921</text:p>
          </table:table-cell>
        </table:table-row>
        <table:table-row table:style-name="ro1">
          <table:table-cell office:value-type="float" office:value="922">
            <text:p>922</text:p>
          </table:table-cell>
        </table:table-row>
        <table:table-row table:style-name="ro1">
          <table:table-cell office:value-type="float" office:value="923">
            <text:p>923</text:p>
          </table:table-cell>
        </table:table-row>
        <table:table-row table:style-name="ro1">
          <table:table-cell office:value-type="float" office:value="924">
            <text:p>924</text:p>
          </table:table-cell>
        </table:table-row>
        <table:table-row table:style-name="ro1">
          <table:table-cell office:value-type="float" office:value="925">
            <text:p>925</text:p>
          </table:table-cell>
        </table:table-row>
        <table:table-row table:style-name="ro1">
          <table:table-cell office:value-type="float" office:value="926">
            <text:p>926</text:p>
          </table:table-cell>
        </table:table-row>
        <table:table-row table:style-name="ro1">
          <table:table-cell office:value-type="float" office:value="927">
            <text:p>927</text:p>
          </table:table-cell>
        </table:table-row>
        <table:table-row table:style-name="ro1">
          <table:table-cell office:value-type="float" office:value="928">
            <text:p>928</text:p>
          </table:table-cell>
        </table:table-row>
        <table:table-row table:style-name="ro1">
          <table:table-cell office:value-type="float" office:value="929">
            <text:p>929</text:p>
          </table:table-cell>
        </table:table-row>
        <table:table-row table:style-name="ro1">
          <table:table-cell office:value-type="float" office:value="930">
            <text:p>930</text:p>
          </table:table-cell>
        </table:table-row>
        <table:table-row table:style-name="ro1">
          <table:table-cell office:value-type="float" office:value="931">
            <text:p>931</text:p>
          </table:table-cell>
        </table:table-row>
        <table:table-row table:style-name="ro1">
          <table:table-cell office:value-type="float" office:value="932">
            <text:p>932</text:p>
          </table:table-cell>
        </table:table-row>
        <table:table-row table:style-name="ro1">
          <table:table-cell office:value-type="float" office:value="933">
            <text:p>933</text:p>
          </table:table-cell>
        </table:table-row>
        <table:table-row table:style-name="ro1">
          <table:table-cell office:value-type="float" office:value="934">
            <text:p>934</text:p>
          </table:table-cell>
        </table:table-row>
        <table:table-row table:style-name="ro1">
          <table:table-cell office:value-type="float" office:value="935">
            <text:p>935</text:p>
          </table:table-cell>
        </table:table-row>
        <table:table-row table:style-name="ro1">
          <table:table-cell office:value-type="float" office:value="936">
            <text:p>936</text:p>
          </table:table-cell>
        </table:table-row>
        <table:table-row table:style-name="ro1">
          <table:table-cell office:value-type="float" office:value="937">
            <text:p>937</text:p>
          </table:table-cell>
        </table:table-row>
        <table:table-row table:style-name="ro1">
          <table:table-cell office:value-type="float" office:value="938">
            <text:p>938</text:p>
          </table:table-cell>
        </table:table-row>
        <table:table-row table:style-name="ro1">
          <table:table-cell office:value-type="float" office:value="939">
            <text:p>939</text:p>
          </table:table-cell>
        </table:table-row>
        <table:table-row table:style-name="ro1">
          <table:table-cell office:value-type="float" office:value="940">
            <text:p>940</text:p>
          </table:table-cell>
        </table:table-row>
        <table:table-row table:style-name="ro1">
          <table:table-cell office:value-type="float" office:value="941">
            <text:p>941</text:p>
          </table:table-cell>
        </table:table-row>
        <table:table-row table:style-name="ro1">
          <table:table-cell office:value-type="float" office:value="942">
            <text:p>942</text:p>
          </table:table-cell>
        </table:table-row>
        <table:table-row table:style-name="ro1">
          <table:table-cell office:value-type="float" office:value="943">
            <text:p>943</text:p>
          </table:table-cell>
        </table:table-row>
        <table:table-row table:style-name="ro1">
          <table:table-cell office:value-type="float" office:value="944">
            <text:p>944</text:p>
          </table:table-cell>
        </table:table-row>
        <table:table-row table:style-name="ro1">
          <table:table-cell office:value-type="float" office:value="945">
            <text:p>945</text:p>
          </table:table-cell>
        </table:table-row>
        <table:table-row table:style-name="ro1">
          <table:table-cell office:value-type="float" office:value="946">
            <text:p>946</text:p>
          </table:table-cell>
        </table:table-row>
        <table:table-row table:style-name="ro1">
          <table:table-cell office:value-type="float" office:value="947">
            <text:p>947</text:p>
          </table:table-cell>
        </table:table-row>
        <table:table-row table:style-name="ro1"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949">
            <text:p>949</text:p>
          </table:table-cell>
        </table:table-row>
        <table:table-row table:style-name="ro1"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951">
            <text:p>951</text:p>
          </table:table-cell>
        </table:table-row>
        <table:table-row table:style-name="ro1">
          <table:table-cell office:value-type="float" office:value="952">
            <text:p>952</text:p>
          </table:table-cell>
        </table:table-row>
        <table:table-row table:style-name="ro1">
          <table:table-cell office:value-type="float" office:value="953">
            <text:p>953</text:p>
          </table:table-cell>
        </table:table-row>
        <table:table-row table:style-name="ro1">
          <table:table-cell office:value-type="float" office:value="954">
            <text:p>954</text:p>
          </table:table-cell>
        </table:table-row>
        <table:table-row table:style-name="ro1"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956">
            <text:p>956</text:p>
          </table:table-cell>
        </table:table-row>
        <table:table-row table:style-name="ro1">
          <table:table-cell office:value-type="float" office:value="957">
            <text:p>957</text:p>
          </table:table-cell>
        </table:table-row>
        <table:table-row table:style-name="ro1">
          <table:table-cell office:value-type="float" office:value="958">
            <text:p>958</text:p>
          </table:table-cell>
        </table:table-row>
        <table:table-row table:style-name="ro1">
          <table:table-cell office:value-type="float" office:value="959">
            <text:p>959</text:p>
          </table:table-cell>
        </table:table-row>
        <table:table-row table:style-name="ro1">
          <table:table-cell office:value-type="float" office:value="960">
            <text:p>960</text:p>
          </table:table-cell>
        </table:table-row>
        <table:table-row table:style-name="ro1">
          <table:table-cell office:value-type="float" office:value="961">
            <text:p>961</text:p>
          </table:table-cell>
        </table:table-row>
        <table:table-row table:style-name="ro1">
          <table:table-cell office:value-type="float" office:value="962">
            <text:p>962</text:p>
          </table:table-cell>
        </table:table-row>
        <table:table-row table:style-name="ro1">
          <table:table-cell office:value-type="float" office:value="963">
            <text:p>963</text:p>
          </table:table-cell>
        </table:table-row>
        <table:table-row table:style-name="ro1">
          <table:table-cell office:value-type="float" office:value="964">
            <text:p>964</text:p>
          </table:table-cell>
        </table:table-row>
        <table:table-row table:style-name="ro1">
          <table:table-cell office:value-type="float" office:value="965">
            <text:p>965</text:p>
          </table:table-cell>
        </table:table-row>
        <table:table-row table:style-name="ro1">
          <table:table-cell office:value-type="float" office:value="966">
            <text:p>966</text:p>
          </table:table-cell>
        </table:table-row>
        <table:table-row table:style-name="ro1">
          <table:table-cell office:value-type="float" office:value="967">
            <text:p>967</text:p>
          </table:table-cell>
        </table:table-row>
        <table:table-row table:style-name="ro1">
          <table:table-cell office:value-type="float" office:value="968">
            <text:p>968</text:p>
          </table:table-cell>
        </table:table-row>
        <table:table-row table:style-name="ro1">
          <table:table-cell office:value-type="float" office:value="969">
            <text:p>969</text:p>
          </table:table-cell>
        </table:table-row>
        <table:table-row table:style-name="ro1">
          <table:table-cell office:value-type="float" office:value="970">
            <text:p>970</text:p>
          </table:table-cell>
        </table:table-row>
        <table:table-row table:style-name="ro1">
          <table:table-cell office:value-type="float" office:value="971">
            <text:p>971</text:p>
          </table:table-cell>
        </table:table-row>
        <table:table-row table:style-name="ro1">
          <table:table-cell office:value-type="float" office:value="972">
            <text:p>972</text:p>
          </table:table-cell>
        </table:table-row>
        <table:table-row table:style-name="ro1">
          <table:table-cell office:value-type="float" office:value="973">
            <text:p>973</text:p>
          </table:table-cell>
        </table:table-row>
        <table:table-row table:style-name="ro1">
          <table:table-cell office:value-type="float" office:value="974">
            <text:p>974</text:p>
          </table:table-cell>
        </table:table-row>
        <table:table-row table:style-name="ro1">
          <table:table-cell office:value-type="float" office:value="975">
            <text:p>975</text:p>
          </table:table-cell>
        </table:table-row>
        <table:table-row table:style-name="ro1">
          <table:table-cell office:value-type="float" office:value="976">
            <text:p>976</text:p>
          </table:table-cell>
        </table:table-row>
        <table:table-row table:style-name="ro1">
          <table:table-cell office:value-type="float" office:value="977">
            <text:p>977</text:p>
          </table:table-cell>
        </table:table-row>
        <table:table-row table:style-name="ro1">
          <table:table-cell office:value-type="float" office:value="978">
            <text:p>978</text:p>
          </table:table-cell>
        </table:table-row>
        <table:table-row table:style-name="ro1">
          <table:table-cell office:value-type="float" office:value="979">
            <text:p>979</text:p>
          </table:table-cell>
        </table:table-row>
        <table:table-row table:style-name="ro1">
          <table:table-cell office:value-type="float" office:value="980">
            <text:p>980</text:p>
          </table:table-cell>
        </table:table-row>
        <table:table-row table:style-name="ro1">
          <table:table-cell office:value-type="float" office:value="981">
            <text:p>981</text:p>
          </table:table-cell>
        </table:table-row>
        <table:table-row table:style-name="ro1">
          <table:table-cell office:value-type="float" office:value="982">
            <text:p>982</text:p>
          </table:table-cell>
        </table:table-row>
        <table:table-row table:style-name="ro1">
          <table:table-cell office:value-type="float" office:value="983">
            <text:p>983</text:p>
          </table:table-cell>
        </table:table-row>
        <table:table-row table:style-name="ro1">
          <table:table-cell office:value-type="float" office:value="984">
            <text:p>984</text:p>
          </table:table-cell>
        </table:table-row>
        <table:table-row table:style-name="ro1">
          <table:table-cell office:value-type="float" office:value="985">
            <text:p>985</text:p>
          </table:table-cell>
        </table:table-row>
        <table:table-row table:style-name="ro1">
          <table:table-cell office:value-type="float" office:value="986">
            <text:p>986</text:p>
          </table:table-cell>
        </table:table-row>
        <table:table-row table:style-name="ro1">
          <table:table-cell office:value-type="float" office:value="987">
            <text:p>987</text:p>
          </table:table-cell>
        </table:table-row>
        <table:table-row table:style-name="ro1">
          <table:table-cell office:value-type="float" office:value="988">
            <text:p>988</text:p>
          </table:table-cell>
        </table:table-row>
        <table:table-row table:style-name="ro1">
          <table:table-cell office:value-type="float" office:value="989">
            <text:p>989</text:p>
          </table:table-cell>
        </table:table-row>
        <table:table-row table:style-name="ro1">
          <table:table-cell office:value-type="float" office:value="990">
            <text:p>990</text:p>
          </table:table-cell>
        </table:table-row>
        <table:table-row table:style-name="ro1">
          <table:table-cell office:value-type="float" office:value="991">
            <text:p>991</text:p>
          </table:table-cell>
        </table:table-row>
        <table:table-row table:style-name="ro1">
          <table:table-cell office:value-type="float" office:value="992">
            <text:p>992</text:p>
          </table:table-cell>
        </table:table-row>
        <table:table-row table:style-name="ro1">
          <table:table-cell office:value-type="float" office:value="993">
            <text:p>993</text:p>
          </table:table-cell>
        </table:table-row>
        <table:table-row table:style-name="ro1">
          <table:table-cell office:value-type="float" office:value="994">
            <text:p>994</text:p>
          </table:table-cell>
        </table:table-row>
        <table:table-row table:style-name="ro1">
          <table:table-cell office:value-type="float" office:value="995">
            <text:p>995</text:p>
          </table:table-cell>
        </table:table-row>
        <table:table-row table:style-name="ro1">
          <table:table-cell office:value-type="float" office:value="996">
            <text:p>996</text:p>
          </table:table-cell>
        </table:table-row>
        <table:table-row table:style-name="ro1">
          <table:table-cell office:value-type="float" office:value="997">
            <text:p>997</text:p>
          </table:table-cell>
        </table:table-row>
        <table:table-row table:style-name="ro1">
          <table:table-cell office:value-type="float" office:value="998">
            <text:p>998</text:p>
          </table:table-cell>
        </table:table-row>
        <table:table-row table:style-name="ro1">
          <table:table-cell office:value-type="float" office:value="999">
            <text:p>999</text:p>
          </table:table-cell>
        </table:table-row>
        <table:table-row table:style-name="ro1"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001">
            <text:p>1001</text:p>
          </table:table-cell>
        </table:table-row>
        <table:table-row table:style-name="ro1">
          <table:table-cell office:value-type="float" office:value="1002">
            <text:p>1002</text:p>
          </table:table-cell>
        </table:table-row>
        <table:table-row table:style-name="ro1">
          <table:table-cell office:value-type="float" office:value="1003">
            <text:p>1003</text:p>
          </table:table-cell>
        </table:table-row>
        <table:table-row table:style-name="ro1">
          <table:table-cell office:value-type="float" office:value="1004">
            <text:p>1004</text:p>
          </table:table-cell>
        </table:table-row>
        <table:table-row table:style-name="ro1">
          <table:table-cell office:value-type="float" office:value="1005">
            <text:p>1005</text:p>
          </table:table-cell>
        </table:table-row>
        <table:table-row table:style-name="ro1">
          <table:table-cell office:value-type="float" office:value="1006">
            <text:p>1006</text:p>
          </table:table-cell>
        </table:table-row>
        <table:table-row table:style-name="ro1">
          <table:table-cell office:value-type="float" office:value="1007">
            <text:p>1007</text:p>
          </table:table-cell>
        </table:table-row>
        <table:table-row table:style-name="ro1">
          <table:table-cell office:value-type="float" office:value="1008">
            <text:p>1008</text:p>
          </table:table-cell>
        </table:table-row>
        <table:table-row table:style-name="ro1">
          <table:table-cell office:value-type="float" office:value="1009">
            <text:p>1009</text:p>
          </table:table-cell>
        </table:table-row>
        <table:table-row table:style-name="ro1">
          <table:table-cell office:value-type="float" office:value="1010">
            <text:p>1010</text:p>
          </table:table-cell>
        </table:table-row>
        <table:table-row table:style-name="ro1">
          <table:table-cell office:value-type="float" office:value="1011">
            <text:p>1011</text:p>
          </table:table-cell>
        </table:table-row>
        <table:table-row table:style-name="ro1">
          <table:table-cell office:value-type="float" office:value="1012">
            <text:p>1012</text:p>
          </table:table-cell>
        </table:table-row>
        <table:table-row table:style-name="ro1">
          <table:table-cell office:value-type="float" office:value="1013">
            <text:p>1013</text:p>
          </table:table-cell>
        </table:table-row>
        <table:table-row table:style-name="ro1">
          <table:table-cell office:value-type="float" office:value="1014">
            <text:p>1014</text:p>
          </table:table-cell>
        </table:table-row>
        <table:table-row table:style-name="ro1">
          <table:table-cell office:value-type="float" office:value="1015">
            <text:p>1015</text:p>
          </table:table-cell>
        </table:table-row>
        <table:table-row table:style-name="ro1">
          <table:table-cell office:value-type="float" office:value="1016">
            <text:p>1016</text:p>
          </table:table-cell>
        </table:table-row>
        <table:table-row table:style-name="ro1">
          <table:table-cell office:value-type="float" office:value="1017">
            <text:p>1017</text:p>
          </table:table-cell>
        </table:table-row>
        <table:table-row table:style-name="ro1">
          <table:table-cell office:value-type="float" office:value="1018">
            <text:p>1018</text:p>
          </table:table-cell>
        </table:table-row>
        <table:table-row table:style-name="ro1">
          <table:table-cell office:value-type="float" office:value="1019">
            <text:p>1019</text:p>
          </table:table-cell>
        </table:table-row>
        <table:table-row table:style-name="ro1">
          <table:table-cell office:value-type="float" office:value="1020">
            <text:p>1020</text:p>
          </table:table-cell>
        </table:table-row>
        <table:table-row table:style-name="ro1">
          <table:table-cell office:value-type="float" office:value="1021">
            <text:p>1021</text:p>
          </table:table-cell>
        </table:table-row>
        <table:table-row table:style-name="ro1">
          <table:table-cell office:value-type="float" office:value="1022">
            <text:p>1022</text:p>
          </table:table-cell>
        </table:table-row>
        <table:table-row table:style-name="ro1"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1025">
            <text:p>1025</text:p>
          </table:table-cell>
        </table:table-row>
        <table:table-row table:style-name="ro1">
          <table:table-cell office:value-type="float" office:value="1026">
            <text:p>1026</text:p>
          </table:table-cell>
        </table:table-row>
        <table:table-row table:style-name="ro1">
          <table:table-cell office:value-type="float" office:value="1027">
            <text:p>1027</text:p>
          </table:table-cell>
        </table:table-row>
        <table:table-row table:style-name="ro1">
          <table:table-cell office:value-type="float" office:value="1028">
            <text:p>1028</text:p>
          </table:table-cell>
        </table:table-row>
        <table:table-row table:style-name="ro1">
          <table:table-cell office:value-type="float" office:value="1029">
            <text:p>1029</text:p>
          </table:table-cell>
        </table:table-row>
        <table:table-row table:style-name="ro1">
          <table:table-cell office:value-type="float" office:value="1030">
            <text:p>1030</text:p>
          </table:table-cell>
        </table:table-row>
        <table:table-row table:style-name="ro1">
          <table:table-cell office:value-type="float" office:value="1031">
            <text:p>1031</text:p>
          </table:table-cell>
        </table:table-row>
        <table:table-row table:style-name="ro1">
          <table:table-cell office:value-type="float" office:value="1032">
            <text:p>1032</text:p>
          </table:table-cell>
        </table:table-row>
        <table:table-row table:style-name="ro1">
          <table:table-cell office:value-type="float" office:value="1033">
            <text:p>1033</text:p>
          </table:table-cell>
        </table:table-row>
        <table:table-row table:style-name="ro1">
          <table:table-cell office:value-type="float" office:value="1034">
            <text:p>1034</text:p>
          </table:table-cell>
        </table:table-row>
        <table:table-row table:style-name="ro1">
          <table:table-cell office:value-type="float" office:value="1035">
            <text:p>1035</text:p>
          </table:table-cell>
        </table:table-row>
        <table:table-row table:style-name="ro1">
          <table:table-cell office:value-type="float" office:value="1036">
            <text:p>1036</text:p>
          </table:table-cell>
        </table:table-row>
        <table:table-row table:style-name="ro1">
          <table:table-cell office:value-type="float" office:value="1037">
            <text:p>1037</text:p>
          </table:table-cell>
        </table:table-row>
        <table:table-row table:style-name="ro1">
          <table:table-cell office:value-type="float" office:value="1038">
            <text:p>1038</text:p>
          </table:table-cell>
        </table:table-row>
        <table:table-row table:style-name="ro1">
          <table:table-cell office:value-type="float" office:value="1039">
            <text:p>1039</text:p>
          </table:table-cell>
        </table:table-row>
        <table:table-row table:style-name="ro1">
          <table:table-cell office:value-type="float" office:value="1040">
            <text:p>1040</text:p>
          </table:table-cell>
        </table:table-row>
        <table:table-row table:style-name="ro1">
          <table:table-cell office:value-type="float" office:value="1041">
            <text:p>1041</text:p>
          </table:table-cell>
        </table:table-row>
        <table:table-row table:style-name="ro1">
          <table:table-cell office:value-type="float" office:value="1042">
            <text:p>1042</text:p>
          </table:table-cell>
        </table:table-row>
        <table:table-row table:style-name="ro1">
          <table:table-cell office:value-type="float" office:value="1043">
            <text:p>1043</text:p>
          </table:table-cell>
        </table:table-row>
        <table:table-row table:style-name="ro1">
          <table:table-cell office:value-type="float" office:value="1044">
            <text:p>1044</text:p>
          </table:table-cell>
        </table:table-row>
        <table:table-row table:style-name="ro1">
          <table:table-cell office:value-type="float" office:value="1045">
            <text:p>1045</text:p>
          </table:table-cell>
        </table:table-row>
        <table:table-row table:style-name="ro1">
          <table:table-cell office:value-type="float" office:value="1046">
            <text:p>1046</text:p>
          </table:table-cell>
        </table:table-row>
        <table:table-row table:style-name="ro1">
          <table:table-cell office:value-type="float" office:value="1047">
            <text:p>1047</text:p>
          </table:table-cell>
        </table:table-row>
        <table:table-row table:style-name="ro1">
          <table:table-cell office:value-type="float" office:value="1048">
            <text:p>1048</text:p>
          </table:table-cell>
        </table:table-row>
        <table:table-row table:style-name="ro1">
          <table:table-cell office:value-type="float" office:value="1049">
            <text:p>1049</text:p>
          </table:table-cell>
        </table:table-row>
        <table:table-row table:style-name="ro1">
          <table:table-cell office:value-type="float" office:value="1050">
            <text:p>1050</text:p>
          </table:table-cell>
        </table:table-row>
        <table:table-row table:style-name="ro1">
          <table:table-cell office:value-type="float" office:value="1051">
            <text:p>1051</text:p>
          </table:table-cell>
        </table:table-row>
        <table:table-row table:style-name="ro1">
          <table:table-cell office:value-type="float" office:value="1052">
            <text:p>1052</text:p>
          </table:table-cell>
        </table:table-row>
        <table:table-row table:style-name="ro1">
          <table:table-cell office:value-type="float" office:value="1053">
            <text:p>1053</text:p>
          </table:table-cell>
        </table:table-row>
        <table:table-row table:style-name="ro1">
          <table:table-cell office:value-type="float" office:value="1054">
            <text:p>1054</text:p>
          </table:table-cell>
        </table:table-row>
        <table:table-row table:style-name="ro1">
          <table:table-cell office:value-type="float" office:value="1055">
            <text:p>1055</text:p>
          </table:table-cell>
        </table:table-row>
        <table:table-row table:style-name="ro1">
          <table:table-cell office:value-type="float" office:value="1056">
            <text:p>1056</text:p>
          </table:table-cell>
        </table:table-row>
        <table:table-row table:style-name="ro1">
          <table:table-cell office:value-type="float" office:value="1057">
            <text:p>1057</text:p>
          </table:table-cell>
        </table:table-row>
        <table:table-row table:style-name="ro1">
          <table:table-cell office:value-type="float" office:value="1058">
            <text:p>1058</text:p>
          </table:table-cell>
        </table:table-row>
        <table:table-row table:style-name="ro1">
          <table:table-cell office:value-type="float" office:value="1059">
            <text:p>1059</text:p>
          </table:table-cell>
        </table:table-row>
        <table:table-row table:style-name="ro1">
          <table:table-cell office:value-type="float" office:value="1060">
            <text:p>1060</text:p>
          </table:table-cell>
        </table:table-row>
        <table:table-row table:style-name="ro1">
          <table:table-cell office:value-type="float" office:value="1061">
            <text:p>1061</text:p>
          </table:table-cell>
        </table:table-row>
        <table:table-row table:style-name="ro1">
          <table:table-cell office:value-type="float" office:value="1062">
            <text:p>1062</text:p>
          </table:table-cell>
        </table:table-row>
        <table:table-row table:style-name="ro1">
          <table:table-cell office:value-type="float" office:value="1063">
            <text:p>1063</text:p>
          </table:table-cell>
        </table:table-row>
        <table:table-row table:style-name="ro1">
          <table:table-cell office:value-type="float" office:value="1064">
            <text:p>1064</text:p>
          </table:table-cell>
        </table:table-row>
        <table:table-row table:style-name="ro1">
          <table:table-cell office:value-type="float" office:value="1065">
            <text:p>1065</text:p>
          </table:table-cell>
        </table:table-row>
        <table:table-row table:style-name="ro1">
          <table:table-cell office:value-type="float" office:value="1066">
            <text:p>1066</text:p>
          </table:table-cell>
        </table:table-row>
        <table:table-row table:style-name="ro1">
          <table:table-cell office:value-type="float" office:value="1067">
            <text:p>1067</text:p>
          </table:table-cell>
        </table:table-row>
        <table:table-row table:style-name="ro1">
          <table:table-cell office:value-type="float" office:value="1068">
            <text:p>1068</text:p>
          </table:table-cell>
        </table:table-row>
        <table:table-row table:style-name="ro1">
          <table:table-cell office:value-type="float" office:value="1069">
            <text:p>1069</text:p>
          </table:table-cell>
        </table:table-row>
        <table:table-row table:style-name="ro1">
          <table:table-cell office:value-type="float" office:value="1070">
            <text:p>1070</text:p>
          </table:table-cell>
        </table:table-row>
        <table:table-row table:style-name="ro1">
          <table:table-cell office:value-type="float" office:value="1071">
            <text:p>1071</text:p>
          </table:table-cell>
        </table:table-row>
        <table:table-row table:style-name="ro1"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1073">
            <text:p>1073</text:p>
          </table:table-cell>
        </table:table-row>
        <table:table-row table:style-name="ro1">
          <table:table-cell office:value-type="float" office:value="1074">
            <text:p>1074</text:p>
          </table:table-cell>
        </table:table-row>
        <table:table-row table:style-name="ro1">
          <table:table-cell office:value-type="float" office:value="1075">
            <text:p>1075</text:p>
          </table:table-cell>
        </table:table-row>
        <table:table-row table:style-name="ro1"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1077">
            <text:p>1077</text:p>
          </table:table-cell>
        </table:table-row>
        <table:table-row table:style-name="ro1">
          <table:table-cell office:value-type="float" office:value="1078">
            <text:p>1078</text:p>
          </table:table-cell>
        </table:table-row>
        <table:table-row table:style-name="ro1">
          <table:table-cell office:value-type="float" office:value="1079">
            <text:p>1079</text:p>
          </table:table-cell>
        </table:table-row>
        <table:table-row table:style-name="ro1">
          <table:table-cell office:value-type="float" office:value="1080">
            <text:p>1080</text:p>
          </table:table-cell>
        </table:table-row>
        <table:table-row table:style-name="ro1">
          <table:table-cell office:value-type="float" office:value="1081">
            <text:p>1081</text:p>
          </table:table-cell>
        </table:table-row>
        <table:table-row table:style-name="ro1">
          <table:table-cell office:value-type="float" office:value="1082">
            <text:p>1082</text:p>
          </table:table-cell>
        </table:table-row>
        <table:table-row table:style-name="ro1">
          <table:table-cell office:value-type="float" office:value="1083">
            <text:p>1083</text:p>
          </table:table-cell>
        </table:table-row>
        <table:table-row table:style-name="ro1">
          <table:table-cell office:value-type="float" office:value="1084">
            <text:p>1084</text:p>
          </table:table-cell>
        </table:table-row>
        <table:table-row table:style-name="ro1">
          <table:table-cell office:value-type="float" office:value="1085">
            <text:p>1085</text:p>
          </table:table-cell>
        </table:table-row>
        <table:table-row table:style-name="ro1">
          <table:table-cell office:value-type="float" office:value="1086">
            <text:p>1086</text:p>
          </table:table-cell>
        </table:table-row>
        <table:table-row table:style-name="ro1">
          <table:table-cell office:value-type="float" office:value="1087">
            <text:p>1087</text:p>
          </table:table-cell>
        </table:table-row>
        <table:table-row table:style-name="ro1">
          <table:table-cell office:value-type="float" office:value="1088">
            <text:p>1088</text:p>
          </table:table-cell>
        </table:table-row>
        <table:table-row table:style-name="ro1">
          <table:table-cell office:value-type="float" office:value="1089">
            <text:p>1089</text:p>
          </table:table-cell>
        </table:table-row>
        <table:table-row table:style-name="ro1">
          <table:table-cell office:value-type="float" office:value="1090">
            <text:p>1090</text:p>
          </table:table-cell>
        </table:table-row>
        <table:table-row table:style-name="ro1">
          <table:table-cell office:value-type="float" office:value="1091">
            <text:p>1091</text:p>
          </table:table-cell>
        </table:table-row>
        <table:table-row table:style-name="ro1">
          <table:table-cell office:value-type="float" office:value="1092">
            <text:p>1092</text:p>
          </table:table-cell>
        </table:table-row>
        <table:table-row table:style-name="ro1">
          <table:table-cell office:value-type="float" office:value="1093">
            <text:p>1093</text:p>
          </table:table-cell>
        </table:table-row>
        <table:table-row table:style-name="ro1">
          <table:table-cell office:value-type="float" office:value="1094">
            <text:p>1094</text:p>
          </table:table-cell>
        </table:table-row>
        <table:table-row table:style-name="ro1">
          <table:table-cell office:value-type="float" office:value="1095">
            <text:p>1095</text:p>
          </table:table-cell>
        </table:table-row>
        <table:table-row table:style-name="ro1">
          <table:table-cell office:value-type="float" office:value="1096">
            <text:p>1096</text:p>
          </table:table-cell>
        </table:table-row>
        <table:table-row table:style-name="ro1">
          <table:table-cell office:value-type="float" office:value="1097">
            <text:p>1097</text:p>
          </table:table-cell>
        </table:table-row>
        <table:table-row table:style-name="ro1">
          <table:table-cell office:value-type="float" office:value="1098">
            <text:p>1098</text:p>
          </table:table-cell>
        </table:table-row>
        <table:table-row table:style-name="ro1">
          <table:table-cell office:value-type="float" office:value="1099">
            <text:p>1099</text:p>
          </table:table-cell>
        </table:table-row>
        <table:table-row table:style-name="ro1">
          <table:table-cell office:value-type="float" office:value="1100">
            <text:p>1100</text:p>
          </table:table-cell>
        </table:table-row>
        <table:table-row table:style-name="ro1">
          <table:table-cell office:value-type="float" office:value="1101">
            <text:p>1101</text:p>
          </table:table-cell>
        </table:table-row>
        <table:table-row table:style-name="ro1">
          <table:table-cell office:value-type="float" office:value="1102">
            <text:p>1102</text:p>
          </table:table-cell>
        </table:table-row>
        <table:table-row table:style-name="ro1">
          <table:table-cell office:value-type="float" office:value="1103">
            <text:p>1103</text:p>
          </table:table-cell>
        </table:table-row>
        <table:table-row table:style-name="ro1">
          <table:table-cell office:value-type="float" office:value="1104">
            <text:p>1104</text:p>
          </table:table-cell>
        </table:table-row>
        <table:table-row table:style-name="ro1">
          <table:table-cell office:value-type="float" office:value="1105">
            <text:p>1105</text:p>
          </table:table-cell>
        </table:table-row>
        <table:table-row table:style-name="ro1">
          <table:table-cell office:value-type="float" office:value="1106">
            <text:p>1106</text:p>
          </table:table-cell>
        </table:table-row>
        <table:table-row table:style-name="ro1">
          <table:table-cell office:value-type="float" office:value="1107">
            <text:p>1107</text:p>
          </table:table-cell>
        </table:table-row>
        <table:table-row table:style-name="ro1">
          <table:table-cell office:value-type="float" office:value="1108">
            <text:p>1108</text:p>
          </table:table-cell>
        </table:table-row>
        <table:table-row table:style-name="ro1">
          <table:table-cell office:value-type="float" office:value="1109">
            <text:p>1109</text:p>
          </table:table-cell>
        </table:table-row>
        <table:table-row table:style-name="ro1">
          <table:table-cell office:value-type="float" office:value="1110">
            <text:p>1110</text:p>
          </table:table-cell>
        </table:table-row>
        <table:table-row table:style-name="ro1">
          <table:table-cell office:value-type="float" office:value="1111">
            <text:p>1111</text:p>
          </table:table-cell>
        </table:table-row>
        <table:table-row table:style-name="ro1">
          <table:table-cell office:value-type="float" office:value="1112">
            <text:p>1112</text:p>
          </table:table-cell>
        </table:table-row>
        <table:table-row table:style-name="ro1">
          <table:table-cell office:value-type="float" office:value="1113">
            <text:p>1113</text:p>
          </table:table-cell>
        </table:table-row>
        <table:table-row table:style-name="ro1">
          <table:table-cell office:value-type="float" office:value="1114">
            <text:p>1114</text:p>
          </table:table-cell>
        </table:table-row>
        <table:table-row table:style-name="ro1">
          <table:table-cell office:value-type="float" office:value="1115">
            <text:p>1115</text:p>
          </table:table-cell>
        </table:table-row>
        <table:table-row table:style-name="ro1">
          <table:table-cell office:value-type="float" office:value="1116">
            <text:p>1116</text:p>
          </table:table-cell>
        </table:table-row>
        <table:table-row table:style-name="ro1">
          <table:table-cell office:value-type="float" office:value="1117">
            <text:p>1117</text:p>
          </table:table-cell>
        </table:table-row>
        <table:table-row table:style-name="ro1">
          <table:table-cell office:value-type="float" office:value="1118">
            <text:p>1118</text:p>
          </table:table-cell>
        </table:table-row>
        <table:table-row table:style-name="ro1">
          <table:table-cell office:value-type="float" office:value="1119">
            <text:p>1119</text:p>
          </table:table-cell>
        </table:table-row>
        <table:table-row table:style-name="ro1">
          <table:table-cell office:value-type="float" office:value="1120">
            <text:p>1120</text:p>
          </table:table-cell>
        </table:table-row>
        <table:table-row table:style-name="ro1">
          <table:table-cell office:value-type="float" office:value="1121">
            <text:p>1121</text:p>
          </table:table-cell>
        </table:table-row>
        <table:table-row table:style-name="ro1">
          <table:table-cell office:value-type="float" office:value="1122">
            <text:p>1122</text:p>
          </table:table-cell>
        </table:table-row>
        <table:table-row table:style-name="ro1">
          <table:table-cell office:value-type="float" office:value="1123">
            <text:p>1123</text:p>
          </table:table-cell>
        </table:table-row>
        <table:table-row table:style-name="ro1">
          <table:table-cell office:value-type="float" office:value="1124">
            <text:p>1124</text:p>
          </table:table-cell>
        </table:table-row>
        <table:table-row table:style-name="ro1">
          <table:table-cell office:value-type="float" office:value="1125">
            <text:p>1125</text:p>
          </table:table-cell>
        </table:table-row>
        <table:table-row table:style-name="ro1">
          <table:table-cell office:value-type="float" office:value="1126">
            <text:p>1126</text:p>
          </table:table-cell>
        </table:table-row>
        <table:table-row table:style-name="ro1">
          <table:table-cell office:value-type="float" office:value="1127">
            <text:p>1127</text:p>
          </table:table-cell>
        </table:table-row>
        <table:table-row table:style-name="ro1">
          <table:table-cell office:value-type="float" office:value="1128">
            <text:p>1128</text:p>
          </table:table-cell>
        </table:table-row>
        <table:table-row table:style-name="ro1">
          <table:table-cell office:value-type="float" office:value="1129">
            <text:p>1129</text:p>
          </table:table-cell>
        </table:table-row>
        <table:table-row table:style-name="ro1">
          <table:table-cell office:value-type="float" office:value="1130">
            <text:p>1130</text:p>
          </table:table-cell>
        </table:table-row>
        <table:table-row table:style-name="ro1">
          <table:table-cell office:value-type="float" office:value="1131">
            <text:p>1131</text:p>
          </table:table-cell>
        </table:table-row>
        <table:table-row table:style-name="ro1">
          <table:table-cell office:value-type="float" office:value="1132">
            <text:p>1132</text:p>
          </table:table-cell>
        </table:table-row>
        <table:table-row table:style-name="ro1">
          <table:table-cell office:value-type="float" office:value="1133">
            <text:p>1133</text:p>
          </table:table-cell>
        </table:table-row>
        <table:table-row table:style-name="ro1">
          <table:table-cell office:value-type="float" office:value="1134">
            <text:p>1134</text:p>
          </table:table-cell>
        </table:table-row>
        <table:table-row table:style-name="ro1">
          <table:table-cell office:value-type="float" office:value="1135">
            <text:p>1135</text:p>
          </table:table-cell>
        </table:table-row>
        <table:table-row table:style-name="ro1">
          <table:table-cell office:value-type="float" office:value="1136">
            <text:p>1136</text:p>
          </table:table-cell>
        </table:table-row>
        <table:table-row table:style-name="ro1">
          <table:table-cell office:value-type="float" office:value="1137">
            <text:p>1137</text:p>
          </table:table-cell>
        </table:table-row>
        <table:table-row table:style-name="ro1">
          <table:table-cell office:value-type="float" office:value="1138">
            <text:p>1138</text:p>
          </table:table-cell>
        </table:table-row>
        <table:table-row table:style-name="ro1">
          <table:table-cell office:value-type="float" office:value="1139">
            <text:p>1139</text:p>
          </table:table-cell>
        </table:table-row>
        <table:table-row table:style-name="ro1">
          <table:table-cell office:value-type="float" office:value="1140">
            <text:p>1140</text:p>
          </table:table-cell>
        </table:table-row>
        <table:table-row table:style-name="ro1">
          <table:table-cell office:value-type="float" office:value="1141">
            <text:p>1141</text:p>
          </table:table-cell>
        </table:table-row>
        <table:table-row table:style-name="ro1">
          <table:table-cell office:value-type="float" office:value="1142">
            <text:p>1142</text:p>
          </table:table-cell>
        </table:table-row>
        <table:table-row table:style-name="ro1">
          <table:table-cell office:value-type="float" office:value="1143">
            <text:p>1143</text:p>
          </table:table-cell>
        </table:table-row>
        <table:table-row table:style-name="ro1">
          <table:table-cell office:value-type="float" office:value="1144">
            <text:p>1144</text:p>
          </table:table-cell>
        </table:table-row>
        <table:table-row table:style-name="ro1">
          <table:table-cell office:value-type="float" office:value="1145">
            <text:p>1145</text:p>
          </table:table-cell>
        </table:table-row>
        <table:table-row table:style-name="ro1">
          <table:table-cell office:value-type="float" office:value="1146">
            <text:p>1146</text:p>
          </table:table-cell>
        </table:table-row>
        <table:table-row table:style-name="ro1">
          <table:table-cell office:value-type="float" office:value="1147">
            <text:p>1147</text:p>
          </table:table-cell>
        </table:table-row>
        <table:table-row table:style-name="ro1">
          <table:table-cell office:value-type="float" office:value="1148">
            <text:p>1148</text:p>
          </table:table-cell>
        </table:table-row>
        <table:table-row table:style-name="ro1">
          <table:table-cell office:value-type="float" office:value="1149">
            <text:p>1149</text:p>
          </table:table-cell>
        </table:table-row>
        <table:table-row table:style-name="ro1">
          <table:table-cell office:value-type="float" office:value="1150">
            <text:p>1150</text:p>
          </table:table-cell>
        </table:table-row>
        <table:table-row table:style-name="ro1">
          <table:table-cell office:value-type="float" office:value="1151">
            <text:p>1151</text:p>
          </table:table-cell>
        </table:table-row>
        <table:table-row table:style-name="ro1">
          <table:table-cell office:value-type="float" office:value="1152">
            <text:p>1152</text:p>
          </table:table-cell>
        </table:table-row>
        <table:table-row table:style-name="ro1">
          <table:table-cell office:value-type="float" office:value="1153">
            <text:p>1153</text:p>
          </table:table-cell>
        </table:table-row>
        <table:table-row table:style-name="ro1">
          <table:table-cell office:value-type="float" office:value="1154">
            <text:p>1154</text:p>
          </table:table-cell>
        </table:table-row>
        <table:table-row table:style-name="ro1">
          <table:table-cell office:value-type="float" office:value="1155">
            <text:p>1155</text:p>
          </table:table-cell>
        </table:table-row>
        <table:table-row table:style-name="ro1">
          <table:table-cell office:value-type="float" office:value="1156">
            <text:p>1156</text:p>
          </table:table-cell>
        </table:table-row>
        <table:table-row table:style-name="ro1">
          <table:table-cell office:value-type="float" office:value="1157">
            <text:p>1157</text:p>
          </table:table-cell>
        </table:table-row>
        <table:table-row table:style-name="ro1">
          <table:table-cell office:value-type="float" office:value="1158">
            <text:p>1158</text:p>
          </table:table-cell>
        </table:table-row>
        <table:table-row table:style-name="ro1">
          <table:table-cell office:value-type="float" office:value="1159">
            <text:p>1159</text:p>
          </table:table-cell>
        </table:table-row>
        <table:table-row table:style-name="ro1">
          <table:table-cell office:value-type="float" office:value="1160">
            <text:p>1160</text:p>
          </table:table-cell>
        </table:table-row>
        <table:table-row table:style-name="ro1">
          <table:table-cell office:value-type="float" office:value="1161">
            <text:p>1161</text:p>
          </table:table-cell>
        </table:table-row>
        <table:table-row table:style-name="ro1">
          <table:table-cell office:value-type="float" office:value="1162">
            <text:p>1162</text:p>
          </table:table-cell>
        </table:table-row>
        <table:table-row table:style-name="ro1">
          <table:table-cell office:value-type="float" office:value="1163">
            <text:p>1163</text:p>
          </table:table-cell>
        </table:table-row>
        <table:table-row table:style-name="ro1">
          <table:table-cell office:value-type="float" office:value="1164">
            <text:p>1164</text:p>
          </table:table-cell>
        </table:table-row>
        <table:table-row table:style-name="ro1">
          <table:table-cell office:value-type="float" office:value="1165">
            <text:p>1165</text:p>
          </table:table-cell>
        </table:table-row>
        <table:table-row table:style-name="ro1">
          <table:table-cell office:value-type="float" office:value="1166">
            <text:p>1166</text:p>
          </table:table-cell>
        </table:table-row>
        <table:table-row table:style-name="ro1">
          <table:table-cell office:value-type="float" office:value="1167">
            <text:p>1167</text:p>
          </table:table-cell>
        </table:table-row>
        <table:table-row table:style-name="ro1">
          <table:table-cell office:value-type="float" office:value="1168">
            <text:p>1168</text:p>
          </table:table-cell>
        </table:table-row>
        <table:table-row table:style-name="ro1">
          <table:table-cell office:value-type="float" office:value="1169">
            <text:p>1169</text:p>
          </table:table-cell>
        </table:table-row>
        <table:table-row table:style-name="ro1">
          <table:table-cell office:value-type="float" office:value="1170">
            <text:p>1170</text:p>
          </table:table-cell>
        </table:table-row>
        <table:table-row table:style-name="ro1">
          <table:table-cell office:value-type="float" office:value="1171">
            <text:p>1171</text:p>
          </table:table-cell>
        </table:table-row>
        <table:table-row table:style-name="ro1">
          <table:table-cell office:value-type="float" office:value="1172">
            <text:p>1172</text:p>
          </table:table-cell>
        </table:table-row>
        <table:table-row table:style-name="ro1">
          <table:table-cell office:value-type="float" office:value="1173">
            <text:p>1173</text:p>
          </table:table-cell>
        </table:table-row>
        <table:table-row table:style-name="ro1">
          <table:table-cell office:value-type="float" office:value="1174">
            <text:p>1174</text:p>
          </table:table-cell>
        </table:table-row>
        <table:table-row table:style-name="ro1">
          <table:table-cell office:value-type="float" office:value="1175">
            <text:p>1175</text:p>
          </table:table-cell>
        </table:table-row>
        <table:table-row table:style-name="ro1">
          <table:table-cell office:value-type="float" office:value="1176">
            <text:p>1176</text:p>
          </table:table-cell>
        </table:table-row>
        <table:table-row table:style-name="ro1">
          <table:table-cell office:value-type="float" office:value="1177">
            <text:p>1177</text:p>
          </table:table-cell>
        </table:table-row>
        <table:table-row table:style-name="ro1">
          <table:table-cell office:value-type="float" office:value="1178">
            <text:p>1178</text:p>
          </table:table-cell>
        </table:table-row>
        <table:table-row table:style-name="ro1">
          <table:table-cell office:value-type="float" office:value="1179">
            <text:p>1179</text:p>
          </table:table-cell>
        </table:table-row>
        <table:table-row table:style-name="ro1">
          <table:table-cell office:value-type="float" office:value="1180">
            <text:p>1180</text:p>
          </table:table-cell>
        </table:table-row>
        <table:table-row table:style-name="ro1">
          <table:table-cell office:value-type="float" office:value="1181">
            <text:p>1181</text:p>
          </table:table-cell>
        </table:table-row>
        <table:table-row table:style-name="ro1">
          <table:table-cell office:value-type="float" office:value="1182">
            <text:p>1182</text:p>
          </table:table-cell>
        </table:table-row>
        <table:table-row table:style-name="ro1">
          <table:table-cell office:value-type="float" office:value="1183">
            <text:p>1183</text:p>
          </table:table-cell>
        </table:table-row>
        <table:table-row table:style-name="ro1">
          <table:table-cell office:value-type="float" office:value="1184">
            <text:p>1184</text:p>
          </table:table-cell>
        </table:table-row>
        <table:table-row table:style-name="ro1">
          <table:table-cell office:value-type="float" office:value="1185">
            <text:p>1185</text:p>
          </table:table-cell>
        </table:table-row>
        <table:table-row table:style-name="ro1">
          <table:table-cell office:value-type="float" office:value="1186">
            <text:p>1186</text:p>
          </table:table-cell>
        </table:table-row>
        <table:table-row table:style-name="ro1">
          <table:table-cell office:value-type="float" office:value="1187">
            <text:p>1187</text:p>
          </table:table-cell>
        </table:table-row>
        <table:table-row table:style-name="ro1">
          <table:table-cell office:value-type="float" office:value="1188">
            <text:p>1188</text:p>
          </table:table-cell>
        </table:table-row>
        <table:table-row table:style-name="ro1">
          <table:table-cell office:value-type="float" office:value="1189">
            <text:p>1189</text:p>
          </table:table-cell>
        </table:table-row>
        <table:table-row table:style-name="ro1">
          <table:table-cell office:value-type="float" office:value="1190">
            <text:p>1190</text:p>
          </table:table-cell>
        </table:table-row>
        <table:table-row table:style-name="ro1">
          <table:table-cell office:value-type="float" office:value="1191">
            <text:p>1191</text:p>
          </table:table-cell>
        </table:table-row>
        <table:table-row table:style-name="ro1">
          <table:table-cell office:value-type="float" office:value="1192">
            <text:p>1192</text:p>
          </table:table-cell>
        </table:table-row>
        <table:table-row table:style-name="ro1">
          <table:table-cell office:value-type="float" office:value="1193">
            <text:p>1193</text:p>
          </table:table-cell>
        </table:table-row>
        <table:table-row table:style-name="ro1">
          <table:table-cell office:value-type="float" office:value="1194">
            <text:p>1194</text:p>
          </table:table-cell>
        </table:table-row>
        <table:table-row table:style-name="ro1">
          <table:table-cell office:value-type="float" office:value="1195">
            <text:p>1195</text:p>
          </table:table-cell>
        </table:table-row>
        <table:table-row table:style-name="ro1">
          <table:table-cell office:value-type="float" office:value="1196">
            <text:p>1196</text:p>
          </table:table-cell>
        </table:table-row>
        <table:table-row table:style-name="ro1">
          <table:table-cell office:value-type="float" office:value="1197">
            <text:p>1197</text:p>
          </table:table-cell>
        </table:table-row>
        <table:table-row table:style-name="ro1">
          <table:table-cell office:value-type="float" office:value="1198">
            <text:p>1198</text:p>
          </table:table-cell>
        </table:table-row>
        <table:table-row table:style-name="ro1">
          <table:table-cell office:value-type="float" office:value="1199">
            <text:p>1199</text:p>
          </table:table-cell>
        </table:table-row>
        <table:table-row table:style-name="ro1">
          <table:table-cell office:value-type="float" office:value="1200">
            <text:p>1200</text:p>
          </table:table-cell>
        </table:table-row>
        <table:table-row table:style-name="ro1">
          <table:table-cell office:value-type="float" office:value="1201">
            <text:p>1201</text:p>
          </table:table-cell>
        </table:table-row>
        <table:table-row table:style-name="ro1">
          <table:table-cell office:value-type="float" office:value="1202">
            <text:p>1202</text:p>
          </table:table-cell>
        </table:table-row>
        <table:table-row table:style-name="ro1">
          <table:table-cell office:value-type="float" office:value="1203">
            <text:p>1203</text:p>
          </table:table-cell>
        </table:table-row>
        <table:table-row table:style-name="ro1">
          <table:table-cell office:value-type="float" office:value="1204">
            <text:p>1204</text:p>
          </table:table-cell>
        </table:table-row>
        <table:table-row table:style-name="ro1">
          <table:table-cell office:value-type="float" office:value="1205">
            <text:p>1205</text:p>
          </table:table-cell>
        </table:table-row>
        <table:table-row table:style-name="ro1">
          <table:table-cell office:value-type="float" office:value="1206">
            <text:p>1206</text:p>
          </table:table-cell>
        </table:table-row>
        <table:table-row table:style-name="ro1">
          <table:table-cell office:value-type="float" office:value="1207">
            <text:p>1207</text:p>
          </table:table-cell>
        </table:table-row>
        <table:table-row table:style-name="ro1">
          <table:table-cell office:value-type="float" office:value="1208">
            <text:p>1208</text:p>
          </table:table-cell>
        </table:table-row>
        <table:table-row table:style-name="ro1">
          <table:table-cell office:value-type="float" office:value="1209">
            <text:p>1209</text:p>
          </table:table-cell>
        </table:table-row>
        <table:table-row table:style-name="ro1">
          <table:table-cell office:value-type="float" office:value="1210">
            <text:p>1210</text:p>
          </table:table-cell>
        </table:table-row>
        <table:table-row table:style-name="ro1">
          <table:table-cell office:value-type="float" office:value="1211">
            <text:p>1211</text:p>
          </table:table-cell>
        </table:table-row>
        <table:table-row table:style-name="ro1">
          <table:table-cell office:value-type="float" office:value="1212">
            <text:p>1212</text:p>
          </table:table-cell>
        </table:table-row>
        <table:table-row table:style-name="ro1">
          <table:table-cell office:value-type="float" office:value="1213">
            <text:p>1213</text:p>
          </table:table-cell>
        </table:table-row>
        <table:table-row table:style-name="ro1">
          <table:table-cell office:value-type="float" office:value="1214">
            <text:p>1214</text:p>
          </table:table-cell>
        </table:table-row>
        <table:table-row table:style-name="ro1">
          <table:table-cell office:value-type="float" office:value="1215">
            <text:p>1215</text:p>
          </table:table-cell>
        </table:table-row>
        <table:table-row table:style-name="ro1">
          <table:table-cell office:value-type="float" office:value="1216">
            <text:p>1216</text:p>
          </table:table-cell>
        </table:table-row>
        <table:table-row table:style-name="ro1">
          <table:table-cell office:value-type="float" office:value="1217">
            <text:p>1217</text:p>
          </table:table-cell>
        </table:table-row>
        <table:table-row table:style-name="ro1">
          <table:table-cell office:value-type="float" office:value="1218">
            <text:p>1218</text:p>
          </table:table-cell>
        </table:table-row>
        <table:table-row table:style-name="ro1">
          <table:table-cell office:value-type="float" office:value="1219">
            <text:p>1219</text:p>
          </table:table-cell>
        </table:table-row>
        <table:table-row table:style-name="ro1">
          <table:table-cell office:value-type="float" office:value="1220">
            <text:p>1220</text:p>
          </table:table-cell>
        </table:table-row>
        <table:table-row table:style-name="ro1">
          <table:table-cell office:value-type="float" office:value="1221">
            <text:p>1221</text:p>
          </table:table-cell>
        </table:table-row>
        <table:table-row table:style-name="ro1">
          <table:table-cell office:value-type="float" office:value="1222">
            <text:p>1222</text:p>
          </table:table-cell>
        </table:table-row>
        <table:table-row table:style-name="ro1">
          <table:table-cell office:value-type="float" office:value="1223">
            <text:p>1223</text:p>
          </table:table-cell>
        </table:table-row>
        <table:table-row table:style-name="ro1">
          <table:table-cell office:value-type="float" office:value="1224">
            <text:p>1224</text:p>
          </table:table-cell>
        </table:table-row>
        <table:table-row table:style-name="ro1">
          <table:table-cell office:value-type="float" office:value="1225">
            <text:p>1225</text:p>
          </table:table-cell>
        </table:table-row>
        <table:table-row table:style-name="ro1">
          <table:table-cell office:value-type="float" office:value="1226">
            <text:p>1226</text:p>
          </table:table-cell>
        </table:table-row>
        <table:table-row table:style-name="ro1">
          <table:table-cell office:value-type="float" office:value="1227">
            <text:p>1227</text:p>
          </table:table-cell>
        </table:table-row>
        <table:table-row table:style-name="ro1">
          <table:table-cell office:value-type="float" office:value="1228">
            <text:p>1228</text:p>
          </table:table-cell>
        </table:table-row>
        <table:table-row table:style-name="ro1">
          <table:table-cell office:value-type="float" office:value="1229">
            <text:p>1229</text:p>
          </table:table-cell>
        </table:table-row>
        <table:table-row table:style-name="ro1">
          <table:table-cell office:value-type="float" office:value="1230">
            <text:p>1230</text:p>
          </table:table-cell>
        </table:table-row>
        <table:table-row table:style-name="ro1">
          <table:table-cell office:value-type="float" office:value="1231">
            <text:p>1231</text:p>
          </table:table-cell>
        </table:table-row>
        <table:table-row table:style-name="ro1">
          <table:table-cell office:value-type="float" office:value="1232">
            <text:p>1232</text:p>
          </table:table-cell>
        </table:table-row>
        <table:table-row table:style-name="ro1">
          <table:table-cell office:value-type="float" office:value="1233">
            <text:p>1233</text:p>
          </table:table-cell>
        </table:table-row>
        <table:table-row table:style-name="ro1">
          <table:table-cell office:value-type="float" office:value="1234">
            <text:p>1234</text:p>
          </table:table-cell>
        </table:table-row>
        <table:table-row table:style-name="ro1">
          <table:table-cell office:value-type="float" office:value="1235">
            <text:p>1235</text:p>
          </table:table-cell>
        </table:table-row>
        <table:table-row table:style-name="ro1">
          <table:table-cell office:value-type="float" office:value="1236">
            <text:p>1236</text:p>
          </table:table-cell>
        </table:table-row>
        <table:table-row table:style-name="ro1">
          <table:table-cell office:value-type="float" office:value="1237">
            <text:p>1237</text:p>
          </table:table-cell>
        </table:table-row>
        <table:table-row table:style-name="ro1">
          <table:table-cell office:value-type="float" office:value="1238">
            <text:p>1238</text:p>
          </table:table-cell>
        </table:table-row>
        <table:table-row table:style-name="ro1">
          <table:table-cell office:value-type="float" office:value="1239">
            <text:p>1239</text:p>
          </table:table-cell>
        </table:table-row>
        <table:table-row table:style-name="ro1">
          <table:table-cell office:value-type="float" office:value="1240">
            <text:p>1240</text:p>
          </table:table-cell>
        </table:table-row>
        <table:table-row table:style-name="ro1">
          <table:table-cell office:value-type="float" office:value="1241">
            <text:p>1241</text:p>
          </table:table-cell>
        </table:table-row>
        <table:table-row table:style-name="ro1">
          <table:table-cell office:value-type="float" office:value="1242">
            <text:p>1242</text:p>
          </table:table-cell>
        </table:table-row>
        <table:table-row table:style-name="ro1">
          <table:table-cell office:value-type="float" office:value="1243">
            <text:p>1243</text:p>
          </table:table-cell>
        </table:table-row>
        <table:table-row table:style-name="ro1">
          <table:table-cell office:value-type="float" office:value="1244">
            <text:p>1244</text:p>
          </table:table-cell>
        </table:table-row>
        <table:table-row table:style-name="ro1">
          <table:table-cell office:value-type="float" office:value="1245">
            <text:p>1245</text:p>
          </table:table-cell>
        </table:table-row>
        <table:table-row table:style-name="ro1">
          <table:table-cell office:value-type="float" office:value="1246">
            <text:p>1246</text:p>
          </table:table-cell>
        </table:table-row>
        <table:table-row table:style-name="ro1">
          <table:table-cell office:value-type="float" office:value="1247">
            <text:p>1247</text:p>
          </table:table-cell>
        </table:table-row>
        <table:table-row table:style-name="ro1">
          <table:table-cell office:value-type="float" office:value="1248">
            <text:p>1248</text:p>
          </table:table-cell>
        </table:table-row>
        <table:table-row table:style-name="ro1">
          <table:table-cell office:value-type="float" office:value="1249">
            <text:p>1249</text:p>
          </table:table-cell>
        </table:table-row>
        <table:table-row table:style-name="ro1">
          <table:table-cell office:value-type="float" office:value="1250">
            <text:p>1250</text:p>
          </table:table-cell>
        </table:table-row>
        <table:table-row table:style-name="ro1">
          <table:table-cell office:value-type="float" office:value="1251">
            <text:p>1251</text:p>
          </table:table-cell>
        </table:table-row>
        <table:table-row table:style-name="ro1">
          <table:table-cell office:value-type="float" office:value="1252">
            <text:p>1252</text:p>
          </table:table-cell>
        </table:table-row>
        <table:table-row table:style-name="ro1">
          <table:table-cell office:value-type="float" office:value="1253">
            <text:p>1253</text:p>
          </table:table-cell>
        </table:table-row>
        <table:table-row table:style-name="ro1">
          <table:table-cell office:value-type="float" office:value="1254">
            <text:p>1254</text:p>
          </table:table-cell>
        </table:table-row>
        <table:table-row table:style-name="ro1">
          <table:table-cell office:value-type="float" office:value="1255">
            <text:p>1255</text:p>
          </table:table-cell>
        </table:table-row>
        <table:table-row table:style-name="ro1">
          <table:table-cell office:value-type="float" office:value="1256">
            <text:p>1256</text:p>
          </table:table-cell>
        </table:table-row>
        <table:table-row table:style-name="ro1">
          <table:table-cell office:value-type="float" office:value="1257">
            <text:p>1257</text:p>
          </table:table-cell>
        </table:table-row>
        <table:table-row table:style-name="ro1">
          <table:table-cell office:value-type="float" office:value="1258">
            <text:p>1258</text:p>
          </table:table-cell>
        </table:table-row>
        <table:table-row table:style-name="ro1">
          <table:table-cell office:value-type="float" office:value="1259">
            <text:p>1259</text:p>
          </table:table-cell>
        </table:table-row>
        <table:table-row table:style-name="ro1">
          <table:table-cell office:value-type="float" office:value="1260">
            <text:p>1260</text:p>
          </table:table-cell>
        </table:table-row>
        <table:table-row table:style-name="ro1">
          <table:table-cell office:value-type="float" office:value="1261">
            <text:p>1261</text:p>
          </table:table-cell>
        </table:table-row>
        <table:table-row table:style-name="ro1">
          <table:table-cell office:value-type="float" office:value="1262">
            <text:p>1262</text:p>
          </table:table-cell>
        </table:table-row>
        <table:table-row table:style-name="ro1">
          <table:table-cell office:value-type="float" office:value="1263">
            <text:p>1263</text:p>
          </table:table-cell>
        </table:table-row>
        <table:table-row table:style-name="ro1">
          <table:table-cell office:value-type="float" office:value="1264">
            <text:p>1264</text:p>
          </table:table-cell>
        </table:table-row>
        <table:table-row table:style-name="ro1">
          <table:table-cell office:value-type="float" office:value="1265">
            <text:p>1265</text:p>
          </table:table-cell>
        </table:table-row>
        <table:table-row table:style-name="ro1">
          <table:table-cell office:value-type="float" office:value="1266">
            <text:p>1266</text:p>
          </table:table-cell>
        </table:table-row>
        <table:table-row table:style-name="ro1">
          <table:table-cell office:value-type="float" office:value="1267">
            <text:p>1267</text:p>
          </table:table-cell>
        </table:table-row>
        <table:table-row table:style-name="ro1">
          <table:table-cell office:value-type="float" office:value="1268">
            <text:p>1268</text:p>
          </table:table-cell>
        </table:table-row>
        <table:table-row table:style-name="ro1">
          <table:table-cell office:value-type="float" office:value="1269">
            <text:p>1269</text:p>
          </table:table-cell>
        </table:table-row>
        <table:table-row table:style-name="ro1">
          <table:table-cell office:value-type="float" office:value="1270">
            <text:p>1270</text:p>
          </table:table-cell>
        </table:table-row>
        <table:table-row table:style-name="ro1">
          <table:table-cell office:value-type="float" office:value="1271">
            <text:p>1271</text:p>
          </table:table-cell>
        </table:table-row>
        <table:table-row table:style-name="ro1">
          <table:table-cell office:value-type="float" office:value="1272">
            <text:p>1272</text:p>
          </table:table-cell>
        </table:table-row>
        <table:table-row table:style-name="ro1">
          <table:table-cell office:value-type="float" office:value="1273">
            <text:p>1273</text:p>
          </table:table-cell>
        </table:table-row>
        <table:table-row table:style-name="ro1">
          <table:table-cell office:value-type="float" office:value="1274">
            <text:p>1274</text:p>
          </table:table-cell>
        </table:table-row>
        <table:table-row table:style-name="ro1">
          <table:table-cell office:value-type="float" office:value="1275">
            <text:p>1275</text:p>
          </table:table-cell>
        </table:table-row>
        <table:table-row table:style-name="ro1">
          <table:table-cell office:value-type="float" office:value="1276">
            <text:p>1276</text:p>
          </table:table-cell>
        </table:table-row>
        <table:table-row table:style-name="ro1">
          <table:table-cell office:value-type="float" office:value="1277">
            <text:p>1277</text:p>
          </table:table-cell>
        </table:table-row>
        <table:table-row table:style-name="ro1">
          <table:table-cell office:value-type="float" office:value="1278">
            <text:p>1278</text:p>
          </table:table-cell>
        </table:table-row>
        <table:table-row table:style-name="ro1">
          <table:table-cell office:value-type="float" office:value="1279">
            <text:p>1279</text:p>
          </table:table-cell>
        </table:table-row>
        <table:table-row table:style-name="ro1">
          <table:table-cell office:value-type="float" office:value="1280">
            <text:p>1280</text:p>
          </table:table-cell>
        </table:table-row>
        <table:table-row table:style-name="ro1">
          <table:table-cell office:value-type="float" office:value="1281">
            <text:p>1281</text:p>
          </table:table-cell>
        </table:table-row>
        <table:table-row table:style-name="ro1">
          <table:table-cell office:value-type="float" office:value="1282">
            <text:p>1282</text:p>
          </table:table-cell>
        </table:table-row>
        <table:table-row table:style-name="ro1">
          <table:table-cell office:value-type="float" office:value="1283">
            <text:p>1283</text:p>
          </table:table-cell>
        </table:table-row>
        <table:table-row table:style-name="ro1">
          <table:table-cell office:value-type="float" office:value="1284">
            <text:p>1284</text:p>
          </table:table-cell>
        </table:table-row>
        <table:table-row table:style-name="ro1">
          <table:table-cell office:value-type="float" office:value="1285">
            <text:p>1285</text:p>
          </table:table-cell>
        </table:table-row>
        <table:table-row table:style-name="ro1">
          <table:table-cell office:value-type="float" office:value="1286">
            <text:p>1286</text:p>
          </table:table-cell>
        </table:table-row>
        <table:table-row table:style-name="ro1">
          <table:table-cell office:value-type="float" office:value="1287">
            <text:p>1287</text:p>
          </table:table-cell>
        </table:table-row>
        <table:table-row table:style-name="ro1">
          <table:table-cell office:value-type="float" office:value="1288">
            <text:p>1288</text:p>
          </table:table-cell>
        </table:table-row>
        <table:table-row table:style-name="ro1">
          <table:table-cell office:value-type="float" office:value="1289">
            <text:p>1289</text:p>
          </table:table-cell>
        </table:table-row>
        <table:table-row table:style-name="ro1"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1291">
            <text:p>1291</text:p>
          </table:table-cell>
        </table:table-row>
        <table:table-row table:style-name="ro1">
          <table:table-cell office:value-type="float" office:value="1292">
            <text:p>1292</text:p>
          </table:table-cell>
        </table:table-row>
        <table:table-row table:style-name="ro1">
          <table:table-cell office:value-type="float" office:value="1293">
            <text:p>1293</text:p>
          </table:table-cell>
        </table:table-row>
        <table:table-row table:style-name="ro1">
          <table:table-cell office:value-type="float" office:value="1294">
            <text:p>1294</text:p>
          </table:table-cell>
        </table:table-row>
        <table:table-row table:style-name="ro1">
          <table:table-cell office:value-type="float" office:value="1295">
            <text:p>1295</text:p>
          </table:table-cell>
        </table:table-row>
        <table:table-row table:style-name="ro1">
          <table:table-cell office:value-type="float" office:value="1296">
            <text:p>1296</text:p>
          </table:table-cell>
        </table:table-row>
        <table:table-row table:style-name="ro1">
          <table:table-cell office:value-type="float" office:value="1297">
            <text:p>1297</text:p>
          </table:table-cell>
        </table:table-row>
        <table:table-row table:style-name="ro1">
          <table:table-cell office:value-type="float" office:value="1298">
            <text:p>1298</text:p>
          </table:table-cell>
        </table:table-row>
        <table:table-row table:style-name="ro1"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1300">
            <text:p>1300</text:p>
          </table:table-cell>
        </table:table-row>
        <table:table-row table:style-name="ro1"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302">
            <text:p>1302</text:p>
          </table:table-cell>
        </table:table-row>
        <table:table-row table:style-name="ro1">
          <table:table-cell office:value-type="float" office:value="1303">
            <text:p>1303</text:p>
          </table:table-cell>
        </table:table-row>
        <table:table-row table:style-name="ro1">
          <table:table-cell office:value-type="float" office:value="1304">
            <text:p>1304</text:p>
          </table:table-cell>
        </table:table-row>
        <table:table-row table:style-name="ro1">
          <table:table-cell office:value-type="float" office:value="1305">
            <text:p>1305</text:p>
          </table:table-cell>
        </table:table-row>
        <table:table-row table:style-name="ro1">
          <table:table-cell office:value-type="float" office:value="1306">
            <text:p>1306</text:p>
          </table:table-cell>
        </table:table-row>
        <table:table-row table:style-name="ro1">
          <table:table-cell office:value-type="float" office:value="1307">
            <text:p>1307</text:p>
          </table:table-cell>
        </table:table-row>
        <table:table-row table:style-name="ro1">
          <table:table-cell office:value-type="float" office:value="1308">
            <text:p>1308</text:p>
          </table:table-cell>
        </table:table-row>
        <table:table-row table:style-name="ro1">
          <table:table-cell office:value-type="float" office:value="1309">
            <text:p>1309</text:p>
          </table:table-cell>
        </table:table-row>
        <table:table-row table:style-name="ro1">
          <table:table-cell office:value-type="float" office:value="1310">
            <text:p>1310</text:p>
          </table:table-cell>
        </table:table-row>
        <table:table-row table:style-name="ro1">
          <table:table-cell office:value-type="float" office:value="1311">
            <text:p>1311</text:p>
          </table:table-cell>
        </table:table-row>
        <table:table-row table:style-name="ro1">
          <table:table-cell office:value-type="float" office:value="1312">
            <text:p>1312</text:p>
          </table:table-cell>
        </table:table-row>
        <table:table-row table:style-name="ro1">
          <table:table-cell office:value-type="float" office:value="1313">
            <text:p>1313</text:p>
          </table:table-cell>
        </table:table-row>
        <table:table-row table:style-name="ro1">
          <table:table-cell office:value-type="float" office:value="1314">
            <text:p>1314</text:p>
          </table:table-cell>
        </table:table-row>
        <table:table-row table:style-name="ro1">
          <table:table-cell office:value-type="float" office:value="1315">
            <text:p>1315</text:p>
          </table:table-cell>
        </table:table-row>
        <table:table-row table:style-name="ro1">
          <table:table-cell office:value-type="float" office:value="1316">
            <text:p>1316</text:p>
          </table:table-cell>
        </table:table-row>
        <table:table-row table:style-name="ro1">
          <table:table-cell office:value-type="float" office:value="1317">
            <text:p>1317</text:p>
          </table:table-cell>
        </table:table-row>
        <table:table-row table:style-name="ro1">
          <table:table-cell office:value-type="float" office:value="1318">
            <text:p>1318</text:p>
          </table:table-cell>
        </table:table-row>
        <table:table-row table:style-name="ro1">
          <table:table-cell office:value-type="float" office:value="1319">
            <text:p>1319</text:p>
          </table:table-cell>
        </table:table-row>
        <table:table-row table:style-name="ro1">
          <table:table-cell office:value-type="float" office:value="1320">
            <text:p>1320</text:p>
          </table:table-cell>
        </table:table-row>
        <table:table-row table:style-name="ro1">
          <table:table-cell office:value-type="float" office:value="1321">
            <text:p>1321</text:p>
          </table:table-cell>
        </table:table-row>
        <table:table-row table:style-name="ro1">
          <table:table-cell office:value-type="float" office:value="1322">
            <text:p>1322</text:p>
          </table:table-cell>
        </table:table-row>
        <table:table-row table:style-name="ro1">
          <table:table-cell office:value-type="float" office:value="1323">
            <text:p>1323</text:p>
          </table:table-cell>
        </table:table-row>
        <table:table-row table:style-name="ro1">
          <table:table-cell office:value-type="float" office:value="1324">
            <text:p>1324</text:p>
          </table:table-cell>
        </table:table-row>
        <table:table-row table:style-name="ro1">
          <table:table-cell office:value-type="float" office:value="1325">
            <text:p>1325</text:p>
          </table:table-cell>
        </table:table-row>
        <table:table-row table:style-name="ro1">
          <table:table-cell office:value-type="float" office:value="1326">
            <text:p>1326</text:p>
          </table:table-cell>
        </table:table-row>
        <table:table-row table:style-name="ro1">
          <table:table-cell office:value-type="float" office:value="1327">
            <text:p>1327</text:p>
          </table:table-cell>
        </table:table-row>
        <table:table-row table:style-name="ro1">
          <table:table-cell office:value-type="float" office:value="1328">
            <text:p>1328</text:p>
          </table:table-cell>
        </table:table-row>
        <table:table-row table:style-name="ro1">
          <table:table-cell office:value-type="float" office:value="1329">
            <text:p>1329</text:p>
          </table:table-cell>
        </table:table-row>
        <table:table-row table:style-name="ro1">
          <table:table-cell office:value-type="float" office:value="1330">
            <text:p>1330</text:p>
          </table:table-cell>
        </table:table-row>
        <table:table-row table:style-name="ro1">
          <table:table-cell office:value-type="float" office:value="1331">
            <text:p>1331</text:p>
          </table:table-cell>
        </table:table-row>
        <table:table-row table:style-name="ro1">
          <table:table-cell office:value-type="float" office:value="1332">
            <text:p>1332</text:p>
          </table:table-cell>
        </table:table-row>
        <table:table-row table:style-name="ro1">
          <table:table-cell office:value-type="float" office:value="1333">
            <text:p>1333</text:p>
          </table:table-cell>
        </table:table-row>
        <table:table-row table:style-name="ro1">
          <table:table-cell office:value-type="float" office:value="1334">
            <text:p>1334</text:p>
          </table:table-cell>
        </table:table-row>
        <table:table-row table:style-name="ro1">
          <table:table-cell office:value-type="float" office:value="1335">
            <text:p>1335</text:p>
          </table:table-cell>
        </table:table-row>
        <table:table-row table:style-name="ro1">
          <table:table-cell office:value-type="float" office:value="1336">
            <text:p>1336</text:p>
          </table:table-cell>
        </table:table-row>
        <table:table-row table:style-name="ro1">
          <table:table-cell office:value-type="float" office:value="1337">
            <text:p>1337</text:p>
          </table:table-cell>
        </table:table-row>
        <table:table-row table:style-name="ro1">
          <table:table-cell office:value-type="float" office:value="1338">
            <text:p>1338</text:p>
          </table:table-cell>
        </table:table-row>
        <table:table-row table:style-name="ro1">
          <table:table-cell office:value-type="float" office:value="1339">
            <text:p>1339</text:p>
          </table:table-cell>
        </table:table-row>
        <table:table-row table:style-name="ro1">
          <table:table-cell office:value-type="float" office:value="1340">
            <text:p>1340</text:p>
          </table:table-cell>
        </table:table-row>
        <table:table-row table:style-name="ro1">
          <table:table-cell office:value-type="float" office:value="1341">
            <text:p>1341</text:p>
          </table:table-cell>
        </table:table-row>
        <table:table-row table:style-name="ro1">
          <table:table-cell office:value-type="float" office:value="1342">
            <text:p>1342</text:p>
          </table:table-cell>
        </table:table-row>
        <table:table-row table:style-name="ro1">
          <table:table-cell office:value-type="float" office:value="1343">
            <text:p>1343</text:p>
          </table:table-cell>
        </table:table-row>
        <table:table-row table:style-name="ro1">
          <table:table-cell office:value-type="float" office:value="1344">
            <text:p>1344</text:p>
          </table:table-cell>
        </table:table-row>
        <table:table-row table:style-name="ro1">
          <table:table-cell office:value-type="float" office:value="1345">
            <text:p>1345</text:p>
          </table:table-cell>
        </table:table-row>
        <table:table-row table:style-name="ro1">
          <table:table-cell office:value-type="float" office:value="1346">
            <text:p>1346</text:p>
          </table:table-cell>
        </table:table-row>
        <table:table-row table:style-name="ro1">
          <table:table-cell office:value-type="float" office:value="1347">
            <text:p>1347</text:p>
          </table:table-cell>
        </table:table-row>
        <table:table-row table:style-name="ro1">
          <table:table-cell office:value-type="float" office:value="1348">
            <text:p>1348</text:p>
          </table:table-cell>
        </table:table-row>
        <table:table-row table:style-name="ro1">
          <table:table-cell office:value-type="float" office:value="1349">
            <text:p>1349</text:p>
          </table:table-cell>
        </table:table-row>
        <table:table-row table:style-name="ro1"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351">
            <text:p>1351</text:p>
          </table:table-cell>
        </table:table-row>
        <table:table-row table:style-name="ro1">
          <table:table-cell office:value-type="float" office:value="1352">
            <text:p>1352</text:p>
          </table:table-cell>
        </table:table-row>
        <table:table-row table:style-name="ro1">
          <table:table-cell office:value-type="float" office:value="1353">
            <text:p>1353</text:p>
          </table:table-cell>
        </table:table-row>
        <table:table-row table:style-name="ro1">
          <table:table-cell office:value-type="float" office:value="1354">
            <text:p>1354</text:p>
          </table:table-cell>
        </table:table-row>
        <table:table-row table:style-name="ro1">
          <table:table-cell office:value-type="float" office:value="1355">
            <text:p>1355</text:p>
          </table:table-cell>
        </table:table-row>
        <table:table-row table:style-name="ro1">
          <table:table-cell office:value-type="float" office:value="1356">
            <text:p>1356</text:p>
          </table:table-cell>
        </table:table-row>
        <table:table-row table:style-name="ro1">
          <table:table-cell office:value-type="float" office:value="1357">
            <text:p>1357</text:p>
          </table:table-cell>
        </table:table-row>
        <table:table-row table:style-name="ro1">
          <table:table-cell office:value-type="float" office:value="1358">
            <text:p>1358</text:p>
          </table:table-cell>
        </table:table-row>
        <table:table-row table:style-name="ro1">
          <table:table-cell office:value-type="float" office:value="1359">
            <text:p>1359</text:p>
          </table:table-cell>
        </table:table-row>
        <table:table-row table:style-name="ro1">
          <table:table-cell office:value-type="float" office:value="1360">
            <text:p>1360</text:p>
          </table:table-cell>
        </table:table-row>
        <table:table-row table:style-name="ro1">
          <table:table-cell office:value-type="float" office:value="1361">
            <text:p>1361</text:p>
          </table:table-cell>
        </table:table-row>
        <table:table-row table:style-name="ro1">
          <table:table-cell office:value-type="float" office:value="1362">
            <text:p>1362</text:p>
          </table:table-cell>
        </table:table-row>
        <table:table-row table:style-name="ro1">
          <table:table-cell office:value-type="float" office:value="1363">
            <text:p>1363</text:p>
          </table:table-cell>
        </table:table-row>
        <table:table-row table:style-name="ro1">
          <table:table-cell office:value-type="float" office:value="1364">
            <text:p>1364</text:p>
          </table:table-cell>
        </table:table-row>
        <table:table-row table:style-name="ro1">
          <table:table-cell office:value-type="float" office:value="1365">
            <text:p>1365</text:p>
          </table:table-cell>
        </table:table-row>
        <table:table-row table:style-name="ro1">
          <table:table-cell office:value-type="float" office:value="1366">
            <text:p>1366</text:p>
          </table:table-cell>
        </table:table-row>
        <table:table-row table:style-name="ro1">
          <table:table-cell office:value-type="float" office:value="1367">
            <text:p>1367</text:p>
          </table:table-cell>
        </table:table-row>
        <table:table-row table:style-name="ro1">
          <table:table-cell office:value-type="float" office:value="1368">
            <text:p>1368</text:p>
          </table:table-cell>
        </table:table-row>
        <table:table-row table:style-name="ro1">
          <table:table-cell office:value-type="float" office:value="1369">
            <text:p>1369</text:p>
          </table:table-cell>
        </table:table-row>
        <table:table-row table:style-name="ro1">
          <table:table-cell office:value-type="float" office:value="1370">
            <text:p>1370</text:p>
          </table:table-cell>
        </table:table-row>
        <table:table-row table:style-name="ro1">
          <table:table-cell office:value-type="float" office:value="1371">
            <text:p>1371</text:p>
          </table:table-cell>
        </table:table-row>
        <table:table-row table:style-name="ro1">
          <table:table-cell office:value-type="float" office:value="1372">
            <text:p>1372</text:p>
          </table:table-cell>
        </table:table-row>
        <table:table-row table:style-name="ro1">
          <table:table-cell office:value-type="float" office:value="1373">
            <text:p>1373</text:p>
          </table:table-cell>
        </table:table-row>
        <table:table-row table:style-name="ro1">
          <table:table-cell office:value-type="float" office:value="1374">
            <text:p>1374</text:p>
          </table:table-cell>
        </table:table-row>
        <table:table-row table:style-name="ro1">
          <table:table-cell office:value-type="float" office:value="1375">
            <text:p>1375</text:p>
          </table:table-cell>
        </table:table-row>
        <table:table-row table:style-name="ro1">
          <table:table-cell office:value-type="float" office:value="1376">
            <text:p>1376</text:p>
          </table:table-cell>
        </table:table-row>
        <table:table-row table:style-name="ro1">
          <table:table-cell office:value-type="float" office:value="1377">
            <text:p>1377</text:p>
          </table:table-cell>
        </table:table-row>
        <table:table-row table:style-name="ro1">
          <table:table-cell office:value-type="float" office:value="1378">
            <text:p>1378</text:p>
          </table:table-cell>
        </table:table-row>
        <table:table-row table:style-name="ro1">
          <table:table-cell office:value-type="float" office:value="1379">
            <text:p>1379</text:p>
          </table:table-cell>
        </table:table-row>
        <table:table-row table:style-name="ro1"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381">
            <text:p>1381</text:p>
          </table:table-cell>
        </table:table-row>
        <table:table-row table:style-name="ro1">
          <table:table-cell office:value-type="float" office:value="1382">
            <text:p>1382</text:p>
          </table:table-cell>
        </table:table-row>
        <table:table-row table:style-name="ro1">
          <table:table-cell office:value-type="float" office:value="1383">
            <text:p>1383</text:p>
          </table:table-cell>
        </table:table-row>
        <table:table-row table:style-name="ro1">
          <table:table-cell office:value-type="float" office:value="1384">
            <text:p>1384</text:p>
          </table:table-cell>
        </table:table-row>
        <table:table-row table:style-name="ro1">
          <table:table-cell office:value-type="float" office:value="1385">
            <text:p>1385</text:p>
          </table:table-cell>
        </table:table-row>
        <table:table-row table:style-name="ro1">
          <table:table-cell office:value-type="float" office:value="1386">
            <text:p>1386</text:p>
          </table:table-cell>
        </table:table-row>
        <table:table-row table:style-name="ro1">
          <table:table-cell office:value-type="float" office:value="1387">
            <text:p>1387</text:p>
          </table:table-cell>
        </table:table-row>
        <table:table-row table:style-name="ro1">
          <table:table-cell office:value-type="float" office:value="1388">
            <text:p>1388</text:p>
          </table:table-cell>
        </table:table-row>
        <table:table-row table:style-name="ro1">
          <table:table-cell office:value-type="float" office:value="1389">
            <text:p>1389</text:p>
          </table:table-cell>
        </table:table-row>
        <table:table-row table:style-name="ro1">
          <table:table-cell office:value-type="float" office:value="1390">
            <text:p>1390</text:p>
          </table:table-cell>
        </table:table-row>
        <table:table-row table:style-name="ro1">
          <table:table-cell office:value-type="float" office:value="1391">
            <text:p>1391</text:p>
          </table:table-cell>
        </table:table-row>
        <table:table-row table:style-name="ro1">
          <table:table-cell office:value-type="float" office:value="1392">
            <text:p>1392</text:p>
          </table:table-cell>
        </table:table-row>
        <table:table-row table:style-name="ro1">
          <table:table-cell office:value-type="float" office:value="1393">
            <text:p>1393</text:p>
          </table:table-cell>
        </table:table-row>
        <table:table-row table:style-name="ro1">
          <table:table-cell office:value-type="float" office:value="1394">
            <text:p>1394</text:p>
          </table:table-cell>
        </table:table-row>
        <table:table-row table:style-name="ro1">
          <table:table-cell office:value-type="float" office:value="1395">
            <text:p>1395</text:p>
          </table:table-cell>
        </table:table-row>
        <table:table-row table:style-name="ro1">
          <table:table-cell office:value-type="float" office:value="1396">
            <text:p>1396</text:p>
          </table:table-cell>
        </table:table-row>
        <table:table-row table:style-name="ro1">
          <table:table-cell office:value-type="float" office:value="1397">
            <text:p>1397</text:p>
          </table:table-cell>
        </table:table-row>
        <table:table-row table:style-name="ro1">
          <table:table-cell office:value-type="float" office:value="1398">
            <text:p>1398</text:p>
          </table:table-cell>
        </table:table-row>
        <table:table-row table:style-name="ro1">
          <table:table-cell office:value-type="float" office:value="1399">
            <text:p>1399</text:p>
          </table:table-cell>
        </table:table-row>
        <table:table-row table:style-name="ro1"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401">
            <text:p>1401</text:p>
          </table:table-cell>
        </table:table-row>
        <table:table-row table:style-name="ro1">
          <table:table-cell office:value-type="float" office:value="1402">
            <text:p>1402</text:p>
          </table:table-cell>
        </table:table-row>
        <table:table-row table:style-name="ro1">
          <table:table-cell office:value-type="float" office:value="1403">
            <text:p>1403</text:p>
          </table:table-cell>
        </table:table-row>
        <table:table-row table:style-name="ro1">
          <table:table-cell office:value-type="float" office:value="1404">
            <text:p>1404</text:p>
          </table:table-cell>
        </table:table-row>
        <table:table-row table:style-name="ro1">
          <table:table-cell office:value-type="float" office:value="1405">
            <text:p>1405</text:p>
          </table:table-cell>
        </table:table-row>
        <table:table-row table:style-name="ro1">
          <table:table-cell office:value-type="float" office:value="1406">
            <text:p>1406</text:p>
          </table:table-cell>
        </table:table-row>
        <table:table-row table:style-name="ro1">
          <table:table-cell office:value-type="float" office:value="1407">
            <text:p>1407</text:p>
          </table:table-cell>
        </table:table-row>
        <table:table-row table:style-name="ro1">
          <table:table-cell office:value-type="float" office:value="1408">
            <text:p>1408</text:p>
          </table:table-cell>
        </table:table-row>
        <table:table-row table:style-name="ro1">
          <table:table-cell office:value-type="float" office:value="1409">
            <text:p>1409</text:p>
          </table:table-cell>
        </table:table-row>
        <table:table-row table:style-name="ro1">
          <table:table-cell office:value-type="float" office:value="1410">
            <text:p>1410</text:p>
          </table:table-cell>
        </table:table-row>
        <table:table-row table:style-name="ro1">
          <table:table-cell office:value-type="float" office:value="1411">
            <text:p>1411</text:p>
          </table:table-cell>
        </table:table-row>
        <table:table-row table:style-name="ro1">
          <table:table-cell office:value-type="float" office:value="1412">
            <text:p>1412</text:p>
          </table:table-cell>
        </table:table-row>
        <table:table-row table:style-name="ro1">
          <table:table-cell office:value-type="float" office:value="1413">
            <text:p>1413</text:p>
          </table:table-cell>
        </table:table-row>
        <table:table-row table:style-name="ro1">
          <table:table-cell office:value-type="float" office:value="1414">
            <text:p>1414</text:p>
          </table:table-cell>
        </table:table-row>
        <table:table-row table:style-name="ro1">
          <table:table-cell office:value-type="float" office:value="1415">
            <text:p>1415</text:p>
          </table:table-cell>
        </table:table-row>
        <table:table-row table:style-name="ro1">
          <table:table-cell office:value-type="float" office:value="1416">
            <text:p>1416</text:p>
          </table:table-cell>
        </table:table-row>
        <table:table-row table:style-name="ro1">
          <table:table-cell office:value-type="float" office:value="1417">
            <text:p>1417</text:p>
          </table:table-cell>
        </table:table-row>
        <table:table-row table:style-name="ro1">
          <table:table-cell office:value-type="float" office:value="1418">
            <text:p>1418</text:p>
          </table:table-cell>
        </table:table-row>
        <table:table-row table:style-name="ro1">
          <table:table-cell office:value-type="float" office:value="1419">
            <text:p>1419</text:p>
          </table:table-cell>
        </table:table-row>
        <table:table-row table:style-name="ro1">
          <table:table-cell office:value-type="float" office:value="1420">
            <text:p>1420</text:p>
          </table:table-cell>
        </table:table-row>
        <table:table-row table:style-name="ro1">
          <table:table-cell office:value-type="float" office:value="1421">
            <text:p>1421</text:p>
          </table:table-cell>
        </table:table-row>
        <table:table-row table:style-name="ro1">
          <table:table-cell office:value-type="float" office:value="1422">
            <text:p>1422</text:p>
          </table:table-cell>
        </table:table-row>
        <table:table-row table:style-name="ro1">
          <table:table-cell office:value-type="float" office:value="1423">
            <text:p>1423</text:p>
          </table:table-cell>
        </table:table-row>
        <table:table-row table:style-name="ro1">
          <table:table-cell office:value-type="float" office:value="1424">
            <text:p>1424</text:p>
          </table:table-cell>
        </table:table-row>
        <table:table-row table:style-name="ro1">
          <table:table-cell office:value-type="float" office:value="1425">
            <text:p>1425</text:p>
          </table:table-cell>
        </table:table-row>
        <table:table-row table:style-name="ro1">
          <table:table-cell office:value-type="float" office:value="1426">
            <text:p>1426</text:p>
          </table:table-cell>
        </table:table-row>
        <table:table-row table:style-name="ro1">
          <table:table-cell office:value-type="float" office:value="1427">
            <text:p>1427</text:p>
          </table:table-cell>
        </table:table-row>
        <table:table-row table:style-name="ro1">
          <table:table-cell office:value-type="float" office:value="1428">
            <text:p>1428</text:p>
          </table:table-cell>
        </table:table-row>
        <table:table-row table:style-name="ro1"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1431">
            <text:p>1431</text:p>
          </table:table-cell>
        </table:table-row>
        <table:table-row table:style-name="ro1">
          <table:table-cell office:value-type="float" office:value="1432">
            <text:p>1432</text:p>
          </table:table-cell>
        </table:table-row>
        <table:table-row table:style-name="ro1">
          <table:table-cell office:value-type="float" office:value="1433">
            <text:p>1433</text:p>
          </table:table-cell>
        </table:table-row>
        <table:table-row table:style-name="ro1">
          <table:table-cell office:value-type="float" office:value="1434">
            <text:p>1434</text:p>
          </table:table-cell>
        </table:table-row>
        <table:table-row table:style-name="ro1">
          <table:table-cell office:value-type="float" office:value="1435">
            <text:p>1435</text:p>
          </table:table-cell>
        </table:table-row>
        <table:table-row table:style-name="ro1">
          <table:table-cell office:value-type="float" office:value="1436">
            <text:p>1436</text:p>
          </table:table-cell>
        </table:table-row>
        <table:table-row table:style-name="ro1">
          <table:table-cell office:value-type="float" office:value="1437">
            <text:p>1437</text:p>
          </table:table-cell>
        </table:table-row>
        <table:table-row table:style-name="ro1">
          <table:table-cell office:value-type="float" office:value="1438">
            <text:p>1438</text:p>
          </table:table-cell>
        </table:table-row>
        <table:table-row table:style-name="ro1">
          <table:table-cell office:value-type="float" office:value="1439">
            <text:p>1439</text:p>
          </table:table-cell>
        </table:table-row>
        <table:table-row table:style-name="ro1">
          <table:table-cell office:value-type="float" office:value="1440">
            <text:p>1440</text:p>
          </table:table-cell>
        </table:table-row>
        <table:table-row table:style-name="ro1">
          <table:table-cell office:value-type="float" office:value="1441">
            <text:p>1441</text:p>
          </table:table-cell>
        </table:table-row>
        <table:table-row table:style-name="ro1">
          <table:table-cell office:value-type="float" office:value="1442">
            <text:p>1442</text:p>
          </table:table-cell>
        </table:table-row>
        <table:table-row table:style-name="ro1">
          <table:table-cell office:value-type="float" office:value="1443">
            <text:p>1443</text:p>
          </table:table-cell>
        </table:table-row>
        <table:table-row table:style-name="ro1">
          <table:table-cell office:value-type="float" office:value="1444">
            <text:p>1444</text:p>
          </table:table-cell>
        </table:table-row>
        <table:table-row table:style-name="ro1">
          <table:table-cell office:value-type="float" office:value="1445">
            <text:p>1445</text:p>
          </table:table-cell>
        </table:table-row>
        <table:table-row table:style-name="ro1">
          <table:table-cell office:value-type="float" office:value="1446">
            <text:p>1446</text:p>
          </table:table-cell>
        </table:table-row>
        <table:table-row table:style-name="ro1">
          <table:table-cell office:value-type="float" office:value="1447">
            <text:p>1447</text:p>
          </table:table-cell>
        </table:table-row>
        <table:table-row table:style-name="ro1">
          <table:table-cell office:value-type="float" office:value="1448">
            <text:p>1448</text:p>
          </table:table-cell>
        </table:table-row>
        <table:table-row table:style-name="ro1">
          <table:table-cell office:value-type="float" office:value="1449">
            <text:p>1449</text:p>
          </table:table-cell>
        </table:table-row>
        <table:table-row table:style-name="ro1">
          <table:table-cell office:value-type="float" office:value="1450">
            <text:p>1450</text:p>
          </table:table-cell>
        </table:table-row>
        <table:table-row table:style-name="ro1">
          <table:table-cell office:value-type="float" office:value="1451">
            <text:p>1451</text:p>
          </table:table-cell>
        </table:table-row>
        <table:table-row table:style-name="ro1">
          <table:table-cell office:value-type="float" office:value="1452">
            <text:p>1452</text:p>
          </table:table-cell>
        </table:table-row>
        <table:table-row table:style-name="ro1">
          <table:table-cell office:value-type="float" office:value="1453">
            <text:p>1453</text:p>
          </table:table-cell>
        </table:table-row>
        <table:table-row table:style-name="ro1">
          <table:table-cell office:value-type="float" office:value="1454">
            <text:p>1454</text:p>
          </table:table-cell>
        </table:table-row>
        <table:table-row table:style-name="ro1">
          <table:table-cell office:value-type="float" office:value="1455">
            <text:p>1455</text:p>
          </table:table-cell>
        </table:table-row>
        <table:table-row table:style-name="ro1">
          <table:table-cell office:value-type="float" office:value="1456">
            <text:p>1456</text:p>
          </table:table-cell>
        </table:table-row>
        <table:table-row table:style-name="ro1">
          <table:table-cell office:value-type="float" office:value="1457">
            <text:p>1457</text:p>
          </table:table-cell>
        </table:table-row>
        <table:table-row table:style-name="ro1">
          <table:table-cell office:value-type="float" office:value="1458">
            <text:p>1458</text:p>
          </table:table-cell>
        </table:table-row>
        <table:table-row table:style-name="ro1">
          <table:table-cell office:value-type="float" office:value="1459">
            <text:p>1459</text:p>
          </table:table-cell>
        </table:table-row>
        <table:table-row table:style-name="ro1">
          <table:table-cell office:value-type="float" office:value="1460">
            <text:p>1460</text:p>
          </table:table-cell>
        </table:table-row>
        <table:table-row table:style-name="ro1">
          <table:table-cell office:value-type="float" office:value="1461">
            <text:p>1461</text:p>
          </table:table-cell>
        </table:table-row>
        <table:table-row table:style-name="ro1">
          <table:table-cell office:value-type="float" office:value="1462">
            <text:p>1462</text:p>
          </table:table-cell>
        </table:table-row>
        <table:table-row table:style-name="ro1">
          <table:table-cell office:value-type="float" office:value="1463">
            <text:p>1463</text:p>
          </table:table-cell>
        </table:table-row>
        <table:table-row table:style-name="ro1">
          <table:table-cell office:value-type="float" office:value="1464">
            <text:p>1464</text:p>
          </table:table-cell>
        </table:table-row>
        <table:table-row table:style-name="ro1">
          <table:table-cell office:value-type="float" office:value="1465">
            <text:p>1465</text:p>
          </table:table-cell>
        </table:table-row>
        <table:table-row table:style-name="ro1">
          <table:table-cell office:value-type="float" office:value="1466">
            <text:p>1466</text:p>
          </table:table-cell>
        </table:table-row>
        <table:table-row table:style-name="ro1">
          <table:table-cell office:value-type="float" office:value="1467">
            <text:p>1467</text:p>
          </table:table-cell>
        </table:table-row>
        <table:table-row table:style-name="ro1">
          <table:table-cell office:value-type="float" office:value="1468">
            <text:p>1468</text:p>
          </table:table-cell>
        </table:table-row>
        <table:table-row table:style-name="ro1">
          <table:table-cell office:value-type="float" office:value="1469">
            <text:p>1469</text:p>
          </table:table-cell>
        </table:table-row>
        <table:table-row table:style-name="ro1">
          <table:table-cell office:value-type="float" office:value="1470">
            <text:p>1470</text:p>
          </table:table-cell>
        </table:table-row>
        <table:table-row table:style-name="ro1">
          <table:table-cell office:value-type="float" office:value="1471">
            <text:p>1471</text:p>
          </table:table-cell>
        </table:table-row>
        <table:table-row table:style-name="ro1">
          <table:table-cell office:value-type="float" office:value="1472">
            <text:p>1472</text:p>
          </table:table-cell>
        </table:table-row>
        <table:table-row table:style-name="ro1">
          <table:table-cell office:value-type="float" office:value="1473">
            <text:p>1473</text:p>
          </table:table-cell>
        </table:table-row>
        <table:table-row table:style-name="ro1">
          <table:table-cell office:value-type="float" office:value="1474">
            <text:p>1474</text:p>
          </table:table-cell>
        </table:table-row>
        <table:table-row table:style-name="ro1">
          <table:table-cell office:value-type="float" office:value="1475">
            <text:p>1475</text:p>
          </table:table-cell>
        </table:table-row>
        <table:table-row table:style-name="ro1">
          <table:table-cell office:value-type="float" office:value="1476">
            <text:p>1476</text:p>
          </table:table-cell>
        </table:table-row>
        <table:table-row table:style-name="ro1">
          <table:table-cell office:value-type="float" office:value="1477">
            <text:p>1477</text:p>
          </table:table-cell>
        </table:table-row>
        <table:table-row table:style-name="ro1">
          <table:table-cell office:value-type="float" office:value="1478">
            <text:p>1478</text:p>
          </table:table-cell>
        </table:table-row>
        <table:table-row table:style-name="ro1">
          <table:table-cell office:value-type="float" office:value="1479">
            <text:p>1479</text:p>
          </table:table-cell>
        </table:table-row>
        <table:table-row table:style-name="ro1">
          <table:table-cell office:value-type="float" office:value="1480">
            <text:p>1480</text:p>
          </table:table-cell>
        </table:table-row>
        <table:table-row table:style-name="ro1">
          <table:table-cell office:value-type="float" office:value="1481">
            <text:p>1481</text:p>
          </table:table-cell>
        </table:table-row>
        <table:table-row table:style-name="ro1">
          <table:table-cell office:value-type="float" office:value="1482">
            <text:p>1482</text:p>
          </table:table-cell>
        </table:table-row>
        <table:table-row table:style-name="ro1">
          <table:table-cell office:value-type="float" office:value="1483">
            <text:p>1483</text:p>
          </table:table-cell>
        </table:table-row>
        <table:table-row table:style-name="ro1">
          <table:table-cell office:value-type="float" office:value="1484">
            <text:p>1484</text:p>
          </table:table-cell>
        </table:table-row>
        <table:table-row table:style-name="ro1">
          <table:table-cell office:value-type="float" office:value="1485">
            <text:p>1485</text:p>
          </table:table-cell>
        </table:table-row>
        <table:table-row table:style-name="ro1">
          <table:table-cell office:value-type="float" office:value="1486">
            <text:p>1486</text:p>
          </table:table-cell>
        </table:table-row>
        <table:table-row table:style-name="ro1">
          <table:table-cell office:value-type="float" office:value="1487">
            <text:p>1487</text:p>
          </table:table-cell>
        </table:table-row>
        <table:table-row table:style-name="ro1">
          <table:table-cell office:value-type="float" office:value="1488">
            <text:p>1488</text:p>
          </table:table-cell>
        </table:table-row>
        <table:table-row table:style-name="ro1">
          <table:table-cell office:value-type="float" office:value="1489">
            <text:p>1489</text:p>
          </table:table-cell>
        </table:table-row>
        <table:table-row table:style-name="ro1">
          <table:table-cell office:value-type="float" office:value="1490">
            <text:p>1490</text:p>
          </table:table-cell>
        </table:table-row>
        <table:table-row table:style-name="ro1">
          <table:table-cell office:value-type="float" office:value="1491">
            <text:p>1491</text:p>
          </table:table-cell>
        </table:table-row>
        <table:table-row table:style-name="ro1">
          <table:table-cell office:value-type="float" office:value="1492">
            <text:p>1492</text:p>
          </table:table-cell>
        </table:table-row>
        <table:table-row table:style-name="ro1">
          <table:table-cell office:value-type="float" office:value="1493">
            <text:p>1493</text:p>
          </table:table-cell>
        </table:table-row>
        <table:table-row table:style-name="ro1">
          <table:table-cell office:value-type="float" office:value="1494">
            <text:p>1494</text:p>
          </table:table-cell>
        </table:table-row>
        <table:table-row table:style-name="ro1">
          <table:table-cell office:value-type="float" office:value="1495">
            <text:p>1495</text:p>
          </table:table-cell>
        </table:table-row>
        <table:table-row table:style-name="ro1">
          <table:table-cell office:value-type="float" office:value="1496">
            <text:p>1496</text:p>
          </table:table-cell>
        </table:table-row>
        <table:table-row table:style-name="ro1">
          <table:table-cell office:value-type="float" office:value="1497">
            <text:p>1497</text:p>
          </table:table-cell>
        </table:table-row>
        <table:table-row table:style-name="ro1">
          <table:table-cell office:value-type="float" office:value="1498">
            <text:p>1498</text:p>
          </table:table-cell>
        </table:table-row>
        <table:table-row table:style-name="ro1">
          <table:table-cell office:value-type="float" office:value="1499">
            <text:p>1499</text:p>
          </table:table-cell>
        </table:table-row>
        <table:table-row table:style-name="ro1">
          <table:table-cell office:value-type="float" office:value="1500">
            <text:p>1500</text:p>
          </table:table-cell>
        </table:table-row>
        <table:table-row table:style-name="ro1"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502">
            <text:p>1502</text:p>
          </table:table-cell>
        </table:table-row>
        <table:table-row table:style-name="ro1">
          <table:table-cell office:value-type="float" office:value="1503">
            <text:p>1503</text:p>
          </table:table-cell>
        </table:table-row>
        <table:table-row table:style-name="ro1">
          <table:table-cell office:value-type="float" office:value="1504">
            <text:p>1504</text:p>
          </table:table-cell>
        </table:table-row>
        <table:table-row table:style-name="ro1">
          <table:table-cell office:value-type="float" office:value="1505">
            <text:p>1505</text:p>
          </table:table-cell>
        </table:table-row>
        <table:table-row table:style-name="ro1">
          <table:table-cell office:value-type="float" office:value="1506">
            <text:p>1506</text:p>
          </table:table-cell>
        </table:table-row>
        <table:table-row table:style-name="ro1">
          <table:table-cell office:value-type="float" office:value="1507">
            <text:p>1507</text:p>
          </table:table-cell>
        </table:table-row>
        <table:table-row table:style-name="ro1">
          <table:table-cell office:value-type="float" office:value="1508">
            <text:p>1508</text:p>
          </table:table-cell>
        </table:table-row>
        <table:table-row table:style-name="ro1">
          <table:table-cell office:value-type="float" office:value="1509">
            <text:p>1509</text:p>
          </table:table-cell>
        </table:table-row>
        <table:table-row table:style-name="ro1">
          <table:table-cell office:value-type="float" office:value="1510">
            <text:p>1510</text:p>
          </table:table-cell>
        </table:table-row>
        <table:table-row table:style-name="ro1">
          <table:table-cell office:value-type="float" office:value="1511">
            <text:p>1511</text:p>
          </table:table-cell>
        </table:table-row>
        <table:table-row table:style-name="ro1">
          <table:table-cell office:value-type="float" office:value="1512">
            <text:p>1512</text:p>
          </table:table-cell>
        </table:table-row>
        <table:table-row table:style-name="ro1">
          <table:table-cell office:value-type="float" office:value="1513">
            <text:p>1513</text:p>
          </table:table-cell>
        </table:table-row>
        <table:table-row table:style-name="ro1">
          <table:table-cell office:value-type="float" office:value="1514">
            <text:p>1514</text:p>
          </table:table-cell>
        </table:table-row>
        <table:table-row table:style-name="ro1">
          <table:table-cell office:value-type="float" office:value="1515">
            <text:p>1515</text:p>
          </table:table-cell>
        </table:table-row>
        <table:table-row table:style-name="ro1">
          <table:table-cell office:value-type="float" office:value="1516">
            <text:p>1516</text:p>
          </table:table-cell>
        </table:table-row>
        <table:table-row table:style-name="ro1">
          <table:table-cell office:value-type="float" office:value="1517">
            <text:p>1517</text:p>
          </table:table-cell>
        </table:table-row>
        <table:table-row table:style-name="ro1">
          <table:table-cell office:value-type="float" office:value="1518">
            <text:p>1518</text:p>
          </table:table-cell>
        </table:table-row>
        <table:table-row table:style-name="ro1">
          <table:table-cell office:value-type="float" office:value="1519">
            <text:p>1519</text:p>
          </table:table-cell>
        </table:table-row>
        <table:table-row table:style-name="ro1">
          <table:table-cell office:value-type="float" office:value="1520">
            <text:p>1520</text:p>
          </table:table-cell>
        </table:table-row>
        <table:table-row table:style-name="ro1">
          <table:table-cell office:value-type="float" office:value="1521">
            <text:p>1521</text:p>
          </table:table-cell>
        </table:table-row>
        <table:table-row table:style-name="ro1">
          <table:table-cell office:value-type="float" office:value="1522">
            <text:p>1522</text:p>
          </table:table-cell>
        </table:table-row>
        <table:table-row table:style-name="ro1">
          <table:table-cell office:value-type="float" office:value="1523">
            <text:p>1523</text:p>
          </table:table-cell>
        </table:table-row>
        <table:table-row table:style-name="ro1">
          <table:table-cell office:value-type="float" office:value="1524">
            <text:p>1524</text:p>
          </table:table-cell>
        </table:table-row>
        <table:table-row table:style-name="ro1">
          <table:table-cell office:value-type="float" office:value="1525">
            <text:p>1525</text:p>
          </table:table-cell>
        </table:table-row>
        <table:table-row table:style-name="ro1">
          <table:table-cell office:value-type="float" office:value="1526">
            <text:p>1526</text:p>
          </table:table-cell>
        </table:table-row>
        <table:table-row table:style-name="ro1">
          <table:table-cell office:value-type="float" office:value="1527">
            <text:p>1527</text:p>
          </table:table-cell>
        </table:table-row>
        <table:table-row table:style-name="ro1">
          <table:table-cell office:value-type="float" office:value="1528">
            <text:p>1528</text:p>
          </table:table-cell>
        </table:table-row>
        <table:table-row table:style-name="ro1">
          <table:table-cell office:value-type="float" office:value="1529">
            <text:p>1529</text:p>
          </table:table-cell>
        </table:table-row>
        <table:table-row table:style-name="ro1">
          <table:table-cell office:value-type="float" office:value="1530">
            <text:p>1530</text:p>
          </table:table-cell>
        </table:table-row>
        <table:table-row table:style-name="ro1">
          <table:table-cell office:value-type="float" office:value="1531">
            <text:p>1531</text:p>
          </table:table-cell>
        </table:table-row>
        <table:table-row table:style-name="ro1">
          <table:table-cell office:value-type="float" office:value="1532">
            <text:p>1532</text:p>
          </table:table-cell>
        </table:table-row>
        <table:table-row table:style-name="ro1">
          <table:table-cell office:value-type="float" office:value="1533">
            <text:p>1533</text:p>
          </table:table-cell>
        </table:table-row>
        <table:table-row table:style-name="ro1">
          <table:table-cell office:value-type="float" office:value="1534">
            <text:p>1534</text:p>
          </table:table-cell>
        </table:table-row>
        <table:table-row table:style-name="ro1">
          <table:table-cell office:value-type="float" office:value="1535">
            <text:p>1535</text:p>
          </table:table-cell>
        </table:table-row>
        <table:table-row table:style-name="ro1">
          <table:table-cell office:value-type="float" office:value="1536">
            <text:p>1536</text:p>
          </table:table-cell>
        </table:table-row>
        <table:table-row table:style-name="ro1">
          <table:table-cell office:value-type="float" office:value="1537">
            <text:p>1537</text:p>
          </table:table-cell>
        </table:table-row>
        <table:table-row table:style-name="ro1">
          <table:table-cell office:value-type="float" office:value="1538">
            <text:p>1538</text:p>
          </table:table-cell>
        </table:table-row>
        <table:table-row table:style-name="ro1">
          <table:table-cell office:value-type="float" office:value="1539">
            <text:p>1539</text:p>
          </table:table-cell>
        </table:table-row>
        <table:table-row table:style-name="ro1">
          <table:table-cell office:value-type="float" office:value="1540">
            <text:p>1540</text:p>
          </table:table-cell>
        </table:table-row>
        <table:table-row table:style-name="ro1">
          <table:table-cell office:value-type="float" office:value="1541">
            <text:p>1541</text:p>
          </table:table-cell>
        </table:table-row>
        <table:table-row table:style-name="ro1">
          <table:table-cell office:value-type="float" office:value="1542">
            <text:p>1542</text:p>
          </table:table-cell>
        </table:table-row>
        <table:table-row table:style-name="ro1">
          <table:table-cell office:value-type="float" office:value="1543">
            <text:p>1543</text:p>
          </table:table-cell>
        </table:table-row>
        <table:table-row table:style-name="ro1">
          <table:table-cell office:value-type="float" office:value="1544">
            <text:p>1544</text:p>
          </table:table-cell>
        </table:table-row>
        <table:table-row table:style-name="ro1">
          <table:table-cell office:value-type="float" office:value="1545">
            <text:p>1545</text:p>
          </table:table-cell>
        </table:table-row>
        <table:table-row table:style-name="ro1">
          <table:table-cell office:value-type="float" office:value="1546">
            <text:p>1546</text:p>
          </table:table-cell>
        </table:table-row>
        <table:table-row table:style-name="ro1">
          <table:table-cell office:value-type="float" office:value="1547">
            <text:p>1547</text:p>
          </table:table-cell>
        </table:table-row>
        <table:table-row table:style-name="ro1">
          <table:table-cell office:value-type="float" office:value="1548">
            <text:p>1548</text:p>
          </table:table-cell>
        </table:table-row>
        <table:table-row table:style-name="ro1">
          <table:table-cell office:value-type="float" office:value="1549">
            <text:p>1549</text:p>
          </table:table-cell>
        </table:table-row>
        <table:table-row table:style-name="ro1">
          <table:table-cell office:value-type="float" office:value="1550">
            <text:p>1550</text:p>
          </table:table-cell>
        </table:table-row>
        <table:table-row table:style-name="ro1">
          <table:table-cell office:value-type="float" office:value="1551">
            <text:p>1551</text:p>
          </table:table-cell>
        </table:table-row>
        <table:table-row table:style-name="ro1">
          <table:table-cell office:value-type="float" office:value="1552">
            <text:p>1552</text:p>
          </table:table-cell>
        </table:table-row>
        <table:table-row table:style-name="ro1">
          <table:table-cell office:value-type="float" office:value="1553">
            <text:p>1553</text:p>
          </table:table-cell>
        </table:table-row>
        <table:table-row table:style-name="ro1">
          <table:table-cell office:value-type="float" office:value="1554">
            <text:p>1554</text:p>
          </table:table-cell>
        </table:table-row>
        <table:table-row table:style-name="ro1">
          <table:table-cell office:value-type="float" office:value="1555">
            <text:p>1555</text:p>
          </table:table-cell>
        </table:table-row>
        <table:table-row table:style-name="ro1">
          <table:table-cell office:value-type="float" office:value="1556">
            <text:p>1556</text:p>
          </table:table-cell>
        </table:table-row>
        <table:table-row table:style-name="ro1">
          <table:table-cell office:value-type="float" office:value="1557">
            <text:p>1557</text:p>
          </table:table-cell>
        </table:table-row>
        <table:table-row table:style-name="ro1">
          <table:table-cell office:value-type="float" office:value="1558">
            <text:p>1558</text:p>
          </table:table-cell>
        </table:table-row>
        <table:table-row table:style-name="ro1">
          <table:table-cell office:value-type="float" office:value="1559">
            <text:p>1559</text:p>
          </table:table-cell>
        </table:table-row>
        <table:table-row table:style-name="ro1">
          <table:table-cell office:value-type="float" office:value="1560">
            <text:p>1560</text:p>
          </table:table-cell>
        </table:table-row>
        <table:table-row table:style-name="ro1">
          <table:table-cell office:value-type="float" office:value="1561">
            <text:p>1561</text:p>
          </table:table-cell>
        </table:table-row>
        <table:table-row table:style-name="ro1">
          <table:table-cell office:value-type="float" office:value="1562">
            <text:p>1562</text:p>
          </table:table-cell>
        </table:table-row>
        <table:table-row table:style-name="ro1">
          <table:table-cell office:value-type="float" office:value="1563">
            <text:p>1563</text:p>
          </table:table-cell>
        </table:table-row>
        <table:table-row table:style-name="ro1">
          <table:table-cell office:value-type="float" office:value="1564">
            <text:p>1564</text:p>
          </table:table-cell>
        </table:table-row>
        <table:table-row table:style-name="ro1">
          <table:table-cell office:value-type="float" office:value="1565">
            <text:p>1565</text:p>
          </table:table-cell>
        </table:table-row>
        <table:table-row table:style-name="ro1">
          <table:table-cell office:value-type="float" office:value="1566">
            <text:p>1566</text:p>
          </table:table-cell>
        </table:table-row>
        <table:table-row table:style-name="ro1">
          <table:table-cell office:value-type="float" office:value="1567">
            <text:p>1567</text:p>
          </table:table-cell>
        </table:table-row>
        <table:table-row table:style-name="ro1">
          <table:table-cell office:value-type="float" office:value="1568">
            <text:p>1568</text:p>
          </table:table-cell>
        </table:table-row>
        <table:table-row table:style-name="ro1">
          <table:table-cell office:value-type="float" office:value="1569">
            <text:p>1569</text:p>
          </table:table-cell>
        </table:table-row>
        <table:table-row table:style-name="ro1">
          <table:table-cell office:value-type="float" office:value="1570">
            <text:p>1570</text:p>
          </table:table-cell>
        </table:table-row>
        <table:table-row table:style-name="ro1">
          <table:table-cell office:value-type="float" office:value="1571">
            <text:p>1571</text:p>
          </table:table-cell>
        </table:table-row>
        <table:table-row table:style-name="ro1">
          <table:table-cell office:value-type="float" office:value="1572">
            <text:p>1572</text:p>
          </table:table-cell>
        </table:table-row>
        <table:table-row table:style-name="ro1">
          <table:table-cell office:value-type="float" office:value="1573">
            <text:p>1573</text:p>
          </table:table-cell>
        </table:table-row>
        <table:table-row table:style-name="ro1">
          <table:table-cell office:value-type="float" office:value="1574">
            <text:p>1574</text:p>
          </table:table-cell>
        </table:table-row>
        <table:table-row table:style-name="ro1">
          <table:table-cell office:value-type="float" office:value="1575">
            <text:p>1575</text:p>
          </table:table-cell>
        </table:table-row>
        <table:table-row table:style-name="ro1">
          <table:table-cell office:value-type="float" office:value="1576">
            <text:p>1576</text:p>
          </table:table-cell>
        </table:table-row>
        <table:table-row table:style-name="ro1">
          <table:table-cell office:value-type="float" office:value="1577">
            <text:p>1577</text:p>
          </table:table-cell>
        </table:table-row>
        <table:table-row table:style-name="ro1">
          <table:table-cell office:value-type="float" office:value="1578">
            <text:p>1578</text:p>
          </table:table-cell>
        </table:table-row>
        <table:table-row table:style-name="ro1">
          <table:table-cell office:value-type="float" office:value="1579">
            <text:p>1579</text:p>
          </table:table-cell>
        </table:table-row>
        <table:table-row table:style-name="ro1">
          <table:table-cell office:value-type="float" office:value="1580">
            <text:p>1580</text:p>
          </table:table-cell>
        </table:table-row>
        <table:table-row table:style-name="ro1">
          <table:table-cell office:value-type="float" office:value="1581">
            <text:p>1581</text:p>
          </table:table-cell>
        </table:table-row>
        <table:table-row table:style-name="ro1">
          <table:table-cell office:value-type="float" office:value="1582">
            <text:p>1582</text:p>
          </table:table-cell>
        </table:table-row>
        <table:table-row table:style-name="ro1">
          <table:table-cell office:value-type="float" office:value="1583">
            <text:p>1583</text:p>
          </table:table-cell>
        </table:table-row>
        <table:table-row table:style-name="ro1">
          <table:table-cell office:value-type="float" office:value="1584">
            <text:p>1584</text:p>
          </table:table-cell>
        </table:table-row>
        <table:table-row table:style-name="ro1">
          <table:table-cell office:value-type="float" office:value="1585">
            <text:p>1585</text:p>
          </table:table-cell>
        </table:table-row>
        <table:table-row table:style-name="ro1">
          <table:table-cell office:value-type="float" office:value="1586">
            <text:p>1586</text:p>
          </table:table-cell>
        </table:table-row>
        <table:table-row table:style-name="ro1">
          <table:table-cell office:value-type="float" office:value="1587">
            <text:p>1587</text:p>
          </table:table-cell>
        </table:table-row>
        <table:table-row table:style-name="ro1">
          <table:table-cell office:value-type="float" office:value="1588">
            <text:p>1588</text:p>
          </table:table-cell>
        </table:table-row>
        <table:table-row table:style-name="ro1">
          <table:table-cell office:value-type="float" office:value="1589">
            <text:p>1589</text:p>
          </table:table-cell>
        </table:table-row>
        <table:table-row table:style-name="ro1">
          <table:table-cell office:value-type="float" office:value="1590">
            <text:p>1590</text:p>
          </table:table-cell>
        </table:table-row>
        <table:table-row table:style-name="ro1">
          <table:table-cell office:value-type="float" office:value="1591">
            <text:p>1591</text:p>
          </table:table-cell>
        </table:table-row>
        <table:table-row table:style-name="ro1">
          <table:table-cell office:value-type="float" office:value="1592">
            <text:p>1592</text:p>
          </table:table-cell>
        </table:table-row>
        <table:table-row table:style-name="ro1">
          <table:table-cell office:value-type="float" office:value="1593">
            <text:p>1593</text:p>
          </table:table-cell>
        </table:table-row>
        <table:table-row table:style-name="ro1">
          <table:table-cell office:value-type="float" office:value="1594">
            <text:p>1594</text:p>
          </table:table-cell>
        </table:table-row>
        <table:table-row table:style-name="ro1">
          <table:table-cell office:value-type="float" office:value="1595">
            <text:p>1595</text:p>
          </table:table-cell>
        </table:table-row>
        <table:table-row table:style-name="ro1">
          <table:table-cell office:value-type="float" office:value="1596">
            <text:p>1596</text:p>
          </table:table-cell>
        </table:table-row>
        <table:table-row table:style-name="ro1">
          <table:table-cell office:value-type="float" office:value="1597">
            <text:p>1597</text:p>
          </table:table-cell>
        </table:table-row>
        <table:table-row table:style-name="ro1">
          <table:table-cell office:value-type="float" office:value="1598">
            <text:p>1598</text:p>
          </table:table-cell>
        </table:table-row>
        <table:table-row table:style-name="ro1">
          <table:table-cell office:value-type="float" office:value="1599">
            <text:p>1599</text:p>
          </table:table-cell>
        </table:table-row>
        <table:table-row table:style-name="ro1">
          <table:table-cell office:value-type="float" office:value="1600">
            <text:p>1600</text:p>
          </table:table-cell>
        </table:table-row>
        <table:table-row table:style-name="ro1">
          <table:table-cell office:value-type="float" office:value="1601">
            <text:p>1601</text:p>
          </table:table-cell>
        </table:table-row>
        <table:table-row table:style-name="ro1">
          <table:table-cell office:value-type="float" office:value="1602">
            <text:p>1602</text:p>
          </table:table-cell>
        </table:table-row>
        <table:table-row table:style-name="ro1">
          <table:table-cell office:value-type="float" office:value="1603">
            <text:p>1603</text:p>
          </table:table-cell>
        </table:table-row>
        <table:table-row table:style-name="ro1">
          <table:table-cell office:value-type="float" office:value="1604">
            <text:p>1604</text:p>
          </table:table-cell>
        </table:table-row>
        <table:table-row table:style-name="ro1">
          <table:table-cell office:value-type="float" office:value="1605">
            <text:p>1605</text:p>
          </table:table-cell>
        </table:table-row>
        <table:table-row table:style-name="ro1">
          <table:table-cell office:value-type="float" office:value="1606">
            <text:p>1606</text:p>
          </table:table-cell>
        </table:table-row>
        <table:table-row table:style-name="ro1">
          <table:table-cell office:value-type="float" office:value="1607">
            <text:p>1607</text:p>
          </table:table-cell>
        </table:table-row>
        <table:table-row table:style-name="ro1">
          <table:table-cell office:value-type="float" office:value="1608">
            <text:p>1608</text:p>
          </table:table-cell>
        </table:table-row>
        <table:table-row table:style-name="ro1">
          <table:table-cell office:value-type="float" office:value="1609">
            <text:p>1609</text:p>
          </table:table-cell>
        </table:table-row>
        <table:table-row table:style-name="ro1">
          <table:table-cell office:value-type="float" office:value="1610">
            <text:p>1610</text:p>
          </table:table-cell>
        </table:table-row>
        <table:table-row table:style-name="ro1">
          <table:table-cell office:value-type="float" office:value="1611">
            <text:p>1611</text:p>
          </table:table-cell>
        </table:table-row>
        <table:table-row table:style-name="ro1">
          <table:table-cell office:value-type="float" office:value="1612">
            <text:p>1612</text:p>
          </table:table-cell>
        </table:table-row>
        <table:table-row table:style-name="ro1">
          <table:table-cell office:value-type="float" office:value="1613">
            <text:p>1613</text:p>
          </table:table-cell>
        </table:table-row>
        <table:table-row table:style-name="ro1">
          <table:table-cell office:value-type="float" office:value="1614">
            <text:p>1614</text:p>
          </table:table-cell>
        </table:table-row>
        <table:table-row table:style-name="ro1">
          <table:table-cell office:value-type="float" office:value="1615">
            <text:p>1615</text:p>
          </table:table-cell>
        </table:table-row>
        <table:table-row table:style-name="ro1">
          <table:table-cell office:value-type="float" office:value="1616">
            <text:p>1616</text:p>
          </table:table-cell>
        </table:table-row>
        <table:table-row table:style-name="ro1">
          <table:table-cell office:value-type="float" office:value="1617">
            <text:p>1617</text:p>
          </table:table-cell>
        </table:table-row>
        <table:table-row table:style-name="ro1">
          <table:table-cell office:value-type="float" office:value="1618">
            <text:p>1618</text:p>
          </table:table-cell>
        </table:table-row>
        <table:table-row table:style-name="ro1">
          <table:table-cell office:value-type="float" office:value="1619">
            <text:p>1619</text:p>
          </table:table-cell>
        </table:table-row>
        <table:table-row table:style-name="ro1">
          <table:table-cell office:value-type="float" office:value="1620">
            <text:p>1620</text:p>
          </table:table-cell>
        </table:table-row>
        <table:table-row table:style-name="ro1">
          <table:table-cell office:value-type="float" office:value="1621">
            <text:p>1621</text:p>
          </table:table-cell>
        </table:table-row>
        <table:table-row table:style-name="ro1">
          <table:table-cell office:value-type="float" office:value="1622">
            <text:p>1622</text:p>
          </table:table-cell>
        </table:table-row>
        <table:table-row table:style-name="ro1">
          <table:table-cell office:value-type="float" office:value="1623">
            <text:p>1623</text:p>
          </table:table-cell>
        </table:table-row>
        <table:table-row table:style-name="ro1">
          <table:table-cell office:value-type="float" office:value="1624">
            <text:p>1624</text:p>
          </table:table-cell>
        </table:table-row>
        <table:table-row table:style-name="ro1">
          <table:table-cell office:value-type="float" office:value="1625">
            <text:p>1625</text:p>
          </table:table-cell>
        </table:table-row>
        <table:table-row table:style-name="ro1">
          <table:table-cell office:value-type="float" office:value="1626">
            <text:p>1626</text:p>
          </table:table-cell>
        </table:table-row>
        <table:table-row table:style-name="ro1">
          <table:table-cell office:value-type="float" office:value="1627">
            <text:p>1627</text:p>
          </table:table-cell>
        </table:table-row>
        <table:table-row table:style-name="ro1">
          <table:table-cell office:value-type="float" office:value="1628">
            <text:p>1628</text:p>
          </table:table-cell>
        </table:table-row>
        <table:table-row table:style-name="ro1">
          <table:table-cell office:value-type="float" office:value="1629">
            <text:p>1629</text:p>
          </table:table-cell>
        </table:table-row>
        <table:table-row table:style-name="ro1">
          <table:table-cell office:value-type="float" office:value="1630">
            <text:p>1630</text:p>
          </table:table-cell>
        </table:table-row>
        <table:table-row table:style-name="ro1">
          <table:table-cell office:value-type="float" office:value="1631">
            <text:p>1631</text:p>
          </table:table-cell>
        </table:table-row>
        <table:table-row table:style-name="ro1">
          <table:table-cell office:value-type="float" office:value="1632">
            <text:p>1632</text:p>
          </table:table-cell>
        </table:table-row>
        <table:table-row table:style-name="ro1">
          <table:table-cell office:value-type="float" office:value="1633">
            <text:p>1633</text:p>
          </table:table-cell>
        </table:table-row>
        <table:table-row table:style-name="ro1">
          <table:table-cell office:value-type="float" office:value="1634">
            <text:p>1634</text:p>
          </table:table-cell>
        </table:table-row>
        <table:table-row table:style-name="ro1">
          <table:table-cell office:value-type="float" office:value="1635">
            <text:p>1635</text:p>
          </table:table-cell>
        </table:table-row>
        <table:table-row table:style-name="ro1">
          <table:table-cell office:value-type="float" office:value="1636">
            <text:p>1636</text:p>
          </table:table-cell>
        </table:table-row>
        <table:table-row table:style-name="ro1">
          <table:table-cell office:value-type="float" office:value="1637">
            <text:p>1637</text:p>
          </table:table-cell>
        </table:table-row>
        <table:table-row table:style-name="ro1">
          <table:table-cell office:value-type="float" office:value="1638">
            <text:p>1638</text:p>
          </table:table-cell>
        </table:table-row>
        <table:table-row table:style-name="ro1">
          <table:table-cell office:value-type="float" office:value="1639">
            <text:p>1639</text:p>
          </table:table-cell>
        </table:table-row>
        <table:table-row table:style-name="ro1"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641">
            <text:p>1641</text:p>
          </table:table-cell>
        </table:table-row>
        <table:table-row table:style-name="ro1">
          <table:table-cell office:value-type="float" office:value="1642">
            <text:p>1642</text:p>
          </table:table-cell>
        </table:table-row>
        <table:table-row table:style-name="ro1">
          <table:table-cell office:value-type="float" office:value="1643">
            <text:p>1643</text:p>
          </table:table-cell>
        </table:table-row>
        <table:table-row table:style-name="ro1">
          <table:table-cell office:value-type="float" office:value="1644">
            <text:p>1644</text:p>
          </table:table-cell>
        </table:table-row>
        <table:table-row table:style-name="ro1">
          <table:table-cell office:value-type="float" office:value="1645">
            <text:p>1645</text:p>
          </table:table-cell>
        </table:table-row>
        <table:table-row table:style-name="ro1">
          <table:table-cell office:value-type="float" office:value="1646">
            <text:p>1646</text:p>
          </table:table-cell>
        </table:table-row>
        <table:table-row table:style-name="ro1">
          <table:table-cell office:value-type="float" office:value="1647">
            <text:p>1647</text:p>
          </table:table-cell>
        </table:table-row>
        <table:table-row table:style-name="ro1">
          <table:table-cell office:value-type="float" office:value="1648">
            <text:p>1648</text:p>
          </table:table-cell>
        </table:table-row>
        <table:table-row table:style-name="ro1">
          <table:table-cell office:value-type="float" office:value="1649">
            <text:p>1649</text:p>
          </table:table-cell>
        </table:table-row>
        <table:table-row table:style-name="ro1">
          <table:table-cell office:value-type="float" office:value="1650">
            <text:p>1650</text:p>
          </table:table-cell>
        </table:table-row>
        <table:table-row table:style-name="ro1">
          <table:table-cell office:value-type="float" office:value="1651">
            <text:p>1651</text:p>
          </table:table-cell>
        </table:table-row>
        <table:table-row table:style-name="ro1">
          <table:table-cell office:value-type="float" office:value="1652">
            <text:p>1652</text:p>
          </table:table-cell>
        </table:table-row>
        <table:table-row table:style-name="ro1">
          <table:table-cell office:value-type="float" office:value="1653">
            <text:p>1653</text:p>
          </table:table-cell>
        </table:table-row>
        <table:table-row table:style-name="ro1">
          <table:table-cell office:value-type="float" office:value="1654">
            <text:p>1654</text:p>
          </table:table-cell>
        </table:table-row>
        <table:table-row table:style-name="ro1">
          <table:table-cell office:value-type="float" office:value="1655">
            <text:p>1655</text:p>
          </table:table-cell>
        </table:table-row>
        <table:table-row table:style-name="ro1">
          <table:table-cell office:value-type="float" office:value="1656">
            <text:p>1656</text:p>
          </table:table-cell>
        </table:table-row>
        <table:table-row table:style-name="ro1">
          <table:table-cell office:value-type="float" office:value="1657">
            <text:p>1657</text:p>
          </table:table-cell>
        </table:table-row>
        <table:table-row table:style-name="ro1">
          <table:table-cell office:value-type="float" office:value="1658">
            <text:p>1658</text:p>
          </table:table-cell>
        </table:table-row>
        <table:table-row table:style-name="ro1">
          <table:table-cell office:value-type="float" office:value="1659">
            <text:p>1659</text:p>
          </table:table-cell>
        </table:table-row>
        <table:table-row table:style-name="ro1">
          <table:table-cell office:value-type="float" office:value="1660">
            <text:p>1660</text:p>
          </table:table-cell>
        </table:table-row>
        <table:table-row table:style-name="ro1">
          <table:table-cell office:value-type="float" office:value="1661">
            <text:p>1661</text:p>
          </table:table-cell>
        </table:table-row>
        <table:table-row table:style-name="ro1">
          <table:table-cell office:value-type="float" office:value="1662">
            <text:p>1662</text:p>
          </table:table-cell>
        </table:table-row>
        <table:table-row table:style-name="ro1">
          <table:table-cell office:value-type="float" office:value="1663">
            <text:p>1663</text:p>
          </table:table-cell>
        </table:table-row>
        <table:table-row table:style-name="ro1">
          <table:table-cell office:value-type="float" office:value="1664">
            <text:p>1664</text:p>
          </table:table-cell>
        </table:table-row>
        <table:table-row table:style-name="ro1">
          <table:table-cell office:value-type="float" office:value="1665">
            <text:p>1665</text:p>
          </table:table-cell>
        </table:table-row>
        <table:table-row table:style-name="ro1">
          <table:table-cell office:value-type="float" office:value="1666">
            <text:p>1666</text:p>
          </table:table-cell>
        </table:table-row>
        <table:table-row table:style-name="ro1">
          <table:table-cell office:value-type="float" office:value="1667">
            <text:p>1667</text:p>
          </table:table-cell>
        </table:table-row>
        <table:table-row table:style-name="ro1">
          <table:table-cell office:value-type="float" office:value="1668">
            <text:p>1668</text:p>
          </table:table-cell>
        </table:table-row>
        <table:table-row table:style-name="ro1">
          <table:table-cell office:value-type="float" office:value="1669">
            <text:p>1669</text:p>
          </table:table-cell>
        </table:table-row>
        <table:table-row table:style-name="ro1">
          <table:table-cell office:value-type="float" office:value="1670">
            <text:p>1670</text:p>
          </table:table-cell>
        </table:table-row>
        <table:table-row table:style-name="ro1">
          <table:table-cell office:value-type="float" office:value="1671">
            <text:p>1671</text:p>
          </table:table-cell>
        </table:table-row>
        <table:table-row table:style-name="ro1">
          <table:table-cell office:value-type="float" office:value="1672">
            <text:p>1672</text:p>
          </table:table-cell>
        </table:table-row>
        <table:table-row table:style-name="ro1">
          <table:table-cell office:value-type="float" office:value="1673">
            <text:p>1673</text:p>
          </table:table-cell>
        </table:table-row>
        <table:table-row table:style-name="ro1">
          <table:table-cell office:value-type="float" office:value="1674">
            <text:p>1674</text:p>
          </table:table-cell>
        </table:table-row>
        <table:table-row table:style-name="ro1">
          <table:table-cell office:value-type="float" office:value="1675">
            <text:p>1675</text:p>
          </table:table-cell>
        </table:table-row>
        <table:table-row table:style-name="ro1">
          <table:table-cell office:value-type="float" office:value="1676">
            <text:p>1676</text:p>
          </table:table-cell>
        </table:table-row>
        <table:table-row table:style-name="ro1">
          <table:table-cell office:value-type="float" office:value="1677">
            <text:p>1677</text:p>
          </table:table-cell>
        </table:table-row>
        <table:table-row table:style-name="ro1">
          <table:table-cell office:value-type="float" office:value="1678">
            <text:p>1678</text:p>
          </table:table-cell>
        </table:table-row>
        <table:table-row table:style-name="ro1">
          <table:table-cell office:value-type="float" office:value="1679">
            <text:p>1679</text:p>
          </table:table-cell>
        </table:table-row>
        <table:table-row table:style-name="ro1">
          <table:table-cell office:value-type="float" office:value="1680">
            <text:p>1680</text:p>
          </table:table-cell>
        </table:table-row>
        <table:table-row table:style-name="ro1">
          <table:table-cell office:value-type="float" office:value="1681">
            <text:p>1681</text:p>
          </table:table-cell>
        </table:table-row>
        <table:table-row table:style-name="ro1">
          <table:table-cell office:value-type="float" office:value="1682">
            <text:p>1682</text:p>
          </table:table-cell>
        </table:table-row>
        <table:table-row table:style-name="ro1">
          <table:table-cell office:value-type="float" office:value="1683">
            <text:p>1683</text:p>
          </table:table-cell>
        </table:table-row>
        <table:table-row table:style-name="ro1">
          <table:table-cell office:value-type="float" office:value="1684">
            <text:p>1684</text:p>
          </table:table-cell>
        </table:table-row>
        <table:table-row table:style-name="ro1">
          <table:table-cell office:value-type="float" office:value="1685">
            <text:p>1685</text:p>
          </table:table-cell>
        </table:table-row>
        <table:table-row table:style-name="ro1">
          <table:table-cell office:value-type="float" office:value="1686">
            <text:p>1686</text:p>
          </table:table-cell>
        </table:table-row>
        <table:table-row table:style-name="ro1">
          <table:table-cell office:value-type="float" office:value="1687">
            <text:p>1687</text:p>
          </table:table-cell>
        </table:table-row>
        <table:table-row table:style-name="ro1">
          <table:table-cell office:value-type="float" office:value="1688">
            <text:p>1688</text:p>
          </table:table-cell>
        </table:table-row>
        <table:table-row table:style-name="ro1">
          <table:table-cell office:value-type="float" office:value="1689">
            <text:p>1689</text:p>
          </table:table-cell>
        </table:table-row>
        <table:table-row table:style-name="ro1">
          <table:table-cell office:value-type="float" office:value="1690">
            <text:p>1690</text:p>
          </table:table-cell>
        </table:table-row>
        <table:table-row table:style-name="ro1">
          <table:table-cell office:value-type="float" office:value="1691">
            <text:p>1691</text:p>
          </table:table-cell>
        </table:table-row>
        <table:table-row table:style-name="ro1">
          <table:table-cell office:value-type="float" office:value="1692">
            <text:p>1692</text:p>
          </table:table-cell>
        </table:table-row>
        <table:table-row table:style-name="ro1">
          <table:table-cell office:value-type="float" office:value="1693">
            <text:p>1693</text:p>
          </table:table-cell>
        </table:table-row>
        <table:table-row table:style-name="ro1">
          <table:table-cell office:value-type="float" office:value="1694">
            <text:p>1694</text:p>
          </table:table-cell>
        </table:table-row>
        <table:table-row table:style-name="ro1">
          <table:table-cell office:value-type="float" office:value="1695">
            <text:p>1695</text:p>
          </table:table-cell>
        </table:table-row>
        <table:table-row table:style-name="ro1">
          <table:table-cell office:value-type="float" office:value="1696">
            <text:p>1696</text:p>
          </table:table-cell>
        </table:table-row>
        <table:table-row table:style-name="ro1">
          <table:table-cell office:value-type="float" office:value="1697">
            <text:p>1697</text:p>
          </table:table-cell>
        </table:table-row>
        <table:table-row table:style-name="ro1">
          <table:table-cell office:value-type="float" office:value="1698">
            <text:p>1698</text:p>
          </table:table-cell>
        </table:table-row>
        <table:table-row table:style-name="ro1">
          <table:table-cell office:value-type="float" office:value="1699">
            <text:p>1699</text:p>
          </table:table-cell>
        </table:table-row>
        <table:table-row table:style-name="ro1">
          <table:table-cell office:value-type="float" office:value="1700">
            <text:p>1700</text:p>
          </table:table-cell>
        </table:table-row>
        <table:table-row table:style-name="ro1">
          <table:table-cell office:value-type="float" office:value="1701">
            <text:p>1701</text:p>
          </table:table-cell>
        </table:table-row>
        <table:table-row table:style-name="ro1">
          <table:table-cell office:value-type="float" office:value="1702">
            <text:p>1702</text:p>
          </table:table-cell>
        </table:table-row>
        <table:table-row table:style-name="ro1">
          <table:table-cell office:value-type="float" office:value="1703">
            <text:p>1703</text:p>
          </table:table-cell>
        </table:table-row>
        <table:table-row table:style-name="ro1">
          <table:table-cell office:value-type="float" office:value="1704">
            <text:p>1704</text:p>
          </table:table-cell>
        </table:table-row>
        <table:table-row table:style-name="ro1">
          <table:table-cell office:value-type="float" office:value="1705">
            <text:p>1705</text:p>
          </table:table-cell>
        </table:table-row>
        <table:table-row table:style-name="ro1">
          <table:table-cell office:value-type="float" office:value="1706">
            <text:p>1706</text:p>
          </table:table-cell>
        </table:table-row>
        <table:table-row table:style-name="ro1">
          <table:table-cell office:value-type="float" office:value="1707">
            <text:p>1707</text:p>
          </table:table-cell>
        </table:table-row>
        <table:table-row table:style-name="ro1">
          <table:table-cell office:value-type="float" office:value="1708">
            <text:p>1708</text:p>
          </table:table-cell>
        </table:table-row>
        <table:table-row table:style-name="ro1">
          <table:table-cell office:value-type="float" office:value="1709">
            <text:p>1709</text:p>
          </table:table-cell>
        </table:table-row>
        <table:table-row table:style-name="ro1">
          <table:table-cell office:value-type="float" office:value="1710">
            <text:p>1710</text:p>
          </table:table-cell>
        </table:table-row>
        <table:table-row table:style-name="ro1">
          <table:table-cell office:value-type="float" office:value="1711">
            <text:p>1711</text:p>
          </table:table-cell>
        </table:table-row>
        <table:table-row table:style-name="ro1">
          <table:table-cell office:value-type="float" office:value="1712">
            <text:p>1712</text:p>
          </table:table-cell>
        </table:table-row>
        <table:table-row table:style-name="ro1">
          <table:table-cell office:value-type="float" office:value="1713">
            <text:p>1713</text:p>
          </table:table-cell>
        </table:table-row>
        <table:table-row table:style-name="ro1">
          <table:table-cell office:value-type="float" office:value="1714">
            <text:p>1714</text:p>
          </table:table-cell>
        </table:table-row>
        <table:table-row table:style-name="ro1">
          <table:table-cell office:value-type="float" office:value="1715">
            <text:p>1715</text:p>
          </table:table-cell>
        </table:table-row>
        <table:table-row table:style-name="ro1">
          <table:table-cell office:value-type="float" office:value="1716">
            <text:p>1716</text:p>
          </table:table-cell>
        </table:table-row>
        <table:table-row table:style-name="ro1">
          <table:table-cell office:value-type="float" office:value="1717">
            <text:p>1717</text:p>
          </table:table-cell>
        </table:table-row>
        <table:table-row table:style-name="ro1">
          <table:table-cell office:value-type="float" office:value="1718">
            <text:p>1718</text:p>
          </table:table-cell>
        </table:table-row>
        <table:table-row table:style-name="ro1">
          <table:table-cell office:value-type="float" office:value="1719">
            <text:p>1719</text:p>
          </table:table-cell>
        </table:table-row>
        <table:table-row table:style-name="ro1">
          <table:table-cell office:value-type="float" office:value="1720">
            <text:p>1720</text:p>
          </table:table-cell>
        </table:table-row>
        <table:table-row table:style-name="ro1">
          <table:table-cell office:value-type="float" office:value="1721">
            <text:p>1721</text:p>
          </table:table-cell>
        </table:table-row>
        <table:table-row table:style-name="ro1">
          <table:table-cell office:value-type="float" office:value="1722">
            <text:p>1722</text:p>
          </table:table-cell>
        </table:table-row>
        <table:table-row table:style-name="ro1">
          <table:table-cell office:value-type="float" office:value="1723">
            <text:p>1723</text:p>
          </table:table-cell>
        </table:table-row>
        <table:table-row table:style-name="ro1">
          <table:table-cell office:value-type="float" office:value="1724">
            <text:p>1724</text:p>
          </table:table-cell>
        </table:table-row>
        <table:table-row table:style-name="ro1">
          <table:table-cell office:value-type="float" office:value="1725">
            <text:p>1725</text:p>
          </table:table-cell>
        </table:table-row>
        <table:table-row table:style-name="ro1">
          <table:table-cell office:value-type="float" office:value="1726">
            <text:p>1726</text:p>
          </table:table-cell>
        </table:table-row>
        <table:table-row table:style-name="ro1">
          <table:table-cell office:value-type="float" office:value="1727">
            <text:p>1727</text:p>
          </table:table-cell>
        </table:table-row>
        <table:table-row table:style-name="ro1">
          <table:table-cell office:value-type="float" office:value="1728">
            <text:p>1728</text:p>
          </table:table-cell>
        </table:table-row>
        <table:table-row table:style-name="ro1">
          <table:table-cell office:value-type="float" office:value="1729">
            <text:p>1729</text:p>
          </table:table-cell>
        </table:table-row>
        <table:table-row table:style-name="ro1">
          <table:table-cell office:value-type="float" office:value="1730">
            <text:p>1730</text:p>
          </table:table-cell>
        </table:table-row>
        <table:table-row table:style-name="ro1">
          <table:table-cell office:value-type="float" office:value="1731">
            <text:p>1731</text:p>
          </table:table-cell>
        </table:table-row>
        <table:table-row table:style-name="ro1">
          <table:table-cell office:value-type="float" office:value="1732">
            <text:p>1732</text:p>
          </table:table-cell>
        </table:table-row>
        <table:table-row table:style-name="ro1">
          <table:table-cell office:value-type="float" office:value="1733">
            <text:p>1733</text:p>
          </table:table-cell>
        </table:table-row>
        <table:table-row table:style-name="ro1">
          <table:table-cell office:value-type="float" office:value="1734">
            <text:p>1734</text:p>
          </table:table-cell>
        </table:table-row>
        <table:table-row table:style-name="ro1">
          <table:table-cell office:value-type="float" office:value="1735">
            <text:p>1735</text:p>
          </table:table-cell>
        </table:table-row>
        <table:table-row table:style-name="ro1">
          <table:table-cell office:value-type="float" office:value="1736">
            <text:p>1736</text:p>
          </table:table-cell>
        </table:table-row>
        <table:table-row table:style-name="ro1">
          <table:table-cell office:value-type="float" office:value="1737">
            <text:p>1737</text:p>
          </table:table-cell>
        </table:table-row>
        <table:table-row table:style-name="ro1">
          <table:table-cell office:value-type="float" office:value="1738">
            <text:p>1738</text:p>
          </table:table-cell>
        </table:table-row>
        <table:table-row table:style-name="ro1">
          <table:table-cell office:value-type="float" office:value="1739">
            <text:p>1739</text:p>
          </table:table-cell>
        </table:table-row>
        <table:table-row table:style-name="ro1">
          <table:table-cell office:value-type="float" office:value="1740">
            <text:p>1740</text:p>
          </table:table-cell>
        </table:table-row>
        <table:table-row table:style-name="ro1">
          <table:table-cell office:value-type="float" office:value="1741">
            <text:p>1741</text:p>
          </table:table-cell>
        </table:table-row>
        <table:table-row table:style-name="ro1">
          <table:table-cell office:value-type="float" office:value="1742">
            <text:p>1742</text:p>
          </table:table-cell>
        </table:table-row>
        <table:table-row table:style-name="ro1">
          <table:table-cell office:value-type="float" office:value="1743">
            <text:p>1743</text:p>
          </table:table-cell>
        </table:table-row>
        <table:table-row table:style-name="ro1">
          <table:table-cell office:value-type="float" office:value="1744">
            <text:p>1744</text:p>
          </table:table-cell>
        </table:table-row>
        <table:table-row table:style-name="ro1">
          <table:table-cell office:value-type="float" office:value="1745">
            <text:p>1745</text:p>
          </table:table-cell>
        </table:table-row>
        <table:table-row table:style-name="ro1">
          <table:table-cell office:value-type="float" office:value="1746">
            <text:p>1746</text:p>
          </table:table-cell>
        </table:table-row>
        <table:table-row table:style-name="ro1">
          <table:table-cell office:value-type="float" office:value="1747">
            <text:p>1747</text:p>
          </table:table-cell>
        </table:table-row>
        <table:table-row table:style-name="ro1">
          <table:table-cell office:value-type="float" office:value="1748">
            <text:p>1748</text:p>
          </table:table-cell>
        </table:table-row>
        <table:table-row table:style-name="ro1">
          <table:table-cell office:value-type="float" office:value="1749">
            <text:p>1749</text:p>
          </table:table-cell>
        </table:table-row>
        <table:table-row table:style-name="ro1">
          <table:table-cell office:value-type="float" office:value="1750">
            <text:p>1750</text:p>
          </table:table-cell>
        </table:table-row>
        <table:table-row table:style-name="ro1">
          <table:table-cell office:value-type="float" office:value="1751">
            <text:p>1751</text:p>
          </table:table-cell>
        </table:table-row>
        <table:table-row table:style-name="ro1">
          <table:table-cell office:value-type="float" office:value="1752">
            <text:p>1752</text:p>
          </table:table-cell>
        </table:table-row>
        <table:table-row table:style-name="ro1">
          <table:table-cell office:value-type="float" office:value="1753">
            <text:p>1753</text:p>
          </table:table-cell>
        </table:table-row>
        <table:table-row table:style-name="ro1">
          <table:table-cell office:value-type="float" office:value="1754">
            <text:p>1754</text:p>
          </table:table-cell>
        </table:table-row>
        <table:table-row table:style-name="ro1">
          <table:table-cell office:value-type="float" office:value="1755">
            <text:p>1755</text:p>
          </table:table-cell>
        </table:table-row>
        <table:table-row table:style-name="ro1">
          <table:table-cell office:value-type="float" office:value="1756">
            <text:p>1756</text:p>
          </table:table-cell>
        </table:table-row>
        <table:table-row table:style-name="ro1">
          <table:table-cell office:value-type="float" office:value="1757">
            <text:p>1757</text:p>
          </table:table-cell>
        </table:table-row>
        <table:table-row table:style-name="ro1">
          <table:table-cell office:value-type="float" office:value="1758">
            <text:p>1758</text:p>
          </table:table-cell>
        </table:table-row>
        <table:table-row table:style-name="ro1">
          <table:table-cell office:value-type="float" office:value="1759">
            <text:p>1759</text:p>
          </table:table-cell>
        </table:table-row>
        <table:table-row table:style-name="ro1">
          <table:table-cell office:value-type="float" office:value="1760">
            <text:p>1760</text:p>
          </table:table-cell>
        </table:table-row>
        <table:table-row table:style-name="ro1">
          <table:table-cell office:value-type="float" office:value="1761">
            <text:p>1761</text:p>
          </table:table-cell>
        </table:table-row>
        <table:table-row table:style-name="ro1">
          <table:table-cell office:value-type="float" office:value="1762">
            <text:p>1762</text:p>
          </table:table-cell>
        </table:table-row>
        <table:table-row table:style-name="ro1">
          <table:table-cell office:value-type="float" office:value="1763">
            <text:p>1763</text:p>
          </table:table-cell>
        </table:table-row>
        <table:table-row table:style-name="ro1">
          <table:table-cell office:value-type="float" office:value="1764">
            <text:p>1764</text:p>
          </table:table-cell>
        </table:table-row>
        <table:table-row table:style-name="ro1">
          <table:table-cell office:value-type="float" office:value="1765">
            <text:p>1765</text:p>
          </table:table-cell>
        </table:table-row>
        <table:table-row table:style-name="ro1">
          <table:table-cell office:value-type="float" office:value="1766">
            <text:p>1766</text:p>
          </table:table-cell>
        </table:table-row>
        <table:table-row table:style-name="ro1">
          <table:table-cell office:value-type="float" office:value="1767">
            <text:p>1767</text:p>
          </table:table-cell>
        </table:table-row>
        <table:table-row table:style-name="ro1">
          <table:table-cell office:value-type="float" office:value="1768">
            <text:p>1768</text:p>
          </table:table-cell>
        </table:table-row>
        <table:table-row table:style-name="ro1">
          <table:table-cell office:value-type="float" office:value="1769">
            <text:p>1769</text:p>
          </table:table-cell>
        </table:table-row>
        <table:table-row table:style-name="ro1">
          <table:table-cell office:value-type="float" office:value="1770">
            <text:p>1770</text:p>
          </table:table-cell>
        </table:table-row>
        <table:table-row table:style-name="ro1">
          <table:table-cell office:value-type="float" office:value="1771">
            <text:p>1771</text:p>
          </table:table-cell>
        </table:table-row>
        <table:table-row table:style-name="ro1">
          <table:table-cell office:value-type="float" office:value="1772">
            <text:p>1772</text:p>
          </table:table-cell>
        </table:table-row>
        <table:table-row table:style-name="ro1">
          <table:table-cell office:value-type="float" office:value="1773">
            <text:p>1773</text:p>
          </table:table-cell>
        </table:table-row>
        <table:table-row table:style-name="ro1">
          <table:table-cell office:value-type="float" office:value="1774">
            <text:p>1774</text:p>
          </table:table-cell>
        </table:table-row>
        <table:table-row table:style-name="ro1">
          <table:table-cell office:value-type="float" office:value="1775">
            <text:p>1775</text:p>
          </table:table-cell>
        </table:table-row>
        <table:table-row table:style-name="ro1">
          <table:table-cell office:value-type="float" office:value="1776">
            <text:p>1776</text:p>
          </table:table-cell>
        </table:table-row>
        <table:table-row table:style-name="ro1">
          <table:table-cell office:value-type="float" office:value="1777">
            <text:p>1777</text:p>
          </table:table-cell>
        </table:table-row>
        <table:table-row table:style-name="ro1">
          <table:table-cell office:value-type="float" office:value="1778">
            <text:p>1778</text:p>
          </table:table-cell>
        </table:table-row>
        <table:table-row table:style-name="ro1">
          <table:table-cell office:value-type="float" office:value="1779">
            <text:p>1779</text:p>
          </table:table-cell>
        </table:table-row>
        <table:table-row table:style-name="ro1">
          <table:table-cell office:value-type="float" office:value="1780">
            <text:p>1780</text:p>
          </table:table-cell>
        </table:table-row>
        <table:table-row table:style-name="ro1">
          <table:table-cell office:value-type="float" office:value="1781">
            <text:p>1781</text:p>
          </table:table-cell>
        </table:table-row>
        <table:table-row table:style-name="ro1">
          <table:table-cell office:value-type="float" office:value="1782">
            <text:p>1782</text:p>
          </table:table-cell>
        </table:table-row>
        <table:table-row table:style-name="ro1">
          <table:table-cell office:value-type="float" office:value="1783">
            <text:p>1783</text:p>
          </table:table-cell>
        </table:table-row>
        <table:table-row table:style-name="ro1">
          <table:table-cell office:value-type="float" office:value="1784">
            <text:p>1784</text:p>
          </table:table-cell>
        </table:table-row>
        <table:table-row table:style-name="ro1">
          <table:table-cell office:value-type="float" office:value="1785">
            <text:p>1785</text:p>
          </table:table-cell>
        </table:table-row>
        <table:table-row table:style-name="ro1">
          <table:table-cell office:value-type="float" office:value="1786">
            <text:p>1786</text:p>
          </table:table-cell>
        </table:table-row>
        <table:table-row table:style-name="ro1">
          <table:table-cell office:value-type="float" office:value="1787">
            <text:p>1787</text:p>
          </table:table-cell>
        </table:table-row>
        <table:table-row table:style-name="ro1"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789">
            <text:p>1789</text:p>
          </table:table-cell>
        </table:table-row>
        <table:table-row table:style-name="ro1">
          <table:table-cell office:value-type="float" office:value="1790">
            <text:p>1790</text:p>
          </table:table-cell>
        </table:table-row>
        <table:table-row table:style-name="ro1">
          <table:table-cell office:value-type="float" office:value="1791">
            <text:p>1791</text:p>
          </table:table-cell>
        </table:table-row>
        <table:table-row table:style-name="ro1">
          <table:table-cell office:value-type="float" office:value="1792">
            <text:p>1792</text:p>
          </table:table-cell>
        </table:table-row>
        <table:table-row table:style-name="ro1">
          <table:table-cell office:value-type="float" office:value="1793">
            <text:p>1793</text:p>
          </table:table-cell>
        </table:table-row>
        <table:table-row table:style-name="ro1">
          <table:table-cell office:value-type="float" office:value="1794">
            <text:p>1794</text:p>
          </table:table-cell>
        </table:table-row>
        <table:table-row table:style-name="ro1">
          <table:table-cell office:value-type="float" office:value="1795">
            <text:p>1795</text:p>
          </table:table-cell>
        </table:table-row>
        <table:table-row table:style-name="ro1">
          <table:table-cell office:value-type="float" office:value="1796">
            <text:p>1796</text:p>
          </table:table-cell>
        </table:table-row>
        <table:table-row table:style-name="ro1">
          <table:table-cell office:value-type="float" office:value="1797">
            <text:p>1797</text:p>
          </table:table-cell>
        </table:table-row>
        <table:table-row table:style-name="ro1">
          <table:table-cell office:value-type="float" office:value="1798">
            <text:p>1798</text:p>
          </table:table-cell>
        </table:table-row>
        <table:table-row table:style-name="ro1">
          <table:table-cell office:value-type="float" office:value="1799">
            <text:p>1799</text:p>
          </table:table-cell>
        </table:table-row>
        <table:table-row table:style-name="ro1">
          <table:table-cell office:value-type="float" office:value="1800">
            <text:p>1800</text:p>
          </table:table-cell>
        </table:table-row>
        <table:table-row table:style-name="ro1">
          <table:table-cell office:value-type="float" office:value="1801">
            <text:p>1801</text:p>
          </table:table-cell>
        </table:table-row>
        <table:table-row table:style-name="ro1">
          <table:table-cell office:value-type="float" office:value="1802">
            <text:p>1802</text:p>
          </table:table-cell>
        </table:table-row>
        <table:table-row table:style-name="ro1">
          <table:table-cell office:value-type="float" office:value="1803">
            <text:p>1803</text:p>
          </table:table-cell>
        </table:table-row>
        <table:table-row table:style-name="ro1">
          <table:table-cell office:value-type="float" office:value="1804">
            <text:p>1804</text:p>
          </table:table-cell>
        </table:table-row>
        <table:table-row table:style-name="ro1">
          <table:table-cell office:value-type="float" office:value="1805">
            <text:p>1805</text:p>
          </table:table-cell>
        </table:table-row>
        <table:table-row table:style-name="ro1">
          <table:table-cell office:value-type="float" office:value="1806">
            <text:p>1806</text:p>
          </table:table-cell>
        </table:table-row>
        <table:table-row table:style-name="ro1">
          <table:table-cell office:value-type="float" office:value="1807">
            <text:p>1807</text:p>
          </table:table-cell>
        </table:table-row>
        <table:table-row table:style-name="ro1">
          <table:table-cell office:value-type="float" office:value="1808">
            <text:p>1808</text:p>
          </table:table-cell>
        </table:table-row>
        <table:table-row table:style-name="ro1">
          <table:table-cell office:value-type="float" office:value="1809">
            <text:p>1809</text:p>
          </table:table-cell>
        </table:table-row>
        <table:table-row table:style-name="ro1">
          <table:table-cell office:value-type="float" office:value="1810">
            <text:p>1810</text:p>
          </table:table-cell>
        </table:table-row>
        <table:table-row table:style-name="ro1">
          <table:table-cell office:value-type="float" office:value="1811">
            <text:p>1811</text:p>
          </table:table-cell>
        </table:table-row>
        <table:table-row table:style-name="ro1">
          <table:table-cell office:value-type="float" office:value="1812">
            <text:p>1812</text:p>
          </table:table-cell>
        </table:table-row>
        <table:table-row table:style-name="ro1">
          <table:table-cell office:value-type="float" office:value="1813">
            <text:p>1813</text:p>
          </table:table-cell>
        </table:table-row>
        <table:table-row table:style-name="ro1">
          <table:table-cell office:value-type="float" office:value="1814">
            <text:p>1814</text:p>
          </table:table-cell>
        </table:table-row>
        <table:table-row table:style-name="ro1">
          <table:table-cell office:value-type="float" office:value="1815">
            <text:p>1815</text:p>
          </table:table-cell>
        </table:table-row>
        <table:table-row table:style-name="ro1">
          <table:table-cell office:value-type="float" office:value="1816">
            <text:p>1816</text:p>
          </table:table-cell>
        </table:table-row>
        <table:table-row table:style-name="ro1">
          <table:table-cell office:value-type="float" office:value="1817">
            <text:p>1817</text:p>
          </table:table-cell>
        </table:table-row>
        <table:table-row table:style-name="ro1">
          <table:table-cell office:value-type="float" office:value="1818">
            <text:p>1818</text:p>
          </table:table-cell>
        </table:table-row>
        <table:table-row table:style-name="ro1">
          <table:table-cell office:value-type="float" office:value="1819">
            <text:p>1819</text:p>
          </table:table-cell>
        </table:table-row>
        <table:table-row table:style-name="ro1">
          <table:table-cell office:value-type="float" office:value="1820">
            <text:p>1820</text:p>
          </table:table-cell>
        </table:table-row>
        <table:table-row table:style-name="ro1">
          <table:table-cell office:value-type="float" office:value="1821">
            <text:p>1821</text:p>
          </table:table-cell>
        </table:table-row>
        <table:table-row table:style-name="ro1">
          <table:table-cell office:value-type="float" office:value="1822">
            <text:p>1822</text:p>
          </table:table-cell>
        </table:table-row>
        <table:table-row table:style-name="ro1">
          <table:table-cell office:value-type="float" office:value="1823">
            <text:p>1823</text:p>
          </table:table-cell>
        </table:table-row>
        <table:table-row table:style-name="ro1">
          <table:table-cell office:value-type="float" office:value="1824">
            <text:p>1824</text:p>
          </table:table-cell>
        </table:table-row>
        <table:table-row table:style-name="ro1">
          <table:table-cell office:value-type="float" office:value="1825">
            <text:p>1825</text:p>
          </table:table-cell>
        </table:table-row>
        <table:table-row table:style-name="ro1">
          <table:table-cell office:value-type="float" office:value="1826">
            <text:p>1826</text:p>
          </table:table-cell>
        </table:table-row>
        <table:table-row table:style-name="ro1">
          <table:table-cell office:value-type="float" office:value="1827">
            <text:p>1827</text:p>
          </table:table-cell>
        </table:table-row>
        <table:table-row table:style-name="ro1">
          <table:table-cell office:value-type="float" office:value="1828">
            <text:p>1828</text:p>
          </table:table-cell>
        </table:table-row>
        <table:table-row table:style-name="ro1">
          <table:table-cell office:value-type="float" office:value="1829">
            <text:p>1829</text:p>
          </table:table-cell>
        </table:table-row>
        <table:table-row table:style-name="ro1">
          <table:table-cell office:value-type="float" office:value="1830">
            <text:p>1830</text:p>
          </table:table-cell>
        </table:table-row>
        <table:table-row table:style-name="ro1">
          <table:table-cell office:value-type="float" office:value="1831">
            <text:p>1831</text:p>
          </table:table-cell>
        </table:table-row>
        <table:table-row table:style-name="ro1">
          <table:table-cell office:value-type="float" office:value="1832">
            <text:p>1832</text:p>
          </table:table-cell>
        </table:table-row>
        <table:table-row table:style-name="ro1">
          <table:table-cell office:value-type="float" office:value="1833">
            <text:p>1833</text:p>
          </table:table-cell>
        </table:table-row>
        <table:table-row table:style-name="ro1">
          <table:table-cell office:value-type="float" office:value="1834">
            <text:p>1834</text:p>
          </table:table-cell>
        </table:table-row>
        <table:table-row table:style-name="ro1">
          <table:table-cell office:value-type="float" office:value="1835">
            <text:p>1835</text:p>
          </table:table-cell>
        </table:table-row>
        <table:table-row table:style-name="ro1">
          <table:table-cell office:value-type="float" office:value="1836">
            <text:p>1836</text:p>
          </table:table-cell>
        </table:table-row>
        <table:table-row table:style-name="ro1">
          <table:table-cell office:value-type="float" office:value="1837">
            <text:p>1837</text:p>
          </table:table-cell>
        </table:table-row>
        <table:table-row table:style-name="ro1">
          <table:table-cell office:value-type="float" office:value="1838">
            <text:p>1838</text:p>
          </table:table-cell>
        </table:table-row>
        <table:table-row table:style-name="ro1">
          <table:table-cell office:value-type="float" office:value="1839">
            <text:p>1839</text:p>
          </table:table-cell>
        </table:table-row>
        <table:table-row table:style-name="ro1">
          <table:table-cell office:value-type="float" office:value="1840">
            <text:p>1840</text:p>
          </table:table-cell>
        </table:table-row>
        <table:table-row table:style-name="ro1">
          <table:table-cell office:value-type="float" office:value="1841">
            <text:p>1841</text:p>
          </table:table-cell>
        </table:table-row>
        <table:table-row table:style-name="ro1">
          <table:table-cell office:value-type="float" office:value="1842">
            <text:p>1842</text:p>
          </table:table-cell>
        </table:table-row>
        <table:table-row table:style-name="ro1">
          <table:table-cell office:value-type="float" office:value="1843">
            <text:p>1843</text:p>
          </table:table-cell>
        </table:table-row>
        <table:table-row table:style-name="ro1">
          <table:table-cell office:value-type="float" office:value="1844">
            <text:p>1844</text:p>
          </table:table-cell>
        </table:table-row>
        <table:table-row table:style-name="ro1">
          <table:table-cell office:value-type="float" office:value="1845">
            <text:p>1845</text:p>
          </table:table-cell>
        </table:table-row>
        <table:table-row table:style-name="ro1">
          <table:table-cell office:value-type="float" office:value="1846">
            <text:p>1846</text:p>
          </table:table-cell>
        </table:table-row>
        <table:table-row table:style-name="ro1">
          <table:table-cell office:value-type="float" office:value="1847">
            <text:p>1847</text:p>
          </table:table-cell>
        </table:table-row>
        <table:table-row table:style-name="ro1">
          <table:table-cell office:value-type="float" office:value="1848">
            <text:p>1848</text:p>
          </table:table-cell>
        </table:table-row>
        <table:table-row table:style-name="ro1">
          <table:table-cell office:value-type="float" office:value="1849">
            <text:p>1849</text:p>
          </table:table-cell>
        </table:table-row>
        <table:table-row table:style-name="ro1">
          <table:table-cell office:value-type="float" office:value="1850">
            <text:p>1850</text:p>
          </table:table-cell>
        </table:table-row>
        <table:table-row table:style-name="ro1">
          <table:table-cell office:value-type="float" office:value="1851">
            <text:p>1851</text:p>
          </table:table-cell>
        </table:table-row>
        <table:table-row table:style-name="ro1">
          <table:table-cell office:value-type="float" office:value="1852">
            <text:p>1852</text:p>
          </table:table-cell>
        </table:table-row>
        <table:table-row table:style-name="ro1">
          <table:table-cell office:value-type="float" office:value="1853">
            <text:p>1853</text:p>
          </table:table-cell>
        </table:table-row>
        <table:table-row table:style-name="ro1">
          <table:table-cell office:value-type="float" office:value="1854">
            <text:p>1854</text:p>
          </table:table-cell>
        </table:table-row>
        <table:table-row table:style-name="ro1">
          <table:table-cell office:value-type="float" office:value="1855">
            <text:p>1855</text:p>
          </table:table-cell>
        </table:table-row>
        <table:table-row table:style-name="ro1">
          <table:table-cell office:value-type="float" office:value="1856">
            <text:p>1856</text:p>
          </table:table-cell>
        </table:table-row>
        <table:table-row table:style-name="ro1">
          <table:table-cell office:value-type="float" office:value="1857">
            <text:p>1857</text:p>
          </table:table-cell>
        </table:table-row>
        <table:table-row table:style-name="ro1">
          <table:table-cell office:value-type="float" office:value="1858">
            <text:p>1858</text:p>
          </table:table-cell>
        </table:table-row>
        <table:table-row table:style-name="ro1">
          <table:table-cell office:value-type="float" office:value="1859">
            <text:p>1859</text:p>
          </table:table-cell>
        </table:table-row>
        <table:table-row table:style-name="ro1">
          <table:table-cell office:value-type="float" office:value="1860">
            <text:p>1860</text:p>
          </table:table-cell>
        </table:table-row>
        <table:table-row table:style-name="ro1">
          <table:table-cell office:value-type="float" office:value="1861">
            <text:p>1861</text:p>
          </table:table-cell>
        </table:table-row>
        <table:table-row table:style-name="ro1">
          <table:table-cell office:value-type="float" office:value="1862">
            <text:p>1862</text:p>
          </table:table-cell>
        </table:table-row>
        <table:table-row table:style-name="ro1">
          <table:table-cell office:value-type="float" office:value="1863">
            <text:p>1863</text:p>
          </table:table-cell>
        </table:table-row>
        <table:table-row table:style-name="ro1">
          <table:table-cell office:value-type="float" office:value="1864">
            <text:p>1864</text:p>
          </table:table-cell>
        </table:table-row>
        <table:table-row table:style-name="ro1">
          <table:table-cell office:value-type="float" office:value="1865">
            <text:p>1865</text:p>
          </table:table-cell>
        </table:table-row>
        <table:table-row table:style-name="ro1">
          <table:table-cell office:value-type="float" office:value="1866">
            <text:p>1866</text:p>
          </table:table-cell>
        </table:table-row>
        <table:table-row table:style-name="ro1">
          <table:table-cell office:value-type="float" office:value="1867">
            <text:p>1867</text:p>
          </table:table-cell>
        </table:table-row>
        <table:table-row table:style-name="ro1">
          <table:table-cell office:value-type="float" office:value="1868">
            <text:p>1868</text:p>
          </table:table-cell>
        </table:table-row>
        <table:table-row table:style-name="ro1">
          <table:table-cell office:value-type="float" office:value="1869">
            <text:p>1869</text:p>
          </table:table-cell>
        </table:table-row>
        <table:table-row table:style-name="ro1">
          <table:table-cell office:value-type="float" office:value="1870">
            <text:p>1870</text:p>
          </table:table-cell>
        </table:table-row>
        <table:table-row table:style-name="ro1">
          <table:table-cell office:value-type="float" office:value="1871">
            <text:p>1871</text:p>
          </table:table-cell>
        </table:table-row>
        <table:table-row table:style-name="ro1">
          <table:table-cell office:value-type="float" office:value="1872">
            <text:p>1872</text:p>
          </table:table-cell>
        </table:table-row>
        <table:table-row table:style-name="ro1">
          <table:table-cell office:value-type="float" office:value="1873">
            <text:p>1873</text:p>
          </table:table-cell>
        </table:table-row>
        <table:table-row table:style-name="ro1">
          <table:table-cell office:value-type="float" office:value="1874">
            <text:p>1874</text:p>
          </table:table-cell>
        </table:table-row>
        <table:table-row table:style-name="ro1">
          <table:table-cell office:value-type="float" office:value="1875">
            <text:p>1875</text:p>
          </table:table-cell>
        </table:table-row>
        <table:table-row table:style-name="ro1">
          <table:table-cell office:value-type="float" office:value="1876">
            <text:p>1876</text:p>
          </table:table-cell>
        </table:table-row>
        <table:table-row table:style-name="ro1">
          <table:table-cell office:value-type="float" office:value="1877">
            <text:p>1877</text:p>
          </table:table-cell>
        </table:table-row>
        <table:table-row table:style-name="ro1">
          <table:table-cell office:value-type="float" office:value="1878">
            <text:p>1878</text:p>
          </table:table-cell>
        </table:table-row>
        <table:table-row table:style-name="ro1">
          <table:table-cell office:value-type="float" office:value="1879">
            <text:p>1879</text:p>
          </table:table-cell>
        </table:table-row>
        <table:table-row table:style-name="ro1">
          <table:table-cell office:value-type="float" office:value="1880">
            <text:p>1880</text:p>
          </table:table-cell>
        </table:table-row>
        <table:table-row table:style-name="ro1">
          <table:table-cell office:value-type="float" office:value="1881">
            <text:p>1881</text:p>
          </table:table-cell>
        </table:table-row>
        <table:table-row table:style-name="ro1">
          <table:table-cell office:value-type="float" office:value="1882">
            <text:p>1882</text:p>
          </table:table-cell>
        </table:table-row>
        <table:table-row table:style-name="ro1">
          <table:table-cell office:value-type="float" office:value="1883">
            <text:p>1883</text:p>
          </table:table-cell>
        </table:table-row>
        <table:table-row table:style-name="ro1">
          <table:table-cell office:value-type="float" office:value="1884">
            <text:p>1884</text:p>
          </table:table-cell>
        </table:table-row>
        <table:table-row table:style-name="ro1">
          <table:table-cell office:value-type="float" office:value="1885">
            <text:p>1885</text:p>
          </table:table-cell>
        </table:table-row>
        <table:table-row table:style-name="ro1">
          <table:table-cell office:value-type="float" office:value="1886">
            <text:p>1886</text:p>
          </table:table-cell>
        </table:table-row>
        <table:table-row table:style-name="ro1">
          <table:table-cell office:value-type="float" office:value="1887">
            <text:p>1887</text:p>
          </table:table-cell>
        </table:table-row>
        <table:table-row table:style-name="ro1">
          <table:table-cell office:value-type="float" office:value="1888">
            <text:p>1888</text:p>
          </table:table-cell>
        </table:table-row>
        <table:table-row table:style-name="ro1">
          <table:table-cell office:value-type="float" office:value="1889">
            <text:p>1889</text:p>
          </table:table-cell>
        </table:table-row>
        <table:table-row table:style-name="ro1">
          <table:table-cell office:value-type="float" office:value="1890">
            <text:p>1890</text:p>
          </table:table-cell>
        </table:table-row>
        <table:table-row table:style-name="ro1">
          <table:table-cell office:value-type="float" office:value="1891">
            <text:p>1891</text:p>
          </table:table-cell>
        </table:table-row>
        <table:table-row table:style-name="ro1">
          <table:table-cell office:value-type="float" office:value="1892">
            <text:p>1892</text:p>
          </table:table-cell>
        </table:table-row>
        <table:table-row table:style-name="ro1">
          <table:table-cell office:value-type="float" office:value="1893">
            <text:p>1893</text:p>
          </table:table-cell>
        </table:table-row>
        <table:table-row table:style-name="ro1">
          <table:table-cell office:value-type="float" office:value="1894">
            <text:p>1894</text:p>
          </table:table-cell>
        </table:table-row>
        <table:table-row table:style-name="ro1">
          <table:table-cell office:value-type="float" office:value="1895">
            <text:p>1895</text:p>
          </table:table-cell>
        </table:table-row>
        <table:table-row table:style-name="ro1">
          <table:table-cell office:value-type="float" office:value="1896">
            <text:p>1896</text:p>
          </table:table-cell>
        </table:table-row>
        <table:table-row table:style-name="ro1">
          <table:table-cell office:value-type="float" office:value="1897">
            <text:p>1897</text:p>
          </table:table-cell>
        </table:table-row>
        <table:table-row table:style-name="ro1">
          <table:table-cell office:value-type="float" office:value="1898">
            <text:p>1898</text:p>
          </table:table-cell>
        </table:table-row>
        <table:table-row table:style-name="ro1">
          <table:table-cell office:value-type="float" office:value="1899">
            <text:p>1899</text:p>
          </table:table-cell>
        </table:table-row>
        <table:table-row table:style-name="ro1">
          <table:table-cell office:value-type="float" office:value="1900">
            <text:p>1900</text:p>
          </table:table-cell>
        </table:table-row>
        <table:table-row table:style-name="ro1">
          <table:table-cell office:value-type="float" office:value="1901">
            <text:p>1901</text:p>
          </table:table-cell>
        </table:table-row>
        <table:table-row table:style-name="ro1">
          <table:table-cell office:value-type="float" office:value="1902">
            <text:p>1902</text:p>
          </table:table-cell>
        </table:table-row>
        <table:table-row table:style-name="ro1">
          <table:table-cell office:value-type="float" office:value="1903">
            <text:p>1903</text:p>
          </table:table-cell>
        </table:table-row>
        <table:table-row table:style-name="ro1">
          <table:table-cell office:value-type="float" office:value="1904">
            <text:p>1904</text:p>
          </table:table-cell>
        </table:table-row>
        <table:table-row table:style-name="ro1">
          <table:table-cell office:value-type="float" office:value="1905">
            <text:p>1905</text:p>
          </table:table-cell>
        </table:table-row>
        <table:table-row table:style-name="ro1">
          <table:table-cell office:value-type="float" office:value="1906">
            <text:p>1906</text:p>
          </table:table-cell>
        </table:table-row>
        <table:table-row table:style-name="ro1">
          <table:table-cell office:value-type="float" office:value="1907">
            <text:p>1907</text:p>
          </table:table-cell>
        </table:table-row>
        <table:table-row table:style-name="ro1">
          <table:table-cell office:value-type="float" office:value="1908">
            <text:p>1908</text:p>
          </table:table-cell>
        </table:table-row>
        <table:table-row table:style-name="ro1">
          <table:table-cell office:value-type="float" office:value="1909">
            <text:p>1909</text:p>
          </table:table-cell>
        </table:table-row>
        <table:table-row table:style-name="ro1">
          <table:table-cell office:value-type="float" office:value="1910">
            <text:p>1910</text:p>
          </table:table-cell>
        </table:table-row>
        <table:table-row table:style-name="ro1">
          <table:table-cell office:value-type="float" office:value="1911">
            <text:p>1911</text:p>
          </table:table-cell>
        </table:table-row>
        <table:table-row table:style-name="ro1">
          <table:table-cell office:value-type="float" office:value="1912">
            <text:p>1912</text:p>
          </table:table-cell>
        </table:table-row>
        <table:table-row table:style-name="ro1">
          <table:table-cell office:value-type="float" office:value="1913">
            <text:p>1913</text:p>
          </table:table-cell>
        </table:table-row>
        <table:table-row table:style-name="ro1">
          <table:table-cell office:value-type="float" office:value="1914">
            <text:p>1914</text:p>
          </table:table-cell>
        </table:table-row>
        <table:table-row table:style-name="ro1">
          <table:table-cell office:value-type="float" office:value="1915">
            <text:p>1915</text:p>
          </table:table-cell>
        </table:table-row>
        <table:table-row table:style-name="ro1">
          <table:table-cell office:value-type="float" office:value="1916">
            <text:p>1916</text:p>
          </table:table-cell>
        </table:table-row>
        <table:table-row table:style-name="ro1">
          <table:table-cell office:value-type="float" office:value="1917">
            <text:p>1917</text:p>
          </table:table-cell>
        </table:table-row>
        <table:table-row table:style-name="ro1">
          <table:table-cell office:value-type="float" office:value="1918">
            <text:p>1918</text:p>
          </table:table-cell>
        </table:table-row>
        <table:table-row table:style-name="ro1">
          <table:table-cell office:value-type="float" office:value="1919">
            <text:p>1919</text:p>
          </table:table-cell>
        </table:table-row>
        <table:table-row table:style-name="ro1">
          <table:table-cell office:value-type="float" office:value="1920">
            <text:p>1920</text:p>
          </table:table-cell>
        </table:table-row>
        <table:table-row table:style-name="ro1">
          <table:table-cell office:value-type="float" office:value="1921">
            <text:p>1921</text:p>
          </table:table-cell>
        </table:table-row>
        <table:table-row table:style-name="ro1">
          <table:table-cell office:value-type="float" office:value="1922">
            <text:p>1922</text:p>
          </table:table-cell>
        </table:table-row>
        <table:table-row table:style-name="ro1">
          <table:table-cell office:value-type="float" office:value="1923">
            <text:p>1923</text:p>
          </table:table-cell>
        </table:table-row>
        <table:table-row table:style-name="ro1">
          <table:table-cell office:value-type="float" office:value="1924">
            <text:p>1924</text:p>
          </table:table-cell>
        </table:table-row>
        <table:table-row table:style-name="ro1">
          <table:table-cell office:value-type="float" office:value="1925">
            <text:p>1925</text:p>
          </table:table-cell>
        </table:table-row>
        <table:table-row table:style-name="ro1">
          <table:table-cell office:value-type="float" office:value="1926">
            <text:p>1926</text:p>
          </table:table-cell>
        </table:table-row>
        <table:table-row table:style-name="ro1">
          <table:table-cell office:value-type="float" office:value="1927">
            <text:p>1927</text:p>
          </table:table-cell>
        </table:table-row>
        <table:table-row table:style-name="ro1">
          <table:table-cell office:value-type="float" office:value="1928">
            <text:p>1928</text:p>
          </table:table-cell>
        </table:table-row>
        <table:table-row table:style-name="ro1">
          <table:table-cell office:value-type="float" office:value="1929">
            <text:p>1929</text:p>
          </table:table-cell>
        </table:table-row>
        <table:table-row table:style-name="ro1">
          <table:table-cell office:value-type="float" office:value="1930">
            <text:p>1930</text:p>
          </table:table-cell>
        </table:table-row>
        <table:table-row table:style-name="ro1">
          <table:table-cell office:value-type="float" office:value="1931">
            <text:p>1931</text:p>
          </table:table-cell>
        </table:table-row>
        <table:table-row table:style-name="ro1">
          <table:table-cell office:value-type="float" office:value="1932">
            <text:p>1932</text:p>
          </table:table-cell>
        </table:table-row>
        <table:table-row table:style-name="ro1">
          <table:table-cell office:value-type="float" office:value="1933">
            <text:p>1933</text:p>
          </table:table-cell>
        </table:table-row>
        <table:table-row table:style-name="ro1">
          <table:table-cell office:value-type="float" office:value="1934">
            <text:p>1934</text:p>
          </table:table-cell>
        </table:table-row>
        <table:table-row table:style-name="ro1">
          <table:table-cell office:value-type="float" office:value="1935">
            <text:p>1935</text:p>
          </table:table-cell>
        </table:table-row>
        <table:table-row table:style-name="ro1">
          <table:table-cell office:value-type="float" office:value="1936">
            <text:p>1936</text:p>
          </table:table-cell>
        </table:table-row>
        <table:table-row table:style-name="ro1">
          <table:table-cell office:value-type="float" office:value="1937">
            <text:p>1937</text:p>
          </table:table-cell>
        </table:table-row>
        <table:table-row table:style-name="ro1">
          <table:table-cell office:value-type="float" office:value="1938">
            <text:p>1938</text:p>
          </table:table-cell>
        </table:table-row>
        <table:table-row table:style-name="ro1">
          <table:table-cell office:value-type="float" office:value="1939">
            <text:p>1939</text:p>
          </table:table-cell>
        </table:table-row>
        <table:table-row table:style-name="ro1">
          <table:table-cell office:value-type="float" office:value="1940">
            <text:p>1940</text:p>
          </table:table-cell>
        </table:table-row>
        <table:table-row table:style-name="ro1">
          <table:table-cell office:value-type="float" office:value="1941">
            <text:p>1941</text:p>
          </table:table-cell>
        </table:table-row>
        <table:table-row table:style-name="ro1">
          <table:table-cell office:value-type="float" office:value="1942">
            <text:p>1942</text:p>
          </table:table-cell>
        </table:table-row>
        <table:table-row table:style-name="ro1">
          <table:table-cell office:value-type="float" office:value="1943">
            <text:p>1943</text:p>
          </table:table-cell>
        </table:table-row>
        <table:table-row table:style-name="ro1">
          <table:table-cell office:value-type="float" office:value="1944">
            <text:p>1944</text:p>
          </table:table-cell>
        </table:table-row>
        <table:table-row table:style-name="ro1">
          <table:table-cell office:value-type="float" office:value="1945">
            <text:p>1945</text:p>
          </table:table-cell>
        </table:table-row>
        <table:table-row table:style-name="ro1">
          <table:table-cell office:value-type="float" office:value="1946">
            <text:p>1946</text:p>
          </table:table-cell>
        </table:table-row>
        <table:table-row table:style-name="ro1">
          <table:table-cell office:value-type="float" office:value="1947">
            <text:p>1947</text:p>
          </table:table-cell>
        </table:table-row>
        <table:table-row table:style-name="ro1">
          <table:table-cell office:value-type="float" office:value="1948">
            <text:p>1948</text:p>
          </table:table-cell>
        </table:table-row>
        <table:table-row table:style-name="ro1">
          <table:table-cell office:value-type="float" office:value="1949">
            <text:p>1949</text:p>
          </table:table-cell>
        </table:table-row>
        <table:table-row table:style-name="ro1">
          <table:table-cell office:value-type="float" office:value="1950">
            <text:p>1950</text:p>
          </table:table-cell>
        </table:table-row>
        <table:table-row table:style-name="ro1">
          <table:table-cell office:value-type="float" office:value="1951">
            <text:p>1951</text:p>
          </table:table-cell>
        </table:table-row>
        <table:table-row table:style-name="ro1">
          <table:table-cell office:value-type="float" office:value="1952">
            <text:p>1952</text:p>
          </table:table-cell>
        </table:table-row>
        <table:table-row table:style-name="ro1">
          <table:table-cell office:value-type="float" office:value="1953">
            <text:p>1953</text:p>
          </table:table-cell>
        </table:table-row>
        <table:table-row table:style-name="ro1">
          <table:table-cell office:value-type="float" office:value="1954">
            <text:p>1954</text:p>
          </table:table-cell>
        </table:table-row>
        <table:table-row table:style-name="ro1">
          <table:table-cell office:value-type="float" office:value="1955">
            <text:p>1955</text:p>
          </table:table-cell>
        </table:table-row>
        <table:table-row table:style-name="ro1">
          <table:table-cell office:value-type="float" office:value="1956">
            <text:p>1956</text:p>
          </table:table-cell>
        </table:table-row>
        <table:table-row table:style-name="ro1">
          <table:table-cell office:value-type="float" office:value="1957">
            <text:p>1957</text:p>
          </table:table-cell>
        </table:table-row>
        <table:table-row table:style-name="ro1">
          <table:table-cell office:value-type="float" office:value="1958">
            <text:p>1958</text:p>
          </table:table-cell>
        </table:table-row>
        <table:table-row table:style-name="ro1">
          <table:table-cell office:value-type="float" office:value="1959">
            <text:p>1959</text:p>
          </table:table-cell>
        </table:table-row>
        <table:table-row table:style-name="ro1">
          <table:table-cell office:value-type="float" office:value="1960">
            <text:p>1960</text:p>
          </table:table-cell>
        </table:table-row>
        <table:table-row table:style-name="ro1">
          <table:table-cell office:value-type="float" office:value="1961">
            <text:p>1961</text:p>
          </table:table-cell>
        </table:table-row>
        <table:table-row table:style-name="ro1">
          <table:table-cell office:value-type="float" office:value="1962">
            <text:p>1962</text:p>
          </table:table-cell>
        </table:table-row>
        <table:table-row table:style-name="ro1">
          <table:table-cell office:value-type="float" office:value="1963">
            <text:p>1963</text:p>
          </table:table-cell>
        </table:table-row>
        <table:table-row table:style-name="ro1">
          <table:table-cell office:value-type="float" office:value="1964">
            <text:p>1964</text:p>
          </table:table-cell>
        </table:table-row>
        <table:table-row table:style-name="ro1">
          <table:table-cell office:value-type="float" office:value="1965">
            <text:p>1965</text:p>
          </table:table-cell>
        </table:table-row>
        <table:table-row table:style-name="ro1">
          <table:table-cell office:value-type="float" office:value="1966">
            <text:p>1966</text:p>
          </table:table-cell>
        </table:table-row>
        <table:table-row table:style-name="ro1">
          <table:table-cell office:value-type="float" office:value="1967">
            <text:p>1967</text:p>
          </table:table-cell>
        </table:table-row>
        <table:table-row table:style-name="ro1">
          <table:table-cell office:value-type="float" office:value="1968">
            <text:p>1968</text:p>
          </table:table-cell>
        </table:table-row>
        <table:table-row table:style-name="ro1">
          <table:table-cell office:value-type="float" office:value="1969">
            <text:p>1969</text:p>
          </table:table-cell>
        </table:table-row>
        <table:table-row table:style-name="ro1">
          <table:table-cell office:value-type="float" office:value="1970">
            <text:p>1970</text:p>
          </table:table-cell>
        </table:table-row>
        <table:table-row table:style-name="ro1">
          <table:table-cell office:value-type="float" office:value="1971">
            <text:p>1971</text:p>
          </table:table-cell>
        </table:table-row>
        <table:table-row table:style-name="ro1">
          <table:table-cell office:value-type="float" office:value="1972">
            <text:p>1972</text:p>
          </table:table-cell>
        </table:table-row>
        <table:table-row table:style-name="ro1">
          <table:table-cell office:value-type="float" office:value="1973">
            <text:p>1973</text:p>
          </table:table-cell>
        </table:table-row>
        <table:table-row table:style-name="ro1">
          <table:table-cell office:value-type="float" office:value="1974">
            <text:p>1974</text:p>
          </table:table-cell>
        </table:table-row>
        <table:table-row table:style-name="ro1">
          <table:table-cell office:value-type="float" office:value="1975">
            <text:p>1975</text:p>
          </table:table-cell>
        </table:table-row>
        <table:table-row table:style-name="ro1"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1977">
            <text:p>1977</text:p>
          </table:table-cell>
        </table:table-row>
        <table:table-row table:style-name="ro1">
          <table:table-cell office:value-type="float" office:value="1978">
            <text:p>1978</text:p>
          </table:table-cell>
        </table:table-row>
        <table:table-row table:style-name="ro1">
          <table:table-cell office:value-type="float" office:value="1979">
            <text:p>1979</text:p>
          </table:table-cell>
        </table:table-row>
        <table:table-row table:style-name="ro1">
          <table:table-cell office:value-type="float" office:value="1980">
            <text:p>1980</text:p>
          </table:table-cell>
        </table:table-row>
        <table:table-row table:style-name="ro1">
          <table:table-cell office:value-type="float" office:value="1981">
            <text:p>1981</text:p>
          </table:table-cell>
        </table:table-row>
        <table:table-row table:style-name="ro1">
          <table:table-cell office:value-type="float" office:value="1982">
            <text:p>1982</text:p>
          </table:table-cell>
        </table:table-row>
        <table:table-row table:style-name="ro1">
          <table:table-cell office:value-type="float" office:value="1983">
            <text:p>1983</text:p>
          </table:table-cell>
        </table:table-row>
        <table:table-row table:style-name="ro1">
          <table:table-cell office:value-type="float" office:value="1984">
            <text:p>1984</text:p>
          </table:table-cell>
        </table:table-row>
        <table:table-row table:style-name="ro1">
          <table:table-cell office:value-type="float" office:value="1985">
            <text:p>1985</text:p>
          </table:table-cell>
        </table:table-row>
        <table:table-row table:style-name="ro1">
          <table:table-cell office:value-type="float" office:value="1986">
            <text:p>1986</text:p>
          </table:table-cell>
        </table:table-row>
        <table:table-row table:style-name="ro1">
          <table:table-cell office:value-type="float" office:value="1987">
            <text:p>1987</text:p>
          </table:table-cell>
        </table:table-row>
        <table:table-row table:style-name="ro1">
          <table:table-cell office:value-type="float" office:value="1988">
            <text:p>1988</text:p>
          </table:table-cell>
        </table:table-row>
        <table:table-row table:style-name="ro1">
          <table:table-cell office:value-type="float" office:value="1989">
            <text:p>1989</text:p>
          </table:table-cell>
        </table:table-row>
        <table:table-row table:style-name="ro1">
          <table:table-cell office:value-type="float" office:value="1990">
            <text:p>1990</text:p>
          </table:table-cell>
        </table:table-row>
        <table:table-row table:style-name="ro1">
          <table:table-cell office:value-type="float" office:value="1991">
            <text:p>1991</text:p>
          </table:table-cell>
        </table:table-row>
        <table:table-row table:style-name="ro1">
          <table:table-cell office:value-type="float" office:value="1992">
            <text:p>1992</text:p>
          </table:table-cell>
        </table:table-row>
        <table:table-row table:style-name="ro1">
          <table:table-cell office:value-type="float" office:value="1993">
            <text:p>1993</text:p>
          </table:table-cell>
        </table:table-row>
        <table:table-row table:style-name="ro1">
          <table:table-cell office:value-type="float" office:value="1994">
            <text:p>1994</text:p>
          </table:table-cell>
        </table:table-row>
        <table:table-row table:style-name="ro1">
          <table:table-cell office:value-type="float" office:value="1995">
            <text:p>1995</text:p>
          </table:table-cell>
        </table:table-row>
        <table:table-row table:style-name="ro1">
          <table:table-cell office:value-type="float" office:value="1996">
            <text:p>1996</text:p>
          </table:table-cell>
        </table:table-row>
        <table:table-row table:style-name="ro1">
          <table:table-cell office:value-type="float" office:value="1997">
            <text:p>1997</text:p>
          </table:table-cell>
        </table:table-row>
        <table:table-row table:style-name="ro1">
          <table:table-cell office:value-type="float" office:value="1998">
            <text:p>1998</text:p>
          </table:table-cell>
        </table:table-row>
        <table:table-row table:style-name="ro1">
          <table:table-cell office:value-type="float" office:value="1999">
            <text:p>1999</text:p>
          </table:table-cell>
        </table:table-row>
        <table:table-row table:style-name="ro1"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2001">
            <text:p>2001</text:p>
          </table:table-cell>
        </table:table-row>
        <table:table-row table:style-name="ro1">
          <table:table-cell office:value-type="float" office:value="2002">
            <text:p>2002</text:p>
          </table:table-cell>
        </table:table-row>
        <table:table-row table:style-name="ro1">
          <table:table-cell office:value-type="float" office:value="2003">
            <text:p>2003</text:p>
          </table:table-cell>
        </table:table-row>
        <table:table-row table:style-name="ro1">
          <table:table-cell office:value-type="float" office:value="2004">
            <text:p>2004</text:p>
          </table:table-cell>
        </table:table-row>
        <table:table-row table:style-name="ro1">
          <table:table-cell office:value-type="float" office:value="2005">
            <text:p>2005</text:p>
          </table:table-cell>
        </table:table-row>
        <table:table-row table:style-name="ro1">
          <table:table-cell office:value-type="float" office:value="2006">
            <text:p>2006</text:p>
          </table:table-cell>
        </table:table-row>
        <table:table-row table:style-name="ro1">
          <table:table-cell office:value-type="float" office:value="2007">
            <text:p>2007</text:p>
          </table:table-cell>
        </table:table-row>
        <table:table-row table:style-name="ro1">
          <table:table-cell office:value-type="float" office:value="2008">
            <text:p>2008</text:p>
          </table:table-cell>
        </table:table-row>
        <table:table-row table:style-name="ro1"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010">
            <text:p>2010</text:p>
          </table:table-cell>
        </table:table-row>
        <table:table-row table:style-name="ro1">
          <table:table-cell office:value-type="float" office:value="2011">
            <text:p>2011</text:p>
          </table:table-cell>
        </table:table-row>
        <table:table-row table:style-name="ro1">
          <table:table-cell office:value-type="float" office:value="2012">
            <text:p>2012</text:p>
          </table:table-cell>
        </table:table-row>
        <table:table-row table:style-name="ro1">
          <table:table-cell office:value-type="float" office:value="2013">
            <text:p>2013</text:p>
          </table:table-cell>
        </table:table-row>
        <table:table-row table:style-name="ro1">
          <table:table-cell office:value-type="float" office:value="2014">
            <text:p>2014</text:p>
          </table:table-cell>
        </table:table-row>
        <table:table-row table:style-name="ro1">
          <table:table-cell office:value-type="float" office:value="2015">
            <text:p>2015</text:p>
          </table:table-cell>
        </table:table-row>
        <table:table-row table:style-name="ro1">
          <table:table-cell office:value-type="float" office:value="2016">
            <text:p>2016</text:p>
          </table:table-cell>
        </table:table-row>
        <table:table-row table:style-name="ro1">
          <table:table-cell office:value-type="float" office:value="2017">
            <text:p>2017</text:p>
          </table:table-cell>
        </table:table-row>
        <table:table-row table:style-name="ro1">
          <table:table-cell office:value-type="float" office:value="2018">
            <text:p>2018</text:p>
          </table:table-cell>
        </table:table-row>
        <table:table-row table:style-name="ro1">
          <table:table-cell office:value-type="float" office:value="2019">
            <text:p>2019</text:p>
          </table:table-cell>
        </table:table-row>
        <table:table-row table:style-name="ro1">
          <table:table-cell office:value-type="float" office:value="2020">
            <text:p>2020</text:p>
          </table:table-cell>
        </table:table-row>
        <table:table-row table:style-name="ro1">
          <table:table-cell office:value-type="float" office:value="2021">
            <text:p>2021</text:p>
          </table:table-cell>
        </table:table-row>
        <table:table-row table:style-name="ro1">
          <table:table-cell office:value-type="float" office:value="2022">
            <text:p>2022</text:p>
          </table:table-cell>
        </table:table-row>
        <table:table-row table:style-name="ro1"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2024">
            <text:p>2024</text:p>
          </table:table-cell>
        </table:table-row>
        <table:table-row table:style-name="ro1">
          <table:table-cell office:value-type="float" office:value="2025">
            <text:p>2025</text:p>
          </table:table-cell>
        </table:table-row>
        <table:table-row table:style-name="ro1">
          <table:table-cell office:value-type="float" office:value="2026">
            <text:p>2026</text:p>
          </table:table-cell>
        </table:table-row>
        <table:table-row table:style-name="ro1">
          <table:table-cell office:value-type="float" office:value="2027">
            <text:p>2027</text:p>
          </table:table-cell>
        </table:table-row>
        <table:table-row table:style-name="ro1">
          <table:table-cell office:value-type="float" office:value="2028">
            <text:p>2028</text:p>
          </table:table-cell>
        </table:table-row>
        <table:table-row table:style-name="ro1">
          <table:table-cell office:value-type="float" office:value="2029">
            <text:p>2029</text:p>
          </table:table-cell>
        </table:table-row>
        <table:table-row table:style-name="ro1">
          <table:table-cell office:value-type="float" office:value="2030">
            <text:p>2030</text:p>
          </table:table-cell>
        </table:table-row>
        <table:table-row table:style-name="ro1">
          <table:table-cell office:value-type="float" office:value="2031">
            <text:p>2031</text:p>
          </table:table-cell>
        </table:table-row>
        <table:table-row table:style-name="ro1">
          <table:table-cell office:value-type="float" office:value="2032">
            <text:p>2032</text:p>
          </table:table-cell>
        </table:table-row>
        <table:table-row table:style-name="ro1">
          <table:table-cell office:value-type="float" office:value="2033">
            <text:p>2033</text:p>
          </table:table-cell>
        </table:table-row>
        <table:table-row table:style-name="ro1">
          <table:table-cell office:value-type="float" office:value="2034">
            <text:p>2034</text:p>
          </table:table-cell>
        </table:table-row>
        <table:table-row table:style-name="ro1">
          <table:table-cell office:value-type="float" office:value="2035">
            <text:p>2035</text:p>
          </table:table-cell>
        </table:table-row>
        <table:table-row table:style-name="ro1">
          <table:table-cell office:value-type="float" office:value="2036">
            <text:p>2036</text:p>
          </table:table-cell>
        </table:table-row>
        <table:table-row table:style-name="ro1">
          <table:table-cell office:value-type="float" office:value="2037">
            <text:p>2037</text:p>
          </table:table-cell>
        </table:table-row>
        <table:table-row table:style-name="ro1">
          <table:table-cell office:value-type="float" office:value="2038">
            <text:p>2038</text:p>
          </table:table-cell>
        </table:table-row>
        <table:table-row table:style-name="ro1">
          <table:table-cell office:value-type="float" office:value="2039">
            <text:p>2039</text:p>
          </table:table-cell>
        </table:table-row>
        <table:table-row table:style-name="ro1">
          <table:table-cell office:value-type="float" office:value="2040">
            <text:p>2040</text:p>
          </table:table-cell>
        </table:table-row>
        <table:table-row table:style-name="ro1">
          <table:table-cell office:value-type="float" office:value="2041">
            <text:p>2041</text:p>
          </table:table-cell>
        </table:table-row>
        <table:table-row table:style-name="ro1">
          <table:table-cell office:value-type="float" office:value="2042">
            <text:p>2042</text:p>
          </table:table-cell>
        </table:table-row>
        <table:table-row table:style-name="ro1">
          <table:table-cell office:value-type="float" office:value="2043">
            <text:p>2043</text:p>
          </table:table-cell>
        </table:table-row>
        <table:table-row table:style-name="ro1">
          <table:table-cell office:value-type="float" office:value="2044">
            <text:p>2044</text:p>
          </table:table-cell>
        </table:table-row>
        <table:table-row table:style-name="ro1">
          <table:table-cell office:value-type="float" office:value="2045">
            <text:p>2045</text:p>
          </table:table-cell>
        </table:table-row>
        <table:table-row table:style-name="ro1">
          <table:table-cell office:value-type="float" office:value="2046">
            <text:p>2046</text:p>
          </table:table-cell>
        </table:table-row>
        <table:table-row table:style-name="ro1">
          <table:table-cell office:value-type="float" office:value="2047">
            <text:p>2047</text:p>
          </table:table-cell>
        </table:table-row>
        <table:table-row table:style-name="ro1">
          <table:table-cell office:value-type="float" office:value="2048">
            <text:p>2048</text:p>
          </table:table-cell>
        </table:table-row>
        <table:table-row table:style-name="ro1">
          <table:table-cell office:value-type="float" office:value="2049">
            <text:p>2049</text:p>
          </table:table-cell>
        </table:table-row>
        <table:table-row table:style-name="ro1">
          <table:table-cell office:value-type="float" office:value="2050">
            <text:p>2050</text:p>
          </table:table-cell>
        </table:table-row>
        <table:table-row table:style-name="ro1">
          <table:table-cell office:value-type="float" office:value="2051">
            <text:p>2051</text:p>
          </table:table-cell>
        </table:table-row>
        <table:table-row table:style-name="ro1">
          <table:table-cell office:value-type="float" office:value="2052">
            <text:p>2052</text:p>
          </table:table-cell>
        </table:table-row>
        <table:table-row table:style-name="ro1">
          <table:table-cell office:value-type="float" office:value="2053">
            <text:p>2053</text:p>
          </table:table-cell>
        </table:table-row>
        <table:table-row table:style-name="ro1">
          <table:table-cell office:value-type="float" office:value="2054">
            <text:p>2054</text:p>
          </table:table-cell>
        </table:table-row>
        <table:table-row table:style-name="ro1">
          <table:table-cell office:value-type="float" office:value="2055">
            <text:p>2055</text:p>
          </table:table-cell>
        </table:table-row>
        <table:table-row table:style-name="ro1">
          <table:table-cell office:value-type="float" office:value="2056">
            <text:p>2056</text:p>
          </table:table-cell>
        </table:table-row>
        <table:table-row table:style-name="ro1">
          <table:table-cell office:value-type="float" office:value="2057">
            <text:p>2057</text:p>
          </table:table-cell>
        </table:table-row>
        <table:table-row table:style-name="ro1">
          <table:table-cell office:value-type="float" office:value="2058">
            <text:p>2058</text:p>
          </table:table-cell>
        </table:table-row>
        <table:table-row table:style-name="ro1">
          <table:table-cell office:value-type="float" office:value="2059">
            <text:p>2059</text:p>
          </table:table-cell>
        </table:table-row>
        <table:table-row table:style-name="ro1">
          <table:table-cell office:value-type="float" office:value="2060">
            <text:p>2060</text:p>
          </table:table-cell>
        </table:table-row>
        <table:table-row table:style-name="ro1">
          <table:table-cell office:value-type="float" office:value="2061">
            <text:p>2061</text:p>
          </table:table-cell>
        </table:table-row>
        <table:table-row table:style-name="ro1">
          <table:table-cell office:value-type="float" office:value="2062">
            <text:p>2062</text:p>
          </table:table-cell>
        </table:table-row>
        <table:table-row table:style-name="ro1">
          <table:table-cell office:value-type="float" office:value="2063">
            <text:p>2063</text:p>
          </table:table-cell>
        </table:table-row>
        <table:table-row table:style-name="ro1">
          <table:table-cell office:value-type="float" office:value="2064">
            <text:p>2064</text:p>
          </table:table-cell>
        </table:table-row>
        <table:table-row table:style-name="ro1">
          <table:table-cell office:value-type="float" office:value="2065">
            <text:p>2065</text:p>
          </table:table-cell>
        </table:table-row>
        <table:table-row table:style-name="ro1">
          <table:table-cell office:value-type="float" office:value="2066">
            <text:p>2066</text:p>
          </table:table-cell>
        </table:table-row>
        <table:table-row table:style-name="ro1">
          <table:table-cell office:value-type="float" office:value="2067">
            <text:p>2067</text:p>
          </table:table-cell>
        </table:table-row>
        <table:table-row table:style-name="ro1">
          <table:table-cell office:value-type="float" office:value="2068">
            <text:p>2068</text:p>
          </table:table-cell>
        </table:table-row>
        <table:table-row table:style-name="ro1">
          <table:table-cell office:value-type="float" office:value="2069">
            <text:p>2069</text:p>
          </table:table-cell>
        </table:table-row>
        <table:table-row table:style-name="ro1">
          <table:table-cell office:value-type="float" office:value="2070">
            <text:p>2070</text:p>
          </table:table-cell>
        </table:table-row>
        <table:table-row table:style-name="ro1">
          <table:table-cell office:value-type="float" office:value="2071">
            <text:p>2071</text:p>
          </table:table-cell>
        </table:table-row>
        <table:table-row table:style-name="ro1">
          <table:table-cell office:value-type="float" office:value="2072">
            <text:p>2072</text:p>
          </table:table-cell>
        </table:table-row>
        <table:table-row table:style-name="ro1">
          <table:table-cell office:value-type="float" office:value="2073">
            <text:p>2073</text:p>
          </table:table-cell>
        </table:table-row>
        <table:table-row table:style-name="ro1">
          <table:table-cell office:value-type="float" office:value="2074">
            <text:p>2074</text:p>
          </table:table-cell>
        </table:table-row>
        <table:table-row table:style-name="ro1">
          <table:table-cell office:value-type="float" office:value="2075">
            <text:p>2075</text:p>
          </table:table-cell>
        </table:table-row>
        <table:table-row table:style-name="ro1">
          <table:table-cell office:value-type="float" office:value="2076">
            <text:p>2076</text:p>
          </table:table-cell>
        </table:table-row>
        <table:table-row table:style-name="ro1">
          <table:table-cell office:value-type="float" office:value="2077">
            <text:p>2077</text:p>
          </table:table-cell>
        </table:table-row>
        <table:table-row table:style-name="ro1">
          <table:table-cell office:value-type="float" office:value="2078">
            <text:p>2078</text:p>
          </table:table-cell>
        </table:table-row>
        <table:table-row table:style-name="ro1">
          <table:table-cell office:value-type="float" office:value="2079">
            <text:p>2079</text:p>
          </table:table-cell>
        </table:table-row>
        <table:table-row table:style-name="ro1"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2081">
            <text:p>2081</text:p>
          </table:table-cell>
        </table:table-row>
        <table:table-row table:style-name="ro1">
          <table:table-cell office:value-type="float" office:value="2082">
            <text:p>2082</text:p>
          </table:table-cell>
        </table:table-row>
        <table:table-row table:style-name="ro1">
          <table:table-cell office:value-type="float" office:value="2083">
            <text:p>2083</text:p>
          </table:table-cell>
        </table:table-row>
        <table:table-row table:style-name="ro1">
          <table:table-cell office:value-type="float" office:value="2084">
            <text:p>2084</text:p>
          </table:table-cell>
        </table:table-row>
        <table:table-row table:style-name="ro1">
          <table:table-cell office:value-type="float" office:value="2085">
            <text:p>2085</text:p>
          </table:table-cell>
        </table:table-row>
        <table:table-row table:style-name="ro1">
          <table:table-cell office:value-type="float" office:value="2086">
            <text:p>2086</text:p>
          </table:table-cell>
        </table:table-row>
        <table:table-row table:style-name="ro1">
          <table:table-cell office:value-type="float" office:value="2087">
            <text:p>2087</text:p>
          </table:table-cell>
        </table:table-row>
        <table:table-row table:style-name="ro1">
          <table:table-cell office:value-type="float" office:value="2088">
            <text:p>2088</text:p>
          </table:table-cell>
        </table:table-row>
        <table:table-row table:style-name="ro1">
          <table:table-cell office:value-type="float" office:value="2089">
            <text:p>2089</text:p>
          </table:table-cell>
        </table:table-row>
        <table:table-row table:style-name="ro1">
          <table:table-cell office:value-type="float" office:value="2090">
            <text:p>2090</text:p>
          </table:table-cell>
        </table:table-row>
        <table:table-row table:style-name="ro1">
          <table:table-cell office:value-type="float" office:value="2091">
            <text:p>2091</text:p>
          </table:table-cell>
        </table:table-row>
        <table:table-row table:style-name="ro1">
          <table:table-cell office:value-type="float" office:value="2092">
            <text:p>2092</text:p>
          </table:table-cell>
        </table:table-row>
        <table:table-row table:style-name="ro1">
          <table:table-cell office:value-type="float" office:value="2093">
            <text:p>2093</text:p>
          </table:table-cell>
        </table:table-row>
        <table:table-row table:style-name="ro1">
          <table:table-cell office:value-type="float" office:value="2094">
            <text:p>2094</text:p>
          </table:table-cell>
        </table:table-row>
        <table:table-row table:style-name="ro1">
          <table:table-cell office:value-type="float" office:value="2095">
            <text:p>2095</text:p>
          </table:table-cell>
        </table:table-row>
        <table:table-row table:style-name="ro1">
          <table:table-cell office:value-type="float" office:value="2096">
            <text:p>2096</text:p>
          </table:table-cell>
        </table:table-row>
        <table:table-row table:style-name="ro1">
          <table:table-cell office:value-type="float" office:value="2097">
            <text:p>2097</text:p>
          </table:table-cell>
        </table:table-row>
        <table:table-row table:style-name="ro1">
          <table:table-cell office:value-type="float" office:value="2098">
            <text:p>2098</text:p>
          </table:table-cell>
        </table:table-row>
        <table:table-row table:style-name="ro1">
          <table:table-cell office:value-type="float" office:value="2099">
            <text:p>2099</text:p>
          </table:table-cell>
        </table:table-row>
        <table:table-row table:style-name="ro1">
          <table:table-cell office:value-type="float" office:value="2100">
            <text:p>2100</text:p>
          </table:table-cell>
        </table:table-row>
        <table:table-row table:style-name="ro1">
          <table:table-cell office:value-type="float" office:value="2101">
            <text:p>2101</text:p>
          </table:table-cell>
        </table:table-row>
        <table:table-row table:style-name="ro1">
          <table:table-cell office:value-type="float" office:value="2102">
            <text:p>2102</text:p>
          </table:table-cell>
        </table:table-row>
        <table:table-row table:style-name="ro1">
          <table:table-cell office:value-type="float" office:value="2103">
            <text:p>2103</text:p>
          </table:table-cell>
        </table:table-row>
        <table:table-row table:style-name="ro1">
          <table:table-cell office:value-type="float" office:value="2104">
            <text:p>2104</text:p>
          </table:table-cell>
        </table:table-row>
        <table:table-row table:style-name="ro1">
          <table:table-cell office:value-type="float" office:value="2105">
            <text:p>2105</text:p>
          </table:table-cell>
        </table:table-row>
        <table:table-row table:style-name="ro1">
          <table:table-cell office:value-type="float" office:value="2106">
            <text:p>2106</text:p>
          </table:table-cell>
        </table:table-row>
        <table:table-row table:style-name="ro1">
          <table:table-cell office:value-type="float" office:value="2107">
            <text:p>2107</text:p>
          </table:table-cell>
        </table:table-row>
        <table:table-row table:style-name="ro1">
          <table:table-cell office:value-type="float" office:value="2108">
            <text:p>2108</text:p>
          </table:table-cell>
        </table:table-row>
        <table:table-row table:style-name="ro1">
          <table:table-cell office:value-type="float" office:value="2109">
            <text:p>2109</text:p>
          </table:table-cell>
        </table:table-row>
        <table:table-row table:style-name="ro1">
          <table:table-cell office:value-type="float" office:value="2110">
            <text:p>2110</text:p>
          </table:table-cell>
        </table:table-row>
        <table:table-row table:style-name="ro1">
          <table:table-cell office:value-type="float" office:value="2111">
            <text:p>2111</text:p>
          </table:table-cell>
        </table:table-row>
        <table:table-row table:style-name="ro1">
          <table:table-cell office:value-type="float" office:value="2112">
            <text:p>2112</text:p>
          </table:table-cell>
        </table:table-row>
        <table:table-row table:style-name="ro1">
          <table:table-cell office:value-type="float" office:value="2113">
            <text:p>2113</text:p>
          </table:table-cell>
        </table:table-row>
        <table:table-row table:style-name="ro1">
          <table:table-cell office:value-type="float" office:value="2114">
            <text:p>2114</text:p>
          </table:table-cell>
        </table:table-row>
        <table:table-row table:style-name="ro1">
          <table:table-cell office:value-type="float" office:value="2115">
            <text:p>2115</text:p>
          </table:table-cell>
        </table:table-row>
        <table:table-row table:style-name="ro1">
          <table:table-cell office:value-type="float" office:value="2116">
            <text:p>2116</text:p>
          </table:table-cell>
        </table:table-row>
        <table:table-row table:style-name="ro1">
          <table:table-cell office:value-type="float" office:value="2117">
            <text:p>2117</text:p>
          </table:table-cell>
        </table:table-row>
        <table:table-row table:style-name="ro1">
          <table:table-cell office:value-type="float" office:value="2118">
            <text:p>2118</text:p>
          </table:table-cell>
        </table:table-row>
        <table:table-row table:style-name="ro1">
          <table:table-cell office:value-type="float" office:value="2119">
            <text:p>2119</text:p>
          </table:table-cell>
        </table:table-row>
        <table:table-row table:style-name="ro1">
          <table:table-cell office:value-type="float" office:value="2120">
            <text:p>2120</text:p>
          </table:table-cell>
        </table:table-row>
        <table:table-row table:style-name="ro1">
          <table:table-cell office:value-type="float" office:value="2121">
            <text:p>2121</text:p>
          </table:table-cell>
        </table:table-row>
        <table:table-row table:style-name="ro1">
          <table:table-cell office:value-type="float" office:value="2122">
            <text:p>2122</text:p>
          </table:table-cell>
        </table:table-row>
        <table:table-row table:style-name="ro1">
          <table:table-cell office:value-type="float" office:value="2123">
            <text:p>2123</text:p>
          </table:table-cell>
        </table:table-row>
        <table:table-row table:style-name="ro1">
          <table:table-cell office:value-type="float" office:value="2124">
            <text:p>2124</text:p>
          </table:table-cell>
        </table:table-row>
        <table:table-row table:style-name="ro1"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2126">
            <text:p>2126</text:p>
          </table:table-cell>
        </table:table-row>
        <table:table-row table:style-name="ro1">
          <table:table-cell office:value-type="float" office:value="2127">
            <text:p>2127</text:p>
          </table:table-cell>
        </table:table-row>
        <table:table-row table:style-name="ro1">
          <table:table-cell office:value-type="float" office:value="2128">
            <text:p>2128</text:p>
          </table:table-cell>
        </table:table-row>
        <table:table-row table:style-name="ro1">
          <table:table-cell office:value-type="float" office:value="2129">
            <text:p>2129</text:p>
          </table:table-cell>
        </table:table-row>
        <table:table-row table:style-name="ro1">
          <table:table-cell office:value-type="float" office:value="2130">
            <text:p>2130</text:p>
          </table:table-cell>
        </table:table-row>
        <table:table-row table:style-name="ro1">
          <table:table-cell office:value-type="float" office:value="2131">
            <text:p>2131</text:p>
          </table:table-cell>
        </table:table-row>
        <table:table-row table:style-name="ro1">
          <table:table-cell office:value-type="float" office:value="2132">
            <text:p>2132</text:p>
          </table:table-cell>
        </table:table-row>
        <table:table-row table:style-name="ro1">
          <table:table-cell office:value-type="float" office:value="2133">
            <text:p>2133</text:p>
          </table:table-cell>
        </table:table-row>
        <table:table-row table:style-name="ro1">
          <table:table-cell office:value-type="float" office:value="2134">
            <text:p>2134</text:p>
          </table:table-cell>
        </table:table-row>
        <table:table-row table:style-name="ro1">
          <table:table-cell office:value-type="float" office:value="2135">
            <text:p>2135</text:p>
          </table:table-cell>
        </table:table-row>
        <table:table-row table:style-name="ro1">
          <table:table-cell office:value-type="float" office:value="2136">
            <text:p>2136</text:p>
          </table:table-cell>
        </table:table-row>
        <table:table-row table:style-name="ro1">
          <table:table-cell office:value-type="float" office:value="2137">
            <text:p>2137</text:p>
          </table:table-cell>
        </table:table-row>
        <table:table-row table:style-name="ro1">
          <table:table-cell office:value-type="float" office:value="2138">
            <text:p>2138</text:p>
          </table:table-cell>
        </table:table-row>
        <table:table-row table:style-name="ro1">
          <table:table-cell office:value-type="float" office:value="2139">
            <text:p>2139</text:p>
          </table:table-cell>
        </table:table-row>
        <table:table-row table:style-name="ro1">
          <table:table-cell office:value-type="float" office:value="2140">
            <text:p>2140</text:p>
          </table:table-cell>
        </table:table-row>
        <table:table-row table:style-name="ro1">
          <table:table-cell office:value-type="float" office:value="2141">
            <text:p>2141</text:p>
          </table:table-cell>
        </table:table-row>
        <table:table-row table:style-name="ro1">
          <table:table-cell office:value-type="float" office:value="2142">
            <text:p>2142</text:p>
          </table:table-cell>
        </table:table-row>
        <table:table-row table:style-name="ro1">
          <table:table-cell office:value-type="float" office:value="2143">
            <text:p>2143</text:p>
          </table:table-cell>
        </table:table-row>
        <table:table-row table:style-name="ro1"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2145">
            <text:p>2145</text:p>
          </table:table-cell>
        </table:table-row>
        <table:table-row table:style-name="ro1">
          <table:table-cell office:value-type="float" office:value="2146">
            <text:p>2146</text:p>
          </table:table-cell>
        </table:table-row>
        <table:table-row table:style-name="ro1">
          <table:table-cell office:value-type="float" office:value="2147">
            <text:p>2147</text:p>
          </table:table-cell>
        </table:table-row>
        <table:table-row table:style-name="ro1">
          <table:table-cell office:value-type="float" office:value="2148">
            <text:p>2148</text:p>
          </table:table-cell>
        </table:table-row>
        <table:table-row table:style-name="ro1">
          <table:table-cell office:value-type="float" office:value="2149">
            <text:p>2149</text:p>
          </table:table-cell>
        </table:table-row>
        <table:table-row table:style-name="ro1">
          <table:table-cell office:value-type="float" office:value="2150">
            <text:p>2150</text:p>
          </table:table-cell>
        </table:table-row>
        <table:table-row table:style-name="ro1">
          <table:table-cell office:value-type="float" office:value="2151">
            <text:p>2151</text:p>
          </table:table-cell>
        </table:table-row>
        <table:table-row table:style-name="ro1">
          <table:table-cell office:value-type="float" office:value="2152">
            <text:p>2152</text:p>
          </table:table-cell>
        </table:table-row>
        <table:table-row table:style-name="ro1">
          <table:table-cell office:value-type="float" office:value="2153">
            <text:p>2153</text:p>
          </table:table-cell>
        </table:table-row>
        <table:table-row table:style-name="ro1">
          <table:table-cell office:value-type="float" office:value="2154">
            <text:p>2154</text:p>
          </table:table-cell>
        </table:table-row>
        <table:table-row table:style-name="ro1">
          <table:table-cell office:value-type="float" office:value="2155">
            <text:p>2155</text:p>
          </table:table-cell>
        </table:table-row>
        <table:table-row table:style-name="ro1">
          <table:table-cell office:value-type="float" office:value="2156">
            <text:p>2156</text:p>
          </table:table-cell>
        </table:table-row>
        <table:table-row table:style-name="ro1">
          <table:table-cell office:value-type="float" office:value="2157">
            <text:p>2157</text:p>
          </table:table-cell>
        </table:table-row>
        <table:table-row table:style-name="ro1">
          <table:table-cell office:value-type="float" office:value="2158">
            <text:p>2158</text:p>
          </table:table-cell>
        </table:table-row>
        <table:table-row table:style-name="ro1">
          <table:table-cell office:value-type="float" office:value="2159">
            <text:p>2159</text:p>
          </table:table-cell>
        </table:table-row>
        <table:table-row table:style-name="ro1">
          <table:table-cell office:value-type="float" office:value="2160">
            <text:p>2160</text:p>
          </table:table-cell>
        </table:table-row>
        <table:table-row table:style-name="ro1">
          <table:table-cell office:value-type="float" office:value="2161">
            <text:p>2161</text:p>
          </table:table-cell>
        </table:table-row>
        <table:table-row table:style-name="ro1">
          <table:table-cell office:value-type="float" office:value="2162">
            <text:p>2162</text:p>
          </table:table-cell>
        </table:table-row>
        <table:table-row table:style-name="ro1">
          <table:table-cell office:value-type="float" office:value="2163">
            <text:p>2163</text:p>
          </table:table-cell>
        </table:table-row>
        <table:table-row table:style-name="ro1">
          <table:table-cell office:value-type="float" office:value="2164">
            <text:p>2164</text:p>
          </table:table-cell>
        </table:table-row>
        <table:table-row table:style-name="ro1">
          <table:table-cell office:value-type="float" office:value="2165">
            <text:p>2165</text:p>
          </table:table-cell>
        </table:table-row>
        <table:table-row table:style-name="ro1">
          <table:table-cell office:value-type="float" office:value="2166">
            <text:p>2166</text:p>
          </table:table-cell>
        </table:table-row>
        <table:table-row table:style-name="ro1">
          <table:table-cell office:value-type="float" office:value="2167">
            <text:p>2167</text:p>
          </table:table-cell>
        </table:table-row>
        <table:table-row table:style-name="ro1">
          <table:table-cell office:value-type="float" office:value="2168">
            <text:p>2168</text:p>
          </table:table-cell>
        </table:table-row>
        <table:table-row table:style-name="ro1">
          <table:table-cell office:value-type="float" office:value="2169">
            <text:p>2169</text:p>
          </table:table-cell>
        </table:table-row>
        <table:table-row table:style-name="ro1">
          <table:table-cell office:value-type="float" office:value="2170">
            <text:p>2170</text:p>
          </table:table-cell>
        </table:table-row>
        <table:table-row table:style-name="ro1">
          <table:table-cell office:value-type="float" office:value="2171">
            <text:p>2171</text:p>
          </table:table-cell>
        </table:table-row>
        <table:table-row table:style-name="ro1">
          <table:table-cell office:value-type="float" office:value="2172">
            <text:p>2172</text:p>
          </table:table-cell>
        </table:table-row>
        <table:table-row table:style-name="ro1">
          <table:table-cell office:value-type="float" office:value="2173">
            <text:p>2173</text:p>
          </table:table-cell>
        </table:table-row>
        <table:table-row table:style-name="ro1">
          <table:table-cell office:value-type="float" office:value="2174">
            <text:p>2174</text:p>
          </table:table-cell>
        </table:table-row>
        <table:table-row table:style-name="ro1">
          <table:table-cell office:value-type="float" office:value="2175">
            <text:p>2175</text:p>
          </table:table-cell>
        </table:table-row>
        <table:table-row table:style-name="ro1">
          <table:table-cell office:value-type="float" office:value="2176">
            <text:p>2176</text:p>
          </table:table-cell>
        </table:table-row>
        <table:table-row table:style-name="ro1">
          <table:table-cell office:value-type="float" office:value="2177">
            <text:p>2177</text:p>
          </table:table-cell>
        </table:table-row>
        <table:table-row table:style-name="ro1">
          <table:table-cell office:value-type="float" office:value="2178">
            <text:p>2178</text:p>
          </table:table-cell>
        </table:table-row>
        <table:table-row table:style-name="ro1">
          <table:table-cell office:value-type="float" office:value="2179">
            <text:p>2179</text:p>
          </table:table-cell>
        </table:table-row>
        <table:table-row table:style-name="ro1"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2181">
            <text:p>2181</text:p>
          </table:table-cell>
        </table:table-row>
        <table:table-row table:style-name="ro1">
          <table:table-cell office:value-type="float" office:value="2182">
            <text:p>2182</text:p>
          </table:table-cell>
        </table:table-row>
        <table:table-row table:style-name="ro1">
          <table:table-cell office:value-type="float" office:value="2183">
            <text:p>2183</text:p>
          </table:table-cell>
        </table:table-row>
        <table:table-row table:style-name="ro1">
          <table:table-cell office:value-type="float" office:value="2184">
            <text:p>2184</text:p>
          </table:table-cell>
        </table:table-row>
        <table:table-row table:style-name="ro1">
          <table:table-cell office:value-type="float" office:value="2185">
            <text:p>2185</text:p>
          </table:table-cell>
        </table:table-row>
        <table:table-row table:style-name="ro1">
          <table:table-cell office:value-type="float" office:value="2186">
            <text:p>2186</text:p>
          </table:table-cell>
        </table:table-row>
        <table:table-row table:style-name="ro1">
          <table:table-cell office:value-type="float" office:value="2187">
            <text:p>2187</text:p>
          </table:table-cell>
        </table:table-row>
        <table:table-row table:style-name="ro1">
          <table:table-cell office:value-type="float" office:value="2188">
            <text:p>2188</text:p>
          </table:table-cell>
        </table:table-row>
        <table:table-row table:style-name="ro1">
          <table:table-cell office:value-type="float" office:value="2189">
            <text:p>2189</text:p>
          </table:table-cell>
        </table:table-row>
        <table:table-row table:style-name="ro1">
          <table:table-cell office:value-type="float" office:value="2190">
            <text:p>2190</text:p>
          </table:table-cell>
        </table:table-row>
        <table:table-row table:style-name="ro1">
          <table:table-cell office:value-type="float" office:value="2191">
            <text:p>2191</text:p>
          </table:table-cell>
        </table:table-row>
        <table:table-row table:style-name="ro1">
          <table:table-cell office:value-type="float" office:value="2192">
            <text:p>2192</text:p>
          </table:table-cell>
        </table:table-row>
        <table:table-row table:style-name="ro1">
          <table:table-cell office:value-type="float" office:value="2193">
            <text:p>2193</text:p>
          </table:table-cell>
        </table:table-row>
        <table:table-row table:style-name="ro1">
          <table:table-cell office:value-type="float" office:value="2194">
            <text:p>2194</text:p>
          </table:table-cell>
        </table:table-row>
        <table:table-row table:style-name="ro1">
          <table:table-cell office:value-type="float" office:value="2195">
            <text:p>2195</text:p>
          </table:table-cell>
        </table:table-row>
        <table:table-row table:style-name="ro1">
          <table:table-cell office:value-type="float" office:value="2196">
            <text:p>2196</text:p>
          </table:table-cell>
        </table:table-row>
        <table:table-row table:style-name="ro1">
          <table:table-cell office:value-type="float" office:value="2197">
            <text:p>2197</text:p>
          </table:table-cell>
        </table:table-row>
        <table:table-row table:style-name="ro1">
          <table:table-cell office:value-type="float" office:value="2198">
            <text:p>2198</text:p>
          </table:table-cell>
        </table:table-row>
        <table:table-row table:style-name="ro1">
          <table:table-cell office:value-type="float" office:value="2199">
            <text:p>2199</text:p>
          </table:table-cell>
        </table:table-row>
        <table:table-row table:style-name="ro1">
          <table:table-cell office:value-type="float" office:value="2200">
            <text:p>2200</text:p>
          </table:table-cell>
        </table:table-row>
        <table:table-row table:style-name="ro1">
          <table:table-cell office:value-type="float" office:value="2201">
            <text:p>2201</text:p>
          </table:table-cell>
        </table:table-row>
        <table:table-row table:style-name="ro1">
          <table:table-cell office:value-type="float" office:value="2202">
            <text:p>2202</text:p>
          </table:table-cell>
        </table:table-row>
        <table:table-row table:style-name="ro1">
          <table:table-cell office:value-type="float" office:value="2203">
            <text:p>2203</text:p>
          </table:table-cell>
        </table:table-row>
        <table:table-row table:style-name="ro1">
          <table:table-cell office:value-type="float" office:value="2204">
            <text:p>2204</text:p>
          </table:table-cell>
        </table:table-row>
        <table:table-row table:style-name="ro1">
          <table:table-cell office:value-type="float" office:value="2205">
            <text:p>2205</text:p>
          </table:table-cell>
        </table:table-row>
        <table:table-row table:style-name="ro1">
          <table:table-cell office:value-type="float" office:value="2206">
            <text:p>2206</text:p>
          </table:table-cell>
        </table:table-row>
        <table:table-row table:style-name="ro1">
          <table:table-cell office:value-type="float" office:value="2207">
            <text:p>2207</text:p>
          </table:table-cell>
        </table:table-row>
        <table:table-row table:style-name="ro1">
          <table:table-cell office:value-type="float" office:value="2208">
            <text:p>2208</text:p>
          </table:table-cell>
        </table:table-row>
        <table:table-row table:style-name="ro1">
          <table:table-cell office:value-type="float" office:value="2209">
            <text:p>2209</text:p>
          </table:table-cell>
        </table:table-row>
        <table:table-row table:style-name="ro1">
          <table:table-cell office:value-type="float" office:value="2210">
            <text:p>2210</text:p>
          </table:table-cell>
        </table:table-row>
        <table:table-row table:style-name="ro1">
          <table:table-cell office:value-type="float" office:value="2211">
            <text:p>2211</text:p>
          </table:table-cell>
        </table:table-row>
        <table:table-row table:style-name="ro1">
          <table:table-cell office:value-type="float" office:value="2212">
            <text:p>2212</text:p>
          </table:table-cell>
        </table:table-row>
        <table:table-row table:style-name="ro1">
          <table:table-cell office:value-type="float" office:value="2213">
            <text:p>2213</text:p>
          </table:table-cell>
        </table:table-row>
        <table:table-row table:style-name="ro1">
          <table:table-cell office:value-type="float" office:value="2214">
            <text:p>2214</text:p>
          </table:table-cell>
        </table:table-row>
        <table:table-row table:style-name="ro1">
          <table:table-cell office:value-type="float" office:value="2215">
            <text:p>2215</text:p>
          </table:table-cell>
        </table:table-row>
        <table:table-row table:style-name="ro1">
          <table:table-cell office:value-type="float" office:value="2216">
            <text:p>2216</text:p>
          </table:table-cell>
        </table:table-row>
        <table:table-row table:style-name="ro1">
          <table:table-cell office:value-type="float" office:value="2217">
            <text:p>2217</text:p>
          </table:table-cell>
        </table:table-row>
        <table:table-row table:style-name="ro1">
          <table:table-cell office:value-type="float" office:value="2218">
            <text:p>2218</text:p>
          </table:table-cell>
        </table:table-row>
        <table:table-row table:style-name="ro1">
          <table:table-cell office:value-type="float" office:value="2219">
            <text:p>2219</text:p>
          </table:table-cell>
        </table:table-row>
        <table:table-row table:style-name="ro1">
          <table:table-cell office:value-type="float" office:value="2220">
            <text:p>2220</text:p>
          </table:table-cell>
        </table:table-row>
        <table:table-row table:style-name="ro1">
          <table:table-cell office:value-type="float" office:value="2221">
            <text:p>2221</text:p>
          </table:table-cell>
        </table:table-row>
        <table:table-row table:style-name="ro1">
          <table:table-cell office:value-type="float" office:value="2222">
            <text:p>2222</text:p>
          </table:table-cell>
        </table:table-row>
        <table:table-row table:style-name="ro1">
          <table:table-cell office:value-type="float" office:value="2223">
            <text:p>2223</text:p>
          </table:table-cell>
        </table:table-row>
        <table:table-row table:style-name="ro1">
          <table:table-cell office:value-type="float" office:value="2224">
            <text:p>2224</text:p>
          </table:table-cell>
        </table:table-row>
        <table:table-row table:style-name="ro1">
          <table:table-cell office:value-type="float" office:value="2225">
            <text:p>2225</text:p>
          </table:table-cell>
        </table:table-row>
        <table:table-row table:style-name="ro1">
          <table:table-cell office:value-type="float" office:value="2226">
            <text:p>2226</text:p>
          </table:table-cell>
        </table:table-row>
        <table:table-row table:style-name="ro1">
          <table:table-cell office:value-type="float" office:value="2227">
            <text:p>2227</text:p>
          </table:table-cell>
        </table:table-row>
        <table:table-row table:style-name="ro1">
          <table:table-cell office:value-type="float" office:value="2228">
            <text:p>2228</text:p>
          </table:table-cell>
        </table:table-row>
        <table:table-row table:style-name="ro1">
          <table:table-cell office:value-type="float" office:value="2229">
            <text:p>2229</text:p>
          </table:table-cell>
        </table:table-row>
        <table:table-row table:style-name="ro1">
          <table:table-cell office:value-type="float" office:value="2230">
            <text:p>2230</text:p>
          </table:table-cell>
        </table:table-row>
        <table:table-row table:style-name="ro1">
          <table:table-cell office:value-type="float" office:value="2231">
            <text:p>2231</text:p>
          </table:table-cell>
        </table:table-row>
        <table:table-row table:style-name="ro1">
          <table:table-cell office:value-type="float" office:value="2232">
            <text:p>2232</text:p>
          </table:table-cell>
        </table:table-row>
        <table:table-row table:style-name="ro1">
          <table:table-cell office:value-type="float" office:value="2233">
            <text:p>2233</text:p>
          </table:table-cell>
        </table:table-row>
        <table:table-row table:style-name="ro1">
          <table:table-cell office:value-type="float" office:value="2234">
            <text:p>2234</text:p>
          </table:table-cell>
        </table:table-row>
        <table:table-row table:style-name="ro1">
          <table:table-cell office:value-type="float" office:value="2235">
            <text:p>2235</text:p>
          </table:table-cell>
        </table:table-row>
        <table:table-row table:style-name="ro1">
          <table:table-cell office:value-type="float" office:value="2236">
            <text:p>2236</text:p>
          </table:table-cell>
        </table:table-row>
        <table:table-row table:style-name="ro1">
          <table:table-cell office:value-type="float" office:value="2237">
            <text:p>2237</text:p>
          </table:table-cell>
        </table:table-row>
        <table:table-row table:style-name="ro1">
          <table:table-cell office:value-type="float" office:value="2238">
            <text:p>2238</text:p>
          </table:table-cell>
        </table:table-row>
        <table:table-row table:style-name="ro1">
          <table:table-cell office:value-type="float" office:value="2239">
            <text:p>2239</text:p>
          </table:table-cell>
        </table:table-row>
        <table:table-row table:style-name="ro1">
          <table:table-cell office:value-type="float" office:value="2240">
            <text:p>2240</text:p>
          </table:table-cell>
        </table:table-row>
        <table:table-row table:style-name="ro1">
          <table:table-cell office:value-type="float" office:value="2241">
            <text:p>2241</text:p>
          </table:table-cell>
        </table:table-row>
        <table:table-row table:style-name="ro1">
          <table:table-cell office:value-type="float" office:value="2242">
            <text:p>2242</text:p>
          </table:table-cell>
        </table:table-row>
        <table:table-row table:style-name="ro1">
          <table:table-cell office:value-type="float" office:value="2243">
            <text:p>2243</text:p>
          </table:table-cell>
        </table:table-row>
        <table:table-row table:style-name="ro1">
          <table:table-cell office:value-type="float" office:value="2244">
            <text:p>2244</text:p>
          </table:table-cell>
        </table:table-row>
        <table:table-row table:style-name="ro1">
          <table:table-cell office:value-type="float" office:value="2245">
            <text:p>2245</text:p>
          </table:table-cell>
        </table:table-row>
        <table:table-row table:style-name="ro1">
          <table:table-cell office:value-type="float" office:value="2246">
            <text:p>2246</text:p>
          </table:table-cell>
        </table:table-row>
        <table:table-row table:style-name="ro1">
          <table:table-cell office:value-type="float" office:value="2247">
            <text:p>2247</text:p>
          </table:table-cell>
        </table:table-row>
        <table:table-row table:style-name="ro1">
          <table:table-cell office:value-type="float" office:value="2248">
            <text:p>2248</text:p>
          </table:table-cell>
        </table:table-row>
        <table:table-row table:style-name="ro1">
          <table:table-cell office:value-type="float" office:value="2249">
            <text:p>2249</text:p>
          </table:table-cell>
        </table:table-row>
        <table:table-row table:style-name="ro1">
          <table:table-cell office:value-type="float" office:value="2250">
            <text:p>2250</text:p>
          </table:table-cell>
        </table:table-row>
        <table:table-row table:style-name="ro1">
          <table:table-cell office:value-type="float" office:value="2251">
            <text:p>2251</text:p>
          </table:table-cell>
        </table:table-row>
        <table:table-row table:style-name="ro1">
          <table:table-cell office:value-type="float" office:value="2252">
            <text:p>2252</text:p>
          </table:table-cell>
        </table:table-row>
        <table:table-row table:style-name="ro1">
          <table:table-cell office:value-type="float" office:value="2253">
            <text:p>2253</text:p>
          </table:table-cell>
        </table:table-row>
        <table:table-row table:style-name="ro1">
          <table:table-cell office:value-type="float" office:value="2254">
            <text:p>2254</text:p>
          </table:table-cell>
        </table:table-row>
        <table:table-row table:style-name="ro1">
          <table:table-cell office:value-type="float" office:value="2255">
            <text:p>2255</text:p>
          </table:table-cell>
        </table:table-row>
        <table:table-row table:style-name="ro1">
          <table:table-cell office:value-type="float" office:value="2256">
            <text:p>2256</text:p>
          </table:table-cell>
        </table:table-row>
        <table:table-row table:style-name="ro1">
          <table:table-cell office:value-type="float" office:value="2257">
            <text:p>2257</text:p>
          </table:table-cell>
        </table:table-row>
        <table:table-row table:style-name="ro1">
          <table:table-cell office:value-type="float" office:value="2258">
            <text:p>2258</text:p>
          </table:table-cell>
        </table:table-row>
        <table:table-row table:style-name="ro1">
          <table:table-cell office:value-type="float" office:value="2259">
            <text:p>2259</text:p>
          </table:table-cell>
        </table:table-row>
        <table:table-row table:style-name="ro1">
          <table:table-cell office:value-type="float" office:value="2260">
            <text:p>2260</text:p>
          </table:table-cell>
        </table:table-row>
        <table:table-row table:style-name="ro1">
          <table:table-cell office:value-type="float" office:value="2261">
            <text:p>2261</text:p>
          </table:table-cell>
        </table:table-row>
        <table:table-row table:style-name="ro1">
          <table:table-cell office:value-type="float" office:value="2262">
            <text:p>2262</text:p>
          </table:table-cell>
        </table:table-row>
        <table:table-row table:style-name="ro1">
          <table:table-cell office:value-type="float" office:value="2263">
            <text:p>2263</text:p>
          </table:table-cell>
        </table:table-row>
        <table:table-row table:style-name="ro1">
          <table:table-cell office:value-type="float" office:value="2264">
            <text:p>2264</text:p>
          </table:table-cell>
        </table:table-row>
        <table:table-row table:style-name="ro1">
          <table:table-cell office:value-type="float" office:value="2265">
            <text:p>2265</text:p>
          </table:table-cell>
        </table:table-row>
        <table:table-row table:style-name="ro1">
          <table:table-cell office:value-type="float" office:value="2266">
            <text:p>2266</text:p>
          </table:table-cell>
        </table:table-row>
        <table:table-row table:style-name="ro1">
          <table:table-cell office:value-type="float" office:value="2267">
            <text:p>2267</text:p>
          </table:table-cell>
        </table:table-row>
        <table:table-row table:style-name="ro1">
          <table:table-cell office:value-type="float" office:value="2268">
            <text:p>2268</text:p>
          </table:table-cell>
        </table:table-row>
        <table:table-row table:style-name="ro1">
          <table:table-cell office:value-type="float" office:value="2269">
            <text:p>2269</text:p>
          </table:table-cell>
        </table:table-row>
        <table:table-row table:style-name="ro1">
          <table:table-cell office:value-type="float" office:value="2270">
            <text:p>2270</text:p>
          </table:table-cell>
        </table:table-row>
        <table:table-row table:style-name="ro1">
          <table:table-cell office:value-type="float" office:value="2271">
            <text:p>2271</text:p>
          </table:table-cell>
        </table:table-row>
        <table:table-row table:style-name="ro1">
          <table:table-cell office:value-type="float" office:value="2272">
            <text:p>2272</text:p>
          </table:table-cell>
        </table:table-row>
        <table:table-row table:style-name="ro1">
          <table:table-cell office:value-type="float" office:value="2273">
            <text:p>2273</text:p>
          </table:table-cell>
        </table:table-row>
        <table:table-row table:style-name="ro1">
          <table:table-cell office:value-type="float" office:value="2274">
            <text:p>2274</text:p>
          </table:table-cell>
        </table:table-row>
        <table:table-row table:style-name="ro1">
          <table:table-cell office:value-type="float" office:value="2275">
            <text:p>2275</text:p>
          </table:table-cell>
        </table:table-row>
        <table:table-row table:style-name="ro1">
          <table:table-cell office:value-type="float" office:value="2276">
            <text:p>2276</text:p>
          </table:table-cell>
        </table:table-row>
        <table:table-row table:style-name="ro1">
          <table:table-cell office:value-type="float" office:value="2277">
            <text:p>2277</text:p>
          </table:table-cell>
        </table:table-row>
        <table:table-row table:style-name="ro1">
          <table:table-cell office:value-type="float" office:value="2278">
            <text:p>2278</text:p>
          </table:table-cell>
        </table:table-row>
        <table:table-row table:style-name="ro1">
          <table:table-cell office:value-type="float" office:value="2279">
            <text:p>2279</text:p>
          </table:table-cell>
        </table:table-row>
        <table:table-row table:style-name="ro1">
          <table:table-cell office:value-type="float" office:value="2280">
            <text:p>2280</text:p>
          </table:table-cell>
        </table:table-row>
        <table:table-row table:style-name="ro1">
          <table:table-cell office:value-type="float" office:value="2281">
            <text:p>2281</text:p>
          </table:table-cell>
        </table:table-row>
        <table:table-row table:style-name="ro1">
          <table:table-cell office:value-type="float" office:value="2282">
            <text:p>2282</text:p>
          </table:table-cell>
        </table:table-row>
        <table:table-row table:style-name="ro1">
          <table:table-cell office:value-type="float" office:value="2283">
            <text:p>2283</text:p>
          </table:table-cell>
        </table:table-row>
        <table:table-row table:style-name="ro1">
          <table:table-cell office:value-type="float" office:value="2284">
            <text:p>2284</text:p>
          </table:table-cell>
        </table:table-row>
        <table:table-row table:style-name="ro1">
          <table:table-cell office:value-type="float" office:value="2285">
            <text:p>2285</text:p>
          </table:table-cell>
        </table:table-row>
        <table:table-row table:style-name="ro1">
          <table:table-cell office:value-type="float" office:value="2286">
            <text:p>2286</text:p>
          </table:table-cell>
        </table:table-row>
        <table:table-row table:style-name="ro1">
          <table:table-cell office:value-type="float" office:value="2287">
            <text:p>2287</text:p>
          </table:table-cell>
        </table:table-row>
        <table:table-row table:style-name="ro1">
          <table:table-cell office:value-type="float" office:value="2288">
            <text:p>2288</text:p>
          </table:table-cell>
        </table:table-row>
        <table:table-row table:style-name="ro1">
          <table:table-cell office:value-type="float" office:value="2289">
            <text:p>2289</text:p>
          </table:table-cell>
        </table:table-row>
        <table:table-row table:style-name="ro1">
          <table:table-cell office:value-type="float" office:value="2290">
            <text:p>2290</text:p>
          </table:table-cell>
        </table:table-row>
        <table:table-row table:style-name="ro1">
          <table:table-cell office:value-type="float" office:value="2291">
            <text:p>2291</text:p>
          </table:table-cell>
        </table:table-row>
        <table:table-row table:style-name="ro1">
          <table:table-cell office:value-type="float" office:value="2292">
            <text:p>2292</text:p>
          </table:table-cell>
        </table:table-row>
        <table:table-row table:style-name="ro1">
          <table:table-cell office:value-type="float" office:value="2293">
            <text:p>2293</text:p>
          </table:table-cell>
        </table:table-row>
        <table:table-row table:style-name="ro1">
          <table:table-cell office:value-type="float" office:value="2294">
            <text:p>2294</text:p>
          </table:table-cell>
        </table:table-row>
        <table:table-row table:style-name="ro1">
          <table:table-cell office:value-type="float" office:value="2295">
            <text:p>2295</text:p>
          </table:table-cell>
        </table:table-row>
        <table:table-row table:style-name="ro1">
          <table:table-cell office:value-type="float" office:value="2296">
            <text:p>2296</text:p>
          </table:table-cell>
        </table:table-row>
        <table:table-row table:style-name="ro1">
          <table:table-cell office:value-type="float" office:value="2297">
            <text:p>2297</text:p>
          </table:table-cell>
        </table:table-row>
        <table:table-row table:style-name="ro1">
          <table:table-cell office:value-type="float" office:value="2298">
            <text:p>2298</text:p>
          </table:table-cell>
        </table:table-row>
        <table:table-row table:style-name="ro1">
          <table:table-cell office:value-type="float" office:value="2299">
            <text:p>2299</text:p>
          </table:table-cell>
        </table:table-row>
        <table:table-row table:style-name="ro1">
          <table:table-cell office:value-type="float" office:value="2300">
            <text:p>2300</text:p>
          </table:table-cell>
        </table:table-row>
        <table:table-row table:style-name="ro1">
          <table:table-cell office:value-type="float" office:value="2301">
            <text:p>2301</text:p>
          </table:table-cell>
        </table:table-row>
        <table:table-row table:style-name="ro1">
          <table:table-cell office:value-type="float" office:value="2302">
            <text:p>2302</text:p>
          </table:table-cell>
        </table:table-row>
        <table:table-row table:style-name="ro1">
          <table:table-cell office:value-type="float" office:value="2303">
            <text:p>2303</text:p>
          </table:table-cell>
        </table:table-row>
        <table:table-row table:style-name="ro1">
          <table:table-cell office:value-type="float" office:value="2304">
            <text:p>2304</text:p>
          </table:table-cell>
        </table:table-row>
        <table:table-row table:style-name="ro1">
          <table:table-cell office:value-type="float" office:value="2305">
            <text:p>2305</text:p>
          </table:table-cell>
        </table:table-row>
        <table:table-row table:style-name="ro1">
          <table:table-cell office:value-type="float" office:value="2306">
            <text:p>2306</text:p>
          </table:table-cell>
        </table:table-row>
        <table:table-row table:style-name="ro1">
          <table:table-cell office:value-type="float" office:value="2307">
            <text:p>2307</text:p>
          </table:table-cell>
        </table:table-row>
        <table:table-row table:style-name="ro1">
          <table:table-cell office:value-type="float" office:value="2308">
            <text:p>2308</text:p>
          </table:table-cell>
        </table:table-row>
        <table:table-row table:style-name="ro1">
          <table:table-cell office:value-type="float" office:value="2309">
            <text:p>2309</text:p>
          </table:table-cell>
        </table:table-row>
        <table:table-row table:style-name="ro1">
          <table:table-cell office:value-type="float" office:value="2310">
            <text:p>2310</text:p>
          </table:table-cell>
        </table:table-row>
        <table:table-row table:style-name="ro1">
          <table:table-cell office:value-type="float" office:value="2311">
            <text:p>2311</text:p>
          </table:table-cell>
        </table:table-row>
        <table:table-row table:style-name="ro1">
          <table:table-cell office:value-type="float" office:value="2312">
            <text:p>2312</text:p>
          </table:table-cell>
        </table:table-row>
        <table:table-row table:style-name="ro1">
          <table:table-cell office:value-type="float" office:value="2313">
            <text:p>2313</text:p>
          </table:table-cell>
        </table:table-row>
        <table:table-row table:style-name="ro1">
          <table:table-cell office:value-type="float" office:value="2314">
            <text:p>2314</text:p>
          </table:table-cell>
        </table:table-row>
        <table:table-row table:style-name="ro1">
          <table:table-cell office:value-type="float" office:value="2315">
            <text:p>2315</text:p>
          </table:table-cell>
        </table:table-row>
        <table:table-row table:style-name="ro1">
          <table:table-cell office:value-type="float" office:value="2316">
            <text:p>2316</text:p>
          </table:table-cell>
        </table:table-row>
        <table:table-row table:style-name="ro1">
          <table:table-cell office:value-type="float" office:value="2317">
            <text:p>2317</text:p>
          </table:table-cell>
        </table:table-row>
        <table:table-row table:style-name="ro1">
          <table:table-cell office:value-type="float" office:value="2318">
            <text:p>2318</text:p>
          </table:table-cell>
        </table:table-row>
        <table:table-row table:style-name="ro1">
          <table:table-cell office:value-type="float" office:value="2319">
            <text:p>2319</text:p>
          </table:table-cell>
        </table:table-row>
        <table:table-row table:style-name="ro1">
          <table:table-cell office:value-type="float" office:value="2320">
            <text:p>2320</text:p>
          </table:table-cell>
        </table:table-row>
        <table:table-row table:style-name="ro1">
          <table:table-cell office:value-type="float" office:value="2321">
            <text:p>2321</text:p>
          </table:table-cell>
        </table:table-row>
        <table:table-row table:style-name="ro1">
          <table:table-cell office:value-type="float" office:value="2322">
            <text:p>2322</text:p>
          </table:table-cell>
        </table:table-row>
        <table:table-row table:style-name="ro1">
          <table:table-cell office:value-type="float" office:value="2323">
            <text:p>2323</text:p>
          </table:table-cell>
        </table:table-row>
        <table:table-row table:style-name="ro1">
          <table:table-cell office:value-type="float" office:value="2324">
            <text:p>2324</text:p>
          </table:table-cell>
        </table:table-row>
        <table:table-row table:style-name="ro1">
          <table:table-cell office:value-type="float" office:value="2325">
            <text:p>2325</text:p>
          </table:table-cell>
        </table:table-row>
        <table:table-row table:style-name="ro1">
          <table:table-cell office:value-type="float" office:value="2326">
            <text:p>2326</text:p>
          </table:table-cell>
        </table:table-row>
        <table:table-row table:style-name="ro1">
          <table:table-cell office:value-type="float" office:value="2327">
            <text:p>2327</text:p>
          </table:table-cell>
        </table:table-row>
        <table:table-row table:style-name="ro1">
          <table:table-cell office:value-type="float" office:value="2328">
            <text:p>2328</text:p>
          </table:table-cell>
        </table:table-row>
        <table:table-row table:style-name="ro1">
          <table:table-cell office:value-type="float" office:value="2329">
            <text:p>2329</text:p>
          </table:table-cell>
        </table:table-row>
        <table:table-row table:style-name="ro1">
          <table:table-cell office:value-type="float" office:value="2330">
            <text:p>2330</text:p>
          </table:table-cell>
        </table:table-row>
        <table:table-row table:style-name="ro1">
          <table:table-cell office:value-type="float" office:value="2331">
            <text:p>2331</text:p>
          </table:table-cell>
        </table:table-row>
        <table:table-row table:style-name="ro1">
          <table:table-cell office:value-type="float" office:value="2332">
            <text:p>2332</text:p>
          </table:table-cell>
        </table:table-row>
        <table:table-row table:style-name="ro1">
          <table:table-cell office:value-type="float" office:value="2333">
            <text:p>2333</text:p>
          </table:table-cell>
        </table:table-row>
        <table:table-row table:style-name="ro1">
          <table:table-cell office:value-type="float" office:value="2334">
            <text:p>2334</text:p>
          </table:table-cell>
        </table:table-row>
        <table:table-row table:style-name="ro1">
          <table:table-cell office:value-type="float" office:value="2335">
            <text:p>2335</text:p>
          </table:table-cell>
        </table:table-row>
        <table:table-row table:style-name="ro1">
          <table:table-cell office:value-type="float" office:value="2336">
            <text:p>2336</text:p>
          </table:table-cell>
        </table:table-row>
        <table:table-row table:style-name="ro1">
          <table:table-cell office:value-type="float" office:value="2337">
            <text:p>2337</text:p>
          </table:table-cell>
        </table:table-row>
        <table:table-row table:style-name="ro1">
          <table:table-cell office:value-type="float" office:value="2338">
            <text:p>2338</text:p>
          </table:table-cell>
        </table:table-row>
        <table:table-row table:style-name="ro1">
          <table:table-cell office:value-type="float" office:value="2339">
            <text:p>2339</text:p>
          </table:table-cell>
        </table:table-row>
        <table:table-row table:style-name="ro1">
          <table:table-cell office:value-type="float" office:value="2340">
            <text:p>2340</text:p>
          </table:table-cell>
        </table:table-row>
        <table:table-row table:style-name="ro1">
          <table:table-cell office:value-type="float" office:value="2341">
            <text:p>2341</text:p>
          </table:table-cell>
        </table:table-row>
        <table:table-row table:style-name="ro1">
          <table:table-cell office:value-type="float" office:value="2342">
            <text:p>2342</text:p>
          </table:table-cell>
        </table:table-row>
        <table:table-row table:style-name="ro1">
          <table:table-cell office:value-type="float" office:value="2343">
            <text:p>2343</text:p>
          </table:table-cell>
        </table:table-row>
        <table:table-row table:style-name="ro1">
          <table:table-cell office:value-type="float" office:value="2344">
            <text:p>2344</text:p>
          </table:table-cell>
        </table:table-row>
        <table:table-row table:style-name="ro1">
          <table:table-cell office:value-type="float" office:value="2345">
            <text:p>2345</text:p>
          </table:table-cell>
        </table:table-row>
        <table:table-row table:style-name="ro1">
          <table:table-cell office:value-type="float" office:value="2346">
            <text:p>2346</text:p>
          </table:table-cell>
        </table:table-row>
        <table:table-row table:style-name="ro1">
          <table:table-cell office:value-type="float" office:value="2347">
            <text:p>2347</text:p>
          </table:table-cell>
        </table:table-row>
        <table:table-row table:style-name="ro1">
          <table:table-cell office:value-type="float" office:value="2348">
            <text:p>2348</text:p>
          </table:table-cell>
        </table:table-row>
        <table:table-row table:style-name="ro1">
          <table:table-cell office:value-type="float" office:value="2349">
            <text:p>2349</text:p>
          </table:table-cell>
        </table:table-row>
        <table:table-row table:style-name="ro1">
          <table:table-cell office:value-type="float" office:value="2350">
            <text:p>2350</text:p>
          </table:table-cell>
        </table:table-row>
        <table:table-row table:style-name="ro1">
          <table:table-cell office:value-type="float" office:value="2351">
            <text:p>2351</text:p>
          </table:table-cell>
        </table:table-row>
        <table:table-row table:style-name="ro1">
          <table:table-cell office:value-type="float" office:value="2352">
            <text:p>2352</text:p>
          </table:table-cell>
        </table:table-row>
        <table:table-row table:style-name="ro1">
          <table:table-cell office:value-type="float" office:value="2353">
            <text:p>2353</text:p>
          </table:table-cell>
        </table:table-row>
        <table:table-row table:style-name="ro1">
          <table:table-cell office:value-type="float" office:value="2354">
            <text:p>2354</text:p>
          </table:table-cell>
        </table:table-row>
        <table:table-row table:style-name="ro1">
          <table:table-cell office:value-type="float" office:value="2355">
            <text:p>2355</text:p>
          </table:table-cell>
        </table:table-row>
        <table:table-row table:style-name="ro1">
          <table:table-cell office:value-type="float" office:value="2356">
            <text:p>2356</text:p>
          </table:table-cell>
        </table:table-row>
        <table:table-row table:style-name="ro1">
          <table:table-cell office:value-type="float" office:value="2357">
            <text:p>2357</text:p>
          </table:table-cell>
        </table:table-row>
        <table:table-row table:style-name="ro1">
          <table:table-cell office:value-type="float" office:value="2358">
            <text:p>2358</text:p>
          </table:table-cell>
        </table:table-row>
        <table:table-row table:style-name="ro1">
          <table:table-cell office:value-type="float" office:value="2359">
            <text:p>2359</text:p>
          </table:table-cell>
        </table:table-row>
        <table:table-row table:style-name="ro1">
          <table:table-cell office:value-type="float" office:value="2360">
            <text:p>2360</text:p>
          </table:table-cell>
        </table:table-row>
        <table:table-row table:style-name="ro1">
          <table:table-cell office:value-type="float" office:value="2361">
            <text:p>2361</text:p>
          </table:table-cell>
        </table:table-row>
        <table:table-row table:style-name="ro1">
          <table:table-cell office:value-type="float" office:value="2362">
            <text:p>2362</text:p>
          </table:table-cell>
        </table:table-row>
        <table:table-row table:style-name="ro1">
          <table:table-cell office:value-type="float" office:value="2363">
            <text:p>2363</text:p>
          </table:table-cell>
        </table:table-row>
        <table:table-row table:style-name="ro1">
          <table:table-cell office:value-type="float" office:value="2364">
            <text:p>2364</text:p>
          </table:table-cell>
        </table:table-row>
        <table:table-row table:style-name="ro1">
          <table:table-cell office:value-type="float" office:value="2365">
            <text:p>2365</text:p>
          </table:table-cell>
        </table:table-row>
        <table:table-row table:style-name="ro1">
          <table:table-cell office:value-type="float" office:value="2366">
            <text:p>2366</text:p>
          </table:table-cell>
        </table:table-row>
        <table:table-row table:style-name="ro1">
          <table:table-cell office:value-type="float" office:value="2367">
            <text:p>2367</text:p>
          </table:table-cell>
        </table:table-row>
        <table:table-row table:style-name="ro1">
          <table:table-cell office:value-type="float" office:value="2368">
            <text:p>2368</text:p>
          </table:table-cell>
        </table:table-row>
        <table:table-row table:style-name="ro1">
          <table:table-cell office:value-type="float" office:value="2369">
            <text:p>2369</text:p>
          </table:table-cell>
        </table:table-row>
        <table:table-row table:style-name="ro1">
          <table:table-cell office:value-type="float" office:value="2370">
            <text:p>2370</text:p>
          </table:table-cell>
        </table:table-row>
        <table:table-row table:style-name="ro1">
          <table:table-cell office:value-type="float" office:value="2371">
            <text:p>2371</text:p>
          </table:table-cell>
        </table:table-row>
        <table:table-row table:style-name="ro1">
          <table:table-cell office:value-type="float" office:value="2372">
            <text:p>2372</text:p>
          </table:table-cell>
        </table:table-row>
        <table:table-row table:style-name="ro1">
          <table:table-cell office:value-type="float" office:value="2373">
            <text:p>2373</text:p>
          </table:table-cell>
        </table:table-row>
        <table:table-row table:style-name="ro1">
          <table:table-cell office:value-type="float" office:value="2374">
            <text:p>2374</text:p>
          </table:table-cell>
        </table:table-row>
        <table:table-row table:style-name="ro1">
          <table:table-cell office:value-type="float" office:value="2375">
            <text:p>2375</text:p>
          </table:table-cell>
        </table:table-row>
        <table:table-row table:style-name="ro1">
          <table:table-cell office:value-type="float" office:value="2376">
            <text:p>2376</text:p>
          </table:table-cell>
        </table:table-row>
        <table:table-row table:style-name="ro1">
          <table:table-cell office:value-type="float" office:value="2377">
            <text:p>2377</text:p>
          </table:table-cell>
        </table:table-row>
        <table:table-row table:style-name="ro1">
          <table:table-cell office:value-type="float" office:value="2378">
            <text:p>2378</text:p>
          </table:table-cell>
        </table:table-row>
        <table:table-row table:style-name="ro1">
          <table:table-cell office:value-type="float" office:value="2379">
            <text:p>2379</text:p>
          </table:table-cell>
        </table:table-row>
        <table:table-row table:style-name="ro1">
          <table:table-cell office:value-type="float" office:value="2380">
            <text:p>2380</text:p>
          </table:table-cell>
        </table:table-row>
        <table:table-row table:style-name="ro1">
          <table:table-cell office:value-type="float" office:value="2381">
            <text:p>2381</text:p>
          </table:table-cell>
        </table:table-row>
        <table:table-row table:style-name="ro1">
          <table:table-cell office:value-type="float" office:value="2382">
            <text:p>2382</text:p>
          </table:table-cell>
        </table:table-row>
        <table:table-row table:style-name="ro1">
          <table:table-cell office:value-type="float" office:value="2383">
            <text:p>2383</text:p>
          </table:table-cell>
        </table:table-row>
        <table:table-row table:style-name="ro1">
          <table:table-cell office:value-type="float" office:value="2384">
            <text:p>2384</text:p>
          </table:table-cell>
        </table:table-row>
        <table:table-row table:style-name="ro1">
          <table:table-cell office:value-type="float" office:value="2385">
            <text:p>2385</text:p>
          </table:table-cell>
        </table:table-row>
        <table:table-row table:style-name="ro1">
          <table:table-cell office:value-type="float" office:value="2386">
            <text:p>2386</text:p>
          </table:table-cell>
        </table:table-row>
        <table:table-row table:style-name="ro1">
          <table:table-cell office:value-type="float" office:value="2387">
            <text:p>2387</text:p>
          </table:table-cell>
        </table:table-row>
        <table:table-row table:style-name="ro1">
          <table:table-cell office:value-type="float" office:value="2388">
            <text:p>2388</text:p>
          </table:table-cell>
        </table:table-row>
        <table:table-row table:style-name="ro1">
          <table:table-cell office:value-type="float" office:value="2389">
            <text:p>2389</text:p>
          </table:table-cell>
        </table:table-row>
        <table:table-row table:style-name="ro1">
          <table:table-cell office:value-type="float" office:value="2390">
            <text:p>2390</text:p>
          </table:table-cell>
        </table:table-row>
        <table:table-row table:style-name="ro1">
          <table:table-cell office:value-type="float" office:value="2391">
            <text:p>2391</text:p>
          </table:table-cell>
        </table:table-row>
        <table:table-row table:style-name="ro1">
          <table:table-cell office:value-type="float" office:value="2392">
            <text:p>2392</text:p>
          </table:table-cell>
        </table:table-row>
        <table:table-row table:style-name="ro1">
          <table:table-cell office:value-type="float" office:value="2393">
            <text:p>2393</text:p>
          </table:table-cell>
        </table:table-row>
        <table:table-row table:style-name="ro1">
          <table:table-cell office:value-type="float" office:value="2394">
            <text:p>2394</text:p>
          </table:table-cell>
        </table:table-row>
        <table:table-row table:style-name="ro1">
          <table:table-cell office:value-type="float" office:value="2395">
            <text:p>2395</text:p>
          </table:table-cell>
        </table:table-row>
        <table:table-row table:style-name="ro1">
          <table:table-cell office:value-type="float" office:value="2396">
            <text:p>2396</text:p>
          </table:table-cell>
        </table:table-row>
        <table:table-row table:style-name="ro1">
          <table:table-cell office:value-type="float" office:value="2397">
            <text:p>2397</text:p>
          </table:table-cell>
        </table:table-row>
        <table:table-row table:style-name="ro1">
          <table:table-cell office:value-type="float" office:value="2398">
            <text:p>2398</text:p>
          </table:table-cell>
        </table:table-row>
        <table:table-row table:style-name="ro1">
          <table:table-cell office:value-type="float" office:value="2399">
            <text:p>2399</text:p>
          </table:table-cell>
        </table:table-row>
        <table:table-row table:style-name="ro1">
          <table:table-cell office:value-type="float" office:value="2400">
            <text:p>2400</text:p>
          </table:table-cell>
        </table:table-row>
        <table:table-row table:style-name="ro1">
          <table:table-cell office:value-type="float" office:value="2401">
            <text:p>2401</text:p>
          </table:table-cell>
        </table:table-row>
        <table:table-row table:style-name="ro1">
          <table:table-cell office:value-type="float" office:value="2402">
            <text:p>2402</text:p>
          </table:table-cell>
        </table:table-row>
        <table:table-row table:style-name="ro1">
          <table:table-cell office:value-type="float" office:value="2403">
            <text:p>2403</text:p>
          </table:table-cell>
        </table:table-row>
        <table:table-row table:style-name="ro1">
          <table:table-cell office:value-type="float" office:value="2404">
            <text:p>2404</text:p>
          </table:table-cell>
        </table:table-row>
        <table:table-row table:style-name="ro1">
          <table:table-cell office:value-type="float" office:value="2405">
            <text:p>2405</text:p>
          </table:table-cell>
        </table:table-row>
        <table:table-row table:style-name="ro1">
          <table:table-cell office:value-type="float" office:value="2406">
            <text:p>2406</text:p>
          </table:table-cell>
        </table:table-row>
        <table:table-row table:style-name="ro1">
          <table:table-cell office:value-type="float" office:value="2407">
            <text:p>2407</text:p>
          </table:table-cell>
        </table:table-row>
        <table:table-row table:style-name="ro1">
          <table:table-cell office:value-type="float" office:value="2408">
            <text:p>2408</text:p>
          </table:table-cell>
        </table:table-row>
        <table:table-row table:style-name="ro1">
          <table:table-cell office:value-type="float" office:value="2409">
            <text:p>2409</text:p>
          </table:table-cell>
        </table:table-row>
        <table:table-row table:style-name="ro1">
          <table:table-cell office:value-type="float" office:value="2410">
            <text:p>2410</text:p>
          </table:table-cell>
        </table:table-row>
        <table:table-row table:style-name="ro1">
          <table:table-cell office:value-type="float" office:value="2411">
            <text:p>2411</text:p>
          </table:table-cell>
        </table:table-row>
        <table:table-row table:style-name="ro1">
          <table:table-cell office:value-type="float" office:value="2412">
            <text:p>2412</text:p>
          </table:table-cell>
        </table:table-row>
        <table:table-row table:style-name="ro1">
          <table:table-cell office:value-type="float" office:value="2413">
            <text:p>2413</text:p>
          </table:table-cell>
        </table:table-row>
        <table:table-row table:style-name="ro1">
          <table:table-cell office:value-type="float" office:value="2414">
            <text:p>2414</text:p>
          </table:table-cell>
        </table:table-row>
        <table:table-row table:style-name="ro1">
          <table:table-cell office:value-type="float" office:value="2415">
            <text:p>2415</text:p>
          </table:table-cell>
        </table:table-row>
        <table:table-row table:style-name="ro1">
          <table:table-cell office:value-type="float" office:value="2416">
            <text:p>2416</text:p>
          </table:table-cell>
        </table:table-row>
        <table:table-row table:style-name="ro1">
          <table:table-cell office:value-type="float" office:value="2417">
            <text:p>2417</text:p>
          </table:table-cell>
        </table:table-row>
        <table:table-row table:style-name="ro1">
          <table:table-cell office:value-type="float" office:value="2418">
            <text:p>2418</text:p>
          </table:table-cell>
        </table:table-row>
        <table:table-row table:style-name="ro1">
          <table:table-cell office:value-type="float" office:value="2419">
            <text:p>2419</text:p>
          </table:table-cell>
        </table:table-row>
        <table:table-row table:style-name="ro1">
          <table:table-cell office:value-type="float" office:value="2420">
            <text:p>2420</text:p>
          </table:table-cell>
        </table:table-row>
        <table:table-row table:style-name="ro1">
          <table:table-cell office:value-type="float" office:value="2421">
            <text:p>2421</text:p>
          </table:table-cell>
        </table:table-row>
        <table:table-row table:style-name="ro1">
          <table:table-cell office:value-type="float" office:value="2422">
            <text:p>2422</text:p>
          </table:table-cell>
        </table:table-row>
        <table:table-row table:style-name="ro1">
          <table:table-cell office:value-type="float" office:value="2423">
            <text:p>2423</text:p>
          </table:table-cell>
        </table:table-row>
        <table:table-row table:style-name="ro1">
          <table:table-cell office:value-type="float" office:value="2424">
            <text:p>2424</text:p>
          </table:table-cell>
        </table:table-row>
        <table:table-row table:style-name="ro1">
          <table:table-cell office:value-type="float" office:value="2425">
            <text:p>2425</text:p>
          </table:table-cell>
        </table:table-row>
        <table:table-row table:style-name="ro1">
          <table:table-cell office:value-type="float" office:value="2426">
            <text:p>2426</text:p>
          </table:table-cell>
        </table:table-row>
        <table:table-row table:style-name="ro1">
          <table:table-cell office:value-type="float" office:value="2427">
            <text:p>2427</text:p>
          </table:table-cell>
        </table:table-row>
        <table:table-row table:style-name="ro1">
          <table:table-cell office:value-type="float" office:value="2428">
            <text:p>2428</text:p>
          </table:table-cell>
        </table:table-row>
        <table:table-row table:style-name="ro1">
          <table:table-cell office:value-type="float" office:value="2429">
            <text:p>2429</text:p>
          </table:table-cell>
        </table:table-row>
        <table:table-row table:style-name="ro1">
          <table:table-cell office:value-type="float" office:value="2430">
            <text:p>2430</text:p>
          </table:table-cell>
        </table:table-row>
        <table:table-row table:style-name="ro1">
          <table:table-cell office:value-type="float" office:value="2431">
            <text:p>2431</text:p>
          </table:table-cell>
        </table:table-row>
        <table:table-row table:style-name="ro1">
          <table:table-cell office:value-type="float" office:value="2432">
            <text:p>2432</text:p>
          </table:table-cell>
        </table:table-row>
        <table:table-row table:style-name="ro1">
          <table:table-cell office:value-type="float" office:value="2433">
            <text:p>2433</text:p>
          </table:table-cell>
        </table:table-row>
        <table:table-row table:style-name="ro1">
          <table:table-cell office:value-type="float" office:value="2434">
            <text:p>2434</text:p>
          </table:table-cell>
        </table:table-row>
        <table:table-row table:style-name="ro1">
          <table:table-cell office:value-type="float" office:value="2435">
            <text:p>2435</text:p>
          </table:table-cell>
        </table:table-row>
        <table:table-row table:style-name="ro1">
          <table:table-cell office:value-type="float" office:value="2436">
            <text:p>2436</text:p>
          </table:table-cell>
        </table:table-row>
        <table:table-row table:style-name="ro1">
          <table:table-cell office:value-type="float" office:value="2437">
            <text:p>2437</text:p>
          </table:table-cell>
        </table:table-row>
        <table:table-row table:style-name="ro1">
          <table:table-cell office:value-type="float" office:value="2438">
            <text:p>2438</text:p>
          </table:table-cell>
        </table:table-row>
        <table:table-row table:style-name="ro1">
          <table:table-cell office:value-type="float" office:value="2439">
            <text:p>2439</text:p>
          </table:table-cell>
        </table:table-row>
        <table:table-row table:style-name="ro1">
          <table:table-cell office:value-type="float" office:value="2440">
            <text:p>2440</text:p>
          </table:table-cell>
        </table:table-row>
        <table:table-row table:style-name="ro1">
          <table:table-cell office:value-type="float" office:value="2441">
            <text:p>2441</text:p>
          </table:table-cell>
        </table:table-row>
        <table:table-row table:style-name="ro1">
          <table:table-cell office:value-type="float" office:value="2442">
            <text:p>2442</text:p>
          </table:table-cell>
        </table:table-row>
        <table:table-row table:style-name="ro1">
          <table:table-cell office:value-type="float" office:value="2443">
            <text:p>2443</text:p>
          </table:table-cell>
        </table:table-row>
        <table:table-row table:style-name="ro1">
          <table:table-cell office:value-type="float" office:value="2444">
            <text:p>2444</text:p>
          </table:table-cell>
        </table:table-row>
        <table:table-row table:style-name="ro1">
          <table:table-cell office:value-type="float" office:value="2445">
            <text:p>2445</text:p>
          </table:table-cell>
        </table:table-row>
        <table:table-row table:style-name="ro1">
          <table:table-cell office:value-type="float" office:value="2446">
            <text:p>2446</text:p>
          </table:table-cell>
        </table:table-row>
        <table:table-row table:style-name="ro1">
          <table:table-cell office:value-type="float" office:value="2447">
            <text:p>2447</text:p>
          </table:table-cell>
        </table:table-row>
        <table:table-row table:style-name="ro1">
          <table:table-cell office:value-type="float" office:value="2448">
            <text:p>2448</text:p>
          </table:table-cell>
        </table:table-row>
        <table:table-row table:style-name="ro1">
          <table:table-cell office:value-type="float" office:value="2449">
            <text:p>2449</text:p>
          </table:table-cell>
        </table:table-row>
        <table:table-row table:style-name="ro1">
          <table:table-cell office:value-type="float" office:value="2450">
            <text:p>2450</text:p>
          </table:table-cell>
        </table:table-row>
        <table:table-row table:style-name="ro1">
          <table:table-cell office:value-type="float" office:value="2451">
            <text:p>2451</text:p>
          </table:table-cell>
        </table:table-row>
        <table:table-row table:style-name="ro1">
          <table:table-cell office:value-type="float" office:value="2452">
            <text:p>2452</text:p>
          </table:table-cell>
        </table:table-row>
        <table:table-row table:style-name="ro1">
          <table:table-cell office:value-type="float" office:value="2453">
            <text:p>2453</text:p>
          </table:table-cell>
        </table:table-row>
        <table:table-row table:style-name="ro1">
          <table:table-cell office:value-type="float" office:value="2454">
            <text:p>2454</text:p>
          </table:table-cell>
        </table:table-row>
        <table:table-row table:style-name="ro1">
          <table:table-cell office:value-type="float" office:value="2455">
            <text:p>2455</text:p>
          </table:table-cell>
        </table:table-row>
        <table:table-row table:style-name="ro1">
          <table:table-cell office:value-type="float" office:value="2456">
            <text:p>2456</text:p>
          </table:table-cell>
        </table:table-row>
        <table:table-row table:style-name="ro1">
          <table:table-cell office:value-type="float" office:value="2457">
            <text:p>2457</text:p>
          </table:table-cell>
        </table:table-row>
        <table:table-row table:style-name="ro1">
          <table:table-cell office:value-type="float" office:value="2458">
            <text:p>2458</text:p>
          </table:table-cell>
        </table:table-row>
        <table:table-row table:style-name="ro1">
          <table:table-cell office:value-type="float" office:value="2459">
            <text:p>2459</text:p>
          </table:table-cell>
        </table:table-row>
        <table:table-row table:style-name="ro1">
          <table:table-cell office:value-type="float" office:value="2460">
            <text:p>2460</text:p>
          </table:table-cell>
        </table:table-row>
        <table:table-row table:style-name="ro1">
          <table:table-cell office:value-type="float" office:value="2461">
            <text:p>2461</text:p>
          </table:table-cell>
        </table:table-row>
        <table:table-row table:style-name="ro1">
          <table:table-cell office:value-type="float" office:value="2462">
            <text:p>2462</text:p>
          </table:table-cell>
        </table:table-row>
        <table:table-row table:style-name="ro1">
          <table:table-cell office:value-type="float" office:value="2463">
            <text:p>2463</text:p>
          </table:table-cell>
        </table:table-row>
        <table:table-row table:style-name="ro1">
          <table:table-cell office:value-type="float" office:value="2464">
            <text:p>2464</text:p>
          </table:table-cell>
        </table:table-row>
        <table:table-row table:style-name="ro1">
          <table:table-cell office:value-type="float" office:value="2465">
            <text:p>2465</text:p>
          </table:table-cell>
        </table:table-row>
        <table:table-row table:style-name="ro1">
          <table:table-cell office:value-type="float" office:value="2466">
            <text:p>2466</text:p>
          </table:table-cell>
        </table:table-row>
        <table:table-row table:style-name="ro1">
          <table:table-cell office:value-type="float" office:value="2467">
            <text:p>2467</text:p>
          </table:table-cell>
        </table:table-row>
        <table:table-row table:style-name="ro1">
          <table:table-cell office:value-type="float" office:value="2468">
            <text:p>2468</text:p>
          </table:table-cell>
        </table:table-row>
        <table:table-row table:style-name="ro1">
          <table:table-cell office:value-type="float" office:value="2469">
            <text:p>2469</text:p>
          </table:table-cell>
        </table:table-row>
        <table:table-row table:style-name="ro1">
          <table:table-cell office:value-type="float" office:value="2470">
            <text:p>2470</text:p>
          </table:table-cell>
        </table:table-row>
        <table:table-row table:style-name="ro1">
          <table:table-cell office:value-type="float" office:value="2471">
            <text:p>2471</text:p>
          </table:table-cell>
        </table:table-row>
        <table:table-row table:style-name="ro1">
          <table:table-cell office:value-type="float" office:value="2472">
            <text:p>2472</text:p>
          </table:table-cell>
        </table:table-row>
        <table:table-row table:style-name="ro1">
          <table:table-cell office:value-type="float" office:value="2473">
            <text:p>2473</text:p>
          </table:table-cell>
        </table:table-row>
        <table:table-row table:style-name="ro1">
          <table:table-cell office:value-type="float" office:value="2474">
            <text:p>2474</text:p>
          </table:table-cell>
        </table:table-row>
        <table:table-row table:style-name="ro1">
          <table:table-cell office:value-type="float" office:value="2475">
            <text:p>2475</text:p>
          </table:table-cell>
        </table:table-row>
        <table:table-row table:style-name="ro1">
          <table:table-cell office:value-type="float" office:value="2476">
            <text:p>2476</text:p>
          </table:table-cell>
        </table:table-row>
        <table:table-row table:style-name="ro1">
          <table:table-cell office:value-type="float" office:value="2477">
            <text:p>2477</text:p>
          </table:table-cell>
        </table:table-row>
        <table:table-row table:style-name="ro1">
          <table:table-cell office:value-type="float" office:value="2478">
            <text:p>2478</text:p>
          </table:table-cell>
        </table:table-row>
        <table:table-row table:style-name="ro1">
          <table:table-cell office:value-type="float" office:value="2479">
            <text:p>2479</text:p>
          </table:table-cell>
        </table:table-row>
        <table:table-row table:style-name="ro1">
          <table:table-cell office:value-type="float" office:value="2480">
            <text:p>2480</text:p>
          </table:table-cell>
        </table:table-row>
        <table:table-row table:style-name="ro1">
          <table:table-cell office:value-type="float" office:value="2481">
            <text:p>2481</text:p>
          </table:table-cell>
        </table:table-row>
        <table:table-row table:style-name="ro1">
          <table:table-cell office:value-type="float" office:value="2482">
            <text:p>2482</text:p>
          </table:table-cell>
        </table:table-row>
        <table:table-row table:style-name="ro1">
          <table:table-cell office:value-type="float" office:value="2483">
            <text:p>2483</text:p>
          </table:table-cell>
        </table:table-row>
        <table:table-row table:style-name="ro1">
          <table:table-cell office:value-type="float" office:value="2484">
            <text:p>2484</text:p>
          </table:table-cell>
        </table:table-row>
        <table:table-row table:style-name="ro1">
          <table:table-cell office:value-type="float" office:value="2485">
            <text:p>2485</text:p>
          </table:table-cell>
        </table:table-row>
        <table:table-row table:style-name="ro1">
          <table:table-cell office:value-type="float" office:value="2486">
            <text:p>2486</text:p>
          </table:table-cell>
        </table:table-row>
        <table:table-row table:style-name="ro1">
          <table:table-cell office:value-type="float" office:value="2487">
            <text:p>2487</text:p>
          </table:table-cell>
        </table:table-row>
        <table:table-row table:style-name="ro1">
          <table:table-cell office:value-type="float" office:value="2488">
            <text:p>2488</text:p>
          </table:table-cell>
        </table:table-row>
        <table:table-row table:style-name="ro1">
          <table:table-cell office:value-type="float" office:value="2489">
            <text:p>2489</text:p>
          </table:table-cell>
        </table:table-row>
        <table:table-row table:style-name="ro1">
          <table:table-cell office:value-type="float" office:value="2490">
            <text:p>2490</text:p>
          </table:table-cell>
        </table:table-row>
        <table:table-row table:style-name="ro1">
          <table:table-cell office:value-type="float" office:value="2491">
            <text:p>2491</text:p>
          </table:table-cell>
        </table:table-row>
        <table:table-row table:style-name="ro1"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2493">
            <text:p>2493</text:p>
          </table:table-cell>
        </table:table-row>
        <table:table-row table:style-name="ro1" table:number-rows-repeated="1045634">
          <table:table-cell/>
        </table:table-row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4/18/2013</text:date>, <text:time>18:1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8T18:07:52.67</meta:creation-date>
    <dc:date>2013-04-18T18:17:42.99</dc:date>
    <meta:editing-duration>PT9M50S</meta:editing-duration>
    <meta:editing-cycles>1</meta:editing-cycles>
    <meta:document-statistic meta:table-count="3" meta:cell-count="6503" meta:object-count="0"/>
    <meta:generator>OpenOffice.org/3.4.1$Win32 OpenOffice.org_project/341m1$Build-9593</meta:generator>
  </office:meta>
</office:document-meta>
</file>